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onsolas" svg:font-family="Consolas"/>
    <style:font-face style:name="DejaVu Sans Mono" svg:font-family="'DejaVu Sans Mono'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98cm"/>
    </style:style>
    <style:style style:name="co2" style:family="table-column">
      <style:table-column-properties fo:break-before="auto" style:column-width="3.875cm"/>
    </style:style>
    <style:style style:name="co3" style:family="table-column">
      <style:table-column-properties fo:break-before="auto" style:column-width="4.583cm"/>
    </style:style>
    <style:style style:name="co4" style:family="table-column">
      <style:table-column-properties fo:break-before="auto" style:column-width="19.78cm"/>
    </style:style>
    <style:style style:name="co5" style:family="table-column">
      <style:table-column-properties fo:break-before="auto" style:column-width="14.482cm"/>
    </style:style>
    <style:style style:name="co6" style:family="table-column">
      <style:table-column-properties fo:break-before="auto" style:column-width="11.174cm"/>
    </style:style>
    <style:style style:name="co7" style:family="table-column">
      <style:table-column-properties fo:break-before="auto" style:column-width="2.267cm"/>
    </style:style>
    <style:style style:name="co9" style:family="table-column">
      <style:table-column-properties fo:break-before="auto" style:column-width="0.497cm"/>
    </style:style>
    <style:style style:name="co10" style:family="table-column">
      <style:table-column-properties fo:break-before="auto" style:column-width="3.63cm"/>
    </style:style>
    <style:style style:name="co11" style:family="table-column">
      <style:table-column-properties fo:break-before="auto" style:column-width="5.281cm"/>
    </style:style>
    <style:style style:name="co12" style:family="table-column">
      <style:table-column-properties fo:break-before="auto" style:column-width="9.077cm"/>
    </style:style>
    <style:style style:name="co13" style:family="table-column">
      <style:table-column-properties fo:break-before="auto" style:column-width="6.38cm"/>
    </style:style>
    <style:style style:name="co14" style:family="table-column">
      <style:table-column-properties fo:break-before="auto" style:column-width="13.18cm"/>
    </style:style>
    <style:style style:name="co15" style:family="table-column">
      <style:table-column-properties fo:break-before="auto" style:column-width="3.985cm"/>
    </style:style>
    <style:style style:name="co16" style:family="table-column">
      <style:table-column-properties fo:break-before="auto" style:column-width="4.646cm"/>
    </style:style>
    <style:style style:name="co17" style:family="table-column">
      <style:table-column-properties fo:break-before="auto" style:column-width="13.785cm"/>
    </style:style>
    <style:style style:name="co18" style:family="table-column">
      <style:table-column-properties fo:break-before="auto" style:column-width="13.788cm"/>
    </style:style>
    <style:style style:name="co19" style:family="table-column">
      <style:table-column-properties fo:break-before="auto" style:column-width="3.004cm"/>
    </style:style>
    <style:style style:name="co20" style:family="table-column">
      <style:table-column-properties fo:break-before="auto" style:column-width="3.466cm"/>
    </style:style>
    <style:style style:name="co21" style:family="table-column">
      <style:table-column-properties fo:break-before="auto" style:column-width="13.603cm"/>
    </style:style>
    <style:style style:name="co22" style:family="table-column">
      <style:table-column-properties fo:break-before="auto" style:column-width="10.862cm"/>
    </style:style>
    <style:style style:name="co23" style:family="table-column">
      <style:table-column-properties fo:break-before="auto" style:column-width="4.708cm"/>
    </style:style>
    <style:style style:name="co24" style:family="table-column">
      <style:table-column-properties fo:break-before="auto" style:column-width="9.035cm"/>
    </style:style>
    <style:style style:name="co25" style:family="table-column">
      <style:table-column-properties fo:break-before="auto" style:column-width="11.714cm"/>
    </style:style>
    <style:style style:name="co26" style:family="table-column">
      <style:table-column-properties fo:break-before="auto" style:column-width="9.855cm"/>
    </style:style>
    <style:style style:name="co27" style:family="table-column">
      <style:table-column-properties fo:break-before="auto" style:column-width="8.368cm"/>
    </style:style>
    <style:style style:name="co28" style:family="table-column">
      <style:table-column-properties fo:break-before="auto" style:column-width="3.515cm"/>
    </style:style>
    <style:style style:name="co29" style:family="table-column">
      <style:table-column-properties fo:break-before="auto" style:column-width="4.101cm"/>
    </style:style>
    <style:style style:name="co30" style:family="table-column">
      <style:table-column-properties fo:break-before="auto" style:column-width="2.196cm"/>
    </style:style>
    <style:style style:name="co31" style:family="table-column">
      <style:table-column-properties fo:break-before="auto" style:column-width="12.453cm"/>
    </style:style>
    <style:style style:name="co32" style:family="table-column">
      <style:table-column-properties fo:break-before="auto" style:column-width="13.979cm"/>
    </style:style>
    <style:style style:name="co33" style:family="table-column">
      <style:table-column-properties fo:break-before="auto" style:column-width="2.323cm"/>
    </style:style>
    <style:style style:name="co34" style:family="table-column">
      <style:table-column-properties fo:break-before="auto" style:column-width="9.703cm"/>
    </style:style>
    <style:style style:name="co35" style:family="table-column">
      <style:table-column-properties fo:break-before="auto" style:column-width="5.237cm"/>
    </style:style>
    <style:style style:name="co36" style:family="table-column">
      <style:table-column-properties fo:break-before="auto" style:column-width="14.305cm"/>
    </style:style>
    <style:style style:name="co37" style:family="table-column">
      <style:table-column-properties fo:break-before="auto" style:column-width="2.891cm"/>
    </style:style>
    <style:style style:name="co38" style:family="table-column">
      <style:table-column-properties fo:break-before="auto" style:column-width="0.986cm"/>
    </style:style>
    <style:style style:name="co39" style:family="table-column">
      <style:table-column-properties fo:break-before="auto" style:column-width="10.76cm"/>
    </style:style>
    <style:style style:name="co40" style:family="table-column">
      <style:table-column-properties fo:break-before="auto" style:column-width="10.728cm"/>
    </style:style>
    <style:style style:name="co41" style:family="table-column">
      <style:table-column-properties fo:break-before="auto" style:column-width="12.03cm"/>
    </style:style>
    <style:style style:name="co42" style:family="table-column">
      <style:table-column-properties fo:break-before="auto" style:column-width="3.902cm"/>
    </style:style>
    <style:style style:name="co43" style:family="table-column">
      <style:table-column-properties fo:break-before="auto" style:column-width="7.885cm"/>
    </style:style>
    <style:style style:name="co44" style:family="table-column">
      <style:table-column-properties fo:break-before="auto" style:column-width="13.15cm"/>
    </style:style>
    <style:style style:name="co45" style:family="table-column">
      <style:table-column-properties fo:break-before="auto" style:column-width="8.338cm"/>
    </style:style>
    <style:style style:name="co46" style:family="table-column">
      <style:table-column-properties fo:break-before="auto" style:column-width="20.978cm"/>
    </style:style>
    <style:style style:name="co47" style:family="table-column">
      <style:table-column-properties fo:break-before="auto" style:column-width="3.944cm"/>
    </style:style>
    <style:style style:name="co48" style:family="table-column">
      <style:table-column-properties fo:break-before="auto" style:column-width="3.667cm"/>
    </style:style>
    <style:style style:name="co49" style:family="table-column">
      <style:table-column-properties fo:break-before="auto" style:column-width="7.108cm"/>
    </style:style>
    <style:style style:name="co50" style:family="table-column">
      <style:table-column-properties fo:break-before="auto" style:column-width="15.072cm"/>
    </style:style>
    <style:style style:name="co51" style:family="table-column">
      <style:table-column-properties fo:break-before="auto" style:column-width="2.408cm"/>
    </style:style>
    <style:style style:name="co52" style:family="table-column">
      <style:table-column-properties fo:break-before="auto" style:column-width="3.314cm"/>
    </style:style>
    <style:style style:name="co53" style:family="table-column">
      <style:table-column-properties fo:break-before="auto" style:column-width="11.878cm"/>
    </style:style>
    <style:style style:name="co54" style:family="table-column">
      <style:table-column-properties fo:break-before="auto" style:column-width="15.57cm"/>
    </style:style>
    <style:style style:name="co55" style:family="table-column">
      <style:table-column-properties fo:break-before="auto" style:column-width="4.071cm"/>
    </style:style>
    <style:style style:name="co56" style:family="table-column">
      <style:table-column-properties fo:break-before="auto" style:column-width="10.668cm"/>
    </style:style>
    <style:style style:name="co57" style:family="table-column">
      <style:table-column-properties fo:break-before="auto" style:column-width="9.64cm"/>
    </style:style>
    <style:style style:name="co58" style:family="table-column">
      <style:table-column-properties fo:break-before="auto" style:column-width="8.793cm"/>
    </style:style>
    <style:style style:name="co59" style:family="table-column">
      <style:table-column-properties fo:break-before="auto" style:column-width="2.258cm"/>
    </style:style>
    <style:style style:name="co60" style:family="table-column">
      <style:table-column-properties fo:break-before="auto" style:column-width="7.188cm"/>
    </style:style>
    <style:style style:name="co61" style:family="table-column">
      <style:table-column-properties fo:break-before="auto" style:column-width="10.335cm"/>
    </style:style>
    <style:style style:name="co62" style:family="table-column">
      <style:table-column-properties fo:break-before="auto" style:column-width="10.85cm"/>
    </style:style>
    <style:style style:name="co63" style:family="table-column">
      <style:table-column-properties fo:break-before="auto" style:column-width="10.063cm"/>
    </style:style>
    <style:style style:name="co64" style:family="table-column">
      <style:table-column-properties fo:break-before="auto" style:column-width="22.95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2.027cm" fo:break-before="auto" style:use-optimal-row-height="true"/>
    </style:style>
    <style:style style:name="ro5" style:family="table-row">
      <style:table-row-properties style:row-height="2.817cm" fo:break-before="auto" style:use-optimal-row-height="true"/>
    </style:style>
    <style:style style:name="ro6" style:family="table-row">
      <style:table-row-properties style:row-height="1.632cm" fo:break-before="auto" style:use-optimal-row-height="true"/>
    </style:style>
    <style:style style:name="ro7" style:family="table-row">
      <style:table-row-properties style:row-height="1.815cm" fo:break-before="auto" style:use-optimal-row-height="true"/>
    </style:style>
    <style:style style:name="ro8" style:family="table-row">
      <style:table-row-properties style:row-height="1.131cm" fo:break-before="auto" style:use-optimal-row-height="true"/>
    </style:style>
    <style:style style:name="ro9" style:family="table-row">
      <style:table-row-properties style:row-height="2.21cm" fo:break-before="auto" style:use-optimal-row-height="true"/>
    </style:style>
    <style:style style:name="ro10" style:family="table-row">
      <style:table-row-properties style:row-height="1.473cm" fo:break-before="auto" style:use-optimal-row-height="true"/>
    </style:style>
    <style:style style:name="ro11" style:family="table-row">
      <style:table-row-properties style:row-height="0.788cm" fo:break-before="auto" style:use-optimal-row-height="true"/>
    </style:style>
    <style:style style:name="ro12" style:family="table-row">
      <style:table-row-properties style:row-height="2.448cm" fo:break-before="auto" style:use-optimal-row-height="true"/>
    </style:style>
    <style:style style:name="ro13" style:family="table-row">
      <style:table-row-properties style:row-height="1.078cm" fo:break-before="auto" style:use-optimal-row-height="true"/>
    </style:style>
    <style:style style:name="ro14" style:family="table-row">
      <style:table-row-properties style:row-height="2.79cm" fo:break-before="auto" style:use-optimal-row-height="true"/>
    </style:style>
    <style:style style:name="ro15" style:family="table-row">
      <style:table-row-properties style:row-height="4.159cm" fo:break-before="auto" style:use-optimal-row-height="true"/>
    </style:style>
    <style:style style:name="ro16" style:family="table-row">
      <style:table-row-properties style:row-height="5.528cm" fo:break-before="auto" style:use-optimal-row-height="true"/>
    </style:style>
    <style:style style:name="ro17" style:family="table-row">
      <style:table-row-properties style:row-height="1.42cm" fo:break-before="auto" style:use-optimal-row-height="true"/>
    </style:style>
    <style:style style:name="ro18" style:family="table-row">
      <style:table-row-properties style:row-height="1.868cm" fo:break-before="auto" style:use-optimal-row-height="true"/>
    </style:style>
    <style:style style:name="ro19" style:family="table-row">
      <style:table-row-properties style:row-height="2.605cm" fo:break-before="auto" style:use-optimal-row-height="true"/>
    </style:style>
    <style:style style:name="ro20" style:family="table-row">
      <style:table-row-properties style:row-height="1.762cm" fo:break-before="auto" style:use-optimal-row-height="true"/>
    </style:style>
    <style:style style:name="ro21" style:family="table-row">
      <style:table-row-properties style:row-height="0.736cm" fo:break-before="auto" style:use-optimal-row-height="true"/>
    </style:style>
    <style:style style:name="ro22" style:family="table-row">
      <style:table-row-properties style:row-height="1.921cm" fo:break-before="auto" style:use-optimal-row-height="true"/>
    </style:style>
    <style:style style:name="ro23" style:family="table-row">
      <style:table-row-properties style:row-height="4.554cm" fo:break-before="auto" style:use-optimal-row-height="true"/>
    </style:style>
    <style:style style:name="ro24" style:family="table-row">
      <style:table-row-properties style:row-height="3.817cm" fo:break-before="auto" style:use-optimal-row-height="true"/>
    </style:style>
    <style:style style:name="ro25" style:family="table-row">
      <style:table-row-properties style:row-height="2.106cm" fo:break-before="auto" style:use-optimal-row-height="true"/>
    </style:style>
    <style:style style:name="ro26" style:family="table-row">
      <style:table-row-properties style:row-height="2.552cm" fo:break-before="auto" style:use-optimal-row-height="true"/>
    </style:style>
    <style:style style:name="ro27" style:family="table-row">
      <style:table-row-properties style:row-height="4.001cm" fo:break-before="auto" style:use-optimal-row-height="true"/>
    </style:style>
    <style:style style:name="ro28" style:family="table-row">
      <style:table-row-properties style:row-height="3.605cm" fo:break-before="auto" style:use-optimal-row-height="true"/>
    </style:style>
    <style:style style:name="ro29" style:family="table-row">
      <style:table-row-properties style:row-height="3.133cm" fo:break-before="auto" style:use-optimal-row-height="true"/>
    </style:style>
    <style:style style:name="ro30" style:family="table-row">
      <style:table-row-properties style:row-height="2.157cm" fo:break-before="auto" style:use-optimal-row-height="true"/>
    </style:style>
    <style:style style:name="ro31" style:family="table-row">
      <style:table-row-properties style:row-height="1.184cm" fo:break-before="auto" style:use-optimal-row-height="true"/>
    </style:style>
    <style:style style:name="ro32" style:family="table-row">
      <style:table-row-properties style:row-height="2.263cm" fo:break-before="auto" style:use-optimal-row-height="true"/>
    </style:style>
    <style:style style:name="ro33" style:family="table-row">
      <style:table-row-properties style:row-height="2.947cm" fo:break-before="auto" style:use-optimal-row-height="true"/>
    </style:style>
    <style:style style:name="ro34" style:family="table-row">
      <style:table-row-properties style:row-height="3.632cm" fo:break-before="auto" style:use-optimal-row-height="true"/>
    </style:style>
    <style:style style:name="ro35" style:family="table-row">
      <style:table-row-properties style:row-height="4.316cm" fo:break-before="auto" style:use-optimal-row-height="true"/>
    </style:style>
    <style:style style:name="ro36" style:family="table-row">
      <style:table-row-properties style:row-height="5.001cm" fo:break-before="auto" style:use-optimal-row-height="true"/>
    </style:style>
    <style:style style:name="ro37" style:family="table-row">
      <style:table-row-properties style:row-height="1.579cm" fo:break-before="auto" style:use-optimal-row-height="true"/>
    </style:style>
    <style:style style:name="ro38" style:family="table-row">
      <style:table-row-properties style:row-height="3.21cm" fo:break-before="auto" style:use-optimal-row-height="true"/>
    </style:style>
    <style:style style:name="ro39" style:family="table-row">
      <style:table-row-properties style:row-height="0.473cm" fo:break-before="auto" style:use-optimal-row-height="true"/>
    </style:style>
    <style:style style:name="ro40" style:family="table-row">
      <style:table-row-properties style:row-height="2.422cm" fo:break-before="auto" style:use-optimal-row-height="true"/>
    </style:style>
    <style:style style:name="ro41" style:family="table-row">
      <style:table-row-properties style:row-height="2.51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5" style:family="table-cell" style:parent-style-name="Default">
      <style:table-cell-properties style:vertical-align="top"/>
    </style:style>
    <style:style style:name="ce46" style:family="table-cell" style:parent-style-name="Default">
      <style:table-cell-properties fo:background-color="#ffcc99" style:vertical-align="top"/>
    </style:style>
    <style:style style:name="ce47" style:family="table-cell" style:parent-style-name="Default">
      <style:table-cell-properties style:vertical-align="top"/>
      <style:text-properties fo:font-style="italic" fo:font-weight="bold" style:font-style-asian="italic" style:font-weight-asian="bold" style:font-style-complex="italic" style:font-weight-complex="bold"/>
    </style:style>
    <style:style style:name="ce48" style:family="table-cell" style:parent-style-name="Default">
      <style:table-cell-properties fo:background-color="transparent" style:vertical-align="top"/>
    </style:style>
    <style:style style:name="ce55" style:family="table-cell" style:parent-style-name="Default">
      <style:table-cell-properties style:text-align-source="value-type" style:repeat-content="false" style:vertical-align="top"/>
    </style:style>
    <style:style style:name="ce57" style:family="table-cell" style:parent-style-name="Default">
      <style:table-cell-properties style:text-align-source="value-type" style:repeat-content="false" fo:background-color="transparent" style:vertical-align="top"/>
    </style:style>
    <style:style style:name="ce58" style:family="table-cell" style:parent-style-name="Default">
      <style:table-cell-properties fo:background-color="#ffff99" style:text-align-source="value-type" style:repeat-content="false" style:vertical-align="top"/>
      <style:paragraph-properties fo:margin-left="0cm"/>
    </style:style>
    <style:style style:name="ce60" style:family="table-cell" style:parent-style-name="Default">
      <style:table-cell-properties style:text-align-source="value-type" style:repeat-content="false" fo:background-color="transparent" style:vertical-align="top"/>
      <style:text-properties fo:color="#996600" fo:font-weight="normal" style:font-weight-asian="normal" style:font-weight-complex="normal"/>
    </style:style>
    <style:style style:name="ce61" style:family="table-cell" style:parent-style-name="Default">
      <style:table-cell-properties style:text-align-source="value-type" style:repeat-content="false" style:vertical-align="top"/>
      <style:text-properties style:font-name="DejaVu Sans Mono" fo:font-size="8.5pt" fo:language="none" fo:country="none" style:font-name-asian="DejaVu Sans Mono" style:font-size-asian="8.5pt" style:language-asian="none" style:country-asian="none" style:font-name-complex="DejaVu Sans Mono" style:font-size-complex="8.5pt" style:language-complex="none" style:country-complex="none"/>
    </style:style>
    <style:style style:name="ce62" style:family="table-cell" style:parent-style-name="Default">
      <style:table-cell-properties style:text-align-source="value-type" style:repeat-content="false" style:vertical-align="top"/>
      <style:paragraph-properties fo:margin-left="0cm"/>
    </style:style>
    <style:style style:name="ce63" style:family="table-cell" style:parent-style-name="Default">
      <style:text-properties style:text-outline="false" style:text-line-through-style="none" style:text-line-through-type="none" style:font-name="DejaVu Sans Mono" fo:font-size="8.5pt" fo:font-style="normal" fo:text-shadow="none" style:text-underline-style="none" style:text-underline-mode="continuous" style:text-overline-mode="continuous" style:text-line-through-mode="continuous" style:font-name-asian="DejaVu Sans Mono" style:font-size-asian="8.5pt" style:font-style-asian="normal" style:font-name-complex="DejaVu Sans Mono" style:font-size-complex="8.5pt" style:font-style-complex="normal" style:text-emphasize="none" style:font-relief="none" style:text-overline-style="none" style:text-overline-color="font-color"/>
    </style:style>
    <style:style style:name="ce66" style:family="table-cell" style:parent-style-name="Default">
      <style:text-properties style:text-outline="false" style:text-line-through-style="none" style:text-line-through-type="none" style:font-name="DejaVu Sans Mono" fo:font-size="8.5pt" fo:language="none" fo:country="none" fo:font-style="normal" fo:text-shadow="none" style:text-underline-style="none" style:text-underline-mode="continuous" style:text-overline-mode="continuous" style:text-line-through-mode="continuous" style:font-name-asian="DejaVu Sans Mono" style:font-size-asian="8.5pt" style:language-asian="none" style:country-asian="none" style:font-style-asian="normal" style:font-name-complex="DejaVu Sans Mono" style:font-size-complex="8.5pt" style:language-complex="none" style:country-complex="none" style:font-style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style:text-align-source="value-type" style:repeat-content="false" style:vertical-align="top"/>
      <style:text-properties style:text-outline="false" style:text-line-through-style="none" style:text-line-through-type="none" style:font-name="DejaVu Sans Mono" fo:font-size="8.5pt" fo:font-style="normal" fo:text-shadow="none" style:text-underline-style="none" style:text-underline-mode="continuous" style:text-overline-mode="continuous" style:text-line-through-mode="continuous" style:font-name-asian="DejaVu Sans Mono" style:font-size-asian="8.5pt" style:font-style-asian="normal" style:font-name-complex="DejaVu Sans Mono" style:font-size-complex="8.5pt" style:font-style-complex="normal" style:text-emphasize="none" style:font-relief="none" style:text-overline-style="none" style:text-overline-color="font-color"/>
    </style:style>
    <style:style style:name="ce69" style:family="table-cell" style:parent-style-name="Default">
      <style:table-cell-properties style:text-align-source="value-type" style:repeat-content="false" style:vertical-align="top"/>
      <style:text-properties style:text-outline="false" style:text-line-through-style="none" style:text-line-through-type="none" style:font-name="DejaVu Sans Mono" fo:font-size="8.5pt" fo:language="none" fo:country="none" fo:font-style="normal" fo:text-shadow="none" style:text-underline-style="none" style:text-underline-mode="continuous" style:text-overline-mode="continuous" style:text-line-through-mode="continuous" style:font-name-asian="DejaVu Sans Mono" style:font-size-asian="8.5pt" style:language-asian="none" style:country-asian="none" style:font-style-asian="normal" style:font-name-complex="DejaVu Sans Mono" style:font-size-complex="8.5pt" style:language-complex="none" style:country-complex="none" style:font-style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style:text-align-source="value-type" style:repeat-content="false" style:vertical-align="top"/>
      <style:text-properties style:font-name="DejaVu Sans Mono" fo:font-size="8.5pt" style:font-name-asian="DejaVu Sans Mono" style:font-size-asian="8.5pt" style:font-name-complex="DejaVu Sans Mono" style:font-size-complex="8.5pt"/>
    </style:style>
    <style:style style:name="ce71" style:family="table-cell" style:parent-style-name="Default">
      <style:table-cell-properties style:text-align-source="value-type" style:repeat-content="false" style:vertical-align="top"/>
      <style:text-properties fo:color="#800080" style:text-outline="false" style:text-line-through-style="none" style:text-line-through-type="none" style:font-name="DejaVu Sans Mono" fo:font-size="8.5pt" fo:font-style="normal" fo:text-shadow="none" style:text-underline-style="none" fo:font-weight="bold" style:text-underline-mode="continuous" style:text-overline-mode="continuous" style:text-line-through-mode="continuous" style:font-name-asian="DejaVu Sans Mono" style:font-size-asian="8.5pt" style:font-style-asian="normal" style:font-weight-asian="bold" style:font-name-complex="DejaVu Sans Mono" style:font-size-complex="8.5pt" style:font-style-complex="normal" style:font-weight-complex="bold" style:text-emphasize="none" style:font-relief="none" style:text-overline-style="none" style:text-overline-color="font-color"/>
    </style:style>
    <style:style style:name="ce72" style:family="table-cell" style:parent-style-name="Default">
      <style:table-cell-properties style:text-align-source="value-type" style:repeat-content="false" style:vertical-align="top"/>
      <style:text-properties fo:color="#800080" style:text-outline="false" style:text-line-through-style="none" style:text-line-through-type="none" style:font-name="DejaVu Sans Mono" fo:font-size="8.5pt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8.5pt" style:font-style-asian="normal" style:font-weight-asian="normal" style:font-name-complex="DejaVu Sans Mono" style:font-size-complex="8.5pt" style:font-style-complex="normal" style:font-weight-complex="normal" style:text-emphasize="none" style:font-relief="none" style:text-overline-style="none" style:text-overline-color="font-color"/>
    </style:style>
    <style:style style:name="ce73" style:family="table-cell" style:parent-style-name="Default">
      <style:table-cell-properties style:text-align-source="value-type" style:repeat-content="false" style:vertical-align="top"/>
      <style:text-properties fo:color="#800080" style:text-outline="false" style:text-line-through-style="none" style:text-line-through-type="none" style:font-name="DejaVu Sans Mono" fo:font-size="8.5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 Mono" style:font-size-asian="8.5pt" style:language-asian="none" style:country-asian="none" style:font-style-asian="normal" style:font-weight-asian="bold" style:font-name-complex="DejaVu Sans Mono" style:font-size-complex="8.5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74" style:family="table-cell" style:parent-style-name="Default">
      <style:table-cell-properties style:text-align-source="value-type" style:repeat-content="false" style:vertical-align="top"/>
      <style:text-properties fo:color="#800080" style:text-outline="false" style:text-line-through-style="none" style:text-line-through-type="none" style:font-name="DejaVu Sans Mono" fo:font-size="8.5pt" fo:font-style="normal" fo:text-shadow="none" style:text-underline-style="none" style:text-underline-mode="continuous" style:text-overline-mode="continuous" style:text-line-through-mode="continuous" style:font-name-asian="DejaVu Sans Mono" style:font-size-asian="8.5pt" style:font-style-asian="normal" style:font-name-complex="DejaVu Sans Mono" style:font-size-complex="8.5pt" style:font-style-complex="normal" style:text-emphasize="none" style:font-relief="none" style:text-overline-style="none" style:text-overline-color="font-color"/>
    </style:style>
    <style:style style:name="ce75" style:family="table-cell" style:parent-style-name="Default">
      <style:table-cell-properties style:text-align-source="value-type" style:repeat-content="false" style:vertical-align="top"/>
      <style:text-properties style:text-outline="false" style:text-line-through-style="none" style:text-line-through-type="none" style:font-name="DejaVu Sans Mono" fo:font-size="8.5pt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8.5pt" style:font-style-asian="normal" style:font-weight-asian="normal" style:font-name-complex="DejaVu Sans Mono" style:font-size-complex="8.5pt" style:font-style-complex="normal" style:font-weight-complex="normal" style:text-emphasize="none" style:font-relief="none" style:text-overline-style="none" style:text-overline-color="font-color"/>
    </style:style>
    <style:style style:name="ce80" style:family="table-cell" style:parent-style-name="Default">
      <style:table-cell-properties style:text-align-source="value-type" style:repeat-content="false" style:vertical-align="top"/>
      <style:paragraph-properties fo:margin-left="0cm"/>
      <style:text-properties style:font-name="DejaVu Sans Mono" fo:font-size="8.5pt" fo:language="none" fo:country="none" style:font-name-asian="DejaVu Sans Mono" style:font-size-asian="8.5pt" style:language-asian="none" style:country-asian="none" style:font-name-complex="DejaVu Sans Mono" style:font-size-complex="8.5pt" style:language-complex="none" style:country-complex="none"/>
    </style:style>
    <style:style style:name="ce85" style:family="table-cell" style:parent-style-name="Default">
      <style:table-cell-properties fo:background-color="#ccff66" style:text-align-source="value-type" style:repeat-content="false" style:vertical-align="top"/>
    </style:style>
    <style:style style:name="ce87" style:family="table-cell" style:parent-style-name="Default">
      <style:table-cell-properties style:vertical-align="top"/>
      <style:text-properties style:text-outline="false" style:text-line-through-style="none" style:text-line-through-type="none" style:font-name="DejaVu Sans Mono" fo:font-size="8.5pt" fo:font-style="normal" fo:text-shadow="none" style:text-underline-style="none" style:text-underline-mode="continuous" style:text-overline-mode="continuous" style:text-line-through-mode="continuous" style:font-name-asian="DejaVu Sans Mono" style:font-size-asian="8.5pt" style:font-style-asian="normal" style:font-name-complex="DejaVu Sans Mono" style:font-size-complex="8.5pt" style:font-style-complex="normal" style:text-emphasize="none" style:font-relief="none" style:text-overline-style="none" style:text-overline-color="font-color"/>
    </style:style>
    <style:style style:name="ce88" style:family="table-cell" style:parent-style-name="Default">
      <style:table-cell-properties fo:background-color="#ccff66" style:vertical-align="top"/>
    </style:style>
    <style:style style:name="ce89" style:family="table-cell" style:parent-style-name="Default">
      <style:table-cell-properties fo:background-color="#9999ff" style:vertical-align="top"/>
    </style:style>
    <style:style style:name="ce100" style:family="table-cell" style:parent-style-name="Default">
      <style:table-cell-properties fo:background-color="#ccff99" style:vertical-align="top"/>
    </style:style>
    <style:style style:name="ce101" style:family="table-cell" style:parent-style-name="Default">
      <style:table-cell-properties fo:background-color="#ccff99" style:vertical-align="top"/>
      <style:text-properties style:font-name="DejaVu Sans Mono" fo:font-size="8.5pt" style:font-name-asian="DejaVu Sans Mono" style:font-size-asian="8.5pt" style:font-name-complex="DejaVu Sans Mono" style:font-size-complex="8.5pt"/>
    </style:style>
    <style:style style:name="ce102" style:family="table-cell" style:parent-style-name="Default">
      <style:table-cell-properties style:vertical-align="top"/>
      <style:text-properties fo:color="#800080" style:font-name="DejaVu Sans Mono" fo:font-size="8.5pt" fo:language="none" fo:country="none" fo:font-weight="bold" style:font-name-asian="DejaVu Sans Mono" style:font-size-asian="8.5pt" style:language-asian="none" style:country-asian="none" style:font-weight-asian="bold" style:font-name-complex="DejaVu Sans Mono" style:font-size-complex="8.5pt" style:language-complex="none" style:country-complex="none" style:font-weight-complex="bold"/>
    </style:style>
    <style:style style:name="ce90" style:family="table-cell" style:parent-style-name="Default">
      <style:table-cell-properties style:text-align-source="fix" style:repeat-content="false" style:vertical-align="top"/>
      <style:paragraph-properties fo:text-align="center" fo:margin-left="0cm"/>
    </style:style>
    <style:style style:name="ce91" style:family="table-cell" style:parent-style-name="Default">
      <style:table-cell-properties style:vertical-align="top"/>
      <style:text-properties fo:color="#800080" style:font-name="DejaVu Sans Mono" fo:font-size="8.5pt" fo:font-weight="bold" style:font-name-asian="DejaVu Sans Mono" style:font-size-asian="8.5pt" style:font-weight-asian="bold" style:font-name-complex="DejaVu Sans Mono" style:font-size-complex="8.5pt" style:font-weight-complex="bold"/>
    </style:style>
    <style:style style:name="ce92" style:family="table-cell" style:parent-style-name="Default">
      <style:table-cell-properties style:vertical-align="top"/>
      <style:text-properties style:font-name="DejaVu Sans Mono" fo:font-size="8.5pt" fo:language="none" fo:country="none" style:font-name-asian="DejaVu Sans Mono" style:font-size-asian="8.5pt" style:language-asian="none" style:country-asian="none" style:font-name-complex="DejaVu Sans Mono" style:font-size-complex="8.5pt" style:language-complex="none" style:country-complex="none"/>
    </style:style>
    <style:style style:name="ce99" style:family="table-cell" style:parent-style-name="Default">
      <style:table-cell-properties style:vertical-align="top"/>
      <style:text-properties style:font-name="DejaVu Sans Mono" fo:font-size="8.5pt" style:font-name-asian="DejaVu Sans Mono" style:font-size-asian="8.5pt" style:font-name-complex="DejaVu Sans Mono" style:font-size-complex="8.5pt"/>
    </style:style>
    <style:style style:name="ce103" style:family="table-cell" style:parent-style-name="Default">
      <style:table-cell-properties fo:background-color="#ff3333" style:vertical-align="top"/>
    </style:style>
    <style:style style:name="ce107" style:family="table-cell" style:parent-style-name="Default">
      <style:table-cell-properties fo:background-color="transparent"/>
    </style:style>
    <style:style style:name="ce105" style:family="table-cell" style:parent-style-name="Default">
      <style:table-cell-properties style:vertical-align="top"/>
      <style:text-properties fo:color="#ff9900"/>
    </style:style>
    <style:style style:name="ce108" style:family="table-cell" style:parent-style-name="Default">
      <style:table-cell-properties style:vertical-align="top"/>
      <style:text-properties fo:color="#008000" style:font-name="Consolas" fo:font-size="9.5pt" fo:language="none" fo:country="none" style:font-name-asian="Consolas" style:font-size-asian="9.5pt" style:language-asian="none" style:country-asian="none" style:font-name-complex="Consolas" style:font-size-complex="9.5pt" style:language-complex="none" style:country-complex="none"/>
    </style:style>
    <style:style style:name="ce114" style:family="table-cell" style:parent-style-name="Default">
      <style:table-cell-properties style:vertical-align="top"/>
      <style:text-properties fo:color="#008000" style:font-name="Consolas" fo:font-size="9.5pt" style:font-name-asian="Consolas" style:font-size-asian="9.5pt" style:font-name-complex="Consolas" style:font-size-complex="9.5pt"/>
    </style:style>
    <style:style style:name="ce115" style:family="table-cell" style:parent-style-name="Default">
      <style:table-cell-properties style:vertical-align="top"/>
      <style:text-properties fo:color="#5983b0"/>
    </style:style>
    <style:style style:name="ce39" style:family="table-cell" style:parent-style-name="Default">
      <style:table-cell-properties style:vertical-align="top"/>
    </style:style>
    <style:style style:name="ce40" style:family="table-cell" style:parent-style-name="Default">
      <style:table-cell-properties fo:background-color="#ffcc99" style:vertical-align="top"/>
    </style:style>
    <style:style style:name="ce41" style:family="table-cell" style:parent-style-name="Default">
      <style:table-cell-properties style:vertical-align="top"/>
      <style:text-properties fo:font-style="italic" fo:font-weight="bold" style:font-style-asian="italic" style:font-weight-asian="bold" style:font-style-complex="italic" style:font-weight-complex="bold"/>
    </style:style>
    <style:style style:name="ce42" style:family="table-cell" style:parent-style-name="Default">
      <style:table-cell-properties fo:background-color="transparent" style:vertical-align="top"/>
    </style:style>
    <style:style style:name="ce43" style:family="table-cell" style:parent-style-name="Default">
      <style:table-cell-properties style:text-align-source="value-type" style:repeat-content="false" style:vertical-align="top"/>
    </style:style>
    <style:style style:name="ce44" style:family="table-cell" style:parent-style-name="Default">
      <style:table-cell-properties style:text-align-source="value-type" style:repeat-content="false" fo:background-color="transparent" style:vertical-align="top"/>
    </style:style>
    <style:style style:name="ce49" style:family="table-cell" style:parent-style-name="Default">
      <style:table-cell-properties fo:background-color="#ffff99" style:text-align-source="value-type" style:repeat-content="false" style:vertical-align="top"/>
      <style:paragraph-properties fo:margin-left="0cm"/>
    </style:style>
    <style:style style:name="ce50" style:family="table-cell" style:parent-style-name="Default">
      <style:table-cell-properties style:text-align-source="value-type" style:repeat-content="false" fo:background-color="transparent" style:vertical-align="top"/>
      <style:text-properties fo:color="#996600" fo:font-weight="normal" style:font-weight-asian="normal" style:font-weight-complex="normal"/>
    </style:style>
    <style:style style:name="ce51" style:family="table-cell" style:parent-style-name="Default">
      <style:table-cell-properties style:text-align-source="value-type" style:repeat-content="false" style:vertical-align="top"/>
      <style:text-properties style:font-name="DejaVu Sans Mono" fo:font-size="8.5pt" fo:language="none" fo:country="none" style:font-name-asian="DejaVu Sans Mono" style:font-size-asian="8.5pt" style:language-asian="none" style:country-asian="none" style:font-name-complex="DejaVu Sans Mono" style:font-size-complex="8.5pt" style:language-complex="none" style:country-complex="none"/>
    </style:style>
    <style:style style:name="ce52" style:family="table-cell" style:parent-style-name="Default">
      <style:table-cell-properties style:text-align-source="value-type" style:repeat-content="false" style:vertical-align="top"/>
      <style:paragraph-properties fo:margin-left="0cm"/>
    </style:style>
    <style:style style:name="ce53" style:family="table-cell" style:parent-style-name="Default">
      <style:text-properties style:text-outline="false" style:text-line-through-style="none" style:text-line-through-type="none" style:font-name="DejaVu Sans Mono" fo:font-size="8.5pt" fo:font-style="normal" fo:text-shadow="none" style:text-underline-style="none" style:text-underline-mode="continuous" style:text-overline-mode="continuous" style:text-line-through-mode="continuous" style:font-name-asian="DejaVu Sans Mono" style:font-size-asian="8.5pt" style:font-style-asian="normal" style:font-name-complex="DejaVu Sans Mono" style:font-size-complex="8.5pt" style:font-style-complex="normal" style:text-emphasize="none" style:font-relief="none" style:text-overline-style="none" style:text-overline-color="font-color"/>
    </style:style>
    <style:style style:name="ce54" style:family="table-cell" style:parent-style-name="Default">
      <style:text-properties style:text-outline="false" style:text-line-through-style="none" style:text-line-through-type="none" style:font-name="DejaVu Sans Mono" fo:font-size="8.5pt" fo:language="none" fo:country="none" fo:font-style="normal" fo:text-shadow="none" style:text-underline-style="none" style:text-underline-mode="continuous" style:text-overline-mode="continuous" style:text-line-through-mode="continuous" style:font-name-asian="DejaVu Sans Mono" style:font-size-asian="8.5pt" style:language-asian="none" style:country-asian="none" style:font-style-asian="normal" style:font-name-complex="DejaVu Sans Mono" style:font-size-complex="8.5pt" style:language-complex="none" style:country-complex="none" style:font-style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style:text-align-source="value-type" style:repeat-content="false" style:vertical-align="top"/>
      <style:text-properties style:text-outline="false" style:text-line-through-style="none" style:text-line-through-type="none" style:font-name="DejaVu Sans Mono" fo:font-size="8.5pt" fo:font-style="normal" fo:text-shadow="none" style:text-underline-style="none" style:text-underline-mode="continuous" style:text-overline-mode="continuous" style:text-line-through-mode="continuous" style:font-name-asian="DejaVu Sans Mono" style:font-size-asian="8.5pt" style:font-style-asian="normal" style:font-name-complex="DejaVu Sans Mono" style:font-size-complex="8.5pt" style:font-style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style:text-align-source="value-type" style:repeat-content="false" style:vertical-align="top"/>
      <style:text-properties style:text-outline="false" style:text-line-through-style="none" style:text-line-through-type="none" style:font-name="DejaVu Sans Mono" fo:font-size="8.5pt" fo:language="none" fo:country="none" fo:font-style="normal" fo:text-shadow="none" style:text-underline-style="none" style:text-underline-mode="continuous" style:text-overline-mode="continuous" style:text-line-through-mode="continuous" style:font-name-asian="DejaVu Sans Mono" style:font-size-asian="8.5pt" style:language-asian="none" style:country-asian="none" style:font-style-asian="normal" style:font-name-complex="DejaVu Sans Mono" style:font-size-complex="8.5pt" style:language-complex="none" style:country-complex="none" style:font-style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style:text-align-source="value-type" style:repeat-content="false" style:vertical-align="top"/>
      <style:text-properties style:font-name="DejaVu Sans Mono" fo:font-size="8.5pt" style:font-name-asian="DejaVu Sans Mono" style:font-size-asian="8.5pt" style:font-name-complex="DejaVu Sans Mono" style:font-size-complex="8.5pt"/>
    </style:style>
    <style:style style:name="ce65" style:family="table-cell" style:parent-style-name="Default">
      <style:table-cell-properties style:text-align-source="value-type" style:repeat-content="false" style:vertical-align="top"/>
      <style:text-properties fo:color="#800080" style:text-outline="false" style:text-line-through-style="none" style:text-line-through-type="none" style:font-name="DejaVu Sans Mono" fo:font-size="8.5pt" fo:font-style="normal" fo:text-shadow="none" style:text-underline-style="none" fo:font-weight="bold" style:text-underline-mode="continuous" style:text-overline-mode="continuous" style:text-line-through-mode="continuous" style:font-name-asian="DejaVu Sans Mono" style:font-size-asian="8.5pt" style:font-style-asian="normal" style:font-weight-asian="bold" style:font-name-complex="DejaVu Sans Mono" style:font-size-complex="8.5pt" style:font-style-complex="normal" style:font-weight-complex="bold" style:text-emphasize="none" style:font-relief="none" style:text-overline-style="none" style:text-overline-color="font-color"/>
    </style:style>
    <style:style style:name="ce67" style:family="table-cell" style:parent-style-name="Default">
      <style:table-cell-properties style:text-align-source="value-type" style:repeat-content="false" style:vertical-align="top"/>
      <style:text-properties fo:color="#800080" style:text-outline="false" style:text-line-through-style="none" style:text-line-through-type="none" style:font-name="DejaVu Sans Mono" fo:font-size="8.5pt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8.5pt" style:font-style-asian="normal" style:font-weight-asian="normal" style:font-name-complex="DejaVu Sans Mono" style:font-size-complex="8.5pt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Default">
      <style:table-cell-properties style:text-align-source="value-type" style:repeat-content="false" style:vertical-align="top"/>
      <style:text-properties fo:color="#800080" style:text-outline="false" style:text-line-through-style="none" style:text-line-through-type="none" style:font-name="DejaVu Sans Mono" fo:font-size="8.5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 Mono" style:font-size-asian="8.5pt" style:language-asian="none" style:country-asian="none" style:font-style-asian="normal" style:font-weight-asian="bold" style:font-name-complex="DejaVu Sans Mono" style:font-size-complex="8.5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77" style:family="table-cell" style:parent-style-name="Default">
      <style:table-cell-properties style:text-align-source="value-type" style:repeat-content="false" style:vertical-align="top"/>
      <style:text-properties fo:color="#800080" style:text-outline="false" style:text-line-through-style="none" style:text-line-through-type="none" style:font-name="DejaVu Sans Mono" fo:font-size="8.5pt" fo:font-style="normal" fo:text-shadow="none" style:text-underline-style="none" style:text-underline-mode="continuous" style:text-overline-mode="continuous" style:text-line-through-mode="continuous" style:font-name-asian="DejaVu Sans Mono" style:font-size-asian="8.5pt" style:font-style-asian="normal" style:font-name-complex="DejaVu Sans Mono" style:font-size-complex="8.5pt" style:font-style-complex="normal" style:text-emphasize="none" style:font-relief="none" style:text-overline-style="none" style:text-overline-color="font-color"/>
    </style:style>
    <style:style style:name="ce78" style:family="table-cell" style:parent-style-name="Default">
      <style:table-cell-properties style:text-align-source="value-type" style:repeat-content="false" style:vertical-align="top"/>
      <style:text-properties style:text-outline="false" style:text-line-through-style="none" style:text-line-through-type="none" style:font-name="DejaVu Sans Mono" fo:font-size="8.5pt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8.5pt" style:font-style-asian="normal" style:font-weight-asian="normal" style:font-name-complex="DejaVu Sans Mono" style:font-size-complex="8.5pt" style:font-style-complex="normal" style:font-weight-complex="normal" style:text-emphasize="none" style:font-relief="none" style:text-overline-style="none" style:text-overline-color="font-color"/>
    </style:style>
    <style:style style:name="ce79" style:family="table-cell" style:parent-style-name="Default">
      <style:table-cell-properties style:text-align-source="value-type" style:repeat-content="false" style:vertical-align="top"/>
      <style:paragraph-properties fo:margin-left="0cm"/>
      <style:text-properties style:font-name="DejaVu Sans Mono" fo:font-size="8.5pt" fo:language="none" fo:country="none" style:font-name-asian="DejaVu Sans Mono" style:font-size-asian="8.5pt" style:language-asian="none" style:country-asian="none" style:font-name-complex="DejaVu Sans Mono" style:font-size-complex="8.5pt" style:language-complex="none" style:country-complex="none"/>
    </style:style>
    <style:style style:name="ce81" style:family="table-cell" style:parent-style-name="Default">
      <style:table-cell-properties fo:background-color="#ccff66" style:text-align-source="value-type" style:repeat-content="false" style:vertical-align="top"/>
    </style:style>
    <style:style style:name="ce82" style:family="table-cell" style:parent-style-name="Default">
      <style:table-cell-properties style:vertical-align="top"/>
      <style:text-properties style:text-outline="false" style:text-line-through-style="none" style:text-line-through-type="none" style:font-name="DejaVu Sans Mono" fo:font-size="8.5pt" fo:font-style="normal" fo:text-shadow="none" style:text-underline-style="none" style:text-underline-mode="continuous" style:text-overline-mode="continuous" style:text-line-through-mode="continuous" style:font-name-asian="DejaVu Sans Mono" style:font-size-asian="8.5pt" style:font-style-asian="normal" style:font-name-complex="DejaVu Sans Mono" style:font-size-complex="8.5pt" style:font-style-complex="normal" style:text-emphasize="none" style:font-relief="none" style:text-overline-style="none" style:text-overline-color="font-color"/>
    </style:style>
    <style:style style:name="ce83" style:family="table-cell" style:parent-style-name="Default">
      <style:table-cell-properties fo:background-color="#ccff66" style:vertical-align="top"/>
    </style:style>
    <style:style style:name="ce84" style:family="table-cell" style:parent-style-name="Default">
      <style:table-cell-properties fo:background-color="#9999ff" style:vertical-align="top"/>
    </style:style>
    <style:style style:name="ce86" style:family="table-cell" style:parent-style-name="Default">
      <style:table-cell-properties style:text-align-source="fix" style:repeat-content="false" style:vertical-align="top"/>
      <style:paragraph-properties fo:text-align="center" fo:margin-left="0cm"/>
    </style:style>
    <style:style style:name="ce93" style:family="table-cell" style:parent-style-name="Default">
      <style:table-cell-properties style:vertical-align="top"/>
      <style:text-properties fo:color="#800080" style:font-name="DejaVu Sans Mono" fo:font-size="8.5pt" fo:font-weight="bold" style:font-name-asian="DejaVu Sans Mono" style:font-size-asian="8.5pt" style:font-weight-asian="bold" style:font-name-complex="DejaVu Sans Mono" style:font-size-complex="8.5pt" style:font-weight-complex="bold"/>
    </style:style>
    <style:style style:name="ce94" style:family="table-cell" style:parent-style-name="Default">
      <style:table-cell-properties style:vertical-align="top"/>
      <style:text-properties style:font-name="DejaVu Sans Mono" fo:font-size="8.5pt" fo:language="none" fo:country="none" style:font-name-asian="DejaVu Sans Mono" style:font-size-asian="8.5pt" style:language-asian="none" style:country-asian="none" style:font-name-complex="DejaVu Sans Mono" style:font-size-complex="8.5pt" style:language-complex="none" style:country-complex="none"/>
    </style:style>
    <style:style style:name="ce95" style:family="table-cell" style:parent-style-name="Default">
      <style:table-cell-properties style:vertical-align="top"/>
      <style:text-properties style:font-name="DejaVu Sans Mono" fo:font-size="8.5pt" style:font-name-asian="DejaVu Sans Mono" style:font-size-asian="8.5pt" style:font-name-complex="DejaVu Sans Mono" style:font-size-complex="8.5pt"/>
    </style:style>
    <style:style style:name="ce96" style:family="table-cell" style:parent-style-name="Default">
      <style:table-cell-properties fo:background-color="#ccff99" style:vertical-align="top"/>
    </style:style>
    <style:style style:name="ce97" style:family="table-cell" style:parent-style-name="Default">
      <style:table-cell-properties fo:background-color="#ccff99" style:vertical-align="top"/>
      <style:text-properties style:font-name="DejaVu Sans Mono" fo:font-size="8.5pt" style:font-name-asian="DejaVu Sans Mono" style:font-size-asian="8.5pt" style:font-name-complex="DejaVu Sans Mono" style:font-size-complex="8.5pt"/>
    </style:style>
    <style:style style:name="ce98" style:family="table-cell" style:parent-style-name="Default">
      <style:table-cell-properties style:vertical-align="top"/>
      <style:text-properties fo:color="#800080" style:font-name="DejaVu Sans Mono" fo:font-size="8.5pt" fo:language="none" fo:country="none" fo:font-weight="bold" style:font-name-asian="DejaVu Sans Mono" style:font-size-asian="8.5pt" style:language-asian="none" style:country-asian="none" style:font-weight-asian="bold" style:font-name-complex="DejaVu Sans Mono" style:font-size-complex="8.5pt" style:language-complex="none" style:country-complex="none" style:font-weight-complex="bold"/>
    </style:style>
    <style:style style:name="ce104" style:family="table-cell" style:parent-style-name="Default">
      <style:table-cell-properties fo:background-color="#ff3333" style:vertical-align="top"/>
    </style:style>
    <style:style style:name="ce106" style:family="table-cell" style:parent-style-name="Default">
      <style:table-cell-properties fo:background-color="transparent"/>
    </style:style>
    <style:style style:name="ce109" style:family="table-cell" style:parent-style-name="Default">
      <style:table-cell-properties style:vertical-align="top"/>
      <style:text-properties fo:color="#ff9900"/>
    </style:style>
    <style:style style:name="ce110" style:family="table-cell" style:parent-style-name="Default">
      <style:table-cell-properties style:vertical-align="top"/>
      <style:text-properties fo:color="#008000" style:font-name="Consolas" fo:font-size="9.5pt" fo:language="none" fo:country="none" style:font-name-asian="Consolas" style:font-size-asian="9.5pt" style:language-asian="none" style:country-asian="none" style:font-name-complex="Consolas" style:font-size-complex="9.5pt" style:language-complex="none" style:country-complex="none"/>
    </style:style>
    <style:style style:name="ce111" style:family="table-cell" style:parent-style-name="Default">
      <style:table-cell-properties style:vertical-align="top"/>
      <style:text-properties fo:color="#008000" style:font-name="Consolas" fo:font-size="9.5pt" style:font-name-asian="Consolas" style:font-size-asian="9.5pt" style:font-name-complex="Consolas" style:font-size-complex="9.5pt"/>
    </style:style>
    <style:style style:name="ce112" style:family="table-cell" style:parent-style-name="Default">
      <style:table-cell-properties style:vertical-align="top"/>
      <style:text-properties fo:color="#5983b0"/>
    </style:style>
    <style:style style:name="ce116" style:family="table-cell" style:parent-style-name="Default">
      <style:table-cell-properties fo:background-color="#99ccff" style:vertical-align="top"/>
    </style:style>
    <style:style style:name="T1" style:family="text"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ff" style:font-name="DejaVu Sans Mono" fo:font-size="8.5pt" style:font-name-asian="DejaVu Sans Mono" style:font-size-asian="8.5pt" style:font-name-complex="DejaVu Sans Mono" style:font-size-complex="8.5pt"/>
    </style:style>
    <style:style style:name="T3" style:family="text">
      <style:text-properties fo:color="#0000ff" style:font-name="DejaVu Sans Mono" fo:font-size="8.5pt" fo:font-weight="bold" style:font-name-asian="DejaVu Sans Mono" style:font-size-asian="8.5pt" style:font-weight-asian="bold" style:font-name-complex="DejaVu Sans Mono" style:font-size-complex="8.5pt" style:font-weight-complex="bold"/>
    </style:style>
    <style:style style:name="T4" style:family="text">
      <style:text-properties fo:color="#000000" style:font-name="DejaVu Sans Mono" fo:font-size="8.5pt" fo:font-weight="normal" style:font-name-asian="DejaVu Sans Mono" style:font-size-asian="8.5pt" style:font-weight-asian="normal" style:font-name-complex="DejaVu Sans Mono" style:font-size-complex="8.5pt" style:font-weight-complex="normal"/>
    </style:style>
    <style:style style:name="T5" style:family="text">
      <style:text-properties fo:color="#008000" style:font-name="DejaVu Sans Mono" fo:font-size="8.5pt" fo:font-weight="normal" style:font-name-asian="DejaVu Sans Mono" style:font-size-asian="8.5pt" style:font-weight-asian="normal" style:font-name-complex="DejaVu Sans Mono" style:font-size-complex="8.5pt" style:font-weight-complex="normal"/>
    </style:style>
    <style:style style:name="T6" style:family="text">
      <style:text-properties fo:color="#0000ff" style:font-name="DejaVu Sans Mono" fo:font-size="8.5pt" fo:font-weight="normal" style:font-name-asian="DejaVu Sans Mono" style:font-size-asian="8.5pt" style:font-weight-asian="normal" style:font-name-complex="DejaVu Sans Mono" style:font-size-complex="8.5pt" style:font-weight-complex="normal"/>
    </style:style>
    <style:style style:name="T7" style:family="text">
      <style:text-properties fo:color="#000000" style:font-name="DejaVu Sans Mono" fo:font-size="8.5pt" fo:font-weight="normal" style:font-name-asian="DejaVu Sans Mono" style:font-size-asian="8.5pt" style:font-weight-asian="normal" style:font-name-complex="DejaVu Sans Mono" style:font-size-complex="8.5pt" style:font-weight-complex="normal"/>
    </style:style>
    <style:style style:name="T8" style:family="text">
      <style:text-properties fo:color="#008000" style:font-name="DejaVu Sans Mono" fo:font-size="8.5pt" fo:font-weight="normal" style:font-name-asian="DejaVu Sans Mono" style:font-size-asian="8.5pt" style:font-weight-asian="normal" style:font-name-complex="DejaVu Sans Mono" style:font-size-complex="8.5pt" style:font-weight-complex="normal"/>
    </style:style>
    <style:style style:name="T9" style:family="text">
      <style:text-properties fo:color="#800080" style:font-name="DejaVu Sans Mono" fo:font-size="8.5pt" style:font-name-asian="DejaVu Sans Mono" style:font-size-asian="8.5pt" style:font-name-complex="DejaVu Sans Mono" style:font-size-complex="8.5pt"/>
    </style:style>
    <style:style style:name="T10" style:family="text">
      <style:text-properties fo:color="#800080" style:font-name="DejaVu Sans Mono" fo:font-size="8.5pt" fo:font-weight="bold" style:font-name-asian="DejaVu Sans Mono" style:font-size-asian="8.5pt" style:font-weight-asian="bold" style:font-name-complex="DejaVu Sans Mono" style:font-size-complex="8.5pt" style:font-weight-complex="bold"/>
    </style:style>
    <style:style style:name="T11" style:family="text">
      <style:text-properties fo:color="#800080" style:font-name="DejaVu Sans Mono" fo:font-size="8.5pt" fo:font-weight="normal" style:font-name-asian="DejaVu Sans Mono" style:font-size-asian="8.5pt" style:font-weight-asian="normal" style:font-name-complex="DejaVu Sans Mono" style:font-size-complex="8.5pt" style:font-weight-complex="normal"/>
    </style:style>
    <style:style style:name="T12" style:family="text">
      <style:text-properties fo:color="#0000ff" style:font-name="DejaVu Sans Mono" fo:font-size="8.5pt" fo:font-weight="bold" style:font-name-asian="DejaVu Sans Mono" style:font-size-asian="8.5pt" style:font-weight-asian="bold" style:font-name-complex="DejaVu Sans Mono" style:font-size-complex="8.5pt" style:font-weight-complex="bold"/>
    </style:style>
    <style:style style:name="T13" style:family="text">
      <style:text-properties fo:color="#800080" style:font-name="DejaVu Sans Mono" fo:font-size="8.5pt" fo:font-weight="normal" style:font-name-asian="DejaVu Sans Mono" style:font-size-asian="8.5pt" style:font-weight-asian="normal" style:font-name-complex="DejaVu Sans Mono" style:font-size-complex="8.5pt" style:font-weight-complex="normal"/>
    </style:style>
    <style:style style:name="T15" style:family="text">
      <style:text-properties fo:color="#008000" style:text-outline="false" style:text-line-through-style="none" style:text-line-through-type="none" style:font-name="DejaVu Sans Mono" fo:font-size="8.5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8.5pt" style:language-asian="zxx" style:country-asian="none" style:font-style-asian="normal" style:font-weight-asian="normal" style:font-name-complex="DejaVu Sans Mono" style:font-size-complex="8.5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color="#000000" style:text-outline="false" style:text-line-through-style="none" style:text-line-through-type="none" style:font-name="DejaVu Sans Mono" fo:font-size="8.5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8.5pt" style:language-asian="zxx" style:country-asian="none" style:font-style-asian="normal" style:font-weight-asian="normal" style:font-name-complex="DejaVu Sans Mono" style:font-size-complex="8.5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color="#800080" style:text-outline="false" style:text-line-through-style="none" style:text-line-through-type="none" style:font-name="DejaVu Sans Mono" fo:font-size="8.5pt" fo:language="zxx" fo:country="none" fo:font-style="normal" fo:text-shadow="none" style:text-underline-style="none" fo:font-weight="bold" style:text-underline-mode="continuous" style:text-overline-mode="continuous" style:text-line-through-mode="continuous" style:font-name-asian="DejaVu Sans Mono" style:font-size-asian="8.5pt" style:language-asian="zxx" style:country-asian="none" style:font-style-asian="normal" style:font-weight-asian="bold" style:font-name-complex="DejaVu Sans Mono" style:font-size-complex="8.5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fo:color="#800080" style:text-outline="false" style:text-line-through-style="none" style:text-line-through-type="none" style:font-name="DejaVu Sans Mono" fo:font-size="8.5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8.5pt" style:language-asian="zxx" style:country-asian="none" style:font-style-asian="normal" style:font-weight-asian="normal" style:font-name-complex="DejaVu Sans Mono" style:font-size-complex="8.5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color="#008000" style:font-name-asian="DejaVu Sans Mono" style:font-size-asian="8.5pt" style:font-name-complex="DejaVu Sans Mono" style:font-size-complex="8.5pt"/>
    </style:style>
    <style:style style:name="T20" style:family="text">
      <style:text-properties fo:color="#000000" style:font-name-asian="DejaVu Sans Mono" style:font-size-asian="8.5pt" style:font-name-complex="DejaVu Sans Mono" style:font-size-complex="8.5pt"/>
    </style:style>
    <style:style style:name="T21" style:family="text">
      <style:text-properties fo:color="#800080" fo:font-weight="bold" style:font-name-asian="DejaVu Sans Mono" style:font-size-asian="8.5pt" style:font-weight-asian="bold" style:font-name-complex="DejaVu Sans Mono" style:font-size-complex="8.5pt" style:font-weight-complex="bold"/>
    </style:style>
    <style:style style:name="T22" style:family="text">
      <style:text-properties fo:color="#000000" fo:font-weight="normal" style:font-name-asian="DejaVu Sans Mono" style:font-size-asian="8.5pt" style:font-weight-asian="normal" style:font-name-complex="DejaVu Sans Mono" style:font-size-complex="8.5pt" style:font-weight-complex="normal"/>
    </style:style>
    <style:style style:name="T23" style:family="text">
      <style:text-properties fo:color="#800080" fo:font-weight="normal" style:font-name-asian="DejaVu Sans Mono" style:font-size-asian="8.5pt" style:font-weight-asian="normal" style:font-name-complex="DejaVu Sans Mono" style:font-size-complex="8.5pt" style:font-weight-complex="normal"/>
    </style:style>
    <style:style style:name="T24" style:family="text">
      <style:text-properties fo:color="#000000" fo:font-weight="normal" style:font-name-asian="DejaVu Sans Mono" style:font-size-asian="8.5pt" style:font-weight-asian="normal" style:font-name-complex="DejaVu Sans Mono" style:font-size-complex="8.5pt" style:font-weight-complex="normal"/>
    </style:style>
    <style:style style:name="T25" style:family="text">
      <style:text-properties fo:color="#000000"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color="#800080" fo:font-weight="normal" style:font-name-asian="DejaVu Sans Mono" style:font-size-asian="8.5pt" style:font-weight-asian="normal" style:font-name-complex="DejaVu Sans Mono" style:font-size-complex="8.5pt" style:font-weight-complex="normal"/>
    </style:style>
    <style:style style:name="T27" style:family="text">
      <style:text-properties fo:color="#008000" style:font-name="DejaVu Sans Mono" fo:font-size="8.5pt" style:font-name-asian="DejaVu Sans Mono" style:font-size-asian="8.5pt" style:font-name-complex="DejaVu Sans Mono" style:font-size-complex="8.5pt"/>
    </style:style>
    <style:style style:name="T28" style:family="text">
      <style:text-properties fo:color="#000000" style:font-name="DejaVu Sans Mono" fo:font-size="8.5pt" style:font-name-asian="DejaVu Sans Mono" style:font-size-asian="8.5pt" style:font-name-complex="DejaVu Sans Mono" style:font-size-complex="8.5pt"/>
    </style:style>
    <style:style style:name="T29" style:family="text">
      <style:text-properties fo:color="#800080" style:font-name="DejaVu Sans Mono" fo:font-size="8.5pt" fo:font-weight="bold" style:font-name-asian="DejaVu Sans Mono" style:font-size-asian="8.5pt" style:font-weight-asian="bold" style:font-name-complex="DejaVu Sans Mono" style:font-size-complex="8.5pt" style:font-weight-complex="bold"/>
    </style:style>
    <style:style style:name="T30" style:family="text">
      <style:text-properties fo:color="#800080" style:font-name="DejaVu Sans Mono" fo:font-size="8.5pt" fo:font-weight="normal" style:font-name-asian="DejaVu Sans Mono" style:font-size-asian="8.5pt" style:font-weight-asian="normal" style:font-name-complex="DejaVu Sans Mono" style:font-size-complex="8.5pt" style:font-weight-complex="normal"/>
    </style:style>
    <style:style style:name="T31" style:family="text">
      <style:text-properties fo:color="#008000" style:text-outline="false" style:text-line-through-style="none" style:text-line-through-type="none" style:font-name="DejaVu Sans Mono" fo:font-size="8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8.5pt" style:language-asian="none" style:country-asian="none" style:font-style-asian="normal" style:font-weight-asian="normal" style:font-name-complex="DejaVu Sans Mono" style:font-size-complex="8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color="#000000" style:text-outline="false" style:text-line-through-style="none" style:text-line-through-type="none" style:font-name="DejaVu Sans Mono" fo:font-size="8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8.5pt" style:language-asian="none" style:country-asian="none" style:font-style-asian="normal" style:font-weight-asian="normal" style:font-name-complex="DejaVu Sans Mono" style:font-size-complex="8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color="#800080" style:text-outline="false" style:text-line-through-style="none" style:text-line-through-type="none" style:font-name="DejaVu Sans Mono" fo:font-size="8.5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 Mono" style:font-size-asian="8.5pt" style:language-asian="none" style:country-asian="none" style:font-style-asian="normal" style:font-weight-asian="bold" style:font-name-complex="DejaVu Sans Mono" style:font-size-complex="8.5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T34" style:family="text">
      <style:text-properties fo:color="#800080" style:font-name="DejaVu Sans Mono" fo:font-size="8.5pt" fo:font-weight="normal" style:font-name-asian="DejaVu Sans Mono" style:font-size-asian="8.5pt" style:font-weight-asian="normal" style:font-name-complex="DejaVu Sans Mono" style:font-size-complex="8.5pt" style:font-weight-complex="normal"/>
    </style:style>
    <style:style style:name="T35" style:family="text">
      <style:text-properties fo:color="#000000" style:font-name="DejaVu Sans Mono" fo:font-size="8.5pt" fo:font-weight="normal" style:font-name-asian="DejaVu Sans Mono" style:font-size-asian="8.5pt" style:font-weight-asian="normal" style:font-name-complex="DejaVu Sans Mono" style:font-size-complex="8.5pt" style:font-weight-complex="normal"/>
    </style:style>
    <style:style style:name="T36" style:family="text">
      <style:text-properties fo:color="#800080" style:font-name="DejaVu Sans Mono" fo:font-size="8.5pt" fo:font-weight="bold" style:font-name-asian="DejaVu Sans Mono" style:font-size-asian="8.5pt" style:font-weight-asian="bold" style:font-name-complex="DejaVu Sans Mono" style:font-size-complex="8.5pt" style:font-weight-complex="bold"/>
    </style:style>
    <style:style style:name="T37" style:family="text">
      <style:text-properties fo:color="#800080" fo:font-weight="bold" style:font-name-asian="DejaVu Sans Mono" style:font-size-asian="8.5pt" style:font-weight-asian="bold" style:font-name-complex="DejaVu Sans Mono" style:font-size-complex="8.5pt" style:font-weight-complex="bold"/>
    </style:style>
    <style:style style:name="T38" style:family="text">
      <style:text-properties fo:color="#008000" fo:font-weight="normal" style:font-name-asian="DejaVu Sans Mono" style:font-size-asian="8.5pt" style:font-weight-asian="normal" style:font-name-complex="DejaVu Sans Mono" style:font-size-complex="8.5pt" style:font-weight-complex="normal"/>
    </style:style>
    <style:style style:name="T69" style:family="text">
      <style:text-properties fo:color="#008000" style:text-outline="false" style:text-line-through-style="none" style:text-line-through-type="none" style:font-name="DejaVu Sans Mono" fo:font-size="8.5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8.5pt" style:language-asian="zxx" style:country-asian="none" style:font-style-asian="normal" style:font-weight-asian="normal" style:font-name-complex="DejaVu Sans Mono" style:font-size-complex="8.5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80" style:family="text">
      <style:text-properties fo:color="#800080" style:text-outline="false" style:text-line-through-style="none" style:text-line-through-type="none" style:font-name="DejaVu Sans Mono" fo:font-size="8.5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8.5pt" style:language-asian="zxx" style:country-asian="none" style:font-style-asian="normal" style:font-weight-asian="normal" style:font-name-complex="DejaVu Sans Mono" style:font-size-complex="8.5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color="#800080" style:text-outline="false" style:text-line-through-style="none" style:text-line-through-type="none" style:font-name="DejaVu Sans Mono" fo:font-size="8.5pt" fo:language="zxx" fo:country="none" fo:font-style="normal" fo:text-shadow="none" style:text-underline-style="none" fo:font-weight="bold" style:text-underline-mode="continuous" style:text-overline-mode="continuous" style:text-line-through-mode="continuous" style:font-name-asian="DejaVu Sans Mono" style:font-size-asian="8.5pt" style:language-asian="zxx" style:country-asian="none" style:font-style-asian="normal" style:font-weight-asian="bold" style:font-name-complex="DejaVu Sans Mono" style:font-size-complex="8.5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T40" style:family="text">
      <style:text-properties fo:color="#800080" style:text-outline="false" style:text-line-through-style="none" style:text-line-through-type="none" style:font-name="DejaVu Sans Mono" fo:font-size="8.5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8.5pt" style:language-asian="zxx" style:country-asian="none" style:font-style-asian="normal" style:font-weight-asian="normal" style:font-name-complex="DejaVu Sans Mono" style:font-size-complex="8.5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color="#008000" style:text-outline="false" style:text-line-through-style="none" style:text-line-through-type="none" style:font-name="DejaVu Sans Mono" fo:font-size="8.5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8.5pt" style:language-asian="zxx" style:country-asian="none" style:font-style-asian="normal" style:font-weight-asian="normal" style:font-name-complex="DejaVu Sans Mono" style:font-size-complex="8.5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color="#0000ff" style:font-name="DejaVu Sans Mono" fo:font-size="8.5pt" fo:font-weight="bold" style:font-name-asian="DejaVu Sans Mono" style:font-size-asian="8.5pt" style:font-weight-asian="bold" style:font-name-complex="DejaVu Sans Mono" style:font-size-complex="8.5pt" style:font-weight-complex="bold"/>
    </style:style>
    <style:style style:name="T43" style:family="text">
      <style:text-properties fo:color="#000000" style:text-outline="false" style:text-line-through-style="none" style:text-line-through-type="none" style:font-name="DejaVu Sans Mono" fo:font-size="8.5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8.5pt" style:language-asian="zxx" style:country-asian="none" style:font-style-asian="normal" style:font-weight-asian="normal" style:font-name-complex="DejaVu Sans Mono" style:font-size-complex="8.5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color="#008000" style:text-outline="false" style:text-line-through-style="none" style:text-line-through-type="none" style:font-name="DejaVu Sans Mono" fo:font-size="8.5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8.5pt" style:language-asian="zxx" style:country-asian="none" style:font-style-asian="normal" style:font-weight-asian="normal" style:font-name-complex="DejaVu Sans Mono" style:font-size-complex="8.5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fo:color="#0000ff" style:text-outline="false" style:text-line-through-style="none" style:text-line-through-type="none" style:font-name="DejaVu Sans Mono" fo:font-size="8.5pt" fo:language="zxx" fo:country="none" fo:font-style="normal" fo:text-shadow="none" style:text-underline-style="none" fo:font-weight="bold" style:text-underline-mode="continuous" style:text-overline-mode="continuous" style:text-line-through-mode="continuous" style:font-name-asian="DejaVu Sans Mono" style:font-size-asian="8.5pt" style:language-asian="zxx" style:country-asian="none" style:font-style-asian="normal" style:font-weight-asian="bold" style:font-name-complex="DejaVu Sans Mono" style:font-size-complex="8.5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T46" style:family="text">
      <style:text-properties fo:color="#0000ff" style:font-name="DejaVu Sans Mono" fo:font-size="8.5pt" style:font-name-asian="DejaVu Sans Mono" style:font-size-asian="8.5pt" style:font-name-complex="DejaVu Sans Mono" style:font-size-complex="8.5pt"/>
    </style:style>
    <style:style style:name="T48" style:family="text">
      <style:text-properties fo:color="#008000" style:text-outline="false" style:text-line-through-style="none" style:text-line-through-type="none" style:font-name="DejaVu Sans Mono" fo:font-size="8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8.5pt" style:language-asian="none" style:country-asian="none" style:font-style-asian="normal" style:font-weight-asian="normal" style:font-name-complex="DejaVu Sans Mono" style:font-size-complex="8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fo:color="#000000" style:text-outline="false" style:text-line-through-style="none" style:text-line-through-type="none" style:font-name="DejaVu Sans Mono" fo:font-size="8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8.5pt" style:language-asian="none" style:country-asian="none" style:font-style-asian="normal" style:font-weight-asian="normal" style:font-name-complex="DejaVu Sans Mono" style:font-size-complex="8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55" style:family="text">
      <style:text-properties fo:color="#008000" style:text-outline="false" style:text-line-through-style="none" style:text-line-through-type="none" style:font-name="DejaVu Sans Mono" fo:font-size="8.5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8.5pt" style:language-asian="zxx" style:country-asian="none" style:font-style-asian="normal" style:font-weight-asian="normal" style:font-name-complex="DejaVu Sans Mono" style:font-size-complex="8.5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fo:color="#000000" style:text-outline="false" style:text-line-through-style="none" style:text-line-through-type="none" style:font-name="DejaVu Sans Mono" fo:font-size="8.5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8.5pt" style:language-asian="zxx" style:country-asian="none" style:font-style-asian="normal" style:font-weight-asian="normal" style:font-name-complex="DejaVu Sans Mono" style:font-size-complex="8.5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fo:color="#0000ff" style:text-outline="false" style:text-line-through-style="none" style:text-line-through-type="none" style:font-name="DejaVu Sans Mono" fo:font-size="8.5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8.5pt" style:language-asian="zxx" style:country-asian="none" style:font-style-asian="normal" style:font-weight-asian="normal" style:font-name-complex="DejaVu Sans Mono" style:font-size-complex="8.5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fo:color="#000000" style:text-outline="false" style:text-line-through-style="none" style:text-line-through-type="none" style:font-name="DejaVu Sans Mono" fo:font-size="8.5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8.5pt" style:language-asian="zxx" style:country-asian="none" style:font-style-asian="normal" style:font-weight-asian="normal" style:font-name-complex="DejaVu Sans Mono" style:font-size-complex="8.5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fo:color="#008000" style:text-outline="false" style:text-line-through-style="none" style:text-line-through-type="none" style:font-name="DejaVu Sans Mono" fo:font-size="8.5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8.5pt" style:language-asian="zxx" style:country-asian="none" style:font-style-asian="normal" style:font-weight-asian="normal" style:font-name-complex="DejaVu Sans Mono" style:font-size-complex="8.5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fo:color="#008000" style:font-name-asian="DejaVu Sans Mono" style:font-size-asian="8.5pt" style:font-name-complex="DejaVu Sans Mono" style:font-size-complex="8.5pt"/>
    </style:style>
    <style:style style:name="T52" style:family="text">
      <style:text-properties fo:color="#000000" style:text-outline="false" style:text-line-through-style="none" style:text-line-through-type="none" style:font-name="DejaVu Sans Mono" fo:font-size="8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8.5pt" style:language-asian="none" style:country-asian="none" style:font-style-asian="normal" style:font-weight-asian="normal" style:font-name-complex="DejaVu Sans Mono" style:font-size-complex="8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53" style:family="text">
      <style:text-properties fo:color="#008000" style:text-outline="false" style:text-line-through-style="none" style:text-line-through-type="none" style:font-name="DejaVu Sans Mono" fo:font-size="8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8.5pt" style:language-asian="none" style:country-asian="none" style:font-style-asian="normal" style:font-weight-asian="normal" style:font-name-complex="DejaVu Sans Mono" style:font-size-complex="8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70" style:family="text">
      <style:text-properties fo:color="#008000" style:text-outline="false" style:text-line-through-style="none" style:text-line-through-type="none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8.5pt" style:language-asian="zxx" style:country-asian="none" style:font-style-asian="normal" style:font-weight-asian="normal" style:font-name-complex="DejaVu Sans Mono" style:font-size-complex="8.5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76" style:family="text">
      <style:text-properties fo:color="#000000" style:text-outline="false" style:text-line-through-style="none" style:text-line-through-type="none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8.5pt" style:language-asian="zxx" style:country-asian="none" style:font-style-asian="normal" style:font-weight-asian="normal" style:font-name-complex="DejaVu Sans Mono" style:font-size-complex="8.5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77" style:family="text">
      <style:text-properties fo:color="#008000" style:text-outline="false" style:text-line-through-style="none" style:text-line-through-type="none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8.5pt" style:language-asian="zxx" style:country-asian="none" style:font-style-asian="normal" style:font-weight-asian="normal" style:font-name-complex="DejaVu Sans Mono" style:font-size-complex="8.5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57" style:family="text">
      <style:text-properties style:use-window-font-color="true"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58" style:family="text">
      <style:text-properties fo:color="#800080" style:text-outline="false" style:text-line-through-style="none" style:text-line-through-type="none" style:font-name="DejaVu Sans Mono" fo:font-size="8.5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 Mono" style:font-size-asian="8.5pt" style:language-asian="none" style:country-asian="none" style:font-style-asian="normal" style:font-weight-asian="bold" style:font-name-complex="DejaVu Sans Mono" style:font-size-complex="8.5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T59" style:family="text">
      <style:text-properties fo:color="#000000" style:text-outline="false" style:text-line-through-style="none" style:text-line-through-type="none" style:font-name="DejaVu Sans Mono" fo:font-size="8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8.5pt" style:language-asian="none" style:country-asian="none" style:font-style-asian="normal" style:font-weight-asian="normal" style:font-name-complex="DejaVu Sans Mono" style:font-size-complex="8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60" style:family="text">
      <style:text-properties fo:color="#008000" style:text-outline="false" style:text-line-through-style="none" style:text-line-through-type="none" style:font-name="DejaVu Sans Mono" fo:font-size="8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8.5pt" style:language-asian="none" style:country-asian="none" style:font-style-asian="normal" style:font-weight-asian="normal" style:font-name-complex="DejaVu Sans Mono" style:font-size-complex="8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61" style:family="text">
      <style:text-properties fo:color="#000000" style:text-outline="false" style:text-line-through-style="none" style:text-line-through-type="none" style:font-name="DejaVu Sans Mono" fo:font-size="8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8.5pt" style:language-asian="none" style:country-asian="none" style:font-style-asian="normal" style:font-weight-asian="normal" style:font-name-complex="DejaVu Sans Mono" style:font-size-complex="8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62" style:family="text">
      <style:text-properties fo:color="#008000" style:text-outline="false" style:text-line-through-style="none" style:text-line-through-type="none" style:font-name="DejaVu Sans Mono" fo:font-size="8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8.5pt" style:language-asian="none" style:country-asian="none" style:font-style-asian="normal" style:font-weight-asian="normal" style:font-name-complex="DejaVu Sans Mono" style:font-size-complex="8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81" style:family="text">
      <style:text-properties fo:color="#000000" style:text-outline="false" style:text-line-through-style="none" style:text-line-through-type="none" style:font-name="DejaVu Sans Mono" fo:font-size="8.5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8.5pt" style:language-asian="zxx" style:country-asian="none" style:font-style-asian="normal" style:font-weight-asian="normal" style:font-name-complex="DejaVu Sans Mono" style:font-size-complex="8.5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82" style:family="text">
      <style:text-properties fo:color="#008000" style:text-outline="false" style:text-line-through-style="none" style:text-line-through-type="none" style:font-name="DejaVu Sans Mono" fo:font-size="8.5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8.5pt" style:language-asian="zxx" style:country-asian="none" style:font-style-asian="normal" style:font-weight-asian="normal" style:font-name-complex="DejaVu Sans Mono" style:font-size-complex="8.5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63" style:family="text">
      <style:text-properties fo:color="#008000" style:font-name="DejaVu Sans Mono" fo:font-size="8.5pt" style:font-name-asian="DejaVu Sans Mono" style:font-size-asian="8.5pt" style:font-name-complex="DejaVu Sans Mono" style:font-size-complex="8.5pt"/>
    </style:style>
    <style:style style:name="T64" style:family="text">
      <style:text-properties fo:color="#008000" style:font-name="DejaVu Sans Mono" fo:font-size="8.5pt" fo:font-weight="normal" style:font-name-asian="DejaVu Sans Mono" style:font-size-asian="8.5pt" style:font-weight-asian="normal" style:font-name-complex="DejaVu Sans Mono" style:font-size-complex="8.5pt" style:font-weight-complex="normal"/>
    </style:style>
    <style:style style:name="T65" style:family="text">
      <style:text-properties fo:color="#0000ff" style:font-name="DejaVu Sans Mono" fo:font-size="8.5pt" fo:font-weight="normal" style:font-name-asian="DejaVu Sans Mono" style:font-size-asian="8.5pt" style:font-weight-asian="normal" style:font-name-complex="DejaVu Sans Mono" style:font-size-complex="8.5pt" style:font-weight-complex="normal"/>
    </style:style>
    <style:style style:name="T67" style:family="text">
      <style:text-properties fo:color="#0000ff" style:font-name="DejaVu Sans Mono" fo:font-size="8.5pt" fo:font-weight="normal" style:font-name-asian="DejaVu Sans Mono" style:font-size-asian="8.5pt" style:font-weight-asian="normal" style:font-name-complex="DejaVu Sans Mono" style:font-size-complex="8.5pt" style:font-weight-complex="normal"/>
    </style:style>
    <style:style style:name="T83" style:family="text">
      <style:text-properties fo:color="#800080" style:font-name="DejaVu Sans Mono" fo:font-size="8.5pt" fo:font-weight="normal" style:font-name-asian="DejaVu Sans Mono" style:font-size-asian="8.5pt" style:font-weight-asian="normal" style:font-name-complex="DejaVu Sans Mono" style:font-size-complex="8.5pt" style:font-weight-complex="normal"/>
    </style:style>
    <style:style style:name="T66" style:family="text">
      <style:text-properties fo:color="#008000" style:font-name="DejaVu Sans Mono" fo:font-size="8.5pt" fo:font-weight="normal" style:font-name-asian="DejaVu Sans Mono" style:font-size-asian="8.5pt" style:font-weight-asian="normal" style:font-name-complex="DejaVu Sans Mono" style:font-size-complex="8.5pt" style:font-weight-complex="normal"/>
    </style:style>
    <style:style style:name="T68" style:family="text">
      <style:text-properties fo:color="#800080" style:text-outline="false" style:text-line-through-style="none" style:text-line-through-type="none" style:font-name="DejaVu Sans Mono" fo:font-size="8.5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 Mono" style:font-size-asian="8.5pt" style:language-asian="none" style:country-asian="none" style:font-style-asian="normal" style:font-weight-asian="bold" style:font-name-complex="DejaVu Sans Mono" style:font-size-complex="8.5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T84" style:family="text">
      <style:text-properties fo:color="#0000ff" style:text-outline="false" style:text-line-through-style="none" style:text-line-through-type="none" style:font-name="DejaVu Sans Mono" fo:font-size="8.5pt" fo:language="zxx" fo:country="none" fo:font-style="normal" fo:text-shadow="none" style:text-underline-style="none" fo:font-weight="bold" style:text-underline-mode="continuous" style:text-overline-mode="continuous" style:text-line-through-mode="continuous" style:font-name-asian="DejaVu Sans Mono" style:font-size-asian="8.5pt" style:language-asian="zxx" style:country-asian="none" style:font-style-asian="normal" style:font-weight-asian="bold" style:font-name-complex="DejaVu Sans Mono" style:font-size-complex="8.5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T85" style:family="text">
      <style:text-properties fo:color="#800080" style:text-outline="false" style:text-line-through-style="none" style:text-line-through-type="none" style:font-name="DejaVu Sans Mono" fo:font-size="8.5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 Mono" style:font-size-asian="8.5pt" style:language-asian="none" style:country-asian="none" style:font-style-asian="normal" style:font-weight-asian="bold" style:font-name-complex="DejaVu Sans Mono" style:font-size-complex="8.5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T86" style:family="text">
      <style:text-properties fo:color="#0000ff" style:text-outline="false" style:text-line-through-style="none" style:text-line-through-type="none" style:font-name="DejaVu Sans Mono" fo:font-size="8.5pt" fo:language="zxx" fo:country="none" fo:font-style="normal" fo:text-shadow="none" style:text-underline-style="none" fo:font-weight="bold" style:text-underline-mode="continuous" style:text-overline-mode="continuous" style:text-line-through-mode="continuous" style:font-name-asian="DejaVu Sans Mono" style:font-size-asian="8.5pt" style:language-asian="zxx" style:country-asian="none" style:font-style-asian="normal" style:font-weight-asian="bold" style:font-name-complex="DejaVu Sans Mono" style:font-size-complex="8.5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font-weight="bold" style:font-weight-asian="bold" style:font-weight-complex="bold"/>
    </style:style>
    <style:style style:name="T71" style:family="text">
      <style:text-properties fo:color="#008000" fo:font-weight="normal" style:font-name-asian="DejaVu Sans Mono" style:font-size-asian="8.5pt" style:font-weight-asian="normal" style:font-name-complex="DejaVu Sans Mono" style:font-size-complex="8.5pt" style:font-weight-complex="normal"/>
    </style:style>
    <style:style style:name="T72" style:family="text">
      <style:text-properties fo:color="#000000" fo:font-weight="normal" style:font-name-asian="DejaVu Sans Mono" style:font-size-asian="8.5pt" style:font-weight-asian="normal" style:font-name-complex="DejaVu Sans Mono" style:font-size-complex="8.5pt" style:font-weight-complex="normal"/>
    </style:style>
    <style:style style:name="T73" style:family="text">
      <style:text-properties fo:color="#008000" fo:font-weight="normal" style:font-name-asian="DejaVu Sans Mono" style:font-size-asian="8.5pt" style:font-weight-asian="normal" style:font-name-complex="DejaVu Sans Mono" style:font-size-complex="8.5pt" style:font-weight-complex="normal"/>
    </style:style>
    <style:style style:name="T74" style:family="text">
      <style:text-properties fo:color="#0000ff" fo:font-weight="bold" style:font-name-asian="DejaVu Sans Mono" style:font-size-asian="8.5pt" style:font-weight-asian="bold" style:font-name-complex="DejaVu Sans Mono" style:font-size-complex="8.5pt" style:font-weight-complex="bold"/>
    </style:style>
    <style:style style:name="T75" style:family="text">
      <style:text-properties fo:color="#ff8c00" style:text-outline="false" style:text-line-through-style="none" style:text-line-through-type="none" style:font-name="DejaVu Sans Mono" fo:font-size="8.5pt" fo:language="zxx" fo:country="none" fo:font-style="normal" fo:text-shadow="none" style:text-underline-style="none" fo:font-weight="bold" style:text-underline-mode="continuous" style:text-overline-mode="continuous" style:text-line-through-mode="continuous" style:font-name-asian="DejaVu Sans Mono" style:font-size-asian="8.5pt" style:language-asian="zxx" style:country-asian="none" style:font-style-asian="normal" style:font-weight-asian="bold" style:font-name-complex="DejaVu Sans Mono" style:font-size-complex="8.5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T78" style:family="text">
      <style:text-properties fo:color="#0000ff" style:text-outline="false" style:text-line-through-style="none" style:text-line-through-type="none" fo:language="zxx" fo:country="none" fo:font-style="normal" fo:text-shadow="none" style:text-underline-style="none" fo:font-weight="bold" style:text-underline-mode="continuous" style:text-overline-mode="continuous" style:text-line-through-mode="continuous" style:font-name-asian="DejaVu Sans Mono" style:font-size-asian="8.5pt" style:language-asian="zxx" style:country-asian="none" style:font-style-asian="normal" style:font-weight-asian="bold" style:font-name-complex="DejaVu Sans Mono" style:font-size-complex="8.5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T79" style:family="text">
      <style:text-properties fo:color="#000000" style:text-outline="false" style:text-line-through-style="none" style:text-line-through-type="none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8.5pt" style:language-asian="zxx" style:country-asian="none" style:font-style-asian="normal" style:font-weight-asian="normal" style:font-name-complex="DejaVu Sans Mono" style:font-size-complex="8.5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87" style:family="text">
      <style:text-properties fo:color="#800080" style:text-outline="false" style:text-line-through-style="none" style:text-line-through-type="none" fo:language="zxx" fo:country="none" fo:font-style="normal" fo:text-shadow="none" style:text-underline-style="none" fo:font-weight="bold" style:text-underline-mode="continuous" style:text-overline-mode="continuous" style:text-line-through-mode="continuous" style:font-name-asian="DejaVu Sans Mono" style:font-size-asian="8.5pt" style:language-asian="zxx" style:country-asian="none" style:font-style-asian="normal" style:font-weight-asian="bold" style:font-name-complex="DejaVu Sans Mono" style:font-size-complex="8.5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T88" style:family="text">
      <style:text-properties fo:color="#008000" style:text-outline="false" style:text-line-through-style="none" style:text-line-through-type="none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8.5pt" style:language-asian="zxx" style:country-asian="none" style:font-style-asian="normal" style:font-weight-asian="normal" style:font-name-complex="DejaVu Sans Mono" style:font-size-complex="8.5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89" style:family="text">
      <style:text-properties fo:color="#800080" style:text-outline="false" style:text-line-through-style="none" style:text-line-through-type="none" style:font-name="DejaVu Sans Mono" fo:font-size="8.5pt" fo:language="zxx" fo:country="none" fo:font-style="normal" fo:text-shadow="none" style:text-underline-style="none" fo:font-weight="bold" style:text-underline-mode="continuous" style:text-overline-mode="continuous" style:text-line-through-mode="continuous" style:font-name-asian="DejaVu Sans Mono" style:font-size-asian="8.5pt" style:language-asian="zxx" style:country-asian="none" style:font-style-asian="normal" style:font-weight-asian="bold" style:font-name-complex="DejaVu Sans Mono" style:font-size-complex="8.5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T90" style:family="text">
      <style:text-properties fo:color="#000000" style:text-outline="false" style:text-line-through-style="none" style:text-line-through-type="none" style:font-name="DejaVu Sans Mono" fo:font-size="8.5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8.5pt" style:language-asian="zxx" style:country-asian="none" style:font-style-asian="normal" style:font-weight-asian="normal" style:font-name-complex="DejaVu Sans Mono" style:font-size-complex="8.5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91" style:family="text">
      <style:text-properties fo:color="#800080" style:text-outline="false" style:text-line-through-style="none" style:text-line-through-type="none" style:font-name="DejaVu Sans Mono" fo:font-size="8.5pt" fo:language="zxx" fo:country="none" fo:font-style="normal" fo:text-shadow="none" style:text-underline-style="none" fo:font-weight="bold" style:text-underline-mode="continuous" style:text-overline-mode="continuous" style:text-line-through-mode="continuous" style:font-name-asian="DejaVu Sans Mono" style:font-size-asian="8.5pt" style:language-asian="zxx" style:country-asian="none" style:font-style-asian="normal" style:font-weight-asian="bold" style:font-name-complex="DejaVu Sans Mono" style:font-size-complex="8.5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T92" style:family="text">
      <style:text-properties fo:color="#008000" style:text-outline="false" style:text-line-through-style="none" style:text-line-through-type="none" style:font-name="DejaVu Sans Mono" fo:font-size="8.5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8.5pt" style:language-asian="zxx" style:country-asian="none" style:font-style-asian="normal" style:font-weight-asian="normal" style:font-name-complex="DejaVu Sans Mono" style:font-size-complex="8.5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93" style:family="text">
      <style:text-properties fo:color="#000000"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94" style:family="text">
      <style:text-properties fo:color="#00a933" fo:font-weight="bold" style:font-weight-asian="bold" style:font-weight-complex="bold"/>
    </style:style>
    <style:style style:name="T95" style:family="text"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name-complex="Tahoma" style:font-size-complex="10pt" style:language-complex="zxx" style:country-complex="none" style:font-style-complex="normal" style:text-emphasize="none" style:font-relief="none" style:text-overline-style="none" style:text-overline-color="font-color"/>
    </style:style>
    <style:style style:name="T96" style:family="text">
      <style:text-properties fo:color="#ce181e" style:text-outline="false" style:text-line-through-style="none" style:text-line-through-type="none" style:font-name="Arial" fo:font-size="10pt" fo:language="zxx" fo:country="none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bold" style:font-name-complex="Tahoma" style:font-size-complex="10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T97" style:family="text">
      <style:text-properties fo:color="#ce181e" style:text-outline="false" style:text-line-through-style="none" style:text-line-through-type="none" style:font-name="Arial" fo:font-size="10pt" fo:language="zxx" fo:country="none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bold" style:font-name-complex="Tahoma" style:font-size-complex="10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T98" style:family="text"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99" style:family="text">
      <style:text-properties fo:color="#ce181e"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100" style:family="text">
      <style:text-properties fo:color="#000000" style:text-outline="false" style:text-line-through-style="none" style:text-line-through-type="none" style:font-name="Arial" fo:font-size="10pt" fo:language="zxx" fo:country="none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bold" style:font-name-complex="Tahoma" style:font-size-complex="10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T101" style:family="text">
      <style:text-properties fo:color="#000000"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107" style:family="text">
      <style:text-properties fo:color="#008000" style:text-outline="false" style:text-line-through-style="none" style:text-line-through-type="none" style:font-name="DejaVu Sans Mono" fo:font-size="8.5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8.5pt" style:language-asian="zxx" style:country-asian="none" style:font-style-asian="normal" style:font-weight-asian="normal" style:font-name-complex="DejaVu Sans Mono" style:font-size-complex="8.5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102" style:family="text">
      <style:text-properties fo:color="#00a933" style:text-outline="false" style:text-line-through-style="none" style:text-line-through-type="none" style:font-name="Arial" fo:font-size="10pt" fo:language="zxx" fo:country="none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bold" style:font-name-complex="Tahoma" style:font-size-complex="10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T103" style:family="text">
      <style:text-properties fo:color="#ce181e" fo:font-weight="bold" style:font-weight-asian="bold" style:font-weight-complex="bold"/>
    </style:style>
    <style:style style:name="T104" style:family="text">
      <style:text-properties fo:color="#000000" style:font-name-asian="DejaVu Sans Mono" style:font-size-asian="8.5pt" style:font-weight-asian="bold" style:font-name-complex="DejaVu Sans Mono" style:font-size-complex="8.5pt" style:font-weight-complex="bold"/>
    </style:style>
    <style:style style:name="T105" style:family="text">
      <style:text-properties style:font-name-asian="DejaVu Sans Mono" style:font-size-asian="8.5pt" style:font-weight-asian="bold" style:font-name-complex="DejaVu Sans Mono" style:font-size-complex="8.5pt" style:font-weight-complex="bold"/>
    </style:style>
    <style:style style:name="T106" style:family="text">
      <style:text-properties fo:color="#000000" style:text-outline="false" style:text-line-through-style="none" style:text-line-through-type="none" style:font-name="DejaVu Sans Mono" fo:font-size="8.5pt" fo:language="zxx" fo:country="none" fo:font-style="normal" fo:text-shadow="none" style:text-underline-style="none" fo:font-weight="bold" style:text-underline-mode="continuous" style:text-overline-mode="continuous" style:text-line-through-mode="continuous" style:font-name-asian="DejaVu Sans Mono" style:font-size-asian="8.5pt" style:language-asian="zxx" style:country-asian="none" style:font-style-asian="normal" style:font-weight-asian="bold" style:font-name-complex="DejaVu Sans Mono" style:font-size-complex="8.5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T108" style:family="text">
      <style:text-properties style:text-outline="false" style:text-line-through-style="none" style:text-line-through-type="none" fo:language="zxx" fo:country="none" fo:font-style="normal" fo:text-shadow="none" style:text-underline-style="none" fo:font-weight="normal" style:text-underline-mode="continuous" style:text-overline-mode="continuous" style:text-line-through-mode="continuous" style:language-asian="zxx" style:country-asian="none" style:font-style-asian="normal" style:font-weight-asian="normal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109" style:family="text">
      <style:text-properties fo:color="#2b91af" style:text-outline="false" style:text-line-through-style="none" style:text-line-through-type="none" style:font-name="Consolas" fo:font-size="9.5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9.5pt" style:language-asian="zxx" style:country-asian="none" style:font-style-asian="normal" style:font-weight-asian="normal" style:font-name-complex="Consolas" style:font-size-complex="9.5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110" style:family="text">
      <style:text-properties fo:color="#000000" style:text-outline="false" style:text-line-through-style="none" style:text-line-through-type="none" style:font-name="Consolas" fo:font-size="9.5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9.5pt" style:language-asian="zxx" style:country-asian="none" style:font-style-asian="normal" style:font-weight-asian="normal" style:font-name-complex="Consolas" style:font-size-complex="9.5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111" style:family="text">
      <style:text-properties fo:color="#000000"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112" style:family="text"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113" style:family="text">
      <style:text-properties fo:color="#000000" style:text-outline="false" style:text-line-through-style="none" style:text-line-through-type="none" style:font-name="DejaVu Sans Mono" fo:font-size="8.5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8.5pt" style:language-asian="zxx" style:country-asian="none" style:font-style-asian="normal" style:font-weight-asian="normal" style:font-name-complex="DejaVu Sans Mono" style:font-size-complex="8.5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114" style:family="text">
      <style:text-properties fo:color="#800080" style:text-outline="false" style:text-line-through-style="none" style:text-line-through-type="none" style:font-name="DejaVu Sans Mono" fo:font-size="8.5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8.5pt" style:language-asian="zxx" style:country-asian="none" style:font-style-asian="normal" style:font-weight-asian="normal" style:font-name-complex="DejaVu Sans Mono" style:font-size-complex="8.5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115" style:family="text">
      <style:text-properties fo:color="#0000ff" style:text-outline="false" style:text-line-through-style="none" style:text-line-through-type="none" style:font-name="DejaVu Sans Mono" fo:font-size="8.5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8.5pt" style:language-asian="zxx" style:country-asian="none" style:font-style-asian="normal" style:font-weight-asian="normal" style:font-name-complex="DejaVu Sans Mono" style:font-size-complex="8.5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116" style:family="text">
      <style:text-properties fo:color="#800080"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117" style:family="text">
      <style:text-properties fo:color="#008000" style:text-outline="false" style:text-line-through-style="none" style:text-line-through-type="none" style:font-name="DejaVu Sans Mono" fo:font-size="8.5pt" fo:language="zxx" fo:country="none" fo:font-style="normal" fo:text-shadow="none" style:text-underline-style="none" style:text-underline-mode="continuous" style:text-overline-mode="continuous" style:text-line-through-mode="continuous" style:font-name-asian="DejaVu Sans Mono" style:font-size-asian="8.5pt" style:language-asian="zxx" style:country-asian="none" style:font-style-asian="normal" style:font-name-complex="DejaVu Sans Mono" style:font-size-complex="8.5pt" style:language-complex="zxx" style:country-complex="none" style:font-style-complex="normal" style:text-emphasize="none" style:font-relief="none" style:text-overline-style="none" style:text-overline-color="font-color"/>
    </style:style>
    <style:style style:name="T118" style:family="text">
      <style:text-properties fo:color="#000000" style:text-outline="false" style:text-line-through-style="none" style:text-line-through-type="none" style:font-name="DejaVu Sans Mono" fo:font-size="8.5pt" fo:language="zxx" fo:country="none" fo:font-style="normal" fo:text-shadow="none" style:text-underline-style="none" style:text-underline-mode="continuous" style:text-overline-mode="continuous" style:text-line-through-mode="continuous" style:font-name-asian="DejaVu Sans Mono" style:font-size-asian="8.5pt" style:language-asian="zxx" style:country-asian="none" style:font-style-asian="normal" style:font-name-complex="DejaVu Sans Mono" style:font-size-complex="8.5pt" style:language-complex="zxx" style:country-complex="none" style:font-style-complex="normal" style:text-emphasize="none" style:font-relief="none" style:text-overline-style="none" style:text-overline-color="font-color"/>
    </style:style>
    <style:style style:name="T119" style:family="text"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120" style:family="text">
      <style:text-properties style:font-name-asian="Consolas" style:font-size-asian="9.5pt" style:font-name-complex="Consolas" style:font-size-complex="9.5pt"/>
    </style:style>
    <style:style style:name="T121" style:family="text">
      <style:text-properties style:text-position="super 58%"/>
    </style:style>
    <style:style style:name="T122" style:family="text">
      <style:text-properties fo:color="#5983b0"/>
    </style:style>
    <style:style style:name="T134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35" style:family="text">
      <style:text-properties fo:color="#0000ff" style:font-name="DejaVu Sans Mono" fo:font-size="8.5pt" style:font-name-asian="DejaVu Sans Mono" style:font-name-complex="DejaVu Sans Mono" style:font-size-asian="8.5pt" style:font-size-complex="8.5pt"/>
    </style:style>
    <style:style style:name="T136" style:family="text">
      <style:text-properties fo:color="#0000ff" style:font-name="DejaVu Sans Mono" fo:font-size="8.5pt" style:font-name-asian="DejaVu Sans Mono" style:font-name-complex="DejaVu Sans Mono" style:font-size-asian="8.5pt" style:font-size-complex="8.5pt" fo:font-weight="bold" style:font-weight-asian="bold" style:font-weight-complex="bold"/>
    </style:style>
    <style:style style:name="T137" style:family="text">
      <style:text-properties style:font-name="DejaVu Sans Mono" fo:font-size="8.5pt" style:font-name-asian="DejaVu Sans Mono" style:font-name-complex="DejaVu Sans Mono" style:font-size-asian="8.5pt" style:font-size-complex="8.5pt" fo:color="#000000" fo:font-weight="normal" style:font-weight-asian="normal" style:font-weight-complex="normal"/>
    </style:style>
    <style:style style:name="T138" style:family="text">
      <style:text-properties style:font-name="DejaVu Sans Mono" fo:font-size="8.5pt" style:font-name-asian="DejaVu Sans Mono" style:font-name-complex="DejaVu Sans Mono" style:font-size-asian="8.5pt" style:font-size-complex="8.5pt" fo:font-weight="normal" style:font-weight-asian="normal" style:font-weight-complex="normal" fo:color="#008000"/>
    </style:style>
    <style:style style:name="T139" style:family="text">
      <style:text-properties fo:color="#0000ff" style:font-name="DejaVu Sans Mono" fo:font-size="8.5pt" fo:font-weight="normal" style:font-name-asian="DejaVu Sans Mono" style:font-name-complex="DejaVu Sans Mono" style:font-size-asian="8.5pt" style:font-size-complex="8.5pt" style:font-weight-asian="normal" style:font-weight-complex="normal"/>
    </style:style>
    <style:style style:name="T140" style:family="text">
      <style:text-properties style:font-name="DejaVu Sans Mono" fo:font-size="8.5pt" fo:font-weight="normal" style:font-name-asian="DejaVu Sans Mono" style:font-name-complex="DejaVu Sans Mono" style:font-size-asian="8.5pt" style:font-size-complex="8.5pt" style:font-weight-asian="normal" style:font-weight-complex="normal" fo:color="#000000"/>
    </style:style>
    <style:style style:name="T141" style:family="text">
      <style:text-properties style:font-name="DejaVu Sans Mono" fo:font-size="8.5pt" fo:font-weight="normal" style:font-name-asian="DejaVu Sans Mono" style:font-name-complex="DejaVu Sans Mono" style:font-size-asian="8.5pt" style:font-size-complex="8.5pt" style:font-weight-asian="normal" style:font-weight-complex="normal" fo:color="#008000"/>
    </style:style>
    <style:style style:name="T142" style:family="text">
      <style:text-properties fo:color="#800080" style:font-name="DejaVu Sans Mono" fo:font-size="8.5pt" style:font-name-asian="DejaVu Sans Mono" style:font-name-complex="DejaVu Sans Mono" style:font-size-asian="8.5pt" style:font-size-complex="8.5pt"/>
    </style:style>
    <style:style style:name="T143" style:family="text">
      <style:text-properties fo:color="#800080" style:font-name="DejaVu Sans Mono" fo:font-size="8.5pt" style:font-name-asian="DejaVu Sans Mono" style:font-name-complex="DejaVu Sans Mono" style:font-size-asian="8.5pt" style:font-size-complex="8.5pt" fo:font-weight="bold" style:font-weight-asian="bold" style:font-weight-complex="bold"/>
    </style:style>
    <style:style style:name="T144" style:family="text">
      <style:text-properties fo:color="#800080" style:font-name="DejaVu Sans Mono" fo:font-size="8.5pt" style:font-name-asian="DejaVu Sans Mono" style:font-name-complex="DejaVu Sans Mono" style:font-size-asian="8.5pt" style:font-size-complex="8.5pt" fo:font-weight="normal" style:font-weight-asian="normal" style:font-weight-complex="normal"/>
    </style:style>
    <style:style style:name="T145" style:family="text">
      <style:text-properties fo:color="#0000ff" style:font-name="DejaVu Sans Mono" fo:font-size="8.5pt" fo:font-weight="bold" style:font-name-asian="DejaVu Sans Mono" style:font-name-complex="DejaVu Sans Mono" style:font-size-asian="8.5pt" style:font-size-complex="8.5pt" style:font-weight-asian="bold" style:font-weight-complex="bold"/>
    </style:style>
    <style:style style:name="T146" style:family="text">
      <style:text-properties fo:color="#800080" style:font-name="DejaVu Sans Mono" fo:font-size="8.5pt" fo:font-weight="normal" style:font-name-asian="DejaVu Sans Mono" style:font-name-complex="DejaVu Sans Mono" style:font-size-asian="8.5pt" style:font-size-complex="8.5pt" style:font-weight-asian="normal" style:font-weight-complex="normal"/>
    </style:style>
    <style:style style:name="T147" style:family="text">
      <style:text-properties fo:color="#008000"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48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/>
    </style:style>
    <style:style style:name="T149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800080" fo:font-weight="bold" style:font-weight-asian="bold" style:font-weight-complex="bold"/>
    </style:style>
    <style:style style:name="T150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800080" fo:font-weight="normal" style:font-weight-asian="normal" style:font-weight-complex="normal"/>
    </style:style>
    <style:style style:name="T151" style:family="text">
      <style:text-properties fo:color="#008000" style:font-name-asian="DejaVu Sans Mono" style:font-name-complex="DejaVu Sans Mono" style:font-size-asian="8.5pt" style:font-size-complex="8.5pt"/>
    </style:style>
    <style:style style:name="T152" style:family="text">
      <style:text-properties style:font-name-asian="DejaVu Sans Mono" style:font-name-complex="DejaVu Sans Mono" style:font-size-asian="8.5pt" style:font-size-complex="8.5pt" fo:color="#000000"/>
    </style:style>
    <style:style style:name="T153" style:family="text">
      <style:text-properties style:font-name-asian="DejaVu Sans Mono" style:font-name-complex="DejaVu Sans Mono" style:font-size-asian="8.5pt" style:font-size-complex="8.5pt" fo:color="#800080" fo:font-weight="bold" style:font-weight-asian="bold" style:font-weight-complex="bold"/>
    </style:style>
    <style:style style:name="T154" style:family="text">
      <style:text-properties style:font-name-asian="DejaVu Sans Mono" style:font-name-complex="DejaVu Sans Mono" style:font-size-asian="8.5pt" style:font-size-complex="8.5pt" fo:color="#000000" fo:font-weight="normal" style:font-weight-asian="normal" style:font-weight-complex="normal"/>
    </style:style>
    <style:style style:name="T155" style:family="text">
      <style:text-properties style:font-name-asian="DejaVu Sans Mono" style:font-name-complex="DejaVu Sans Mono" style:font-size-asian="8.5pt" style:font-size-complex="8.5pt" fo:font-weight="normal" style:font-weight-asian="normal" style:font-weight-complex="normal" fo:color="#800080"/>
    </style:style>
    <style:style style:name="T156" style:family="text">
      <style:text-properties style:font-name-asian="DejaVu Sans Mono" style:font-name-complex="DejaVu Sans Mono" style:font-size-asian="8.5pt" style:font-size-complex="8.5pt" fo:font-weight="normal" style:font-weight-asian="normal" style:font-weight-complex="normal" fo:color="#000000"/>
    </style:style>
    <style:style style:name="T157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58" style:family="text">
      <style:text-properties style:font-name-asian="DejaVu Sans Mono" style:font-name-complex="DejaVu Sans Mono" style:font-size-asian="8.5pt" style:font-size-complex="8.5pt" fo:color="#800080" fo:font-weight="normal" style:font-weight-asian="normal" style:font-weight-complex="normal"/>
    </style:style>
    <style:style style:name="T159" style:family="text">
      <style:text-properties fo:color="#008000" style:font-name="DejaVu Sans Mono" fo:font-size="8.5pt" style:font-name-asian="DejaVu Sans Mono" style:font-name-complex="DejaVu Sans Mono" style:font-size-asian="8.5pt" style:font-size-complex="8.5pt"/>
    </style:style>
    <style:style style:name="T160" style:family="text">
      <style:text-properties style:font-name="DejaVu Sans Mono" fo:font-size="8.5pt" style:font-name-asian="DejaVu Sans Mono" style:font-name-complex="DejaVu Sans Mono" style:font-size-asian="8.5pt" style:font-size-complex="8.5pt" fo:color="#000000"/>
    </style:style>
    <style:style style:name="T161" style:family="text">
      <style:text-properties style:font-name="DejaVu Sans Mono" fo:font-size="8.5pt" style:font-name-asian="DejaVu Sans Mono" style:font-name-complex="DejaVu Sans Mono" style:font-size-asian="8.5pt" style:font-size-complex="8.5pt" fo:color="#800080" fo:font-weight="bold" style:font-weight-asian="bold" style:font-weight-complex="bold"/>
    </style:style>
    <style:style style:name="T162" style:family="text">
      <style:text-properties style:font-name="DejaVu Sans Mono" fo:font-size="8.5pt" style:font-name-asian="DejaVu Sans Mono" style:font-name-complex="DejaVu Sans Mono" style:font-size-asian="8.5pt" style:font-size-complex="8.5pt" fo:color="#800080" fo:font-weight="normal" style:font-weight-asian="normal" style:font-weight-complex="normal"/>
    </style:style>
    <style:style style:name="T163" style:family="text">
      <style:text-properties fo:color="#008000"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64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/>
    </style:style>
    <style:style style:name="T165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800080" fo:font-weight="bold" style:font-weight-asian="bold" style:font-weight-complex="bold"/>
    </style:style>
    <style:style style:name="T166" style:family="text">
      <style:text-properties style:font-name="DejaVu Sans Mono" fo:font-size="8.5pt" style:font-name-asian="DejaVu Sans Mono" style:font-name-complex="DejaVu Sans Mono" style:font-size-asian="8.5pt" style:font-size-complex="8.5pt" fo:font-weight="normal" style:font-weight-asian="normal" style:font-weight-complex="normal" fo:color="#800080"/>
    </style:style>
    <style:style style:name="T167" style:family="text">
      <style:text-properties style:font-name="DejaVu Sans Mono" fo:font-size="8.5pt" style:font-name-asian="DejaVu Sans Mono" style:font-name-complex="DejaVu Sans Mono" style:font-size-asian="8.5pt" style:font-size-complex="8.5pt" fo:font-weight="normal" style:font-weight-asian="normal" style:font-weight-complex="normal" fo:color="#000000"/>
    </style:style>
    <style:style style:name="T168" style:family="text">
      <style:text-properties fo:color="#800080" style:font-name="DejaVu Sans Mono" fo:font-size="8.5pt" fo:font-weight="bold" style:font-name-asian="DejaVu Sans Mono" style:font-name-complex="DejaVu Sans Mono" style:font-size-asian="8.5pt" style:font-size-complex="8.5pt" style:font-weight-asian="bold" style:font-weight-complex="bold"/>
    </style:style>
    <style:style style:name="T169" style:family="text">
      <style:text-properties fo:color="#800080" fo:font-weight="bold" style:font-name-asian="DejaVu Sans Mono" style:font-name-complex="DejaVu Sans Mono" style:font-size-asian="8.5pt" style:font-size-complex="8.5pt" style:font-weight-asian="bold" style:font-weight-complex="bold"/>
    </style:style>
    <style:style style:name="T170" style:family="text">
      <style:text-properties style:font-name-asian="DejaVu Sans Mono" style:font-name-complex="DejaVu Sans Mono" style:font-size-asian="8.5pt" style:font-size-complex="8.5pt" fo:font-weight="normal" style:font-weight-asian="normal" style:font-weight-complex="normal" fo:color="#008000"/>
    </style:style>
    <style:style style:name="T171" style:family="text">
      <style:text-properties fo:color="#800080" style:font-name="DejaVu Sans Mono" fo:font-size="8.5pt" fo:font-weight="bold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72" style:family="text">
      <style:text-properties fo:color="#800080"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173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8000"/>
    </style:style>
    <style:style style:name="T174" style:family="text">
      <style:text-properties style:font-name="DejaVu Sans Mono" fo:font-size="8.5pt" style:font-name-asian="DejaVu Sans Mono" style:font-name-complex="DejaVu Sans Mono" style:font-size-asian="8.5pt" style:font-size-complex="8.5pt" fo:color="#0000ff" fo:font-weight="bold" style:font-weight-asian="bold" style:font-weight-complex="bold"/>
    </style:style>
    <style:style style:name="T175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000000" fo:font-weight="normal" style:font-weight-asian="normal" style:font-weight-complex="normal"/>
    </style:style>
    <style:style style:name="T176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color="#008000"/>
    </style:style>
    <style:style style:name="T177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0000ff" fo:font-weight="bold" style:font-weight-asian="bold" style:font-weight-complex="bold"/>
    </style:style>
    <style:style style:name="T178" style:family="text">
      <style:text-properties style:font-name="DejaVu Sans Mono" fo:font-size="8.5pt" style:font-name-asian="DejaVu Sans Mono" style:font-name-complex="DejaVu Sans Mono" style:font-size-asian="8.5pt" style:font-size-complex="8.5pt" fo:color="#0000ff"/>
    </style:style>
    <style:style style:name="T179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00ff"/>
    </style:style>
    <style:style style:name="T180" style:family="text">
      <style:text-properties fo:color="#008000"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language="none" fo:country="none" style:language-asian="none" style:country-asian="none" style:language-complex="none" style:country-complex="none"/>
    </style:style>
    <style:style style:name="T181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fo:language="zxx" fo:country="none" style:language-asian="zxx" style:country-asian="none" style:language-complex="zxx" style:country-complex="none"/>
    </style:style>
    <style:style style:name="T182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language="zxx" fo:country="none" style:language-asian="zxx" style:country-asian="none" style:language-complex="zxx" style:country-complex="none" fo:color="#008000"/>
    </style:style>
    <style:style style:name="T183" style:family="text">
      <style:text-properties style:font-name-asian="DejaVu Sans Mono" style:font-name-complex="DejaVu Sans Mono" style:font-size-asian="8.5pt" style:font-size-complex="8.5pt" fo:color="#008000"/>
    </style:style>
    <style:style style:name="T184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fo:language="none" fo:country="none" style:language-asian="none" style:country-asian="none" style:language-complex="none" style:country-complex="none"/>
    </style:style>
    <style:style style:name="T185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language="none" fo:country="none" style:language-asian="none" style:country-asian="none" style:language-complex="none" style:country-complex="none" fo:color="#008000"/>
    </style:style>
    <style:style style:name="T186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language="none" fo:country="none" style:language-asian="none" style:country-asian="none" style:language-complex="none" style:country-complex="none" fo:color="#000000"/>
    </style:style>
    <style:style style:name="T187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8000" fo:language="zxx" fo:country="none" style:language-asian="zxx" style:country-asian="none" style:language-complex="zxx" style:country-complex="none"/>
    </style:style>
    <style:style style:name="T188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language="zxx" fo:country="none" style:language-asian="zxx" style:country-asian="none" style:language-complex="zxx" style:country-complex="none" fo:color="#000000"/>
    </style:style>
    <style:style style:name="T189" style:family="text">
      <style:text-properties style:use-window-font-color="true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90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800080" fo:font-weight="bold" fo:language="none" fo:country="none" style:language-asian="none" style:country-asian="none" style:language-complex="none" style:country-complex="none" style:font-weight-asian="bold" style:font-weight-complex="bold"/>
    </style:style>
    <style:style style:name="T191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language="none" fo:country="none" style:language-asian="none" style:country-asian="none" style:language-complex="none" style:country-complex="none" fo:color="#000000" fo:font-weight="normal" style:font-weight-asian="normal" style:font-weight-complex="normal"/>
    </style:style>
    <style:style style:name="T192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language="none" fo:country="none" style:language-asian="none" style:country-asian="none" style:language-complex="none" style:country-complex="none" fo:font-weight="normal" style:font-weight-asian="normal" style:font-weight-complex="normal" fo:color="#008000"/>
    </style:style>
    <style:style style:name="T193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000000" fo:font-weight="normal" fo:language="none" fo:country="none" style:language-asian="none" style:country-asian="none" style:language-complex="none" style:country-complex="none" style:font-weight-asian="normal" style:font-weight-complex="normal"/>
    </style:style>
    <style:style style:name="T194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font-weight="normal" fo:language="none" fo:country="none" style:language-asian="none" style:country-asian="none" style:language-complex="none" style:country-complex="none" style:font-weight-asian="normal" style:font-weight-complex="normal" fo:color="#008000"/>
    </style:style>
    <style:style style:name="T195" style:family="text">
      <style:text-properties style:font-name="DejaVu Sans Mono" fo:font-size="8.5pt" style:font-name-asian="DejaVu Sans Mono" style:font-name-complex="DejaVu Sans Mono" style:font-size-asian="8.5pt" style:font-size-complex="8.5pt" fo:color="#008000"/>
    </style:style>
    <style:style style:name="T196" style:family="text">
      <style:text-properties fo:color="#008000" style:font-name="DejaVu Sans Mono" fo:font-size="8.5pt" fo:font-weight="normal" style:font-name-asian="DejaVu Sans Mono" style:font-name-complex="DejaVu Sans Mono" style:font-size-asian="8.5pt" style:font-size-complex="8.5pt" style:font-weight-asian="normal" style:font-weight-complex="normal"/>
    </style:style>
    <style:style style:name="T197" style:family="text">
      <style:text-properties style:font-name="DejaVu Sans Mono" fo:font-size="8.5pt" fo:font-weight="normal" style:font-name-asian="DejaVu Sans Mono" style:font-name-complex="DejaVu Sans Mono" style:font-size-asian="8.5pt" style:font-size-complex="8.5pt" style:font-weight-asian="normal" style:font-weight-complex="normal" fo:color="#0000ff"/>
    </style:style>
    <style:style style:name="T198" style:family="text">
      <style:text-properties fo:color="#008000" style:font-name="DejaVu Sans Mono" fo:font-size="8.5pt" style:font-name-asian="DejaVu Sans Mono" style:font-name-complex="DejaVu Sans Mono" style:font-size-asian="8.5pt" style:font-size-complex="8.5pt" fo:font-weight="normal" style:font-weight-asian="normal" style:font-weight-complex="normal"/>
    </style:style>
    <style:style style:name="T199" style:family="text">
      <style:text-properties style:font-name="DejaVu Sans Mono" fo:font-size="8.5pt" style:font-name-asian="DejaVu Sans Mono" style:font-name-complex="DejaVu Sans Mono" style:font-size-asian="8.5pt" style:font-size-complex="8.5pt" fo:color="#0000ff" fo:font-weight="normal" style:font-weight-asian="normal" style:font-weight-complex="normal"/>
    </style:style>
    <style:style style:name="T200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language="none" fo:country="none" style:language-asian="none" style:country-asian="none" style:language-complex="none" style:country-complex="none" fo:color="#800080" fo:font-weight="bold" style:font-weight-asian="bold" style:font-weight-complex="bold"/>
    </style:style>
    <style:style style:name="T201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weight-asian="normal" style:font-weight-complex="normal" style:font-style-asian="normal" style:font-style-complex="normal" style:text-emphasize="none" style:font-relief="none" style:text-overline-style="none" style:text-overline-color="font-color" fo:color="#008000" style:font-name="DejaVu Sans Mono" fo:font-size="8.5pt" style:font-name-asian="DejaVu Sans Mono" style:font-name-complex="DejaVu Sans Mono" style:font-size-asian="8.5pt" style:font-size-complex="8.5pt"/>
    </style:style>
    <style:style style:name="T202" style:family="text">
      <style:text-properties fo:color="#008000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03" style:family="text">
      <style:text-properties fo:color="#008000" fo:font-weight="normal" style:font-name-asian="DejaVu Sans Mono" style:font-name-complex="DejaVu Sans Mono" style:font-size-asian="8.5pt" style:font-size-complex="8.5pt" style:font-weight-asian="normal" style:font-weight-complex="normal"/>
    </style:style>
    <style:style style:name="T204" style:family="text">
      <style:text-properties fo:font-weight="normal" style:font-name-asian="DejaVu Sans Mono" style:font-name-complex="DejaVu Sans Mono" style:font-size-asian="8.5pt" style:font-size-complex="8.5pt" style:font-weight-asian="normal" style:font-weight-complex="normal" fo:color="#000000"/>
    </style:style>
    <style:style style:name="T205" style:family="text">
      <style:text-properties fo:font-weight="normal" style:font-name-asian="DejaVu Sans Mono" style:font-name-complex="DejaVu Sans Mono" style:font-size-asian="8.5pt" style:font-size-complex="8.5pt" style:font-weight-asian="normal" style:font-weight-complex="normal" fo:color="#008000"/>
    </style:style>
    <style:style style:name="T206" style:family="text">
      <style:text-properties style:font-name-asian="DejaVu Sans Mono" style:font-name-complex="DejaVu Sans Mono" style:font-size-asian="8.5pt" style:font-size-complex="8.5pt" fo:color="#0000ff" fo:font-weight="bold" style:font-weight-asian="bold" style:font-weight-complex="bold"/>
    </style:style>
    <style:style style:name="T207" style:family="text">
      <style:text-properties fo:color="#ff8c00" style:font-name="DejaVu Sans Mono" fo:font-size="8.5pt" fo:font-weight="bold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08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/>
    </style:style>
    <style:style style:name="T209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8000"/>
    </style:style>
    <style:style style:name="T210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0000ff" fo:font-weight="bold" style:font-weight-asian="bold" style:font-weight-complex="bold"/>
    </style:style>
    <style:style style:name="T211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000000" fo:font-weight="normal" style:font-weight-asian="normal" style:font-weight-complex="normal"/>
    </style:style>
    <style:style style:name="T212" style:family="text">
      <style:text-properties fo:color="#800080"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13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000000" fo:font-weight="normal" fo:language="zxx" fo:country="none" style:language-asian="zxx" style:country-asian="none" style:language-complex="zxx" style:country-complex="none" style:font-weight-asian="normal" style:font-weight-complex="normal"/>
    </style:style>
    <style:style style:name="T214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font-weight="normal" fo:language="zxx" fo:country="none" style:language-asian="zxx" style:country-asian="none" style:language-complex="zxx" style:country-complex="none" style:font-weight-asian="normal" style:font-weight-complex="normal" fo:color="#008000"/>
    </style:style>
    <style:style style:name="T215" style:family="text">
      <style:text-properties style:font-name="DejaVu Sans Mono" fo:font-size="8.5pt" fo:font-weight="normal" style:font-name-asian="DejaVu Sans Mono" style:font-name-complex="DejaVu Sans Mono" style:font-size-asian="8.5pt" style:font-size-complex="8.5pt" style:font-weight-asian="normal" style:font-weight-complex="normal" fo:color="#800080"/>
    </style:style>
    <style:style style:name="T216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 fo:color="#0000ff" fo:language="zxx" fo:country="none" style:language-asian="zxx" style:country-asian="none" style:language-complex="zxx" style:country-complex="none"/>
    </style:style>
    <style:style style:name="T217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 fo:color="#800080" fo:language="none" fo:country="none" style:language-asian="none" style:country-asian="none" style:language-complex="none" style:country-complex="none"/>
    </style:style>
    <style:style style:name="T218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language="zxx" fo:country="none" style:language-asian="zxx" style:country-asian="none" style:language-complex="zxx" style:country-complex="none" fo:color="#0000ff" fo:font-weight="bold" style:font-weight-asian="bold" style:font-weight-complex="bold"/>
    </style:style>
    <style:style style:name="T219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800080" fo:font-weight="bold" style:font-weight-asian="bold" style:font-weight-complex="bold"/>
    </style:style>
    <style:style style:name="T220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color="#008000"/>
    </style:style>
    <style:style style:name="T221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style-asian="normal" style:font-style-complex="normal" style:text-emphasize="none" style:font-relief="none" style:text-overline-style="none" style:text-overline-color="font-color" fo:color="#800080" style:font-name="DejaVu Sans Mono" fo:font-size="8.5pt" fo:font-weight="bold" style:font-name-asian="DejaVu Sans Mono" style:font-name-complex="DejaVu Sans Mono" style:font-size-asian="8.5pt" style:font-size-complex="8.5pt" style:font-weight-asian="bold" style:font-weight-complex="bold"/>
    </style:style>
    <style:style style:name="T222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style-asian="normal" style:font-style-complex="normal" style:text-emphasize="none" style:font-relief="none" style:text-overline-style="none" style:text-overline-color="font-color" style:font-name="DejaVu Sans Mono" fo:font-size="8.5pt" style:font-name-asian="DejaVu Sans Mono" style:font-name-complex="DejaVu Sans Mono" style:font-size-asian="8.5pt" style:font-size-complex="8.5pt" fo:color="#000000" fo:font-weight="normal" style:font-weight-asian="normal" style:font-weight-complex="normal"/>
    </style:style>
    <style:style style:name="T223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style-asian="normal" style:font-style-complex="normal" style:text-emphasize="none" style:font-relief="none" style:text-overline-style="none" style:text-overline-color="font-color" style:font-name="DejaVu Sans Mono" fo:font-size="8.5pt" style:font-name-asian="DejaVu Sans Mono" style:font-name-complex="DejaVu Sans Mono" style:font-size-asian="8.5pt" style:font-size-complex="8.5pt" fo:color="#800080" fo:font-weight="bold" style:font-weight-asian="bold" style:font-weight-complex="bold"/>
    </style:style>
    <style:style style:name="T224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style-asian="normal" style:font-style-complex="normal" style:text-emphasize="none" style:font-relief="none" style:text-overline-style="none" style:text-overline-color="font-color" style:font-name="DejaVu Sans Mono" fo:font-size="8.5pt" style:font-name-asian="DejaVu Sans Mono" style:font-name-complex="DejaVu Sans Mono" style:font-size-asian="8.5pt" style:font-size-complex="8.5pt" fo:font-weight="normal" style:font-weight-asian="normal" style:font-weight-complex="normal" fo:color="#008000"/>
    </style:style>
    <style:style style:name="T225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color="#000000" style:font-name="Arial" fo:font-size="10pt" style:font-name-asian="Andale Sans UI" style:font-name-complex="Tahoma" style:font-size-asian="10pt" style:font-size-complex="10pt"/>
    </style:style>
    <style:style style:name="T226" style:family="text">
      <style:text-properties fo:color="#00a933" fo:font-weight="bold" style:font-weight-asian="bold" style:font-weight-complex="bold"/>
    </style:style>
    <style:style style:name="T227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228" style:family="text">
      <style:text-properties fo:color="#ce181e" style:font-name="Arial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29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color="#ce181e" fo:font-weight="bold" style:font-weight-asian="bold" style:font-weight-complex="bold"/>
    </style:style>
    <style:style style:name="T230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231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color="#ce181e"/>
    </style:style>
    <style:style style:name="T232" style:family="text">
      <style:text-properties fo:color="#000000" style:font-name="Arial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33" style:family="text">
      <style:text-properties fo:color="#000000"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234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color="#00a933" fo:font-weight="bold" style:font-weight-asian="bold" style:font-weight-complex="bold"/>
    </style:style>
    <style:style style:name="T235" style:family="text">
      <style:text-properties fo:color="#ce181e" fo:font-weight="bold" style:font-weight-asian="bold" style:font-weight-complex="bold"/>
    </style:style>
    <style:style style:name="T236" style:family="text">
      <style:text-properties fo:color="#000000" style:font-name-asian="DejaVu Sans Mono" style:font-name-complex="DejaVu Sans Mono" style:font-size-asian="8.5pt" style:font-size-complex="8.5pt" style:font-weight-asian="bold" style:font-weight-complex="bold"/>
    </style:style>
    <style:style style:name="T237" style:family="text">
      <style:text-properties style:font-name-asian="DejaVu Sans Mono" style:font-name-complex="DejaVu Sans Mono" style:font-size-asian="8.5pt" style:font-size-complex="8.5pt" style:font-weight-asian="bold" style:font-weight-complex="bold"/>
    </style:style>
    <style:style style:name="T238" style:family="text">
      <style:text-properties fo:color="#000000" style:font-name="DejaVu Sans Mono" fo:font-size="8.5pt" fo:font-weight="bold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39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008000" fo:font-weight="normal" style:font-weight-asian="normal" style:font-weight-complex="normal"/>
    </style:style>
    <style:style style:name="T240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41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weight-asian="normal" style:font-weight-complex="normal" style:font-style-asian="normal" style:font-style-complex="normal" style:text-emphasize="none" style:font-relief="none" style:text-overline-style="none" style:text-overline-color="font-color" fo:color="#2b91af" style:font-name="Consolas" fo:font-size="9.5pt" style:font-name-asian="Consolas" style:font-name-complex="Consolas" style:font-size-asian="9.5pt" style:font-size-complex="9.5pt"/>
    </style:style>
    <style:style style:name="T242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weight-asian="normal" style:font-weight-complex="normal" style:font-style-asian="normal" style:font-style-complex="normal" style:text-emphasize="none" style:font-relief="none" style:text-overline-style="none" style:text-overline-color="font-color" style:font-name="Consolas" fo:font-size="9.5pt" style:font-name-asian="Consolas" style:font-name-complex="Consolas" style:font-size-asian="9.5pt" style:font-size-complex="9.5pt" fo:color="#000000"/>
    </style:style>
    <style:style style:name="T243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style:font-name="Arial" fo:font-size="10pt" style:font-name-asian="Andale Sans UI" style:font-name-complex="Tahoma" style:font-size-asian="10pt" style:font-size-complex="10pt"/>
    </style:style>
    <style:style style:name="T244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style:font-name="Arial" fo:font-size="10pt" style:font-name-asian="Andale Sans UI" style:font-name-complex="Tahoma" style:font-size-asian="10pt" style:font-size-complex="10pt"/>
    </style:style>
    <style:style style:name="T245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color="#000000"/>
    </style:style>
    <style:style style:name="T246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800080"/>
    </style:style>
    <style:style style:name="T247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0000ff" fo:font-weight="normal" style:font-weight-asian="normal" style:font-weight-complex="normal"/>
    </style:style>
    <style:style style:name="T248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color="#800080" style:font-name="Arial" fo:font-size="10pt" style:font-name-asian="Andale Sans UI" style:font-name-complex="Tahoma" style:font-size-asian="10pt" style:font-size-complex="10pt"/>
    </style:style>
    <style:style style:name="T249" style:family="text">
      <style:text-properties fo:color="#008000"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/>
    </style:style>
    <style:style style:name="T250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000000"/>
    </style:style>
    <style:style style:name="T251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weight-asian="normal" style:font-weight-complex="normal" style:font-style-asian="normal" style:font-style-complex="normal" style:text-emphasize="none" style:font-relief="none" style:text-overline-style="none" style:text-overline-color="font-color" style:font-name="Arial" fo:font-size="10pt" style:font-name-asian="Andale Sans UI" style:font-name-complex="Tahoma" style:font-size-asian="10pt" style:font-size-complex="10pt"/>
    </style:style>
    <style:style style:name="T252" style:family="text">
      <style:text-properties style:font-name-asian="Consolas" style:font-name-complex="Consolas" style:font-size-asian="9.5pt" style:font-size-complex="9.5pt"/>
    </style:style>
    <style:style style:name="T253" style:family="text">
      <style:text-properties fo:color="#5983b0"/>
    </style:style>
  </office:automatic-styles>
  <office:body>
    <office:spreadsheet>
      <table:table table:name="MKY.IO.Serial.SerialPort" table:style-name="ta1" table:print="false">
        <office:forms form:automatic-focus="false" form:apply-design-mode="false"/>
        <table:table-column table:style-name="co1" table:default-cell-style-name="ce39"/>
        <table:table-column table:style-name="co2" table:default-cell-style-name="ce39"/>
        <table:table-column table:style-name="co3" table:default-cell-style-name="ce39"/>
        <table:table-column table:style-name="co4" table:default-cell-style-name="ce39"/>
        <table:table-column table:style-name="co5" table:default-cell-style-name="ce39"/>
        <table:table-column table:style-name="co6" table:default-cell-style-name="ce39"/>
        <table:table-column table:style-name="co7" table:number-columns-repeated="58" table:default-cell-style-name="ce39"/>
        <table:table-row table:style-name="ro1" table:number-rows-repeated="3">
          <table:table-cell table:number-columns-repeated="6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ce41" office:value-type="string" calcext:value-type="string">
            <text:p>Note that the following tests must be performed on an interface fully supporting buffering.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41" office:value-type="string" calcext:value-type="string">
            <text:p>Ideally use FTDI ports (e.g. COM21/22) which are known to have best feature support.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41" office:value-type="string" calcext:value-type="string">
            <text:p>e.g. Microsoft and Prolific do not properly support buffering.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41"/>
          <table:table-cell table:number-columns-repeated="60"/>
        </table:table-row>
        <table:table-row table:style-name="ro1">
          <table:table-cell/>
          <table:table-cell office:value-type="string" calcext:value-type="string">
            <text:p>Rates</text:p>
          </table:table-cell>
          <table:table-cell office:value-type="string" calcext:value-type="string">
            <text:p>Rates with default settings</text:p>
          </table:table-cell>
          <table:table-cell office:value-type="string" calcext:value-type="string">
            <text:p>Create a new terminal on serial COM port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Create a second terminal looped back to the first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Show Count/Rate] on both terminals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Counts and rates must properly behav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set counts and rates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Send "\!-SendFiles\Stress-1-Normal.txt"</text:p>
          </table:table-cell>
          <table:table-cell office:value-type="string" calcext:value-type="string">
            <text:p><text:span text:style-name="T134">Rates must be at least 600/s (i.e. 9600 baud -</text:span> 15% - overhead – view) | 20/s</text:p>
            <text:p>All bytes must be receiv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set counts and rates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Ctrl+E] to clear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t both terminals to 115200 baud</text:p>
          </table:table-cell>
          <table:table-cell/>
          <table:table-cell office:value-type="string" calcext:value-type="string">
            <text:p>Use presets, then these are tested right along</text:p>
          </table:table-cell>
          <table:table-cell table:number-columns-repeated="58"/>
        </table:table-row>
        <table:table-row table:style-name="ro3">
          <table:table-cell table:number-columns-repeated="3"/>
          <table:table-cell office:value-type="string" calcext:value-type="string">
            <text:p>Send "\!-SendFiles\Stress-2-Large.txt"</text:p>
          </table:table-cell>
          <table:table-cell office:value-type="string" calcext:value-type="string">
            <text:p>Rates should be at least 4000/s (i.e. 115200 baud - 25% - more overhead - more view)</text:p>
            <text:p>...but is less due to e.g. glueing =&gt; 2500/s | 50/s is OK</text:p>
            <text:p>All bytes must be received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Rates with full buffering</text:p>
          </table:table-cell>
          <table:table-cell office:value-type="string" calcext:value-type="string">
            <text:p>Reset counts and rates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Ctrl+E] to clear</text:p>
          </table:table-cell>
          <table:table-cell table:number-columns-repeated="60"/>
        </table:table-row>
        <table:table-row table:style-name="ro3">
          <table:table-cell table:number-columns-repeated="3"/>
          <table:table-cell office:value-type="string" calcext:value-type="string">
            <text:p>In advanced settings of sending terminal, disable...</text:p>
            <text:p>...[Buffer not more than baud rate permits]</text:p>
            <text:p>...[Buffer chunks of max...]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Send "\!-SendFiles\Stress-2-Large.txt" again</text:p>
          </table:table-cell>
          <table:table-cell office:value-type="string" calcext:value-type="string">
            <text:p>Rates must be around 10000/s | 200/s</text:p>
            <text:p>All bytes must be receiv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set counts and rates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Ctrl+E] to clear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Restore both terminals to 9600 baud</text:p>
          </table:table-cell>
          <table:table-cell/>
          <table:table-cell table:formula="of:=[.F18]" office:value-type="string" office:string-value="Use presets, then these are tested right along" calcext:value-type="string">
            <text:p>Use presets, then these are tested right along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Reset counts and rates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Send "\!-SendFiles\Stress-1-Normal.txt"</text:p>
          </table:table-cell>
          <table:table-cell office:value-type="string" calcext:value-type="string">
            <text:p>Rate on Rx must be around 900/s | 30/s</text:p>
            <text:p>All bytes must be received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ce41" office:value-type="string" calcext:value-type="string">
            <text:p>Note that the following tests must be performed on an interface fully supporting advanced serial COM port features.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41" office:value-type="string" calcext:value-type="string">
            <text:p>Ideally use FTDI ports (e.g. COM21/22) which are known to have best feature support.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41" office:value-type="string" calcext:value-type="string">
            <text:p>VSPE e.g. doesn't support XOn/XOff software flow control.</text:p>
          </table:table-cell>
          <table:table-cell table:number-columns-repeated="60"/>
        </table:table-row>
        <table:table-row table:style-name="ro1" table:number-rows-repeated="2">
          <table:table-cell table:number-columns-repeated="3"/>
          <table:table-cell table:style-name="ce41"/>
          <table:table-cell table:number-columns-repeated="60"/>
        </table:table-row>
        <table:table-row table:style-name="ro1">
          <table:table-cell/>
          <table:table-cell office:value-type="string" calcext:value-type="string">
            <text:p>RTS/CTS</text:p>
          </table:table-cell>
          <table:table-cell office:value-type="string" calcext:value-type="string">
            <text:p>Closed – Manual RFR/CTS</text:p>
          </table:table-cell>
          <table:table-cell office:value-type="string" calcext:value-type="string">
            <text:p>Create a new terminal on serial COM port with 'Manual Hardware' flow control without opening it</text:p>
          </table:table-cell>
          <table:table-cell office:value-type="string" calcext:value-type="string">
            <text:p>RTS/CTS/DTR/DSR/DCD states are shown but disabl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Flow control count is shown, all set to 0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Open – Manual RTS/CTS</text:p>
          </table:table-cell>
          <table:table-cell office:value-type="string" calcext:value-type="string">
            <text:p>Start/open terminal</text:p>
          </table:table-cell>
          <table:table-cell office:value-type="string" calcext:value-type="string">
            <text:p>RTS/DTR are on and editable, CTS/DSR are off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Disable and re-enable RTS and DTR</text:p>
          </table:table-cell>
          <table:table-cell office:value-type="string" calcext:value-type="string">
            <text:p>Flow control count is incremen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set flow control count</text:p>
          </table:table-cell>
          <table:table-cell office:value-type="string" calcext:value-type="string">
            <text:p>Flow control count reset to 0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Closed – RTS/CTS</text:p>
          </table:table-cell>
          <table:table-cell office:value-type="string" calcext:value-type="string">
            <text:p>Create a second terminal looped back to the first with 'Hardware' flow control without opening it</text:p>
          </table:table-cell>
          <table:table-cell office:value-type="string" calcext:value-type="string">
            <text:p>RTS/CTS/DTR/DSR/DCD states are shown but disabled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Open – RTS/CTS</text:p>
          </table:table-cell>
          <table:table-cell office:value-type="string" calcext:value-type="string">
            <text:p>Start/open terminal</text:p>
          </table:table-cell>
          <table:table-cell office:value-type="string" calcext:value-type="string">
            <text:p>RTS/DTR are on, DTR is editable, CTS is shown and on</text:p>
          </table:table-cell>
          <table:table-cell table:number-columns-repeated="59"/>
        </table:table-row>
        <table:table-row table:style-name="ro1">
          <table:table-cell table:number-columns-repeated="4"/>
          <table:table-cell office:value-type="string" calcext:value-type="string">
            <text:p>CTS/DSR/DCD of first terminal are o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Flow control count is shown, all set to 0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Disable and re-enable RTS and DTR of first terminal</text:p>
          </table:table-cell>
          <table:table-cell office:value-type="string" calcext:value-type="string">
            <text:p>CTS and DSR/DCD turn off and on</text:p>
            <text:p>Flow control count is incremen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set flow control count</text:p>
          </table:table-cell>
          <table:table-cell office:value-type="string" calcext:value-type="string">
            <text:p>Flow control count reset to 0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Send while CTS is on</text:p>
          </table:table-cell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sent and received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Send while CTS is off</text:p>
          </table:table-cell>
          <table:table-cell office:value-type="string" calcext:value-type="string">
            <text:p>Toggle RTS of first terminal</text:p>
          </table:table-cell>
          <table:table-cell office:value-type="string" calcext:value-type="string">
            <text:p>CTS of second terminal is off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accepted but retained (i.e. will not yet be shown)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Toggle RTS of first terminal</text:p>
          </table:table-cell>
          <table:table-cell office:value-type="string" calcext:value-type="string">
            <text:p>CTS of first terminal is on</text:p>
            <text:p>Data is received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XOn/XOff</text:p>
          </table:table-cell>
          <table:table-cell office:value-type="string" calcext:value-type="string">
            <text:p>Closed – None</text:p>
          </table:table-cell>
          <table:table-cell office:value-type="string" calcext:value-type="string">
            <text:p>Create a new terminal on serial COM port with 'None' flow control without opening it</text:p>
          </table:table-cell>
          <table:table-cell office:value-type="string" calcext:value-type="string">
            <text:p>IXS and OXS states are hidden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Open – None</text:p>
          </table:table-cell>
          <table:table-cell office:value-type="string" calcext:value-type="string">
            <text:p>Start/open terminal</text:p>
          </table:table-cell>
          <table:table-cell office:value-type="string" calcext:value-type="string">
            <text:p>IXS and OXS states are hidden</text:p>
          </table:table-cell>
          <table:table-cell table:number-columns-repeated="59"/>
        </table:table-row>
        <table:table-row table:style-name="ro2">
          <table:table-cell table:number-columns-repeated="2"/>
          <table:table-cell office:value-type="string" calcext:value-type="string">
            <text:p>Open – Manual XOn/XOff</text:p>
          </table:table-cell>
          <table:table-cell office:value-type="string" calcext:value-type="string">
            <text:p>Set terminal to 'Manual Software' flow control</text:p>
          </table:table-cell>
          <table:table-cell office:value-type="string" calcext:value-type="string">
            <text:p>IXS and OXS states are shown, IXS is editable, IXS is on, OXS is assumed to be on</text:p>
            <text:p>&lt;XON&gt; is sent by terminal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Flow control count is shown, all set to 0</text:p>
            <text:p>Except for IXS XOn which is incremented each time the terminal is opened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Open – XOn/XOff</text:p>
          </table:table-cell>
          <table:table-cell office:value-type="string" calcext:value-type="string">
            <text:p>Create a second terminal looped back to the first with 'Software' flow control without opening it</text:p>
          </table:table-cell>
          <table:table-cell office:value-type="string" calcext:value-type="string">
            <text:p>IXS and OXS states are hidde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tart/open terminal</text:p>
          </table:table-cell>
          <table:table-cell office:value-type="string" calcext:value-type="string">
            <text:p>&lt;XON&gt; is received by first terminal</text:p>
          </table:table-cell>
          <table:table-cell table:number-columns-repeated="59"/>
        </table:table-row>
        <table:table-row table:style-name="ro1">
          <table:table-cell table:number-columns-repeated="4"/>
          <table:table-cell office:value-type="string" calcext:value-type="string">
            <text:p>OXS count is incremented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Send while XOn</text:p>
          </table:table-cell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sent and received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Send while XOff</text:p>
          </table:table-cell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FF&gt; is received by second terminal but won't be show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accepte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Send some more data from second to first terminal until warning is output</text:p>
          </table:table-cell>
          <table:table-cell office:value-type="string" calcext:value-type="string">
            <text:p>Warning is output once</text:p>
            <text:p>Data is accepted but partly retained (i.e. will not yet be shown)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more data from second to first terminal</text:p>
          </table:table-cell>
          <table:table-cell office:value-type="string" calcext:value-type="string">
            <text:p>Data is accepted but retained (i.e. will not yet be shown)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N&gt; is received by second terminal but won't be shown</text:p>
            <text:p>Retained data is sent and receiv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FF&gt; is received by second terminal but won't be shown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Send a lot of data from second to first terminal</text:p>
          </table:table-cell>
          <table:table-cell office:value-type="string" calcext:value-type="string">
            <text:p>Data is accepted but retained</text:p>
            <text:p>Warning is output once again</text:p>
          </table:table-cell>
          <table:table-cell office:value-type="string" calcext:value-type="string">
            <text:p>Ensure that a lot of data can be retained</text:p>
          </table:table-cell>
          <table:table-cell table:number-columns-repeated="58"/>
        </table:table-row>
        <table:table-row table:style-name="ro2">
          <table:table-cell table:number-columns-repeated="3"/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N&gt; is received by second terminal but won't be shown</text:p>
            <text:p>Retained data is sent and received</text:p>
          </table:table-cell>
          <table:table-cell table:number-columns-repeated="59"/>
        </table:table-row>
        <table:table-row table:style-name="ro2">
          <table:table-cell table:number-columns-repeated="2"/>
          <table:table-cell office:value-type="string" calcext:value-type="string">
            <text:p>Hide XOn/XOff </text:p>
          </table:table-cell>
          <table:table-cell office:value-type="string" calcext:value-type="string">
            <text:p>Enable 'Hide XOn/XOff' in advanced settings of first terminal</text:p>
          </table:table-cell>
          <table:table-cell office:value-type="string" calcext:value-type="string">
            <text:p>&lt;XON&gt; and &lt;XOFF&gt; indications disappear</text:p>
            <text:p><text:span text:style-name="T134">No empty lines where only &lt;XON&gt; and &lt;XOFF&gt; indications used to be</text:span>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Show XOn/XOff </text:p>
          </table:table-cell>
          <table:table-cell office:value-type="string" calcext:value-type="string">
            <text:p>Disable 'Hide XOn/XOff' in advanced settings of first terminal</text:p>
          </table:table-cell>
          <table:table-cell office:value-type="string" calcext:value-type="string">
            <text:p>&lt;XON&gt; and &lt;XOFF&gt; indications reappear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Combined</text:p>
          </table:table-cell>
          <table:table-cell office:value-type="string" calcext:value-type="string">
            <text:p>Combine both above</text:p>
          </table:table-cell>
          <table:table-cell office:value-type="string" calcext:value-type="string">
            <text:p>Use 'Manual Combined' and 'Combined' flow control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Output Break State</text:p>
          </table:table-cell>
          <table:table-cell office:value-type="string" calcext:value-type="string">
            <text:p>Indicate OBS/IBS</text:p>
          </table:table-cell>
          <table:table-cell office:value-type="string" calcext:value-type="string">
            <text:p>Create a new terminal on serial COM port</text:p>
          </table:table-cell>
          <table:table-cell table:number-columns-repeated="60"/>
        </table:table-row>
        <table:table-row table:style-name="ro3">
          <table:table-cell table:number-columns-repeated="3"/>
          <table:table-cell office:value-type="string" calcext:value-type="string">
            <text:p>Terminal &gt; Settings... &gt; Advanced Settings...</text:p>
            <text:p>                                         &gt; Indicate break states</text:p>
            <text:p>                                         &gt; Output break can be modified</text:p>
          </table:table-cell>
          <table:table-cell office:value-type="string" calcext:value-type="string">
            <text:p/>
            <text:p>IBS and OBS indicated</text:p>
            <text:p>IBS is disabled (i.e. greyed), OBS is enabled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Create a second terminal looped back to the first</text:p>
          </table:table-cell>
          <table:table-cell table:number-columns-repeated="60"/>
        </table:table-row>
        <table:table-row table:style-name="ro3">
          <table:table-cell table:number-columns-repeated="3"/>
          <table:table-cell table:formula="of:=[.D82]" office:value-type="string" office:string-value="Terminal &gt; Settings... &gt; Advanced Settings...&#10;                                         &gt; Indicate break states&#10;                                         &gt; Output break can be modified" calcext:value-type="string">
            <text:p>Terminal &gt; Settings... &gt; Advanced Settings...</text:p>
            <text:p>                                         &gt; Indicate break states</text:p>
            <text:p>                                         &gt; Output break can be modified</text:p>
          </table:table-cell>
          <table:table-cell table:formula="of:=[.E82]" office:value-type="string" office:string-value="&#10;IBS and OBS indicated&#10;IBS is disabled (i.e. greyed), OBS is enabled" calcext:value-type="string">
            <text:p/>
            <text:p>IBS and OBS indicated</text:p>
            <text:p>IBS is disabled (i.e. greyed), OBS is enabled</text:p>
          </table:table-cell>
          <table:table-cell table:number-columns-repeated="59"/>
        </table:table-row>
        <table:table-row table:style-name="ro2">
          <table:table-cell table:number-columns-repeated="2"/>
          <table:table-cell office:value-type="string" calcext:value-type="string">
            <text:p>Set OBS manually</text:p>
          </table:table-cell>
          <table:table-cell office:value-type="string" calcext:value-type="string">
            <text:p>Set OBS of first terminal by clicking on symbol</text:p>
          </table:table-cell>
          <table:table-cell office:value-type="string" calcext:value-type="string">
            <text:p>First terminal: OBS turns red and terminal gets disconnected, [Send Text] gets disabled</text:p>
            <text:p><text:span text:style-name="T134">Second terminal: IBS turns red but terminal stays connected</text:span></text:p>
          </table:table-cell>
          <table:table-cell table:number-columns-repeated="59"/>
        </table:table-row>
        <table:table-row table:style-name="ro2">
          <table:table-cell table:number-columns-repeated="2"/>
          <table:table-cell office:value-type="string" calcext:value-type="string">
            <text:p>Reset OBS manually</text:p>
          </table:table-cell>
          <table:table-cell office:value-type="string" calcext:value-type="string">
            <text:p>Reset OBS of first terminal by clicking on symbol</text:p>
          </table:table-cell>
          <table:table-cell office:value-type="string" calcext:value-type="string">
            <text:p>First terminal: OBS turns green and terminal gets connected again</text:p>
            <text:p>Second terminal: IBS stays red</text:p>
          </table:table-cell>
          <table:table-cell table:number-columns-repeated="59"/>
        </table:table-row>
        <table:table-row table:style-name="ro3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sent and received</text:p>
            <text:p>&lt;NUL&gt; may be prepended to the received data</text:p>
            <text:p>Second terminal: IBS turns green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office:value-type="string" calcext:value-type="string">
            <text:p>Modify OBS settings</text:p>
          </table:table-cell>
          <table:table-cell office:value-type="string" calcext:value-type="string">
            <text:p>First terminal:</text:p>
            <text:p>Terminal &gt; Settings... &gt; Advanced Settings...</text:p>
            <text:p>                                         &gt; No send while in OBS = No</text:p>
          </table:table-cell>
          <table:table-cell table:number-columns-repeated="60"/>
        </table:table-row>
        <table:table-row table:style-name="ro2">
          <table:table-cell table:number-columns-repeated="2"/>
          <table:table-cell office:value-type="string" calcext:value-type="string">
            <text:p>Set OBS manually</text:p>
          </table:table-cell>
          <table:table-cell office:value-type="string" calcext:value-type="string">
            <text:p>Set OBS of first terminal by clicking on symbol</text:p>
          </table:table-cell>
          <table:table-cell office:value-type="string" calcext:value-type="string">
            <text:p>First terminal: OBS turns red and terminal gets disconnected</text:p>
            <text:p>Second terminal: IBS turns red but terminal stays conn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retained and a warning message is shown</text:p>
          </table:table-cell>
          <table:table-cell table:number-columns-repeated="59"/>
        </table:table-row>
        <table:table-row table:style-name="ro2">
          <table:table-cell table:number-columns-repeated="2"/>
          <table:table-cell office:value-type="string" calcext:value-type="string">
            <text:p>Reset OBS manually</text:p>
          </table:table-cell>
          <table:table-cell office:value-type="string" calcext:value-type="string">
            <text:p>Reset OBS of first terminal by clicking on symbol</text:p>
          </table:table-cell>
          <table:table-cell office:value-type="string" calcext:value-type="string">
            <text:p>First terminal: OBS turns green and terminal gets connected again</text:p>
            <text:p>Second terminal: IBS stays red</text:p>
          </table:table-cell>
          <table:table-cell table:number-columns-repeated="59"/>
        </table:table-row>
        <table:table-row table:style-name="ro3">
          <table:table-cell table:number-columns-repeated="4"/>
          <table:table-cell office:value-type="string" calcext:value-type="string">
            <text:p>Data is sent and received</text:p>
            <text:p><text:span text:style-name="T134">&lt;NUL&gt; may be prepended to the received data</text:span></text:p>
            <text:p>Second terminal: IBS turns green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\!(OutputBreakOn)</text:p>
          </table:table-cell>
          <table:table-cell office:value-type="string" calcext:value-type="string">
            <text:p>Define a command \!(OutputBreakOn)\!(NoEOL)</text:p>
          </table:table-cell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\!(OutputBreakOff)</text:p>
          </table:table-cell>
          <table:table-cell office:value-type="string" calcext:value-type="string">
            <text:p>Define a command \!(OutputBreakOff)\!(NoEOL)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Define a command with some data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sent and receive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Set OBS of first terminal by calling the according command</text:p>
          </table:table-cell>
          <table:table-cell office:value-type="string" calcext:value-type="string">
            <text:p>First terminal: OBS turns red and terminal gets disconnected</text:p>
            <text:p>Second terminal: IBS turns red but terminal stays conn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retained and a warning message is shown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Reset OBS of first terminal by calling the according command</text:p>
          </table:table-cell>
          <table:table-cell office:value-type="string" calcext:value-type="string">
            <text:p>First terminal: OBS turns green and terminal gets connected again</text:p>
            <text:p>Second terminal: IBS stays red</text:p>
          </table:table-cell>
          <table:table-cell table:number-columns-repeated="59"/>
        </table:table-row>
        <table:table-row table:style-name="ro3">
          <table:table-cell table:number-columns-repeated="4"/>
          <table:table-cell office:value-type="string" calcext:value-type="string">
            <text:p>Data is sent and received</text:p>
            <text:p>No error messages appear</text:p>
            <text:p>Second terminal: IBS turns green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style-name="ce40" office:value-type="string" calcext:value-type="string">
            <text:p>ToDo</text:p>
          </table:table-cell>
          <table:table-cell table:style-name="ce40" table:number-columns-repeated="2"/>
          <table:table-cell table:style-name="ce40" office:value-type="string" calcext:value-type="string">
            <text:p>"YAT – BreakStateTest.jpg" still of any purpose?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style-name="ce40" office:value-type="string" calcext:value-type="string">
            <text:p>ToDo</text:p>
          </table:table-cell>
          <table:table-cell table:style-name="ce40"/>
          <table:table-cell table:style-name="ce40" office:value-type="string" calcext:value-type="string">
            <text:p>Suspend/Resume</text:p>
          </table:table-cell>
          <table:table-cell table:style-name="ce40" office:value-type="string" calcext:value-type="string">
            <text:p>Open terminal on internal COM</text:p>
          </table:table-cell>
          <table:table-cell/>
          <table:table-cell office:value-type="string" calcext:value-type="string">
            <text:p>Requires computer with internal COM (e.g. docking station @ MT)</text:p>
          </table:table-cell>
          <table:table-cell table:number-columns-repeated="58"/>
        </table:table-row>
        <table:table-row table:style-name="ro1">
          <table:table-cell table:style-name="ce40" table:number-columns-repeated="2"/>
          <table:table-cell table:style-name="ce40" office:value-type="string" calcext:value-type="string">
            <text:p>of internal COM</text:p>
          </table:table-cell>
          <table:table-cell table:style-name="ce40" office:value-type="string" calcext:value-type="string">
            <text:p>Send some data back and forth</text:p>
          </table:table-cell>
          <table:table-cell office:value-type="string" calcext:value-type="string">
            <text:p>Data is sent and received</text:p>
          </table:table-cell>
          <table:table-cell table:number-columns-repeated="59"/>
        </table:table-row>
        <table:table-row table:style-name="ro1">
          <table:table-cell table:style-name="ce40" table:number-columns-repeated="3"/>
          <table:table-cell table:style-name="ce40" office:value-type="string" calcext:value-type="string">
            <text:p>Suspend computer</text:p>
          </table:table-cell>
          <table:table-cell table:number-columns-repeated="60"/>
        </table:table-row>
        <table:table-row table:style-name="ro1">
          <table:table-cell table:style-name="ce40" table:number-columns-repeated="3"/>
          <table:table-cell table:style-name="ce40" office:value-type="string" calcext:value-type="string">
            <text:p>Resume computer</text:p>
          </table:table-cell>
          <table:table-cell table:number-columns-repeated="60"/>
        </table:table-row>
        <table:table-row table:style-name="ro1">
          <table:table-cell table:style-name="ce40" table:number-columns-repeated="3"/>
          <table:table-cell table:style-name="ce40" office:value-type="string" calcext:value-type="string">
            <text:p>Send some data back and forth</text:p>
          </table:table-cell>
          <table:table-cell office:value-type="string" calcext:value-type="string">
            <text:p>Data is sent and received, no exceptions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2">
          <table:table-cell/>
          <table:table-cell office:value-type="string" calcext:value-type="string">
            <text:p>Disconnect/Reconnect</text:p>
          </table:table-cell>
          <table:table-cell office:value-type="string" calcext:value-type="string">
            <text:p>Microsoft driver</text:p>
          </table:table-cell>
          <table:table-cell office:value-type="string" calcext:value-type="string">
            <text:p>Go to the system device manager</text:p>
            <text:p>Locate the RB EVB (e.g. COM43) and verify the driver</text:p>
          </table:table-cell>
          <table:table-cell office:value-type="string" calcext:value-type="string">
            <text:p/>
            <text:p>Driver is Mettler-Toledo (ToriLogic/Thesycon) e.g. 1.24.0.0 of 2016-11-24</text:p>
          </table:table-cell>
          <table:table-cell office:value-type="string" calcext:value-type="string">
            <text:p>This additional test to the automatic performed tests is required</text:p>
            <text:p>because the automatic test doesn't use the Microsoft driver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Change to Microsoft driver by 'Update &gt; Manual &gt; List &gt; Serial USB Device'</text:p>
          </table:table-cell>
          <table:table-cell office:value-type="string" calcext:value-type="string">
            <text:p>Driver now is e.g. Microsoft 10.0.10586.306 of 2006-06-21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reate a new terminal on RB EVB serial COM port</text:p>
          </table:table-cell>
          <table:table-cell office:value-type="string" calcext:value-type="string">
            <text:p>Terminal open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thing</text:p>
          </table:table-cell>
          <table:table-cell office:value-type="string" calcext:value-type="string">
            <text:p>Sending possible, successfully receiving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Disconnect USB cable on RB EVB</text:p>
          </table:table-cell>
          <table:table-cell office:value-type="string" calcext:value-type="string">
            <text:p>Terminal still indicated as "Open" since alive ticker doesn't work with Microsoft driver</text:p>
            <text:p>No exception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Manually close the port</text:p>
          </table:table-cell>
          <table:table-cell office:value-type="string" calcext:value-type="string">
            <text:p>No exception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connect USB cable to RB EVB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Manually open the port again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something</text:p>
          </table:table-cell>
          <table:table-cell office:value-type="string" calcext:value-type="string">
            <text:p>Sending possible, successfully receiving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Disconnect USB cable on RB EVB</text:p>
          </table:table-cell>
          <table:table-cell office:value-type="string" calcext:value-type="string">
            <text:p>Terminal still indicated as "Open" since alive ticker doesn't work with Microsoft driver</text:p>
            <text:p>No exception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connect USB cable to RB EVB</text:p>
          </table:table-cell>
          <table:table-cell office:value-type="string" calcext:value-type="string">
            <text:p>Terminal reopen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thing again</text:p>
          </table:table-cell>
          <table:table-cell table:style-name="ce42" office:value-type="string" calcext:value-type="string">
            <text:p>Sending possible again, successfully receiving</text:p>
          </table:table-cell>
          <table:table-cell table:style-name="ce42"/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nd something</text:p>
          </table:table-cell>
          <table:table-cell office:value-type="string" calcext:value-type="string">
            <text:p>Sending possible, successfully receiving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Disconnect USB cable on RB EVB</text:p>
          </table:table-cell>
          <table:table-cell table:style-name="ce42" office:value-type="string" calcext:value-type="string">
            <text:p>Terminal still indicated as "Open" since alive ticker doesn't work with Microsoft driver</text:p>
            <text:p>No exceptions</text:p>
          </table:table-cell>
          <table:table-cell table:style-name="ce42"/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nd something</text:p>
          </table:table-cell>
          <table:table-cell table:style-name="ce42" office:value-type="string" calcext:value-type="string">
            <text:p>Sending not possible, terminal gets closed, is waiting for reconnect</text:p>
          </table:table-cell>
          <table:table-cell table:style-name="ce42"/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Reconnect USB cable to RB EVB</text:p>
          </table:table-cell>
          <table:table-cell office:value-type="string" calcext:value-type="string">
            <text:p>Terminal reopen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thing again</text:p>
          </table:table-cell>
          <table:table-cell office:value-type="string" calcext:value-type="string">
            <text:p>Sending possible again, successfully receiving</text:p>
          </table:table-cell>
          <table:table-cell office:value-type="string" calcext:value-type="string">
            <text:p>Only new data is sent, previous data got cleared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No exception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Go back to the system device manager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Restore Mettler-Toledo driver by 'Update &gt; Manual &gt; List &gt; Serial USB Device'</text:p>
          </table:table-cell>
          <table:table-cell office:value-type="string" calcext:value-type="string">
            <text:p>Driver is again Mettler-Toledo (ToriLogic/Thesycon) e.g. 1.24.0.0 of 2016-11-24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2">
          <table:table-cell/>
          <table:table-cell office:value-type="string" calcext:value-type="string">
            <text:p>Port Selection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[File &gt; New Terminal... &gt; Defaults... &gt; OK]</text:p>
          </table:table-cell>
          <table:table-cell/>
          <table:table-cell office:value-type="string" calcext:value-type="string">
            <text:p>This additional test to the automatic performed tests is required</text:p>
            <text:p>because it tests the view parts of disconnect/reconnect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Close workspace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office:value-type="string" calcext:value-type="string">
            <text:p>None available new</text:p>
          </table:table-cell>
          <table:table-cell office:value-type="string" calcext:value-type="string">
            <text:p>Disable all internal serial COM ports</text:p>
            <text:p>Disconnect all USB/RS-232 adapters</text:p>
            <text:p>Disable all virtual ports such as VSPE</text:p>
          </table:table-cell>
          <table:table-cell table:number-columns-repeated="60"/>
        </table:table-row>
        <table:table-row table:style-name="ro3">
          <table:table-cell table:number-columns-repeated="3"/>
          <table:table-cell office:value-type="string" calcext:value-type="string">
            <text:p>Start YAT</text:p>
          </table:table-cell>
          <table:table-cell office:value-type="string" calcext:value-type="string">
            <text:p>Message that there are no serial COM ports</text:p>
            <text:p>Everything else must work fine</text:p>
            <text:p>Previous port selections still there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No longer available new</text:p>
          </table:table-cell>
          <table:table-cell office:value-type="string" calcext:value-type="string">
            <text:p>Reactivate ports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Open terminal on USB/RS-232 adapter COM port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Close workspace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Disconnect USB/RS-232 adapter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Start YAT</text:p>
          </table:table-cell>
          <table:table-cell office:value-type="string" calcext:value-type="string">
            <text:p><text:span text:style-name="T134">Message</text:span> that serial COM port is no longer available</text:p>
            <text:p>Option to default to first available port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No longer available active</text:p>
          </table:table-cell>
          <table:table-cell office:value-type="string" calcext:value-type="string">
            <text:p>Reactivate ports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Open terminal on USB/RS-232 adapter or virtual COM port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Disconnect USB/RS-232 adapter or virtual COM port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tart YAT</text:p>
          </table:table-cell>
          <table:table-cell office:value-type="string" calcext:value-type="string">
            <text:p><text:span text:style-name="T134">Message</text:span> that serial COM port is no longer available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No]</text:p>
          </table:table-cell>
          <table:table-cell office:value-type="string" calcext:value-type="string">
            <text:p>Error message</text:p>
            <text:p>Terminal stays close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Terminal &gt; Settings...]</text:p>
          </table:table-cell>
          <table:table-cell office:value-type="string" calcext:value-type="string">
            <text:p><text:span text:style-name="T134">Message</text:span> that serial COM port is no longer available</text:p>
            <text:p><text:span text:style-name="T134">Automatically switched</text:span> to first available port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OK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Cancel]</text:p>
          </table:table-cell>
          <table:table-cell office:value-type="string" calcext:value-type="string">
            <text:p>Terminal still close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Terminal &gt; Settings...]</text:p>
          </table:table-cell>
          <table:table-cell office:value-type="string" calcext:value-type="string">
            <text:p><text:span text:style-name="T134">Message</text:span> that serial COM port is no longer available</text:p>
            <text:p><text:span text:style-name="T134">Automatically switched</text:span> to first available port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OK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OK]</text:p>
          </table:table-cell>
          <table:table-cell office:value-type="string" calcext:value-type="string">
            <text:p>Terminal switched but still clos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Terminal &gt; Open/Start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some data</text:p>
          </table:table-cell>
          <table:table-cell office:value-type="string" calcext:value-type="string">
            <text:p>Works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Close workspace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table:number-columns-repeated="60"/>
        </table:table-row>
        <table:table-row table:style-name="ro1" table:number-rows-repeated="65427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MKY.IO.Serial.Socket" table:style-name="ta1" table:print="false">
        <office:forms form:automatic-focus="false" form:apply-design-mode="false"/>
        <table:table-column table:style-name="co9" table:default-cell-style-name="ce43"/>
        <table:table-column table:style-name="co10" table:default-cell-style-name="ce43"/>
        <table:table-column table:style-name="co11" table:default-cell-style-name="ce43"/>
        <table:table-column table:style-name="co12" table:default-cell-style-name="ce43"/>
        <table:table-column table:style-name="co13" table:default-cell-style-name="ce43"/>
        <table:table-column table:style-name="co14" table:default-cell-style-name="ce43"/>
        <table:table-column table:style-name="co7" table:number-columns-repeated="58" table:default-cell-style-name="ce43"/>
        <table:table-row table:style-name="ro1" table:number-rows-repeated="3">
          <table:table-cell table:number-columns-repeated="6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Recents</text:p>
          </table:table-cell>
          <table:table-cell office:value-type="string" calcext:value-type="string">
            <text:p>Availability</text:p>
          </table:table-cell>
          <table:table-cell office:value-type="string" calcext:value-type="string">
            <text:p>Make sure recent hosts and ports are listed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Start/Stop</text:p>
          </table:table-cell>
          <table:table-cell office:value-type="string" calcext:value-type="string">
            <text:p>Continuous while opening</text:p>
          </table:table-cell>
          <table:table-cell office:value-type="string" calcext:value-type="string">
            <text:p>Create a new terminal using AutoSocket to MT-SICS device simulation</text:p>
          </table:table-cell>
          <table:table-cell/>
          <table:table-cell office:value-type="string" calcext:value-type="string">
            <text:p>Use RB ExBal Win32</text:p>
          </table:table-cell>
          <table:table-cell table:number-columns-repeated="58"/>
        </table:table-row>
        <table:table-row table:style-name="ro4">
          <table:table-cell table:number-columns-repeated="3"/>
          <table:table-cell office:value-type="string" calcext:value-type="string">
            <text:p>Start continuous mode on device</text:p>
          </table:table-cell>
          <table:table-cell/>
          <table:table-cell table:style-name="ce49" office:value-type="string" calcext:value-type="string">
            <text:p>SIR</text:p>
            <text:p>(ECHO 2 doesn't work as disconnect resets it)</text:p>
            <text:p/>
            <text:p><text:span text:style-name="T134">This additional test to the automatic performed tests is required</text:span></text:p>
            <text:p><text:span text:style-name="T134">because the automatic test yet only tests serial COM port disconnect/reconnect</text:span>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Close/Stop terminal while SIR is received</text:p>
          </table:table-cell>
          <table:table-cell office:value-type="string" calcext:value-type="string">
            <text:p>No exception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Open/Start terminal while SIR is received</text:p>
          </table:table-cell>
          <table:table-cell office:value-type="string" calcext:value-type="string">
            <text:p>Data is received, no exception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Exit YAT while SIR is being received</text:p>
          </table:table-cell>
          <table:table-cell office:value-type="string" calcext:value-type="string">
            <text:p>No exception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tart YAT while SIR is being received</text:p>
          </table:table-cell>
          <table:table-cell office:value-type="string" calcext:value-type="string">
            <text:p>Data is received, no exception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top continuous mode on device</text:p>
          </table:table-cell>
          <table:table-cell/>
          <table:table-cell office:value-type="string" calcext:value-type="string">
            <text:p>SI or C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Close terminal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Rates</text:p>
          </table:table-cell>
          <table:table-cell office:value-type="string" calcext:value-type="string">
            <text:p>Tx/Rx byte/line rates</text:p>
          </table:table-cell>
          <table:table-cell office:value-type="string" calcext:value-type="string">
            <text:p>Create a new terminal using AutoSocket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Create a second terminal looped back to the first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how rates on both terminals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Rates must properly behave</text:p>
          </table:table-cell>
          <table:table-cell table:number-columns-repeated="59"/>
        </table:table-row>
        <table:table-row table:style-name="ro3">
          <table:table-cell table:number-columns-repeated="3"/>
          <table:table-cell office:value-type="string" calcext:value-type="string">
            <text:p>Send "\!-SendFiles\Stress-4-Huge.txt"</text:p>
          </table:table-cell>
          <table:table-cell office:value-type="string" calcext:value-type="string">
            <text:p>Byte rate must be at least 50000/s</text:p>
            <text:p>Line rate must be at least 500/s</text:p>
            <text:p>All bytes must be receiv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/>
          <table:table-cell office:value-type="string" calcext:value-type="string">
            <text:p>Using [File &gt; Workspace &gt; Close]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Preparation</text:p>
          </table:table-cell>
          <table:table-cell office:value-type="string" calcext:value-type="string">
            <text:p>Remoteconnect</text:p>
          </table:table-cell>
          <table:table-cell office:value-type="string" calcext:value-type="string">
            <text:p>Start [YAT TestComputer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Connect [YAT TestComputer] to [YAT DevelopmentComputer] using a USB/LAN converter and a LAN cable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Deploy YAT release binaries to the [YAT TestComputer]</text:p>
          </table:table-cell>
          <table:table-cell/>
          <table:table-cell office:value-type="string" calcext:value-type="string">
            <text:p>Via memory stick or diskstation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/>
          <table:table-cell office:value-type="string" calcext:value-type="string">
            <text:p>TCP/IP AutoSocket</text:p>
          </table:table-cell>
          <table:table-cell office:value-type="string" calcext:value-type="string">
            <text:p>Remoteconnect</text:p>
          </table:table-cell>
          <table:table-cell office:value-type="string" calcext:value-type="string">
            <text:p>[On YAT DevelopmentComputer]</text:p>
            <text:p>Create a new terminal using TCP/IP AutoSocket</text:p>
            <text:p> &gt; Remote Host = YAT TestComputer</text:p>
          </table:table-cell>
          <table:table-cell office:value-type="string" calcext:value-type="string">
            <text:p>Terminal can be opened</text:p>
          </table:table-cell>
          <table:table-cell office:value-type="string" calcext:value-type="string">
            <text:p>YAT DevelopmentComputer is 192.168.122.68 (= 'D')</text:p>
          </table:table-cell>
          <table:table-cell table:number-columns-repeated="58"/>
        </table:table-row>
        <table:table-row table:style-name="ro3">
          <table:table-cell table:number-columns-repeated="3"/>
          <table:table-cell office:value-type="string" calcext:value-type="string">
            <text:p>[On YAT TestComputer]</text:p>
            <text:p>Create a new terminal using TCP/IP AutoSocket</text:p>
            <text:p> &gt; Remote Host = YAT DevelopmentComputer</text:p>
          </table:table-cell>
          <table:table-cell office:value-type="string" calcext:value-type="string">
            <text:p>Both terminals interconnected</text:p>
          </table:table-cell>
          <table:table-cell office:value-type="string" calcext:value-type="string">
            <text:p>YAT TestComputer is 192.168.122.84 (= 'T')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2">
          <table:table-cell/>
          <table:table-cell office:value-type="string" calcext:value-type="string">
            <text:p>TCP/IP Client/Server</text:p>
          </table:table-cell>
          <table:table-cell office:value-type="string" calcext:value-type="string">
            <text:p>Remoteconnect</text:p>
          </table:table-cell>
          <table:table-cell office:value-type="string" calcext:value-type="string">
            <text:p>[On YAT TestComputer]</text:p>
            <text:p>Create a TCP/IP Server</text:p>
          </table:table-cell>
          <table:table-cell office:value-type="string" calcext:value-type="string">
            <text:p>Terminal can be opened</text:p>
          </table:table-cell>
          <table:table-cell table:number-columns-repeated="59"/>
        </table:table-row>
        <table:table-row table:style-name="ro3">
          <table:table-cell table:number-columns-repeated="3"/>
          <table:table-cell office:value-type="string" calcext:value-type="string">
            <text:p>[On YAT DevelopmentComputer]</text:p>
            <text:p>Create a new terminal using TCP/IP Client</text:p>
            <text:p> &gt; Remote Host = YAT TestComputer</text:p>
          </table:table-cell>
          <table:table-cell office:value-type="string" calcext:value-type="string">
            <text:p>Both terminals interconnected</text:p>
          </table:table-cell>
          <table:table-cell table:formula="of:=[.F$29]" office:value-type="string" office:string-value="YAT TestComputer is 192.168.122.84 (= 'T')" calcext:value-type="string">
            <text:p>YAT TestComputer is 192.168.122.84 (= 'T')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On YAT DevelopmentComputer]</text:p>
            <text:p>Create a TCP/IP Server</text:p>
          </table:table-cell>
          <table:table-cell table:number-columns-repeated="60"/>
        </table:table-row>
        <table:table-row table:style-name="ro3">
          <table:table-cell table:number-columns-repeated="3"/>
          <table:table-cell office:value-type="string" calcext:value-type="string">
            <text:p>[On YAT TestComputer]</text:p>
            <text:p>Create a TCP/IP Client</text:p>
            <text:p> &gt; Remote Host = YAT DevelopmentComputer</text:p>
          </table:table-cell>
          <table:table-cell office:value-type="string" calcext:value-type="string">
            <text:p>Both terminals interconnected</text:p>
          </table:table-cell>
          <table:table-cell table:formula="of:=[.F$28]" office:value-type="string" office:string-value="YAT DevelopmentComputer is 192.168.122.68 (= 'D')" calcext:value-type="string">
            <text:p>YAT DevelopmentComputer is 192.168.122.68 (= 'D')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59"/>
        </table:table-row>
        <table:table-row table:style-name="ro2">
          <table:table-cell table:number-columns-repeated="2"/>
          <table:table-cell office:value-type="string" calcext:value-type="string">
            <text:p>Remotedisconnect with AR</text:p>
          </table:table-cell>
          <table:table-cell office:value-type="string" calcext:value-type="string">
            <text:p>Disconnect LAN cable</text:p>
          </table:table-cell>
          <table:table-cell office:value-type="string" calcext:value-type="string">
            <text:p>Both terminals are disconnected</text:p>
            <text:p>Client tries reconnecting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Remotereconnect with AR</text:p>
          </table:table-cell>
          <table:table-cell office:value-type="string" calcext:value-type="string">
            <text:p>Reconnect LAN cable</text:p>
          </table:table-cell>
          <table:table-cell office:value-type="string" calcext:value-type="string">
            <text:p>Both terminals interconn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Remotedisconnect without AR</text:p>
          </table:table-cell>
          <table:table-cell office:value-type="string" calcext:value-type="string">
            <text:p>Disabled 'AutoReconnect' on TCP/IP Client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Disconnect LAN cable</text:p>
          </table:table-cell>
          <table:table-cell office:value-type="string" calcext:value-type="string">
            <text:p>Both terminals are disconnected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Remotereconnect without AR</text:p>
          </table:table-cell>
          <table:table-cell office:value-type="string" calcext:value-type="string">
            <text:p>Reconnect LAN cable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tart TCP/IP Client again</text:p>
          </table:table-cell>
          <table:table-cell office:value-type="string" calcext:value-type="string">
            <text:p>Both terminals interconn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3">
          <table:table-cell/>
          <table:table-cell office:value-type="string" calcext:value-type="string">
            <text:p>UDP/IP PairSocket</text:p>
          </table:table-cell>
          <table:table-cell office:value-type="string" calcext:value-type="string">
            <text:p>Interconnect</text:p>
          </table:table-cell>
          <table:table-cell office:value-type="string" calcext:value-type="string">
            <text:p>Create two terminals using UDP/IP PairSocket</text:p>
            <text:p> &gt; 1st terminal ports = 10000 / 10001</text:p>
            <text:p> &gt; 2nd terminal ports = 10001 / 10000</text:p>
          </table:table-cell>
          <table:table-cell office:value-type="string" calcext:value-type="string">
            <text:p>Both terminals opened</text:p>
          </table:table-cell>
          <table:table-cell office:value-type="string" calcext:value-type="string">
            <text:p/>
            <text:p>When [localhost] is selected, (port + 1) must be proposed by default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4">
          <table:table-cell table:number-columns-repeated="2"/>
          <table:table-cell office:value-type="string" calcext:value-type="string">
            <text:p>Limited Broadcast</text:p>
          </table:table-cell>
          <table:table-cell table:style-name="ce44" office:value-type="string" calcext:value-type="string">
            <text:p>Create two terminals using UDP/IP PairSocket</text:p>
            <text:p><text:span text:style-name="T134"> &gt; 1st terminal remote host = [broadcast]</text:span></text:p>
            <text:p> &gt; 1st terminal ports = 10000 / 10001</text:p>
            <text:p><text:span text:style-name="T134"> &gt; 2nd terminal remote host = [broadcast]</text:span></text:p>
            <text:p> &gt; 2nd terminal ports = 10001 / 10000</text:p>
          </table:table-cell>
          <table:table-cell/>
          <table:table-cell office:value-type="string" calcext:value-type="string">
            <text:p/>
            <text:p/>
            <text:p>When [broadcast] is selected, same port is proposed by default,</text:p>
            <text:p>since typical use case of [broadcast] involves a remote host 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Directed Broadcast</text:p>
          </table:table-cell>
          <table:table-cell office:value-type="string" calcext:value-type="string">
            <text:p>Get the address of the network interface</text:p>
          </table:table-cell>
          <table:table-cell/>
          <table:table-cell table:formula="of:=[.F$28]" office:value-type="string" office:string-value="YAT DevelopmentComputer is 192.168.122.68 (= 'D')" calcext:value-type="string">
            <text:p>YAT DevelopmentComputer is 192.168.122.68 (= 'D')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Calculate the corrsponding limited broadcast address</text:p>
          </table:table-cell>
          <table:table-cell/>
          <table:table-cell office:value-type="string" calcext:value-type="string">
            <text:p><text:span text:style-name="T134">YAT DevelopmentComputer is </text:span>192.168.122.255</text:p>
          </table:table-cell>
          <table:table-cell table:number-columns-repeated="58"/>
        </table:table-row>
        <table:table-row table:style-name="ro5">
          <table:table-cell table:number-columns-repeated="3"/>
          <table:table-cell table:style-name="ce44" office:value-type="string" calcext:value-type="string">
            <text:p>Create two terminals using UDP/IP PairSocket</text:p>
            <text:p><text:span text:style-name="T134"> &gt; 1st terminal remote host = 192.168.168.255</text:span></text:p>
            <text:p> &gt; 1st terminal ports = 10000 / 10001</text:p>
            <text:p><text:span text:style-name="T134"> &gt; 1st terminal interface = related network interface</text:span></text:p>
            <text:p><text:span text:style-name="T134"> &gt; 2nd terminal remote host = 192.168.168.255</text:span></text:p>
            <text:p> &gt; 2nd terminal ports = 10001 / 10000</text:p>
            <text:p><text:span text:style-name="T134"> &gt; 2nd terminal interface = related network interface</text:span></text:p>
          </table:table-cell>
          <table:table-cell/>
          <table:table-cell office:value-type="string" calcext:value-type="string">
            <text:p/>
            <text:p/>
            <text:p>When [broadcast] is selected, same port is proposed by default,</text:p>
            <text:p>since typical use case of [broadcast] involves a remote host 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6">
          <table:table-cell table:number-columns-repeated="2"/>
          <table:table-cell office:value-type="string" calcext:value-type="string">
            <text:p>Remoteconnect</text:p>
          </table:table-cell>
          <table:table-cell office:value-type="string" calcext:value-type="string">
            <text:p>[On YAT DevelopmentComputer]</text:p>
            <text:p>Create a new terminal using UDP/IP PairSocket</text:p>
            <text:p> &gt; Remote Host = YAT TestComputer</text:p>
            <text:p> &gt; Remote UDP Port = Local UDP Port = 10000</text:p>
          </table:table-cell>
          <table:table-cell office:value-type="string" calcext:value-type="string">
            <text:p>Terminal can be opened</text:p>
          </table:table-cell>
          <table:table-cell table:formula="of:=[.F$29]" office:value-type="string" office:string-value="YAT TestComputer is 192.168.122.84 (= 'T')" calcext:value-type="string">
            <text:p>YAT TestComputer is 192.168.122.84 (= 'T')</text:p>
          </table:table-cell>
          <table:table-cell table:number-columns-repeated="58"/>
        </table:table-row>
        <table:table-row table:style-name="ro6">
          <table:table-cell table:number-columns-repeated="3"/>
          <table:table-cell office:value-type="string" calcext:value-type="string">
            <text:p>[On YAT TestComputer]</text:p>
            <text:p>Create a new terminal using UDP/IP PairSocket</text:p>
            <text:p> &gt; Remote Host = YAT DevelopmentComputer</text:p>
            <text:p><text:span text:style-name="T134"> &gt; Remote UDP Port = Local UDP Port = 10000</text:span></text:p>
          </table:table-cell>
          <table:table-cell office:value-type="string" calcext:value-type="string">
            <text:p>Both terminals interconnected</text:p>
          </table:table-cell>
          <table:table-cell table:formula="of:=[.F$28]" office:value-type="string" office:string-value="YAT DevelopmentComputer is 192.168.122.68 (= 'D')" calcext:value-type="string">
            <text:p>YAT DevelopmentComputer is 192.168.122.68 (= 'D')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2">
          <table:table-cell/>
          <table:table-cell office:value-type="string" calcext:value-type="string">
            <text:p>UDP/IP Client/Server</text:p>
          </table:table-cell>
          <table:table-cell office:value-type="string" calcext:value-type="string">
            <text:p>Interconnect</text:p>
          </table:table-cell>
          <table:table-cell office:value-type="string" calcext:value-type="string">
            <text:p>Create a terminal using UDP/IP Server</text:p>
            <text:p> &gt; Local port = 10000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Create a terminal using UDP/IP Client</text:p>
            <text:p> &gt; Remote port = 10000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58"/>
        </table:table-row>
        <table:table-row table:style-name="ro2">
          <table:table-cell table:number-columns-repeated="2"/>
          <table:table-cell office:value-type="string" calcext:value-type="string">
            <text:p>Multiconnect</text:p>
          </table:table-cell>
          <table:table-cell office:value-type="string" calcext:value-type="string">
            <text:p>Create another terminal using UDP/IP Client</text:p>
            <text:p> &gt; Remote port = 10000</text:p>
          </table:table-cell>
          <table:table-cell office:value-type="string" calcext:value-type="string">
            <text:p>Port sharing allow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Server sends to most recently active client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nd some data back and forth from the previous client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Server sends to most recently active client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2">
          <table:table-cell table:number-columns-repeated="2"/>
          <table:table-cell office:value-type="string" calcext:value-type="string">
            <text:p>Limited Broadcast</text:p>
          </table:table-cell>
          <table:table-cell office:value-type="string" calcext:value-type="string">
            <text:p>Create a terminal using UDP/IP Server</text:p>
            <text:p> &gt; Local port = 10000</text:p>
          </table:table-cell>
          <table:table-cell table:number-columns-repeated="60"/>
        </table:table-row>
        <table:table-row table:style-name="ro3">
          <table:table-cell table:number-columns-repeated="3"/>
          <table:table-cell table:style-name="ce44" office:value-type="string" calcext:value-type="string">
            <text:p>Create a terminal using UDP/IP Client</text:p>
            <text:p> &gt; Remote host = [broadcast]</text:p>
            <text:p><text:span text:style-name="T134"> &gt; Remote port = 10000</text:span>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2">
          <table:table-cell table:number-columns-repeated="2"/>
          <table:table-cell office:value-type="string" calcext:value-type="string">
            <text:p>Directed Broadcast</text:p>
          </table:table-cell>
          <table:table-cell office:value-type="string" calcext:value-type="string">
            <text:p>Create a terminal using UDP/IP Server</text:p>
            <text:p> &gt; Local port = 10000</text:p>
          </table:table-cell>
          <table:table-cell table:number-columns-repeated="60"/>
        </table:table-row>
        <table:table-row table:style-name="ro3">
          <table:table-cell table:number-columns-repeated="3"/>
          <table:table-cell table:style-name="ce44" office:value-type="string" calcext:value-type="string">
            <text:p>Create a terminal using UDP/IP Client</text:p>
            <text:p><text:span text:style-name="T134"> &gt; Remote host = 192.168.168.255</text:span></text:p>
            <text:p><text:span text:style-name="T134"> &gt; Remote port = 10000</text:span>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office:value-type="string" calcext:value-type="string">
            <text:p>Remoteconnect</text:p>
          </table:table-cell>
          <table:table-cell office:value-type="string" calcext:value-type="string">
            <text:p>[On YAT TestLaptop]</text:p>
            <text:p>Create a UDP Server</text:p>
            <text:p> &gt; Local port = 10000</text:p>
          </table:table-cell>
          <table:table-cell office:value-type="string" calcext:value-type="string">
            <text:p>Terminal can be opened</text:p>
          </table:table-cell>
          <table:table-cell table:number-columns-repeated="59"/>
        </table:table-row>
        <table:table-row table:style-name="ro6">
          <table:table-cell table:number-columns-repeated="3"/>
          <table:table-cell office:value-type="string" calcext:value-type="string">
            <text:p>[On YAT DevelopmentComputer]</text:p>
            <text:p>Create a new terminal using UDP/IP Client</text:p>
            <text:p> &gt; Remote host = YAT TestLaptop</text:p>
            <text:p> &gt; Remote port = 10000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Recents</text:p>
          </table:table-cell>
          <table:table-cell office:value-type="string" calcext:value-type="string">
            <text:p>Make sure recent filters are listed</text:p>
          </table:table-cell>
          <table:table-cell table:number-columns-repeated="60"/>
        </table:table-row>
        <table:table-row table:style-name="ro6">
          <table:table-cell table:number-columns-repeated="2"/>
          <table:table-cell office:value-type="string" calcext:value-type="string">
            <text:p>Remotefilter</text:p>
          </table:table-cell>
          <table:table-cell office:value-type="string" calcext:value-type="string">
            <text:p>[On YAT TestLaptop]</text:p>
            <text:p>Create a UDP Server</text:p>
            <text:p> &gt; Local port = 10000</text:p>
            <text:p><text:span text:style-name="T134"> &gt; Local filter = 192.168.168.0</text:span></text:p>
          </table:table-cell>
          <table:table-cell table:number-columns-repeated="60"/>
        </table:table-row>
        <table:table-row table:style-name="ro6">
          <table:table-cell table:number-columns-repeated="3"/>
          <table:table-cell office:value-type="string" calcext:value-type="string">
            <text:p>[On YAT DevelopmentComputer]</text:p>
            <text:p>Create a new terminal using UDP/IP Client</text:p>
            <text:p> &gt; Remote host = YAT TestLaptop</text:p>
            <text:p> &gt; Remote port = 10000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3"/>
          <table:table-cell office:value-type="string" calcext:value-type="string">
            <text:p>[On YAT TestLaptop]</text:p>
            <text:p>Change UDP Server</text:p>
            <text:p><text:span text:style-name="T134"> &gt; Local filter = 192.168.168.33</text:span>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no longer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3"/>
          <table:table-cell office:value-type="string" calcext:value-type="string">
            <text:p>[On YAT TestLaptop]</text:p>
            <text:p>Change UDP Server</text:p>
            <text:p><text:span text:style-name="T134"> &gt; Local filter = 192.168.33.0</text:span>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no longer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3"/>
          <table:table-cell office:value-type="string" calcext:value-type="string">
            <text:p>[On YAT TestLaptop]</text:p>
            <text:p>Change UDP Server</text:p>
            <text:p><text:span text:style-name="T134"> &gt; Local filter = [any]</text:span>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6">
          <table:table-cell table:number-columns-repeated="2"/>
          <table:table-cell office:value-type="string" calcext:value-type="string">
            <text:p>Multibroadcast</text:p>
          </table:table-cell>
          <table:table-cell office:value-type="string" calcext:value-type="string">
            <text:p>[On YAT TestLaptop]</text:p>
            <text:p>Create a UDP Server</text:p>
            <text:p> &gt; Local port = 10000</text:p>
            <text:p><text:span text:style-name="T134"> &gt; Interface = &lt;any&gt;</text:span></text:p>
          </table:table-cell>
          <table:table-cell/>
          <table:table-cell office:value-type="string" calcext:value-type="string">
            <text:p/>
            <text:p/>
            <text:p/>
            <text:p>&lt;any&gt; is OK as WLAN has been disconnected further above</text:p>
          </table:table-cell>
          <table:table-cell table:number-columns-repeated="58"/>
        </table:table-row>
        <table:table-row table:style-name="ro6">
          <table:table-cell table:number-columns-repeated="3"/>
          <table:table-cell office:value-type="string" calcext:value-type="string">
            <text:p>[On YAT DevelopmentComputer]</text:p>
            <text:p><text:span text:style-name="T134">Create a UDP Server</text:span></text:p>
            <text:p><text:span text:style-name="T134"> &gt; Local port = 10000</text:span></text:p>
            <text:p><text:span text:style-name="T134"> &gt; Interface = related network interface</text:span></text:p>
          </table:table-cell>
          <table:table-cell table:number-columns-repeated="60"/>
        </table:table-row>
        <table:table-row table:style-name="ro4">
          <table:table-cell table:number-columns-repeated="3"/>
          <table:table-cell table:style-name="ce44" office:value-type="string" calcext:value-type="string">
            <text:p><text:span text:style-name="T134">[On YAT DevelopmentComputer]</text:span></text:p>
            <text:p>Create a terminal using UDP/IP Client</text:p>
            <text:p> &gt; Remote host = [broadcast]</text:p>
            <text:p><text:span text:style-name="T134"> &gt; Remote port = 10000</text:span></text:p>
            <text:p><text:span text:style-name="T134"> &gt; Interface = related network interface</text:span></text:p>
          </table:table-cell>
          <table:table-cell table:number-columns-repeated="60"/>
        </table:table-row>
        <table:table-row table:style-name="ro3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  <text:p>Client data is received by both servers</text:p>
            <text:p>Server data is received by client</text:p>
          </table:table-cell>
          <table:table-cell office:value-type="string" calcext:value-type="string">
            <text:p>Client must send data first</text:p>
          </table:table-cell>
          <table:table-cell table:number-columns-repeated="58"/>
        </table:table-row>
        <table:table-row table:style-name="ro2">
          <table:table-cell table:number-columns-repeated="3"/>
          <table:table-cell office:value-type="string" calcext:value-type="string">
            <text:p>On UDP/IP Client</text:p>
            <text:p>[View &gt; Show I/O Device] = Yes</text:p>
          </table:table-cell>
          <table:table-cell office:value-type="string" calcext:value-type="string">
            <text:p>Correct end points are show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2">
          <table:table-cell/>
          <table:table-cell table:style-name="ce39" office:value-type="string" calcext:value-type="string">
            <text:p>Interface Selection</text:p>
          </table:table-cell>
          <table:table-cell table:style-name="ce39" office:value-type="string" calcext:value-type="string">
            <text:p>Preparation</text:p>
          </table:table-cell>
          <table:table-cell table:style-name="ce39" office:value-type="string" calcext:value-type="string">
            <text:p><text:span text:style-name="T134">[On YAT TestLaptop]</text:span></text:p>
            <text:p><text:span text:style-name="T134">Open TCP/IP terminal on LAN interface</text:span></text:p>
          </table:table-cell>
          <table:table-cell table:style-name="ce39"/>
          <table:table-cell table:style-name="ce39" office:value-type="string" calcext:value-type="string">
            <text:p>[YAT TestLaptop] is used as WLAN has been disconnected further above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39"/>
          <table:table-cell table:style-name="ce39" office:value-type="string" calcext:value-type="string">
            <text:p>Exit YAT</text:p>
          </table:table-cell>
          <table:table-cell table:style-name="ce39" table:number-columns-repeated="2"/>
          <table:table-cell table:number-columns-repeated="58"/>
        </table:table-row>
        <table:table-row table:style-name="ro1">
          <table:table-cell table:number-columns-repeated="2"/>
          <table:table-cell table:style-name="ce39" table:number-columns-repeated="4"/>
          <table:table-cell table:number-columns-repeated="58"/>
        </table:table-row>
        <table:table-row table:style-name="ro1">
          <table:table-cell table:number-columns-repeated="2"/>
          <table:table-cell table:style-name="ce39" office:value-type="string" calcext:value-type="string">
            <text:p>No longer available active</text:p>
          </table:table-cell>
          <table:table-cell table:style-name="ce39" office:value-type="string" calcext:value-type="string">
            <text:p>Disconnect the LAN cable</text:p>
          </table:table-cell>
          <table:table-cell table:style-name="ce39" table:number-columns-repeated="2"/>
          <table:table-cell table:number-columns-repeated="58"/>
        </table:table-row>
        <table:table-row table:style-name="ro1">
          <table:table-cell table:number-columns-repeated="2"/>
          <table:table-cell table:style-name="ce39"/>
          <table:table-cell table:style-name="ce39" office:value-type="string" calcext:value-type="string">
            <text:p>Start YAT</text:p>
          </table:table-cell>
          <table:table-cell table:style-name="ce39" office:value-type="string" calcext:value-type="string">
            <text:p><text:span text:style-name="T134">Message</text:span> that interface is no longer available</text:p>
          </table:table-cell>
          <table:table-cell table:style-name="ce39"/>
          <table:table-cell table:number-columns-repeated="58"/>
        </table:table-row>
        <table:table-row table:style-name="ro2">
          <table:table-cell table:number-columns-repeated="2"/>
          <table:table-cell table:style-name="ce39"/>
          <table:table-cell table:style-name="ce39" office:value-type="string" calcext:value-type="string">
            <text:p>[No]</text:p>
          </table:table-cell>
          <table:table-cell table:style-name="ce39" office:value-type="string" calcext:value-type="string">
            <text:p>Error message</text:p>
            <text:p>Terminal stays closed</text:p>
          </table:table-cell>
          <table:table-cell table:style-name="ce39"/>
          <table:table-cell table:number-columns-repeated="58"/>
        </table:table-row>
        <table:table-row table:style-name="ro2">
          <table:table-cell table:number-columns-repeated="2"/>
          <table:table-cell table:style-name="ce39"/>
          <table:table-cell table:style-name="ce39" office:value-type="string" calcext:value-type="string">
            <text:p>[Terminal &gt; Settings...]</text:p>
          </table:table-cell>
          <table:table-cell table:style-name="ce39" office:value-type="string" calcext:value-type="string">
            <text:p><text:span text:style-name="T134">Message that interface</text:span> is no longer available</text:p>
            <text:p><text:span text:style-name="T134">Automatically switched to first available interface</text:span></text:p>
          </table:table-cell>
          <table:table-cell table:style-name="ce39"/>
          <table:table-cell table:number-columns-repeated="58"/>
        </table:table-row>
        <table:table-row table:style-name="ro1">
          <table:table-cell table:number-columns-repeated="2"/>
          <table:table-cell table:style-name="ce39"/>
          <table:table-cell table:style-name="ce39" office:value-type="string" calcext:value-type="string">
            <text:p>[OK]</text:p>
          </table:table-cell>
          <table:table-cell table:style-name="ce39" table:number-columns-repeated="2"/>
          <table:table-cell table:number-columns-repeated="58"/>
        </table:table-row>
        <table:table-row table:style-name="ro1">
          <table:table-cell table:number-columns-repeated="2"/>
          <table:table-cell table:style-name="ce39"/>
          <table:table-cell table:style-name="ce39" office:value-type="string" calcext:value-type="string">
            <text:p>[Cancel]</text:p>
          </table:table-cell>
          <table:table-cell table:style-name="ce39" office:value-type="string" calcext:value-type="string">
            <text:p>Terminal still closed</text:p>
          </table:table-cell>
          <table:table-cell table:style-name="ce39"/>
          <table:table-cell table:number-columns-repeated="58"/>
        </table:table-row>
        <table:table-row table:style-name="ro1">
          <table:table-cell table:number-columns-repeated="2"/>
          <table:table-cell table:style-name="ce39" table:number-columns-repeated="4"/>
          <table:table-cell table:number-columns-repeated="58"/>
        </table:table-row>
        <table:table-row table:style-name="ro1">
          <table:table-cell table:number-columns-repeated="2"/>
          <table:table-cell table:style-name="ce39"/>
          <table:table-cell table:style-name="ce39" office:value-type="string" calcext:value-type="string">
            <text:p>Reconnect LAN cable</text:p>
          </table:table-cell>
          <table:table-cell table:style-name="ce39" table:number-columns-repeated="2"/>
          <table:table-cell table:number-columns-repeated="58"/>
        </table:table-row>
        <table:table-row table:style-name="ro1">
          <table:table-cell table:number-columns-repeated="2"/>
          <table:table-cell table:style-name="ce39"/>
          <table:table-cell table:style-name="ce39" office:value-type="string" calcext:value-type="string">
            <text:p>Open/Start the terminal</text:p>
          </table:table-cell>
          <table:table-cell table:style-name="ce39" office:value-type="string" calcext:value-type="string">
            <text:p>works</text:p>
          </table:table-cell>
          <table:table-cell table:style-name="ce39"/>
          <table:table-cell table:number-columns-repeated="58"/>
        </table:table-row>
        <table:table-row table:style-name="ro1">
          <table:table-cell table:number-columns-repeated="2"/>
          <table:table-cell table:style-name="ce39" table:number-columns-repeated="4"/>
          <table:table-cell table:number-columns-repeated="58"/>
        </table:table-row>
        <table:table-row table:style-name="ro1">
          <table:table-cell table:number-columns-repeated="2"/>
          <table:table-cell table:style-name="ce39" office:value-type="string" calcext:value-type="string">
            <text:p>Cleanup</text:p>
          </table:table-cell>
          <table:table-cell table:style-name="ce39" office:value-type="string" calcext:value-type="string">
            <text:p>Close workspace</text:p>
          </table:table-cell>
          <table:table-cell table:style-name="ce39" table:number-columns-repeated="2"/>
          <table:table-cell table:number-columns-repeated="58"/>
        </table:table-row>
        <table:table-row table:style-name="ro1">
          <table:table-cell table:number-columns-repeated="2"/>
          <table:table-cell table:style-name="ce39"/>
          <table:table-cell table:style-name="ce39" office:value-type="string" calcext:value-type="string">
            <text:p>Exit YAT</text:p>
          </table:table-cell>
          <table:table-cell table:style-name="ce39" table:number-columns-repeated="2"/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Aftermath</text:p>
          </table:table-cell>
          <table:table-cell office:value-type="string" calcext:value-type="string">
            <text:p>Update</text:p>
          </table:table-cell>
          <table:table-cell office:value-type="string" calcext:value-type="string">
            <text:p>Run updates on [YAT TestLaptop]</text:p>
          </table:table-cell>
          <table:table-cell table:number-columns-repeated="60"/>
        </table:table-row>
        <table:table-row table:style-name="ro1" table:number-rows-repeated="104844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MKY.IO.Serial.Usb" table:style-name="ta1" table:print="false">
        <office:forms form:automatic-focus="false" form:apply-design-mode="false"/>
        <table:table-column table:style-name="co9" table:default-cell-style-name="ce39"/>
        <table:table-column table:style-name="co15" table:default-cell-style-name="ce39"/>
        <table:table-column table:style-name="co16" table:default-cell-style-name="ce39"/>
        <table:table-column table:style-name="co17" table:default-cell-style-name="ce39"/>
        <table:table-column table:style-name="co18" table:default-cell-style-name="ce39"/>
        <table:table-column table:style-name="co14" table:default-cell-style-name="ce39"/>
        <table:table-column table:style-name="co7" table:number-columns-repeated="58" table:default-cell-style-name="ce39"/>
        <table:table-row table:style-name="ro1" table:number-rows-repeated="3">
          <table:table-cell table:number-columns-repeated="6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Enumeration</text:p>
          </table:table-cell>
          <table:table-cell/>
          <table:table-cell office:value-type="string" calcext:value-type="string">
            <text:p>Connect test devices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tart YAT and select USB Ser/HID</text:p>
          </table:table-cell>
          <table:table-cell office:value-type="string" calcext:value-type="string">
            <text:p>Devices are shown in device list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6">
          <table:table-cell/>
          <table:table-cell office:value-type="string" calcext:value-type="string">
            <text:p>Preset and FlowControl</text:p>
          </table:table-cell>
          <table:table-cell office:value-type="string" calcext:value-type="string">
            <text:p>MT Ser/HID</text:p>
          </table:table-cell>
          <table:table-cell office:value-type="string" calcext:value-type="string">
            <text:p>Select an MT Ser/HID device</text:p>
          </table:table-cell>
          <table:table-cell office:value-type="string" calcext:value-type="string">
            <text:p>Preset is set to MT Ser/HID</text:p>
            <text:p>FlowControl is set to Software</text:p>
            <text:p>No XOn/XOff characters are shown</text:p>
            <text:p><text:span text:style-name="T134">Hide XOn/XOff must be enabled by default</text:span></text:p>
          </table:table-cell>
          <table:table-cell office:value-type="string" calcext:value-type="string">
            <text:p>Use RB ExBal 'YAT.9'</text:p>
          </table:table-cell>
          <table:table-cell table:number-columns-repeated="58"/>
        </table:table-row>
        <table:table-row table:style-name="ro2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IXS and OXS states are shown, IXS is greyed, IXS is on, OXS is assumed to be on</text:p>
            <text:p>IXS count is 1 | 0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4">
          <table:table-cell/>
          <table:table-cell table:style-name="ce43" office:value-type="string" calcext:value-type="string">
            <text:p>Start/Stop</text:p>
          </table:table-cell>
          <table:table-cell table:style-name="ce43" office:value-type="string" calcext:value-type="string">
            <text:p>Continuous while opening</text:p>
          </table:table-cell>
          <table:table-cell table:style-name="ce43" office:value-type="string" calcext:value-type="string">
            <text:p>Start continuous mode on device</text:p>
          </table:table-cell>
          <table:table-cell table:style-name="ce43"/>
          <table:table-cell table:style-name="ce49" office:value-type="string" calcext:value-type="string">
            <text:p>SIR</text:p>
            <text:p>(ECHO 2 doesn't work as disconnect resets it)</text:p>
            <text:p/>
            <text:p><text:span text:style-name="T134">This additional test to the automatic performed tests is required</text:span></text:p>
            <text:p><text:span text:style-name="T134">because the automatic test yet only tests serial COM port disconnect/reconnect</text:span></text:p>
          </table:table-cell>
          <table:table-cell table:number-columns-repeated="58"/>
        </table:table-row>
        <table:table-row table:style-name="ro1">
          <table:table-cell/>
          <table:table-cell table:style-name="ce43" table:number-columns-repeated="2"/>
          <table:table-cell table:style-name="ce43" office:value-type="string" calcext:value-type="string">
            <text:p>Close/Stop terminal while SIR is received</text:p>
          </table:table-cell>
          <table:table-cell table:style-name="ce43" office:value-type="string" calcext:value-type="string">
            <text:p>No exceptions</text:p>
          </table:table-cell>
          <table:table-cell table:style-name="ce43"/>
          <table:table-cell table:number-columns-repeated="58"/>
        </table:table-row>
        <table:table-row table:style-name="ro1">
          <table:table-cell/>
          <table:table-cell table:style-name="ce43" table:number-columns-repeated="2"/>
          <table:table-cell table:style-name="ce43" office:value-type="string" calcext:value-type="string">
            <text:p>Open/Start terminal while SIR is received</text:p>
          </table:table-cell>
          <table:table-cell table:style-name="ce43" office:value-type="string" calcext:value-type="string">
            <text:p>Data is received, no exceptions</text:p>
          </table:table-cell>
          <table:table-cell table:style-name="ce43"/>
          <table:table-cell table:number-columns-repeated="58"/>
        </table:table-row>
        <table:table-row table:style-name="ro1">
          <table:table-cell/>
          <table:table-cell table:style-name="ce43" table:number-columns-repeated="2"/>
          <table:table-cell table:style-name="ce43" office:value-type="string" calcext:value-type="string">
            <text:p>Exit YAT while SIR is being received</text:p>
          </table:table-cell>
          <table:table-cell table:style-name="ce43" office:value-type="string" calcext:value-type="string">
            <text:p>No exceptions</text:p>
          </table:table-cell>
          <table:table-cell table:style-name="ce43"/>
          <table:table-cell table:number-columns-repeated="58"/>
        </table:table-row>
        <table:table-row table:style-name="ro1">
          <table:table-cell/>
          <table:table-cell table:style-name="ce43" table:number-columns-repeated="2"/>
          <table:table-cell table:style-name="ce43" office:value-type="string" calcext:value-type="string">
            <text:p>Start YAT while SIR is being received</text:p>
          </table:table-cell>
          <table:table-cell table:style-name="ce43" office:value-type="string" calcext:value-type="string">
            <text:p>Data is received, no exceptions</text:p>
          </table:table-cell>
          <table:table-cell table:style-name="ce43"/>
          <table:table-cell table:number-columns-repeated="58"/>
        </table:table-row>
        <table:table-row table:style-name="ro1">
          <table:table-cell/>
          <table:table-cell table:style-name="ce43" table:number-columns-repeated="2"/>
          <table:table-cell table:style-name="ce43" office:value-type="string" calcext:value-type="string">
            <text:p>Stop continuous mode on device</text:p>
          </table:table-cell>
          <table:table-cell table:style-name="ce43"/>
          <table:table-cell table:style-name="ce43" office:value-type="string" calcext:value-type="string">
            <text:p>SI or C</text:p>
          </table:table-cell>
          <table:table-cell table:number-columns-repeated="58"/>
        </table:table-row>
        <table:table-row table:style-name="ro1">
          <table:table-cell/>
          <table:table-cell table:style-name="ce43" table:number-columns-repeated="5"/>
          <table:table-cell table:number-columns-repeated="58"/>
        </table:table-row>
        <table:table-row table:style-name="ro1">
          <table:table-cell/>
          <table:table-cell office:value-type="string" calcext:value-type="string">
            <text:p>Indications</text:p>
          </table:table-cell>
          <table:table-cell office:value-type="string" calcext:value-type="string">
            <text:p>Single device</text:p>
          </table:table-cell>
          <table:table-cell office:value-type="string" calcext:value-type="string">
            <text:p>Terminal caption and I/O status</text:p>
          </table:table-cell>
          <table:table-cell office:value-type="string" calcext:value-type="string">
            <text:p>Full device info – Connected – Open / Green</text:p>
          </table:table-cell>
          <table:table-cell office:value-type="string" calcext:value-type="string">
            <text:p>Keep RB ExBal 'YAT.9' as that is better accessible for disconnect/reconnect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<text:span text:style-name="T134">Close/Stop</text:span> terminal</text:p>
          </table:table-cell>
          <table:table-cell office:value-type="string" calcext:value-type="string">
            <text:p>Full device info – Closed / Grey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Open/Start terminal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59"/>
        </table:table-row>
        <table:table-row table:style-name="ro3">
          <table:table-cell table:number-columns-repeated="3"/>
          <table:table-cell office:value-type="string" calcext:value-type="string">
            <text:p>Repeat Stop/Start</text:p>
          </table:table-cell>
          <table:table-cell office:value-type="string" calcext:value-type="string">
            <text:p><text:span text:style-name="T134">No XOn/XOff characters are shown</text:span></text:p>
            <text:p><text:span text:style-name="T134">No additional line breaks are shown</text:span></text:p>
            <text:p><text:span text:style-name="T134">IXS count is incremented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Exit YAT while terminal is open</text:p>
          </table:table-cell>
          <table:table-cell office:value-type="string" calcext:value-type="string">
            <text:p>Terminal closes, YAT exit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<text:span text:style-name="T134">Close/Stop</text:span> terminal</text:p>
          </table:table-cell>
          <table:table-cell office:value-type="string" calcext:value-type="string">
            <text:p>Full device info – Closed – Grey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tart terminal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Connect/Disconnect</text:p>
          </table:table-cell>
          <table:table-cell office:value-type="string" calcext:value-type="string">
            <text:p>Single device</text:p>
          </table:table-cell>
          <table:table-cell office:value-type="string" calcext:value-type="string">
            <text:p>Disconnect device while terminal is open</text:p>
          </table:table-cell>
          <table:table-cell office:value-type="string" calcext:value-type="string">
            <text:p>Full device info – Disconnected – Waiting / R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peatingly Disconnect/Reconnect device while terminal is open</text:p>
          </table:table-cell>
          <table:table-cell office:value-type="string" calcext:value-type="string">
            <text:p>Full device info – Disconnected – Waiting / Red for a short moment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<text:span text:style-name="T134">Repeatingly R</text:span>eset device while terminal is open</text:p>
          </table:table-cell>
          <table:table-cell office:value-type="string" calcext:value-type="string">
            <text:p>Full device info – Disconnected – Waiting / Red for a short moment</text:p>
          </table:table-cell>
          <table:table-cell office:value-type="string" calcext:value-type="string">
            <text:p>Attention: This will reset the weight sim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Disconnect device while terminal is open</text:p>
          </table:table-cell>
          <table:table-cell office:value-type="string" calcext:value-type="string">
            <text:p>Full device info – Disconnected – Waiting / R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<text:span text:style-name="T134">Close/Stop</text:span> terminal</text:p>
          </table:table-cell>
          <table:table-cell office:value-type="string" calcext:value-type="string">
            <text:p>Full device info – Closed / Grey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office:value-type="string" calcext:value-type="string">
            <text:p>Full device info – Closed / Grey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<text:span text:style-name="T134">Open/Start</text:span> terminal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Exit YAT while terminal is open</text:p>
          </table:table-cell>
          <table:table-cell office:value-type="string" calcext:value-type="string">
            <text:p>Terminal closes, YAT exit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Disconnect device while YAT is closed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Switch question pops up</text:p>
            <text:p>Must be 'same VID and PID'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lect [No]</text:p>
          </table:table-cell>
          <table:table-cell office:value-type="string" calcext:value-type="string">
            <text:p>Full device info – Disconnected – Waiting / R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<text:span text:style-name="T134">Open/Start</text:span> terminal again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<text:span text:style-name="T134">Close/Stop</text:span> terminal</text:p>
          </table:table-cell>
          <table:table-cell office:value-type="string" calcext:value-type="string">
            <text:p>Short device info – Closed – Grey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Disconnect device while terminal is stopped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<text:span text:style-name="T134">Open/Start</text:span> terminal</text:p>
          </table:table-cell>
          <table:table-cell office:value-type="string" calcext:value-type="string">
            <text:p>Full device info – Disconnected – Waiting / R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XOn/XOff</text:p>
          </table:table-cell>
          <table:table-cell office:value-type="string" calcext:value-type="string">
            <text:p>Manual XOn/XOff</text:p>
          </table:table-cell>
          <table:table-cell office:value-type="string" calcext:value-type="string">
            <text:p>Set terminal to 'Manual Software' flow control</text:p>
          </table:table-cell>
          <table:table-cell office:value-type="string" calcext:value-type="string">
            <text:p>IXS and OXS states are shown, IXS is editable, IXS is on, OXS is assumed to be on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Flow control count is shown, all set to 0</text:p>
            <text:p>Except for IXS | XOn which is incremented each time the terminal is opened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Send while XOn</text:p>
          </table:table-cell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and received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Send while XOff</text:p>
          </table:table-cell>
          <table:table-cell office:value-type="string" calcext:value-type="string">
            <text:p>Toggle IXS</text:p>
          </table:table-cell>
          <table:table-cell office:value-type="string" calcext:value-type="string">
            <text:p>&lt;XOFF&gt; is sent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but no response is receiv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Toggle IXS</text:p>
          </table:table-cell>
          <table:table-cell office:value-type="string" calcext:value-type="string">
            <text:p>&lt;XON&gt; is sent</text:p>
          </table:table-cell>
          <table:table-cell table:number-columns-repeated="59"/>
        </table:table-row>
        <table:table-row table:style-name="ro1">
          <table:table-cell table:number-columns-repeated="4"/>
          <table:table-cell office:value-type="string" calcext:value-type="string">
            <text:p>Retained data is received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Hide XOn/XOff </text:p>
          </table:table-cell>
          <table:table-cell office:value-type="string" calcext:value-type="string">
            <text:p>Enable 'Hide XOn/XOff' in advanced settings</text:p>
          </table:table-cell>
          <table:table-cell office:value-type="string" calcext:value-type="string">
            <text:p>&lt;XON&gt; and &lt;XOFF&gt; indications disappear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Show XOn/XOff </text:p>
          </table:table-cell>
          <table:table-cell office:value-type="string" calcext:value-type="string">
            <text:p>Disable 'Hide XOn/XOff' in advanced settings</text:p>
          </table:table-cell>
          <table:table-cell office:value-type="string" calcext:value-type="string">
            <text:p>&lt;XON&gt; and &lt;XOFF&gt; indications reappear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Close terminal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Report ID</text:p>
          </table:table-cell>
          <table:table-cell office:value-type="string" calcext:value-type="string">
            <text:p>Correct ID</text:p>
          </table:table-cell>
          <table:table-cell office:value-type="string" calcext:value-type="string">
            <text:p>Create a new terminal to MT USB Ser/HID device</text:p>
          </table:table-cell>
          <table:table-cell office:value-type="string" calcext:value-type="string">
            <text:p>Connected – Open – Green</text:p>
          </table:table-cell>
          <table:table-cell office:value-type="string" calcext:value-type="string">
            <text:p>Use RB ExLight 'YAT.8'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how Length (Character Count)</text:p>
          </table:table-cell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Display settings</text:p>
          </table:table-cell>
          <table:table-cell office:value-type="string" calcext:value-type="string">
            <text:p>Terminal Settings... &gt; Advanced Settings... &gt; Include non-payload data</text:p>
          </table:table-cell>
          <table:table-cell table:number-columns-repeated="60"/>
        </table:table-row>
        <table:table-row table:style-name="ro7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and received, e.g.</text:p>
            <text:p><text:span text:style-name="T135">&lt;NUL&gt;</text:span><text:span text:style-name="T136">I4</text:span><text:span text:style-name="T137"> </text:span><text:span text:style-name="T138">(3)</text:span></text:p>
            <text:p><text:span text:style-name="T139">&lt;NUL&gt;&lt;NUL&gt;&lt;NUL&gt;</text:span><text:span text:style-name="T140"> </text:span><text:span text:style-name="T141">(3)</text:span></text:p>
            <text:p><text:span text:style-name="T142">&lt;NUL&gt;</text:span><text:span text:style-name="T143">I4 A "Y</text:span><text:span text:style-name="T144">&lt;NUL&gt;</text:span><text:span text:style-name="T143">AT.8"</text:span><text:span text:style-name="T137"> </text:span><text:span text:style-name="T138">(14)</text:span></text:p>
            <text:p><text:span text:style-name="T142">&lt;NUL&gt;&lt;NUL&gt;</text:span>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Wrong ID</text:p>
          </table:table-cell>
          <table:table-cell office:value-type="string" calcext:value-type="string">
            <text:p>Open terminal settings and change report ID = 1</text:p>
          </table:table-cell>
          <table:table-cell office:value-type="string" calcext:value-type="string">
            <text:p>Connected – Open – Green</text:p>
          </table:table-cell>
          <table:table-cell table:number-columns-repeated="59"/>
        </table:table-row>
        <table:table-row table:style-name="ro8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but nothing is received, e.g.</text:p>
            <text:p><text:span text:style-name="T135">&lt;SOH&gt;</text:span><text:span text:style-name="T136">I4</text:span><text:span text:style-name="T137"> </text:span><text:span text:style-name="T138">(3)</text:span></text:p>
            <text:p><text:span text:style-name="T135">&lt;NUL&gt;&lt;NUL&gt;&lt;NUL&gt;</text:span>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Correct ID again</text:p>
          </table:table-cell>
          <table:table-cell office:value-type="string" calcext:value-type="string">
            <text:p>Open terminal settings and restore report ID = 0</text:p>
          </table:table-cell>
          <table:table-cell office:value-type="string" calcext:value-type="string">
            <text:p>Connected – Open – Gree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and received again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\!(ReportId(&lt;ID&gt;))</text:p>
          </table:table-cell>
          <table:table-cell office:value-type="string" calcext:value-type="string">
            <text:p>Prepend \!(ReportId(1)) and request data again</text:p>
          </table:table-cell>
          <table:table-cell office:value-type="string" calcext:value-type="string">
            <text:p>Data is sent but nothing is receiv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Prepend \!(ReportId(0)) and request data again</text:p>
          </table:table-cell>
          <table:table-cell office:value-type="string" calcext:value-type="string">
            <text:p>Data is sent and received agai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Prepend \!(ReportId(1)) and request data again</text:p>
          </table:table-cell>
          <table:table-cell office:value-type="string" calcext:value-type="string">
            <text:p>Data is sent but nothing is receiv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Prepend \!(ReportId()) and request data again</text:p>
          </table:table-cell>
          <table:table-cell office:value-type="string" calcext:value-type="string">
            <text:p>Data is sent and received again</text:p>
          </table:table-cell>
          <table:table-cell office:value-type="string" calcext:value-type="string">
            <text:p>ID = 0 (configured in settings) must be used as keyword has no argument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Preset 'Plain'</text:p>
          </table:table-cell>
          <table:table-cell office:value-type="string" calcext:value-type="string">
            <text:p>Change preset to 'Plain'</text:p>
          </table:table-cell>
          <table:table-cell table:number-columns-repeated="60"/>
        </table:table-row>
        <table:table-row table:style-name="ro9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<text:span text:style-name="T134">Data is sent but ES is received</text:span></text:p>
            <text:p>Response includes terminating zero and filler bytes</text:p>
            <text:p><text:span text:style-name="T145">I4</text:span><text:span text:style-name="T137"> </text:span><text:span text:style-name="T138">(2)</text:span></text:p>
            <text:p><text:span text:style-name="T139">&lt;NUL&gt;&lt;NUL&gt;&lt;NUL&gt;&lt;NUL&gt;</text:span><text:span text:style-name="T140"> </text:span><text:span text:style-name="T141">(4)</text:span></text:p>
            <text:p><text:span text:style-name="T146">&lt;NUL&gt;</text:span><text:span text:style-name="T143">ES</text:span><text:span text:style-name="T137"> </text:span><text:span text:style-name="T138">(3)</text:span></text:p>
            <text:p><text:span text:style-name="T146">&lt;NUL&gt;&lt;NUL&gt;&lt;NUL&gt;</text:span><text:span text:style-name="T140"> </text:span><text:span text:style-name="T141">(3)</text:span></text:p>
          </table:table-cell>
          <table:table-cell office:value-type="string" calcext:value-type="string">
            <text:p>'I' is taken as report ID</text:p>
          </table:table-cell>
          <table:table-cell table:number-columns-repeated="58"/>
        </table:table-row>
        <table:table-row table:style-name="ro10">
          <table:table-cell table:number-columns-repeated="3"/>
          <table:table-cell office:value-type="string" calcext:value-type="string">
            <text:p>Request \h(00)I4</text:p>
          </table:table-cell>
          <table:table-cell office:value-type="string" calcext:value-type="string">
            <text:p>Data is sent and received again</text:p>
            <text:p><text:span text:style-name="T135">&lt;NUL&gt;</text:span><text:span text:style-name="T136">I4</text:span><text:span text:style-name="T137"> </text:span><text:span text:style-name="T138">(3)</text:span></text:p>
            <text:p><text:span text:style-name="T139">&lt;NUL&gt;&lt;NUL&gt;&lt;NUL&gt;</text:span><text:span text:style-name="T140"> </text:span><text:span text:style-name="T141">(3)</text:span></text:p>
            <text:p><text:span text:style-name="T146">&lt;NUL&gt;</text:span><text:span text:style-name="T143">I4 A "Y</text:span><text:span text:style-name="T144">&lt;NUL&gt;</text:span><text:span text:style-name="T143">AT.8"</text:span><text:span text:style-name="T137"> </text:span><text:span text:style-name="T138">(14)</text:span></text:p>
          </table:table-cell>
          <table:table-cell office:value-type="string" calcext:value-type="string">
            <text:p>0x00 is report ID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Close terminal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TI Loopback</text:p>
          </table:table-cell>
          <table:table-cell office:value-type="string" calcext:value-type="string">
            <text:p>COM loopback</text:p>
          </table:table-cell>
          <table:table-cell office:value-type="string" calcext:value-type="string">
            <text:p>Create a new terminal to TI board #1 using the COM51 application UART @ 28.8 k</text:p>
          </table:table-cell>
          <table:table-cell office:value-type="string" calcext:value-type="string">
            <text:p>Connected – Open – Green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USB Ser/HID</text:p>
          </table:table-cell>
          <table:table-cell office:value-type="string" calcext:value-type="string">
            <text:p>Create a new terminal to TI board #1</text:p>
          </table:table-cell>
          <table:table-cell office:value-type="string" calcext:value-type="string">
            <text:p>Connected – Open – Gree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USB &gt; COM works fine, COM &gt; USB may result in &lt;CR&gt;/&lt;LF&gt; issues</text:p>
          </table:table-cell>
          <table:table-cell office:value-type="string" calcext:value-type="string">
            <text:p>Probably caused by undefined buffer memory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Display settings</text:p>
          </table:table-cell>
          <table:table-cell office:value-type="string" calcext:value-type="string">
            <text:p>Terminal Settings... &gt; Advanced Settings... &gt; Include non-payload data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USB &gt; COM works fine, COM &gt; USB may result in &lt;CR&gt;/&lt;LF&gt; and Unicode issues</text:p>
          </table:table-cell>
          <table:table-cell office:value-type="string" calcext:value-type="string">
            <text:p>Probably caused by undefined buffer memory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\!(ReportId(&lt;ID&gt;))</text:p>
          </table:table-cell>
          <table:table-cell office:value-type="string" calcext:value-type="string">
            <text:p>Prepend \!(ReportId(0x01)) and request data again</text:p>
          </table:table-cell>
          <table:table-cell office:value-type="string" calcext:value-type="string">
            <text:p>Error message "Falscher Parameter"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set device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Prepend \!(ReportId(0x3F)) and request data again</text:p>
          </table:table-cell>
          <table:table-cell office:value-type="string" calcext:value-type="string">
            <text:p>Data is sent and received agai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Prepend \!(ReportId()) and request data again</text:p>
          </table:table-cell>
          <table:table-cell office:value-type="string" calcext:value-type="string">
            <text:p>Data is sent and received again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3">
          <table:table-cell/>
          <table:table-cell office:value-type="string" calcext:value-type="string">
            <text:p>Device Selection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Create a new terminal to MT USB Ser/HID device</text:p>
          </table:table-cell>
          <table:table-cell office:value-type="string" calcext:value-type="string">
            <text:p>Connected – Open – Green</text:p>
          </table:table-cell>
          <table:table-cell office:value-type="string" calcext:value-type="string">
            <text:p>Use RB ExBal 'YAT.9' rather than...</text:p>
            <text:p>...TI as those not really run stable</text:p>
            <text:p><text:span text:style-name="T134">...'YAT.8' as that is less accessible for disconnect/reconnect</text:span>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No longer available active</text:p>
          </table:table-cell>
          <table:table-cell office:value-type="string" calcext:value-type="string">
            <text:p>Disconnect device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Start YAT</text:p>
          </table:table-cell>
          <table:table-cell office:value-type="string" calcext:value-type="string">
            <text:p><text:span text:style-name="T134">Message</text:span> that device is no longer available</text:p>
            <text:p><text:span text:style-name="T134">Question whether to switch to device with same VID/PID</text:span>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No]</text:p>
          </table:table-cell>
          <table:table-cell office:value-type="string" calcext:value-type="string">
            <text:p>Error message</text:p>
            <text:p>Terminal stays close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Terminal &gt; Settings...]</text:p>
          </table:table-cell>
          <table:table-cell office:value-type="string" calcext:value-type="string">
            <text:p><text:span text:style-name="T134">Message that device </text:span>is no longer available</text:p>
            <text:p><text:span text:style-name="T134">Automatically switched to device with same VID/PID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OK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Cancel]</text:p>
          </table:table-cell>
          <table:table-cell office:value-type="string" calcext:value-type="string">
            <text:p>Terminal still closed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office:value-type="string" calcext:value-type="string">
            <text:p>Terminal open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Works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Close workspace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table:number-columns-repeated="60"/>
        </table:table-row>
        <table:table-row table:style-name="ro1" table:number-rows-repeated="65429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YAT.Domain.Terminal" table:style-name="ta1" table:print="false">
        <office:forms form:automatic-focus="false" form:apply-design-mode="false"/>
        <table:table-column table:style-name="co9" table:default-cell-style-name="ce43"/>
        <table:table-column table:style-name="co19" table:default-cell-style-name="ce43"/>
        <table:table-column table:style-name="co20" table:default-cell-style-name="ce43"/>
        <table:table-column table:style-name="co21" table:default-cell-style-name="ce43"/>
        <table:table-column table:style-name="co22" table:default-cell-style-name="ce43"/>
        <table:table-column table:style-name="co6" table:default-cell-style-name="ce43"/>
        <table:table-column table:style-name="co7" table:number-columns-repeated="58" table:default-cell-style-name="ce43"/>
        <table:table-row table:style-name="ro1" table:number-rows-repeated="3">
          <table:table-cell table:number-columns-repeated="6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Control chars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Open [Windows &gt; Settings &gt; Personalization &gt; Designs]</text:p>
          </table:table-cell>
          <table:table-cell/>
          <table:table-cell table:style-name="ce81" office:value-type="string" calcext:value-type="string">
            <text:p>Test case could be automated, except for settings change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Open [Sounds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croll down to [Default Beep] / [Standardton Warnsignal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t sound to [Windows-Standard.wav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Accept]</text:p>
          </table:table-cell>
          <table:table-cell/>
          <table:table-cell office:value-type="string" calcext:value-type="string">
            <text:p>Keep dialog open for restoring settings further below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Initialization</text:p>
          </table:table-cell>
          <table:table-cell office:value-type="string" calcext:value-type="string">
            <text:p>Create and start 2 AutoSockets interconnected to each other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In both terminals, enable [Beep on bell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In sending terminal, link to [YAT - Test - YAT.Domain.Terminal.yacp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In receiving terminal, enable [Show Time Stamp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2">
          <table:table-cell table:number-columns-repeated="2"/>
          <table:table-cell office:value-type="string" calcext:value-type="string">
            <text:p>Execution</text:p>
          </table:table-cell>
          <table:table-cell office:value-type="string" calcext:value-type="string">
            <text:p>Send combined A</text:p>
          </table:table-cell>
          <table:table-cell office:value-type="string" calcext:value-type="string">
            <text:p>Beep(s) (one on each terminal)</text:p>
            <text:p><text:span text:style-name="T147">(&lt;TS&gt;)</text:span><text:span text:style-name="T148"> </text:span><text:span text:style-name="T149">ABC</text:span><text:span text:style-name="T150">&lt;BEL&gt;      </text:span><text:span text:style-name="T149">XYZ</text:span></text:p>
          </table:table-cell>
          <table:table-cell office:value-type="string" calcext:value-type="string">
            <text:p>Windows doesn't beep that quickly after each other</text:p>
            <text:p>&lt;BS&gt; must remove D, not &lt;BEL&gt;!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In receiving terminal, change radix to [Hex]</text:p>
          </table:table-cell>
          <table:table-cell table:style-name="ce51" office:value-type="string" calcext:value-type="string">
            <text:p><text:span text:style-name="T151">(&lt;TS&gt;)</text:span><text:span text:style-name="T152"> </text:span><text:span text:style-name="T153">41h</text:span><text:span text:style-name="T154"> </text:span><text:span text:style-name="T153">42h</text:span><text:span text:style-name="T154"> </text:span><text:span text:style-name="T153">43h 07h 08h 09h</text:span><text:span text:style-name="T154"> </text:span><text:span text:style-name="T153">58h</text:span><text:span text:style-name="T154"> </text:span><text:span text:style-name="T153">59h</text:span><text:span text:style-name="T154"> </text:span><text:span text:style-name="T153">5Ah</text:span></text:p>
          </table:table-cell>
          <table:table-cell table:number-columns-repeated="59"/>
        </table:table-row>
        <table:table-row table:style-name="ro11">
          <table:table-cell table:number-columns-repeated="3"/>
          <table:table-cell office:value-type="string" calcext:value-type="string">
            <text:p>Change radix to [Chr]</text:p>
          </table:table-cell>
          <table:table-cell table:style-name="ce51" office:value-type="string" calcext:value-type="string">
            <text:p><text:span text:style-name="T151">(&lt;TS&gt;)</text:span><text:span text:style-name="T152"> </text:span><text:span text:style-name="T153">A</text:span><text:span text:style-name="T154"> </text:span><text:span text:style-name="T153">B</text:span><text:span text:style-name="T154"> </text:span><text:span text:style-name="T153">C</text:span><text:span text:style-name="T154"> </text:span><text:span text:style-name="T155">&lt;BEL&gt;</text:span><text:span text:style-name="T156">        </text:span><text:span text:style-name="T153">X</text:span><text:span text:style-name="T154"> </text:span><text:span text:style-name="T153">Y</text:span><text:span text:style-name="T154"> </text:span><text:span text:style-name="T153">Z</text:span></text:p>
            <text:p><text:span text:style-name="T157">Separators !!</text:span></text:p>
          </table:table-cell>
          <table:table-cell office:value-type="string" calcext:value-type="string">
            <text:p><text:span text:style-name="T134">&lt;SP&gt;&lt;TAB&gt;&lt;SP&gt;</text:span> after &lt;BEL&gt;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Revert radix to [Str]</text:p>
          </table:table-cell>
          <table:table-cell table:style-name="ce51" office:value-type="string" calcext:value-type="string">
            <text:p><text:span text:style-name="T151">(&lt;TS&gt;)</text:span><text:span text:style-name="T152"> </text:span><text:span text:style-name="T153">ABC</text:span><text:span text:style-name="T158">&lt;BEL&gt;      </text:span><text:span text:style-name="T153">XYZ</text:span></text:p>
          </table:table-cell>
          <table:table-cell office:value-type="string" calcext:value-type="string">
            <text:p>&lt;TAB&gt; after &lt;BEL&gt;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2">
          <table:table-cell table:number-columns-repeated="3"/>
          <table:table-cell office:value-type="string" calcext:value-type="string">
            <text:p>Send combined B</text:p>
          </table:table-cell>
          <table:table-cell office:value-type="string" calcext:value-type="string">
            <text:p>Beep(s) (one on each terminal)</text:p>
            <text:p><text:span text:style-name="T159">(&lt;TS&gt;)</text:span><text:span text:style-name="T160"> </text:span><text:span text:style-name="T161">ABCD</text:span><text:span text:style-name="T162">&lt;BEL&gt;</text:span><text:span text:style-name="T161">XYZ</text:span></text:p>
          </table:table-cell>
          <table:table-cell office:value-type="string" calcext:value-type="string">
            <text:p><text:span text:style-name="T134">Windows doesn't beep that quickly after each other</text:span></text:p>
            <text:p>&lt;BS&gt; must remove &lt;TAB&gt;, neither &lt;BEL&gt; nor D!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In receiving terminal, change radix to [Hex]</text:p>
          </table:table-cell>
          <table:table-cell table:style-name="ce51" office:value-type="string" calcext:value-type="string">
            <text:p><text:span text:style-name="T151">(&lt;TS&gt;)</text:span><text:span text:style-name="T152"> </text:span><text:span text:style-name="T153">41h</text:span><text:span text:style-name="T154"> </text:span><text:span text:style-name="T153">42h</text:span><text:span text:style-name="T154"> </text:span><text:span text:style-name="T153">43h 07h 08h 09h</text:span><text:span text:style-name="T154"> </text:span><text:span text:style-name="T153">58h</text:span><text:span text:style-name="T154"> </text:span><text:span text:style-name="T153">59h</text:span><text:span text:style-name="T154"> </text:span><text:span text:style-name="T153">5Ah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hange radix to [Chr]</text:p>
          </table:table-cell>
          <table:table-cell table:style-name="ce51" office:value-type="string" calcext:value-type="string">
            <text:p><text:span text:style-name="T151">(&lt;TS&gt;)</text:span><text:span text:style-name="T152"> </text:span><text:span text:style-name="T153">A</text:span><text:span text:style-name="T154"> </text:span><text:span text:style-name="T153">B</text:span><text:span text:style-name="T154"> </text:span><text:span text:style-name="T153">C</text:span><text:span text:style-name="T154"> </text:span><text:span text:style-name="T153">D</text:span><text:span text:style-name="T154"> </text:span><text:span text:style-name="T155">&lt;BEL&gt; </text:span><text:span text:style-name="T153">X</text:span><text:span text:style-name="T154"> </text:span><text:span text:style-name="T153">Y</text:span><text:span text:style-name="T154"> </text:span><text:span text:style-name="T153">Z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<text:span text:style-name="T134">Revert</text:span> radix to [Str]</text:p>
          </table:table-cell>
          <table:table-cell table:style-name="ce51" office:value-type="string" calcext:value-type="string">
            <text:p><text:span text:style-name="T151">(&lt;TS&gt;)</text:span><text:span text:style-name="T152"> </text:span><text:span text:style-name="T153">ABCD</text:span><text:span text:style-name="T158">&lt;BEL&gt;</text:span><text:span text:style-name="T153">XYZ</text:span>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Send partial line</text:p>
          </table:table-cell>
          <table:table-cell table:style-name="ce51" office:value-type="string" calcext:value-type="string">
            <text:p><text:span text:style-name="T151">(&lt;TS&gt;)</text:span><text:span text:style-name="T152"> </text:span><text:span text:style-name="T153">ABCDEF</text:span></text:p>
          </table:table-cell>
          <table:table-cell table:number-columns-repeated="59"/>
        </table:table-row>
        <table:table-row table:style-name="ro12">
          <table:table-cell table:number-columns-repeated="3"/>
          <table:table-cell office:value-type="string" calcext:value-type="string">
            <text:p>Send backspace 8 x</text:p>
          </table:table-cell>
          <table:table-cell table:style-name="ce52" office:value-type="string" calcext:value-type="string">
            <text:p><text:span text:style-name="T163">(&lt;TS&gt;)</text:span><text:span text:style-name="T164"> </text:span><text:span text:style-name="T165">ABCDE</text:span></text:p>
            <text:p><text:span text:style-name="T163">(&lt;TS&gt;)</text:span><text:span text:style-name="T164"> </text:span><text:span text:style-name="T165">ABCD</text:span></text:p>
            <text:p><text:span text:style-name="T163">(&lt;TS&gt;)</text:span><text:span text:style-name="T164"> </text:span><text:span text:style-name="T165">ABC</text:span></text:p>
            <text:p><text:span text:style-name="T163">(&lt;TS&gt;)</text:span><text:span text:style-name="T164"> </text:span><text:span text:style-name="T165">AB</text:span></text:p>
            <text:p><text:span text:style-name="T163">(&lt;TS&gt;)</text:span><text:span text:style-name="T164"> </text:span><text:span text:style-name="T165">A</text:span></text:p>
            <text:p><text:span text:style-name="T163">(&lt;TS&gt;)</text:span><text:span text:style-name="T164"> </text:span></text:p>
            <text:p><text:span text:style-name="T163">(&lt;TS&gt;)</text:span><text:span text:style-name="T164"> </text:span></text:p>
          </table:table-cell>
          <table:table-cell office:value-type="string" calcext:value-type="string">
            <text:p/>
            <text:p/>
            <text:p/>
            <text:p/>
            <text:p>Even now, time stamp must not change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nd partial line again</text:p>
          </table:table-cell>
          <table:table-cell table:style-name="ce51" office:value-type="string" calcext:value-type="string">
            <text:p><text:span text:style-name="T151">(&lt;TS&gt;)</text:span><text:span text:style-name="T152"> </text:span><text:span text:style-name="T153">ABCDEF</text:span></text:p>
          </table:table-cell>
          <table:table-cell office:value-type="string" calcext:value-type="string">
            <text:p>Still same time stamp</text:p>
          </table:table-cell>
          <table:table-cell table:number-columns-repeated="58"/>
        </table:table-row>
        <table:table-row table:style-name="ro12">
          <table:table-cell table:number-columns-repeated="3"/>
          <table:table-cell office:value-type="string" calcext:value-type="string">
            <text:p>Send backspace 8 x</text:p>
          </table:table-cell>
          <table:table-cell table:style-name="ce52" office:value-type="string" calcext:value-type="string">
            <text:p><text:span text:style-name="T163">(&lt;TS&gt;)</text:span><text:span text:style-name="T164"> </text:span><text:span text:style-name="T165">ABCDE</text:span></text:p>
            <text:p><text:span text:style-name="T163">(&lt;TS&gt;)</text:span><text:span text:style-name="T164"> </text:span><text:span text:style-name="T165">ABCD</text:span></text:p>
            <text:p><text:span text:style-name="T163">(&lt;TS&gt;)</text:span><text:span text:style-name="T164"> </text:span><text:span text:style-name="T165">ABC</text:span></text:p>
            <text:p><text:span text:style-name="T163">(&lt;TS&gt;)</text:span><text:span text:style-name="T164"> </text:span><text:span text:style-name="T165">AB</text:span></text:p>
            <text:p><text:span text:style-name="T163">(&lt;TS&gt;)</text:span><text:span text:style-name="T164"> </text:span><text:span text:style-name="T165">A</text:span></text:p>
            <text:p><text:span text:style-name="T163">(&lt;TS&gt;)</text:span><text:span text:style-name="T164"> </text:span></text:p>
            <text:p><text:span text:style-name="T163">(&lt;TS&gt;)</text:span><text:span text:style-name="T164"> 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In receiving terminal, change radix to [Hex]</text:p>
          </table:table-cell>
          <table:table-cell table:style-name="ce53" office:value-type="string" calcext:value-type="string">
            <text:p><text:span text:style-name="T163">(&lt;TS&gt;)</text:span><text:span text:style-name="T164"> </text:span><text:span text:style-name="T161">41h 42h 43h 44h 45h 46h 08h 08h 08h 08h 08h 08h 08h 08h 41h 42h 43h 44h 45h 46h 08h 08h 08h 08h 08h 08h 08h 08h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vert radix to [Str]</text:p>
          </table:table-cell>
          <table:table-cell table:style-name="ce54" office:value-type="string" calcext:value-type="string">
            <text:p><text:span text:style-name="T163">(&lt;TS&gt;)</text:span><text:span text:style-name="T164"> </text:span>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2">
          <table:table-cell table:number-columns-repeated="2"/>
          <table:table-cell office:value-type="string" calcext:value-type="string">
            <text:p>Replace</text:p>
          </table:table-cell>
          <table:table-cell office:value-type="string" calcext:value-type="string">
            <text:p>In receiving terminal, enable [Settings... &gt; Advanced... &gt; ASCII &gt; Also replace BS]</text:p>
            <text:p>Confim</text:p>
          </table:table-cell>
          <table:table-cell table:style-name="ce56" office:value-type="string" calcext:value-type="string">
            <text:p>(&lt;TS&gt;) ABCD&lt;BEL&gt;&lt;BS&gt;XYZ(&lt;TS&gt;) ABCD&lt;BEL&gt;&lt;BS&gt;XYZ(&lt;TS&gt;) ABCDEF&lt;BS&gt;&lt;BS&gt;&lt;BS&gt;&lt;BS&gt;&lt;BS&gt;&lt;BS&gt;&lt;BS&gt;&lt;BS&gt;ABCDEF&lt;BS&gt;&lt;BS&gt;&lt;BS&gt;&lt;BS&gt;&lt;BS&gt;&lt;BS&gt;&lt;BS&gt;&lt;BS&gt;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3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<text:span text:style-name="T134">In receiving terminal, disable [Settings... &gt; Advanced... &gt; ASCII &gt; Also r</text:span>eplace BS]</text:p>
            <text:p>Confim</text:p>
          </table:table-cell>
          <table:table-cell table:style-name="ce56" office:value-type="string" calcext:value-type="string">
            <text:p><text:span text:style-name="T147">(&lt;TS&gt;)</text:span><text:span text:style-name="T148"> </text:span><text:span text:style-name="T161">ABC</text:span><text:span text:style-name="T162">&lt;BEL&gt;      </text:span><text:span text:style-name="T161">XYZ</text:span></text:p>
            <text:p><text:span text:style-name="T147">(&lt;TS&gt;)</text:span><text:span text:style-name="T148"> </text:span><text:span text:style-name="T161">ABCD</text:span><text:span text:style-name="T162">&lt;BEL&gt;</text:span><text:span text:style-name="T161">XYZ</text:span></text:p>
            <text:p><text:span text:style-name="T147">(&lt;TS&gt;)</text:span><text:span text:style-name="T148"> </text:span></text:p>
          </table:table-cell>
          <table:table-cell table:number-columns-repeated="59"/>
        </table:table-row>
        <table:table-row table:style-name="ro1">
          <table:table-cell table:number-columns-repeated="4"/>
          <table:table-cell table:style-name="ce56"/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Preparation</text:p>
          </table:table-cell>
          <table:table-cell office:value-type="string" calcext:value-type="string">
            <text:p><text:span text:style-name="T134">Send empty (EOL) </text:span>[Enter]</text:p>
          </table:table-cell>
          <table:table-cell table:style-name="ce56"/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<text:span text:style-name="T134">In receiving terminal, enable [S</text:span>how Length (Character Count)]</text:p>
          </table:table-cell>
          <table:table-cell table:style-name="ce56" office:value-type="string" calcext:value-type="string">
            <text:p>(&lt;TS&gt;) ABC&lt;BEL&gt; <text:s text:c="4"/>XYZ (8)(&lt;TS&gt;) ABCD&lt;BEL&gt;XYZ (8)(&lt;TS&gt;) <text:s/>(0)</text:p>
          </table:table-cell>
          <table:table-cell table:number-columns-repeated="59"/>
        </table:table-row>
        <table:table-row table:style-name="ro1">
          <table:table-cell table:number-columns-repeated="4"/>
          <table:table-cell table:style-name="ce56"/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Unconfirmend EOL</text:p>
          </table:table-cell>
          <table:table-cell office:value-type="string" calcext:value-type="string">
            <text:p>Send A&lt;CR&gt; [Ctrl+Enter]</text:p>
          </table:table-cell>
          <table:table-cell table:style-name="ce59" office:value-type="string" calcext:value-type="string">
            <text:p><text:span text:style-name="T159">(&lt;TS&gt;)</text:span><text:span text:style-name="T160"> </text:span><text:span text:style-name="T161">A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B&lt;LF&gt;C [Ctrl+Enter]</text:p>
          </table:table-cell>
          <table:table-cell table:style-name="ce59" office:value-type="string" calcext:value-type="string">
            <text:p><text:span text:style-name="T159">(&lt;TS&gt;)</text:span><text:span text:style-name="T160"> </text:span><text:span text:style-name="T161">A</text:span><text:span text:style-name="T162">&lt;CR&gt;</text:span><text:span text:style-name="T161">B</text:span><text:span text:style-name="T162">&lt;LF&gt;</text:span><text:span text:style-name="T161">C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<text:span text:style-name="T134">Send empty (EOL) </text:span>[Enter]</text:p>
          </table:table-cell>
          <table:table-cell table:style-name="ce59" office:value-type="string" calcext:value-type="string">
            <text:p><text:span text:style-name="T159">(&lt;TS&gt;)</text:span><text:span text:style-name="T160"> </text:span><text:span text:style-name="T161">A</text:span><text:span text:style-name="T162">&lt;CR&gt;</text:span><text:span text:style-name="T161">B</text:span><text:span text:style-name="T162">&lt;LF&gt;</text:span><text:span text:style-name="T161">C</text:span><text:span text:style-name="T137"> </text:span><text:span text:style-name="T138">(5)</text:span></text:p>
          </table:table-cell>
          <table:table-cell table:number-columns-repeated="59"/>
        </table:table-row>
        <table:table-row table:style-name="ro11">
          <table:table-cell table:number-columns-repeated="3"/>
          <table:table-cell office:value-type="string" calcext:value-type="string">
            <text:p>Change radix to [Chr]</text:p>
          </table:table-cell>
          <table:table-cell table:style-name="ce56" office:value-type="string" calcext:value-type="string">
            <text:p><text:span text:style-name="T159">(&lt;TS&gt;)</text:span><text:span text:style-name="T160"> </text:span><text:span text:style-name="T161">A</text:span><text:span text:style-name="T137"> </text:span><text:span text:style-name="T166">&lt;CR&gt;</text:span><text:span text:style-name="T167"> </text:span><text:span text:style-name="T161">B</text:span><text:span text:style-name="T137"> </text:span><text:span text:style-name="T166">&lt;LF&gt;</text:span><text:span text:style-name="T167"> </text:span><text:span text:style-name="T161">C</text:span><text:span text:style-name="T137"> </text:span><text:span text:style-name="T138">(5)</text:span></text:p>
            <text:p><text:span text:style-name="T157">Separators !!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hange radix to [Hex]</text:p>
          </table:table-cell>
          <table:table-cell table:style-name="ce56" office:value-type="string" calcext:value-type="string">
            <text:p><text:span text:style-name="T159">(&lt;TS&gt;)</text:span><text:span text:style-name="T160"> </text:span><text:span text:style-name="T161">41h 0Dh</text:span><text:span text:style-name="T137"> </text:span><text:span text:style-name="T161">42h 0Ah</text:span><text:span text:style-name="T137"> </text:span><text:span text:style-name="T161">43h</text:span><text:span text:style-name="T137"> </text:span><text:span text:style-name="T138">(5)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<text:span text:style-name="T134">Revert</text:span> radix to [Str]</text:p>
          </table:table-cell>
          <table:table-cell table:style-name="ce59" office:value-type="string" calcext:value-type="string">
            <text:p><text:span text:style-name="T159">(&lt;TS&gt;)</text:span><text:span text:style-name="T160"> </text:span><text:span text:style-name="T161">A</text:span><text:span text:style-name="T162">&lt;CR&gt;</text:span><text:span text:style-name="T161">B</text:span><text:span text:style-name="T162">&lt;LF&gt;</text:span><text:span text:style-name="T161">C</text:span><text:span text:style-name="T137"> </text:span><text:span text:style-name="T138">(5)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how EOL</text:p>
          </table:table-cell>
          <table:table-cell table:style-name="ce59" office:value-type="string" calcext:value-type="string">
            <text:p><text:span text:style-name="T159">(&lt;TS&gt;)</text:span><text:span text:style-name="T160"> </text:span><text:span text:style-name="T161">A</text:span><text:span text:style-name="T162">&lt;CR&gt;</text:span><text:span text:style-name="T161">B</text:span><text:span text:style-name="T162">&lt;LF&gt;</text:span><text:span text:style-name="T161">C</text:span><text:span text:style-name="T162">&lt;CR&gt;&lt;LF&gt;</text:span><text:span text:style-name="T167"> </text:span><text:span text:style-name="T138">(7)</text:span>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Open [Windows &gt; Settings &gt; Personalization &gt; Designs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Open [Sounds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Revert [Default Beep] / [Standardton Warnsignal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OK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Length line break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<text:span text:style-name="T134">In receiving terminal, disable [S</text:span>how *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4">
          <table:table-cell table:number-columns-repeated="2"/>
          <table:table-cell office:value-type="string" calcext:value-type="string">
            <text:p>Line break</text:p>
          </table:table-cell>
          <table:table-cell office:value-type="string" calcext:value-type="string">
            <text:p>In sending terminal, send:</text:p>
            <text:p>&lt;8 lines...&gt; [A] [AB] ...</text:p>
          </table:table-cell>
          <table:table-cell office:value-type="string" calcext:value-type="string">
            <text:p><text:span text:style-name="T168">A</text:span></text:p>
            <text:p><text:span text:style-name="T168">AB</text:span></text:p>
            <text:p><text:span text:style-name="T168">ABC</text:span></text:p>
            <text:p><text:span text:style-name="T168">ABCD</text:span></text:p>
            <text:p><text:span text:style-name="T168">ABCDE</text:span></text:p>
            <text:p><text:span text:style-name="T168">ABCDEF</text:span></text:p>
            <text:p><text:span text:style-name="T168">ABCDEFG</text:span></text:p>
            <text:p><text:span text:style-name="T168">ABCDEFGH</text:span></text:p>
          </table:table-cell>
          <table:table-cell table:number-columns-repeated="59"/>
        </table:table-row>
        <table:table-row table:style-name="ro15">
          <table:table-cell table:number-columns-repeated="3"/>
          <table:table-cell office:value-type="string" calcext:value-type="string">
            <text:p>In receiving terminal, enable [Settings... &gt; Text... &gt; Break lines after] = 4 chars</text:p>
            <text:p>Confirm</text:p>
          </table:table-cell>
          <table:table-cell office:value-type="string" calcext:value-type="string">
            <text:p><text:span text:style-name="T168">A</text:span></text:p>
            <text:p><text:span text:style-name="T168">AB</text:span></text:p>
            <text:p><text:span text:style-name="T168">ABC</text:span></text:p>
            <text:p><text:span text:style-name="T168">ABCD</text:span></text:p>
            <text:p><text:span text:style-name="T168">ABCD</text:span></text:p>
            <text:p><text:span text:style-name="T168">E</text:span></text:p>
            <text:p><text:span text:style-name="T168">ABCD</text:span></text:p>
            <text:p><text:span text:style-name="T168">EF</text:span></text:p>
            <text:p><text:span text:style-name="T168">ABCD</text:span></text:p>
            <text:p><text:span text:style-name="T168">EFG</text:span></text:p>
            <text:p><text:span text:style-name="T168">ABCD</text:span></text:p>
            <text:p><text:span text:style-name="T168">EFGH</text:span></text:p>
          </table:table-cell>
          <table:table-cell office:value-type="string" calcext:value-type="string">
            <text:p/>
            <text:p/>
            <text:p>Empty lines with EOL chars only must not be shown.</text:p>
          </table:table-cell>
          <table:table-cell table:number-columns-repeated="58"/>
        </table:table-row>
        <table:table-row table:style-name="ro15">
          <table:table-cell table:number-columns-repeated="3"/>
          <table:table-cell office:value-type="string" calcext:value-type="string">
            <text:p>In receiving terminal, enable [Show Length]</text:p>
          </table:table-cell>
          <table:table-cell table:style-name="ce64" office:value-type="string" calcext:value-type="string">
            <text:p><text:span text:style-name="T169">A</text:span><text:span text:style-name="T154"> </text:span><text:span text:style-name="T170">(1)</text:span></text:p>
            <text:p><text:span text:style-name="T169">AB</text:span><text:span text:style-name="T154"> </text:span><text:span text:style-name="T170">(2)</text:span></text:p>
            <text:p><text:span text:style-name="T169">ABC</text:span><text:span text:style-name="T154"> </text:span><text:span text:style-name="T170">(3)</text:span></text:p>
            <text:p><text:span text:style-name="T169">ABCD</text:span><text:span text:style-name="T154"> </text:span><text:span text:style-name="T170">(4)</text:span></text:p>
            <text:p><text:span text:style-name="T169">ABCD</text:span><text:span text:style-name="T154"> </text:span><text:span text:style-name="T170">(4)</text:span></text:p>
            <text:p><text:span text:style-name="T169">E</text:span><text:span text:style-name="T154"> </text:span><text:span text:style-name="T170">(1)</text:span></text:p>
            <text:p><text:span text:style-name="T169">ABCD</text:span><text:span text:style-name="T154"> </text:span><text:span text:style-name="T170">(4)</text:span></text:p>
            <text:p><text:span text:style-name="T169">EF</text:span><text:span text:style-name="T154"> </text:span><text:span text:style-name="T170">(2)</text:span></text:p>
            <text:p><text:span text:style-name="T169">ABCD</text:span><text:span text:style-name="T154"> </text:span><text:span text:style-name="T170">(4)</text:span></text:p>
            <text:p><text:span text:style-name="T169">EFG</text:span><text:span text:style-name="T154"> </text:span><text:span text:style-name="T170">(3)</text:span></text:p>
            <text:p><text:span text:style-name="T169">ABCD</text:span><text:span text:style-name="T154"> </text:span><text:span text:style-name="T170">(4)</text:span></text:p>
            <text:p><text:span text:style-name="T169">EFGH</text:span><text:span text:style-name="T154"> </text:span><text:span text:style-name="T170">(4)</text:span></text:p>
          </table:table-cell>
          <table:table-cell office:value-type="string" calcext:value-type="string">
            <text:p/>
            <text:p/>
            <text:p><text:span text:style-name="T134">Empty lines with EOL chars only must not be shown, i.e. no </text:span><text:span text:style-name="T201">(0)</text:span></text:p>
          </table:table-cell>
          <table:table-cell table:number-columns-repeated="58"/>
        </table:table-row>
        <table:table-row table:style-name="ro16">
          <table:table-cell table:number-columns-repeated="3"/>
          <table:table-cell office:value-type="string" calcext:value-type="string">
            <text:p>In receiving terminal, enable [Show EOL]</text:p>
          </table:table-cell>
          <table:table-cell office:value-type="string" calcext:value-type="string">
            <text:p><text:span text:style-name="T168">A</text:span><text:span text:style-name="T144">&lt;CR&gt;&lt;LF&gt;</text:span><text:span text:style-name="T167"> </text:span><text:span text:style-name="T138">(3)</text:span></text:p>
            <text:p><text:span text:style-name="T168">AB</text:span><text:span text:style-name="T144">&lt;CR&gt;&lt;LF&gt;</text:span><text:span text:style-name="T167"> </text:span><text:span text:style-name="T138">(4)</text:span></text:p>
            <text:p><text:span text:style-name="T168">ABC</text:span><text:span text:style-name="T144">&lt;CR&gt;</text:span><text:span text:style-name="T167"> </text:span><text:span text:style-name="T138">(4)</text:span></text:p>
            <text:p><text:span text:style-name="T146">&lt;LF&gt;</text:span><text:span text:style-name="T140"> </text:span><text:span text:style-name="T141">(1)</text:span></text:p>
            <text:p><text:span text:style-name="T168">ABCD</text:span><text:span text:style-name="T137"> </text:span><text:span text:style-name="T138">(4)</text:span></text:p>
            <text:p><text:span text:style-name="T146">&lt;CR&gt;&lt;LF&gt;</text:span><text:span text:style-name="T140"> </text:span><text:span text:style-name="T141">(2)</text:span></text:p>
            <text:p><text:span text:style-name="T168">ABCD</text:span><text:span text:style-name="T137"> </text:span><text:span text:style-name="T138">(4)</text:span></text:p>
            <text:p><text:span text:style-name="T168">E</text:span><text:span text:style-name="T144">&lt;CR&gt;&lt;LF&gt;</text:span><text:span text:style-name="T167"> </text:span><text:span text:style-name="T138">(3)</text:span></text:p>
            <text:p><text:span text:style-name="T168">ABCD</text:span><text:span text:style-name="T137"> </text:span><text:span text:style-name="T138">(4)</text:span></text:p>
            <text:p><text:span text:style-name="T168">EF</text:span><text:span text:style-name="T144">&lt;CR&gt;&lt;LF&gt;</text:span><text:span text:style-name="T167"> </text:span><text:span text:style-name="T138">(4)</text:span></text:p>
            <text:p><text:span text:style-name="T168">ABCD</text:span><text:span text:style-name="T137"> </text:span><text:span text:style-name="T138">(4)</text:span></text:p>
            <text:p><text:span text:style-name="T168">EFG</text:span><text:span text:style-name="T144">&lt;CR&gt;</text:span><text:span text:style-name="T167"> </text:span><text:span text:style-name="T138">(4)</text:span></text:p>
            <text:p><text:span text:style-name="T146">&lt;LF&gt;</text:span><text:span text:style-name="T140"> </text:span><text:span text:style-name="T141">(1)</text:span></text:p>
            <text:p><text:span text:style-name="T168">ABCD</text:span><text:span text:style-name="T137"> </text:span><text:span text:style-name="T138">(4)</text:span></text:p>
            <text:p><text:span text:style-name="T168">EFGH</text:span><text:span text:style-name="T137"> </text:span><text:span text:style-name="T138">(4)</text:span></text:p>
            <text:p><text:span text:style-name="T146">&lt;CR&gt;&lt;LF&gt;</text:span><text:span text:style-name="T140"> </text:span><text:span text:style-name="T141">(2)</text:span></text:p>
          </table:table-cell>
          <table:table-cell office:value-type="string" calcext:value-type="string">
            <text:p/>
            <text:p/>
            <text:p>Empty lines with EOL chars only must be shown now.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/>
          <table:table-cell office:value-type="string" calcext:value-type="string">
            <text:p>Chunk line break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<text:span text:style-name="T134">In receiving terminal, disable [Settings... &gt; Text... &gt; Break lines after]</text:span></text:p>
            <text:p>In receiving terminal, enable [Settings... &gt; Text... &gt; Break lines on every chunk]</text:p>
            <text:p>Confirm</text:p>
          </table:table-cell>
          <table:table-cell office:value-type="string" calcext:value-type="string">
            <text:p>Typically complete lines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Line break</text:p>
          </table:table-cell>
          <table:table-cell office:value-type="string" calcext:value-type="string">
            <text:p>In sending terminal, send partial line a few times</text:p>
          </table:table-cell>
          <table:table-cell office:value-type="string" calcext:value-type="string">
            <text:p>Separate line for each chunk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<text:span text:style-name="T134">In receiving terminal, disable [Settings... &gt; Text... &gt; Break lines on every chunk</text:span>]</text:p>
          </table:table-cell>
          <table:table-cell office:value-type="string" calcext:value-type="string">
            <text:p>Partial line becomes a single lin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In receiving terminal, disable [Show *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2">
          <table:table-cell/>
          <table:table-cell office:value-type="string" calcext:value-type="string">
            <text:p>Timed line break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In receiving terminal, enable [Settings... &gt; Text... &gt; Break lines after time-out of]</text:p>
            <text:p>Confirm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3">
          <table:table-cell table:number-columns-repeated="2"/>
          <table:table-cell office:value-type="string" calcext:value-type="string">
            <text:p>Line break</text:p>
          </table:table-cell>
          <table:table-cell office:value-type="string" calcext:value-type="string">
            <text:p>In sending terminal, send:</text:p>
            <text:p>A\!(EOL)AB\!(Delay(1000))ABC</text:p>
          </table:table-cell>
          <table:table-cell table:style-name="ce65" office:value-type="string" calcext:value-type="string">
            <text:p>A</text:p>
            <text:p>AB</text:p>
            <text:p>ABC</text:p>
          </table:table-cell>
          <table:table-cell table:number-columns-repeated="59"/>
        </table:table-row>
        <table:table-row table:style-name="ro13">
          <table:table-cell table:number-columns-repeated="3"/>
          <table:table-cell office:value-type="string" calcext:value-type="string">
            <text:p>In receiving terminal, enable [Show Length]</text:p>
          </table:table-cell>
          <table:table-cell table:style-name="ce65" office:value-type="string" calcext:value-type="string">
            <text:p><text:span text:style-name="T168">A</text:span><text:span text:style-name="T137"> </text:span><text:span text:style-name="T138">(1)</text:span></text:p>
            <text:p><text:span text:style-name="T168">AB</text:span><text:span text:style-name="T137"> </text:span><text:span text:style-name="T138">(2)</text:span></text:p>
            <text:p><text:span text:style-name="T168">ABC</text:span><text:span text:style-name="T137"> </text:span><text:span text:style-name="T138">(3)</text:span></text:p>
          </table:table-cell>
          <table:table-cell table:number-columns-repeated="59"/>
        </table:table-row>
        <table:table-row table:style-name="ro13">
          <table:table-cell table:number-columns-repeated="3"/>
          <table:table-cell office:value-type="string" calcext:value-type="string">
            <text:p>In receiving terminal, enable [Show EOL]</text:p>
          </table:table-cell>
          <table:table-cell table:style-name="ce65" office:value-type="string" calcext:value-type="string">
            <text:p><text:span text:style-name="T168">A</text:span><text:span text:style-name="T144">&lt;CR&gt;&lt;LF&gt;</text:span><text:span text:style-name="T167"> </text:span><text:span text:style-name="T138">(3)</text:span></text:p>
            <text:p><text:span text:style-name="T168">AB</text:span><text:span text:style-name="T137"> </text:span><text:span text:style-name="T138">(2)</text:span></text:p>
            <text:p><text:span text:style-name="T168">ABC</text:span><text:span text:style-name="T144">&lt;CR&gt;&lt;LF&gt;</text:span><text:span text:style-name="T167"> </text:span><text:span text:style-name="T138">(5)</text:span></text:p>
          </table:table-cell>
          <table:table-cell table:number-columns-repeated="59"/>
        </table:table-row>
        <table:table-row table:style-name="ro17">
          <table:table-cell table:number-columns-repeated="3"/>
          <table:table-cell office:value-type="string" calcext:value-type="string">
            <text:p>In sending terminal, send:</text:p>
            <text:p>ABCD\!(NoEOL)</text:p>
          </table:table-cell>
          <table:table-cell table:style-name="ce65" office:value-type="string" calcext:value-type="string">
            <text:p><text:span text:style-name="T168">A</text:span><text:span text:style-name="T144">&lt;CR&gt;&lt;LF&gt;</text:span><text:span text:style-name="T167"> </text:span><text:span text:style-name="T138">(3)</text:span></text:p>
            <text:p><text:span text:style-name="T168">AB</text:span><text:span text:style-name="T137"> </text:span><text:span text:style-name="T138">(2)</text:span></text:p>
            <text:p><text:span text:style-name="T168">ABC</text:span><text:span text:style-name="T144">&lt;CR&gt;&lt;LF&gt;</text:span><text:span text:style-name="T167"> </text:span><text:span text:style-name="T138">(5)</text:span></text:p>
            <text:p><text:span text:style-name="T168">ABCD</text:span><text:span text:style-name="T137"> </text:span><text:span text:style-name="T138">(4)</text:span></text:p>
          </table:table-cell>
          <table:table-cell office:value-type="string" calcext:value-type="string">
            <text:p/>
            <text:p/>
            <text:p><text:span text:style-name="T147">(4) </text:span>has to be appended after time-out of 500 ms</text:p>
          </table:table-cell>
          <table:table-cell table:number-columns-repeated="58"/>
        </table:table-row>
        <table:table-row table:style-name="ro1">
          <table:table-cell table:number-columns-repeated="4"/>
          <table:table-cell table:style-name="ce65"/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Preparation</text:p>
          </table:table-cell>
          <table:table-cell office:value-type="string" calcext:value-type="string">
            <text:p>In receiving terminal, disable [Show EOL]</text:p>
          </table:table-cell>
          <table:table-cell table:style-name="ce65"/>
          <table:table-cell table:number-columns-repeated="59"/>
        </table:table-row>
        <table:table-row table:style-name="ro1">
          <table:table-cell table:number-columns-repeated="4"/>
          <table:table-cell table:style-name="ce65"/>
          <table:table-cell table:number-columns-repeated="59"/>
        </table:table-row>
        <table:table-row table:style-name="ro2">
          <table:table-cell table:number-columns-repeated="2"/>
          <table:table-cell office:value-type="string" calcext:value-type="string">
            <text:p>Unconfirmend EOL</text:p>
          </table:table-cell>
          <table:table-cell office:value-type="string" calcext:value-type="string">
            <text:p>In sending terminal, send:</text:p>
            <text:p>A&lt;CR&gt;\!(Delay(1000))B</text:p>
          </table:table-cell>
          <table:table-cell table:style-name="ce65" office:value-type="string" calcext:value-type="string">
            <text:p><text:span text:style-name="T168">A</text:span><text:span text:style-name="T137"> </text:span><text:span text:style-name="T138">(1)</text:span></text:p>
            <text:p><text:span text:style-name="T146">&lt;CR&gt;</text:span><text:span text:style-name="T143">B</text:span><text:span text:style-name="T137"> </text:span><text:span text:style-name="T138">(2)</text:span></text:p>
          </table:table-cell>
          <table:table-cell office:value-type="string" calcext:value-type="string">
            <text:p><text:span text:style-name="T212">&lt;CR&gt;</text:span> can only be determined as non-EOL on next character,</text:p>
            <text:p>thus it is prepended to the next line. Not perfect, but good enough.</text:p>
          </table:table-cell>
          <table:table-cell table:number-columns-repeated="58"/>
        </table:table-row>
        <table:table-row table:style-name="ro1">
          <table:table-cell table:number-columns-repeated="4"/>
          <table:table-cell table:style-name="ce59"/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In receiving terminal, disable [Settings... &gt; Text... &gt; Break lines after time-out of]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In receiving terminal, disable all [Show...]</text:p>
            <text:p>                                       Enable [Show EOL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Escapes</text:p>
          </table:table-cell>
          <table:table-cell office:value-type="string" calcext:value-type="string">
            <text:p>Send valid</text:p>
          </table:table-cell>
          <table:table-cell office:value-type="string" calcext:value-type="string">
            <text:p>Send \h(40)</text:p>
          </table:table-cell>
          <table:table-cell table:style-name="ce65" office:value-type="string" calcext:value-type="string">
            <text:p><text:span text:style-name="T171">@</text:span><text:span text:style-name="T172">&lt;CR&gt;&lt;LF&gt;</text:span></text:p>
          </table:table-cell>
          <table:table-cell office:value-type="string" calcext:value-type="string">
            <text:p>Not contained in [YAT - Test - YAT.Domain.Terminal.yacp]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nd \h(40</text:p>
          </table:table-cell>
          <table:table-cell table:style-name="ce65" office:value-type="string" calcext:value-type="string">
            <text:p><text:span text:style-name="T171">@</text:span><text:span text:style-name="T172">&lt;CR&gt;&lt;LF&gt;</text:span></text:p>
          </table:table-cell>
          <table:table-cell office:value-type="string" calcext:value-type="string">
            <text:p>since invalid text cannot be entered into predefined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nd \h(4</text:p>
          </table:table-cell>
          <table:table-cell table:style-name="ce67" office:value-type="string" calcext:value-type="string">
            <text:p>&lt;EOT&gt;&lt;CR&gt;&lt;LF&gt;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\h(</text:p>
          </table:table-cell>
          <table:table-cell table:style-name="ce67" office:value-type="string" calcext:value-type="string">
            <text:p>&lt;CR&gt;&lt;LF&gt;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Send invalid</text:p>
          </table:table-cell>
          <table:table-cell office:value-type="string" calcext:value-type="string">
            <text:p>Send \h</text:p>
          </table:table-cell>
          <table:table-cell office:value-type="string" calcext:value-type="string">
            <text:p>Error message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In sending terminal, disable [Escapes on [SendText]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Send valid</text:p>
          </table:table-cell>
          <table:table-cell office:value-type="string" calcext:value-type="string">
            <text:p>Send \h</text:p>
          </table:table-cell>
          <table:table-cell table:style-name="ce76" office:value-type="string" calcext:value-type="string">
            <text:p><text:span text:style-name="T168">\h</text:span><text:span text:style-name="T144">&lt;CR&gt;&lt;LF&gt;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\h(</text:p>
          </table:table-cell>
          <table:table-cell table:style-name="ce76" office:value-type="string" calcext:value-type="string">
            <text:p><text:span text:style-name="T168">\h(</text:span><text:span text:style-name="T144">&lt;CR&gt;&lt;LF&gt;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\h(4</text:p>
          </table:table-cell>
          <table:table-cell table:style-name="ce77" office:value-type="string" calcext:value-type="string">
            <text:p><text:span text:style-name="T168">\h(4</text:span><text:span text:style-name="T144">&lt;CR&gt;&lt;LF&gt;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\h(40</text:p>
          </table:table-cell>
          <table:table-cell table:style-name="ce77" office:value-type="string" calcext:value-type="string">
            <text:p><text:span text:style-name="T168">\h(40</text:span><text:span text:style-name="T144">&lt;CR&gt;&lt;LF&gt;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\h(40)</text:p>
          </table:table-cell>
          <table:table-cell table:style-name="ce77" office:value-type="string" calcext:value-type="string">
            <text:p><text:span text:style-name="T168">\h(40)</text:span><text:span text:style-name="T144">&lt;CR&gt;&lt;LF&gt;</text:span></text:p>
          </table:table-cell>
          <table:table-cell table:number-columns-repeated="59"/>
        </table:table-row>
        <table:table-row table:style-name="ro1">
          <table:table-cell table:number-columns-repeated="4"/>
          <table:table-cell table:style-name="ce65"/>
          <table:table-cell table:number-columns-repeated="59"/>
        </table:table-row>
        <table:table-row table:style-name="ro1">
          <table:table-cell table:number-columns-repeated="3"/>
          <table:table-cell table:style-name="ce50" office:value-type="string" calcext:value-type="string">
            <text:p>Enable [Use Explicit Default Radix]</text:p>
          </table:table-cell>
          <table:table-cell table:style-name="ce65"/>
          <table:table-cell table:number-columns-repeated="59"/>
        </table:table-row>
        <table:table-row table:style-name="ro1">
          <table:table-cell table:number-columns-repeated="3"/>
          <table:table-cell table:style-name="ce50" office:value-type="string" calcext:value-type="string">
            <text:p>In sending terminal, enable [Escapes on [SendText]] again</text:p>
          </table:table-cell>
          <table:table-cell table:style-name="ce65"/>
          <table:table-cell table:number-columns-repeated="59"/>
        </table:table-row>
        <table:table-row table:style-name="ro1">
          <table:table-cell table:number-columns-repeated="3"/>
          <table:table-cell table:style-name="ce50" office:value-type="string" calcext:value-type="string">
            <text:p>Repeat the above sequence</text:p>
          </table:table-cell>
          <table:table-cell table:style-name="ce65"/>
          <table:table-cell table:number-columns-repeated="59"/>
        </table:table-row>
        <table:table-row table:style-name="ro1">
          <table:table-cell table:number-columns-repeated="3"/>
          <table:table-cell table:style-name="ce50" office:value-type="string" calcext:value-type="string">
            <text:p>In sending terminal, change default radix to [Hex]</text:p>
          </table:table-cell>
          <table:table-cell table:style-name="ce65"/>
          <table:table-cell table:number-columns-repeated="59"/>
        </table:table-row>
        <table:table-row table:style-name="ro1">
          <table:table-cell table:number-columns-repeated="3"/>
          <table:table-cell table:style-name="ce50" office:value-type="string" calcext:value-type="string">
            <text:p>Repeat the above sequence</text:p>
          </table:table-cell>
          <table:table-cell table:style-name="ce65"/>
          <table:table-cell table:number-columns-repeated="59"/>
        </table:table-row>
        <table:table-row table:style-name="ro1">
          <table:table-cell table:number-columns-repeated="3"/>
          <table:table-cell table:style-name="ce50"/>
          <table:table-cell table:style-name="ce65"/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croll around the recent commands</text:p>
          </table:table-cell>
          <table:table-cell office:value-type="string" calcext:value-type="string">
            <text:p>Matching { Radix Text } pairs must be shown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Disable [Use Explicit Default Radix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Shutdown on invalid</text:p>
          </table:table-cell>
          <table:table-cell office:value-type="string" calcext:value-type="string">
            <text:p>Send \h</text:p>
          </table:table-cell>
          <table:table-cell office:value-type="string" calcext:value-type="string">
            <text:p>Error messag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Exit YAT by top-right [x]</text:p>
          </table:table-cell>
          <table:table-cell office:value-type="string" calcext:value-type="string">
            <text:p>Error message, no exit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lear \h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Exit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3">
          <table:table-cell/>
          <table:table-cell office:value-type="string" calcext:value-type="string">
            <text:p>Empty lines</text:p>
          </table:table-cell>
          <table:table-cell office:value-type="string" calcext:value-type="string">
            <text:p>Initialization</text:p>
          </table:table-cell>
          <table:table-cell office:value-type="string" calcext:value-type="string">
            <text:p>Create and start 2 AutoSockets interconnected to each other:</text:p>
            <text:p>  A: Defaults + Show (Time Stamp + Direction + Length) + Show Count/Rate</text:p>
            <text:p><text:span text:style-name="T134">  B: Hide 0x00 + Show (Time Stamp + Direction + Length) + Show Count/Rate</text:span>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2">
          <table:table-cell table:number-columns-repeated="2"/>
          <table:table-cell office:value-type="string" calcext:value-type="string">
            <text:p>A &gt; B</text:p>
            <text:p>B &gt; A</text:p>
          </table:table-cell>
          <table:table-cell office:value-type="string" calcext:value-type="string">
            <text:p><text:span text:style-name="T134">A [Enter]</text:span></text:p>
            <text:p><text:span text:style-name="T134">B [Enter]</text:span></text:p>
          </table:table-cell>
          <table:table-cell table:style-name="ce56" office:value-type="string" calcext:value-type="string">
            <text:p><text:span text:style-name="T147">(&lt;TS&gt;)</text:span><text:span text:style-name="T148"> </text:span><text:span text:style-name="T173">(&lt;&lt;)</text:span><text:span text:style-name="T148"> </text:span><text:span text:style-name="T174">A</text:span><text:span text:style-name="T137"> </text:span><text:span text:style-name="T138">(1)</text:span></text:p>
            <text:p><text:span text:style-name="T147">(&lt;TS&gt;)</text:span><text:span text:style-name="T148"> </text:span><text:span text:style-name="T173">(&gt;&gt;)</text:span><text:span text:style-name="T148"> </text:span><text:span text:style-name="T149">B</text:span><text:span text:style-name="T175"> </text:span><text:span text:style-name="T176">(1)</text:span></text:p>
          </table:table-cell>
          <table:table-cell table:style-name="ce56" office:value-type="string" calcext:value-type="string">
            <text:p><text:span text:style-name="T147">(&lt;TS&gt;)</text:span><text:span text:style-name="T148"> </text:span><text:span text:style-name="T173">(&gt;&gt;)</text:span><text:span text:style-name="T148"> </text:span><text:span text:style-name="T149">A</text:span><text:span text:style-name="T175"> </text:span><text:span text:style-name="T176">(1)</text:span></text:p>
            <text:p><text:span text:style-name="T147">(&lt;TS&gt;)</text:span><text:span text:style-name="T148"> </text:span><text:span text:style-name="T173">(&lt;&lt;)</text:span><text:span text:style-name="T148"> </text:span><text:span text:style-name="T177">B</text:span><text:span text:style-name="T175"> </text:span><text:span text:style-name="T176">(1)</text:span></text:p>
          </table:table-cell>
          <table:table-cell table:number-columns-repeated="58"/>
        </table:table-row>
        <table:table-row table:style-name="ro18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\0x00 [Ctrl+Enter]</text:p>
          </table:table-cell>
          <table:table-cell table:style-name="ce78" office:value-type="string" calcext:value-type="string">
            <text:p><text:span text:style-name="T147">(&lt;TS&gt;)</text:span><text:span text:style-name="T148"> </text:span><text:span text:style-name="T173">(&lt;&lt;)</text:span><text:span text:style-name="T148"> </text:span><text:span text:style-name="T177">A</text:span><text:span text:style-name="T175"> </text:span><text:span text:style-name="T176">(1)</text:span></text:p>
            <text:p><text:span text:style-name="T147">(&lt;TS&gt;)</text:span><text:span text:style-name="T148"> </text:span><text:span text:style-name="T173">(&gt;&gt;)</text:span><text:span text:style-name="T148"> </text:span><text:span text:style-name="T149">B</text:span><text:span text:style-name="T175"> </text:span><text:span text:style-name="T176">(1)</text:span></text:p>
            <text:p><text:span text:style-name="T147">(&lt;TS&gt;)</text:span><text:span text:style-name="T148"> </text:span><text:span text:style-name="T173">(&lt;&lt;) </text:span><text:span text:style-name="T178">&lt;NUL&gt;</text:span></text:p>
            <text:p><text:span text:style-name="T157">No length yet !!</text:span></text:p>
            <text:p><text:span text:style-name="T157">...because line is not complete yet.</text:span></text:p>
          </table:table-cell>
          <table:table-cell table:style-name="ce51" office:value-type="string" calcext:value-type="string">
            <text:p><text:span text:style-name="T147">(&lt;TS&gt;)</text:span><text:span text:style-name="T148"> </text:span><text:span text:style-name="T173">(&gt;&gt;)</text:span><text:span text:style-name="T148"> </text:span><text:span text:style-name="T149">A</text:span><text:span text:style-name="T175"> </text:span><text:span text:style-name="T176">(1)</text:span></text:p>
            <text:p><text:span text:style-name="T147">(&lt;TS&gt;)</text:span><text:span text:style-name="T148"> </text:span><text:span text:style-name="T173">(&lt;&lt;)</text:span><text:span text:style-name="T148"> </text:span><text:span text:style-name="T177">B</text:span><text:span text:style-name="T175"> </text:span><text:span text:style-name="T176">(1)</text:span></text:p>
            <text:p><text:span text:style-name="T147">(&lt;TS&gt;</text:span><text:span text:style-name="T180">)</text:span><text:span text:style-name="T186"> </text:span><text:span text:style-name="T187">(&gt;&gt;)</text:span><text:span text:style-name="T188"> </text:span></text:p>
            <text:p><text:span text:style-name="T157">No length yet !!</text:span></text:p>
            <text:p><text:span text:style-name="T157">...because line is not complete yet.</text:span></text:p>
          </table:table-cell>
          <table:table-cell table:number-columns-repeated="58"/>
        </table:table-row>
        <table:table-row table:style-name="ro18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[Enter]</text:p>
          </table:table-cell>
          <table:table-cell table:style-name="ce79" office:value-type="string" calcext:value-type="string">
            <text:p><text:span text:style-name="T147">(&lt;TS&gt;)</text:span><text:span text:style-name="T148"> </text:span><text:span text:style-name="T173">(&lt;&lt;)</text:span><text:span text:style-name="T148"> </text:span><text:span text:style-name="T177">A</text:span><text:span text:style-name="T175"> </text:span><text:span text:style-name="T176">(1)</text:span></text:p>
            <text:p><text:span text:style-name="T147">(&lt;TS&gt;)</text:span><text:span text:style-name="T148"> </text:span><text:span text:style-name="T173">(&gt;&gt;)</text:span><text:span text:style-name="T148"> </text:span><text:span text:style-name="T149">B</text:span><text:span text:style-name="T175"> </text:span><text:span text:style-name="T176">(1)</text:span></text:p>
            <text:p><text:span text:style-name="T147">(&lt;TS&gt;)</text:span><text:span text:style-name="T148"> </text:span><text:span text:style-name="T173">(&lt;&lt;)</text:span><text:span text:style-name="T148"> </text:span><text:span text:style-name="T179">&lt;NUL&gt;</text:span><text:span text:style-name="T148"> </text:span><text:span text:style-name="T173">(1)</text:span></text:p>
            <text:p><text:span text:style-name="T147">(&lt;TS&gt;</text:span><text:span text:style-name="T180">)</text:span><text:span text:style-name="T181"> </text:span><text:span text:style-name="T182">(&gt;&gt;)</text:span><text:span text:style-name="T152">  </text:span><text:span text:style-name="T183">(0)</text:span></text:p>
          </table:table-cell>
          <table:table-cell office:value-type="string" calcext:value-type="string">
            <text:p><text:span text:style-name="T147">(&lt;TS&gt;)</text:span><text:span text:style-name="T148"> </text:span><text:span text:style-name="T173">(&gt;&gt;)</text:span><text:span text:style-name="T148"> </text:span><text:span text:style-name="T149">A</text:span><text:span text:style-name="T175"> </text:span><text:span text:style-name="T176">(1)</text:span></text:p>
            <text:p><text:span text:style-name="T147">(&lt;TS&gt;)</text:span><text:span text:style-name="T148"> </text:span><text:span text:style-name="T173">(&lt;&lt;)</text:span><text:span text:style-name="T148"> </text:span><text:span text:style-name="T177">B</text:span><text:span text:style-name="T175"> </text:span><text:span text:style-name="T176">(1)</text:span></text:p>
            <text:p><text:span text:style-name="T147">(&lt;TS&gt;)</text:span><text:span text:style-name="T148"> </text:span><text:span text:style-name="T173">(&lt;&lt;)</text:span><text:span text:style-name="T148">  </text:span><text:span text:style-name="T173">(0)</text:span></text:p>
            <text:p>No empty line for hidden 0x00 !!</text:p>
            <text:p>Time stamp gets updated !!</text:p>
          </table:table-cell>
          <table:table-cell table:number-columns-repeated="58"/>
        </table:table-row>
        <table:table-row table:style-name="ro19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[Enter]</text:p>
          </table:table-cell>
          <table:table-cell table:style-name="ce51" office:value-type="string" calcext:value-type="string">
            <text:p><text:span text:style-name="T147">(&lt;TS&gt;)</text:span><text:span text:style-name="T148"> </text:span><text:span text:style-name="T173">(&lt;&lt;)</text:span><text:span text:style-name="T148"> </text:span><text:span text:style-name="T177">A</text:span><text:span text:style-name="T175"> </text:span><text:span text:style-name="T176">(1)</text:span></text:p>
            <text:p><text:span text:style-name="T147">(&lt;TS&gt;)</text:span><text:span text:style-name="T148"> </text:span><text:span text:style-name="T173">(&gt;&gt;)</text:span><text:span text:style-name="T148"> </text:span><text:span text:style-name="T149">B</text:span><text:span text:style-name="T175"> </text:span><text:span text:style-name="T176">(1)</text:span></text:p>
            <text:p><text:span text:style-name="T147">(&lt;TS&gt;)</text:span><text:span text:style-name="T148"> </text:span><text:span text:style-name="T173">(&lt;&lt;)</text:span><text:span text:style-name="T148"> </text:span><text:span text:style-name="T179">&lt;NUL&gt;</text:span><text:span text:style-name="T148"> </text:span><text:span text:style-name="T173">(1)</text:span></text:p>
            <text:p><text:span text:style-name="T147">(&lt;TS&gt;</text:span><text:span text:style-name="T180">)</text:span><text:span text:style-name="T181"> </text:span><text:span text:style-name="T182">(&gt;&gt;)</text:span><text:span text:style-name="T184">  </text:span><text:span text:style-name="T185">(0)</text:span></text:p>
            <text:p><text:span text:style-name="T157">An additional empty line A &gt; B must not be shown !!</text:span></text:p>
            <text:p><text:span text:style-name="T157">...because this is the pending EOL after the 0x00.</text:span></text:p>
          </table:table-cell>
          <table:table-cell office:value-type="string" calcext:value-type="string">
            <text:p><text:span text:style-name="T147">(&lt;TS&gt;)</text:span><text:span text:style-name="T148"> </text:span><text:span text:style-name="T173">(&gt;&gt;)</text:span><text:span text:style-name="T148"> </text:span><text:span text:style-name="T149">A</text:span><text:span text:style-name="T175"> </text:span><text:span text:style-name="T176">(1)</text:span></text:p>
            <text:p><text:span text:style-name="T147">(&lt;TS&gt;)</text:span><text:span text:style-name="T148"> </text:span><text:span text:style-name="T173">(&lt;&lt;)</text:span><text:span text:style-name="T148"> </text:span><text:span text:style-name="T177">B</text:span><text:span text:style-name="T175"> </text:span><text:span text:style-name="T176">(1)</text:span></text:p>
            <text:p><text:span text:style-name="T147">(&lt;TS&gt;)</text:span><text:span text:style-name="T148"> </text:span><text:span text:style-name="T173">(&lt;&lt;)</text:span><text:span text:style-name="T148">  </text:span><text:span text:style-name="T173">(0)</text:span></text:p>
            <text:p><text:span text:style-name="T147">(&lt;TS&gt;)</text:span><text:span text:style-name="T148"> </text:span><text:span text:style-name="T173">(&gt;&gt;)</text:span><text:span text:style-name="T148">  </text:span><text:span text:style-name="T173">(0)</text:span></text:p>
            <text:p>Intended empty line B &gt; A must be shown !!</text:p>
            <text:p>Resulting empty line A &gt; B must also be shown !!</text:p>
            <text:p><text:span text:style-name="T134">...because there is no empty line for hidden 0x00 yet.</text:span></text:p>
          </table:table-cell>
          <table:table-cell table:number-columns-repeated="58"/>
        </table:table-row>
        <table:table-row table:style-name="ro20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OK [Enter]</text:p>
          </table:table-cell>
          <table:table-cell table:style-name="ce51" office:value-type="string" calcext:value-type="string">
            <text:p><text:span text:style-name="T147">(&lt;TS&gt;)</text:span><text:span text:style-name="T148"> </text:span><text:span text:style-name="T173">(&lt;&lt;)</text:span><text:span text:style-name="T148"> </text:span><text:span text:style-name="T177">A</text:span><text:span text:style-name="T175"> </text:span><text:span text:style-name="T176">(1)</text:span></text:p>
            <text:p><text:span text:style-name="T147">(&lt;TS&gt;)</text:span><text:span text:style-name="T148"> </text:span><text:span text:style-name="T173">(&gt;&gt;)</text:span><text:span text:style-name="T148"> </text:span><text:span text:style-name="T149">B</text:span><text:span text:style-name="T175"> </text:span><text:span text:style-name="T176">(1)</text:span></text:p>
            <text:p><text:span text:style-name="T147">(&lt;TS&gt;)</text:span><text:span text:style-name="T148"> </text:span><text:span text:style-name="T173">(&lt;&lt;)</text:span><text:span text:style-name="T148"> </text:span><text:span text:style-name="T179">&lt;NUL&gt;</text:span><text:span text:style-name="T148"> </text:span><text:span text:style-name="T173">(1)</text:span></text:p>
            <text:p><text:span text:style-name="T147">(&lt;TS&gt;</text:span><text:span text:style-name="T180">)</text:span><text:span text:style-name="T181"> </text:span><text:span text:style-name="T182">(&gt;&gt;)</text:span><text:span text:style-name="T184">  </text:span><text:span text:style-name="T185">(0)</text:span></text:p>
            <text:p><text:span text:style-name="T147">(&lt;TS&gt;</text:span><text:span text:style-name="T180">)</text:span><text:span text:style-name="T186"> </text:span><text:span text:style-name="T187">(&gt;&gt;)</text:span><text:span text:style-name="T188"> </text:span><text:span text:style-name="T161">OK</text:span><text:span text:style-name="T137"> </text:span><text:span text:style-name="T138">(2)</text:span></text:p>
          </table:table-cell>
          <table:table-cell office:value-type="string" calcext:value-type="string">
            <text:p><text:span text:style-name="T147">(&lt;TS&gt;)</text:span><text:span text:style-name="T148"> </text:span><text:span text:style-name="T173">(&gt;&gt;)</text:span><text:span text:style-name="T148"> </text:span><text:span text:style-name="T149">A</text:span><text:span text:style-name="T175"> </text:span><text:span text:style-name="T176">(1)</text:span></text:p>
            <text:p><text:span text:style-name="T147">(&lt;TS&gt;)</text:span><text:span text:style-name="T148"> </text:span><text:span text:style-name="T173">(&lt;&lt;)</text:span><text:span text:style-name="T148"> </text:span><text:span text:style-name="T177">B</text:span><text:span text:style-name="T175"> </text:span><text:span text:style-name="T176">(1)</text:span></text:p>
            <text:p><text:span text:style-name="T147">(&lt;TS&gt;)</text:span><text:span text:style-name="T148"> </text:span><text:span text:style-name="T173">(&lt;&lt;)</text:span><text:span text:style-name="T148">  </text:span><text:span text:style-name="T173">(0)</text:span></text:p>
            <text:p><text:span text:style-name="T147">(&lt;TS&gt;)</text:span><text:span text:style-name="T148"> </text:span><text:span text:style-name="T173">(&gt;&gt;)</text:span><text:span text:style-name="T148">  </text:span><text:span text:style-name="T173">(0)</text:span></text:p>
            <text:p><text:span text:style-name="T147">(&lt;TS&gt;)</text:span><text:span text:style-name="T148"> </text:span><text:span text:style-name="T173">(&lt;&lt;)</text:span><text:span text:style-name="T148"> </text:span><text:span text:style-name="T177">OK</text:span><text:span text:style-name="T175"> </text:span><text:span text:style-name="T176">(2)</text:span>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Reset</text:p>
          </table:table-cell>
          <table:table-cell office:value-type="string" calcext:value-type="string">
            <text:p>[Ctrl+E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\0x00 [Ctrl+Enter]</text:p>
          </table:table-cell>
          <table:table-cell table:style-name="ce78" office:value-type="string" calcext:value-type="string">
            <text:p><text:span text:style-name="T147">(&lt;TS&gt;)</text:span><text:span text:style-name="T148"> </text:span><text:span text:style-name="T173">(&lt;&lt;) </text:span><text:span text:style-name="T178">&lt;NUL&gt;</text:span></text:p>
          </table:table-cell>
          <table:table-cell table:style-name="ce51" office:value-type="string" calcext:value-type="string">
            <text:p><text:span text:style-name="T147">(&lt;TS&gt;</text:span><text:span text:style-name="T180">)</text:span><text:span text:style-name="T186"> </text:span><text:span text:style-name="T187">(&gt;&gt;)</text:span><text:span text:style-name="T188"> </text:span></text:p>
          </table:table-cell>
          <table:table-cell table:number-columns-repeated="58"/>
        </table:table-row>
        <table:table-row table:style-name="ro11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[Enter]</text:p>
          </table:table-cell>
          <table:table-cell table:style-name="ce79" office:value-type="string" calcext:value-type="string">
            <text:p><text:span text:style-name="T147">(&lt;TS&gt;)</text:span><text:span text:style-name="T148"> </text:span><text:span text:style-name="T173">(&lt;&lt;)</text:span><text:span text:style-name="T148"> </text:span><text:span text:style-name="T179">&lt;NUL&gt;</text:span><text:span text:style-name="T148"> </text:span><text:span text:style-name="T173">(1)</text:span></text:p>
            <text:p><text:span text:style-name="T147">(&lt;TS&gt;</text:span><text:span text:style-name="T180">)</text:span><text:span text:style-name="T181"> </text:span><text:span text:style-name="T182">(&gt;&gt;)</text:span><text:span text:style-name="T152">  </text:span><text:span text:style-name="T183">(0)</text:span></text:p>
          </table:table-cell>
          <table:table-cell table:style-name="ce64" office:value-type="string" calcext:value-type="string">
            <text:p><text:span text:style-name="T202">(&lt;TS&gt;)</text:span><text:span text:style-name="T208"> </text:span><text:span text:style-name="T209">(&lt;&lt;)</text:span><text:span text:style-name="T208">  </text:span><text:span text:style-name="T209">(0)</text:span></text:p>
            <text:p><text:span text:style-name="T189">Time stamp gets updated !!</text:span></text:p>
          </table:table-cell>
          <table:table-cell table:number-columns-repeated="58"/>
        </table:table-row>
        <table:table-row table:style-name="ro13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\0x00 [Ctrl+Enter]</text:p>
            <text:p><text:span text:style-name="T134">\0x00 [Ctrl+Enter]</text:span></text:p>
          </table:table-cell>
          <table:table-cell table:style-name="ce79" office:value-type="string" calcext:value-type="string">
            <text:p><text:span text:style-name="T147">(&lt;TS&gt;)</text:span><text:span text:style-name="T148"> </text:span><text:span text:style-name="T173">(&lt;&lt;)</text:span><text:span text:style-name="T148"> </text:span><text:span text:style-name="T179">&lt;NUL&gt;</text:span><text:span text:style-name="T148"> </text:span><text:span text:style-name="T173">(1)</text:span></text:p>
            <text:p><text:span text:style-name="T147">(&lt;TS&gt;</text:span><text:span text:style-name="T180">)</text:span><text:span text:style-name="T181"> </text:span><text:span text:style-name="T182">(&gt;&gt;)</text:span><text:span text:style-name="T152">  </text:span><text:span text:style-name="T183">(0)</text:span></text:p>
            <text:p><text:span text:style-name="T147">(&lt;TS&gt;)</text:span><text:span text:style-name="T148"> </text:span><text:span text:style-name="T173">(&lt;&lt;)</text:span><text:span text:style-name="T148"> </text:span><text:span text:style-name="T179">&lt;NUL&gt;&lt;NUL&gt;</text:span></text:p>
          </table:table-cell>
          <table:table-cell table:style-name="ce64" office:value-type="string" calcext:value-type="string">
            <text:p><text:span text:style-name="T202">(&lt;TS&gt;)</text:span><text:span text:style-name="T208"> </text:span><text:span text:style-name="T209">(&lt;&lt;)</text:span><text:span text:style-name="T208">  </text:span><text:span text:style-name="T209">(0)</text:span></text:p>
            <text:p><text:span text:style-name="T147">(&lt;TS&gt;)</text:span><text:span text:style-name="T148"> </text:span><text:span text:style-name="T173">(&gt;&gt;)</text:span><text:span text:style-name="T148"> </text:span></text:p>
          </table:table-cell>
          <table:table-cell table:number-columns-repeated="58"/>
        </table:table-row>
        <table:table-row table:style-name="ro17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[Enter]</text:p>
          </table:table-cell>
          <table:table-cell table:style-name="ce79" office:value-type="string" calcext:value-type="string">
            <text:p><text:span text:style-name="T147">(&lt;TS&gt;)</text:span><text:span text:style-name="T148"> </text:span><text:span text:style-name="T173">(&lt;&lt;)</text:span><text:span text:style-name="T148"> </text:span><text:span text:style-name="T179">&lt;NUL&gt;</text:span><text:span text:style-name="T148"> </text:span><text:span text:style-name="T173">(1)</text:span></text:p>
            <text:p><text:span text:style-name="T147">(&lt;TS&gt;</text:span><text:span text:style-name="T180">)</text:span><text:span text:style-name="T181"> </text:span><text:span text:style-name="T182">(&gt;&gt;)</text:span><text:span text:style-name="T184">  </text:span><text:span text:style-name="T185">(0)</text:span></text:p>
            <text:p><text:span text:style-name="T147">(&lt;TS&gt;)</text:span><text:span text:style-name="T148"> </text:span><text:span text:style-name="T173">(&lt;&lt;)</text:span><text:span text:style-name="T148"> </text:span><text:span text:style-name="T179">&lt;NUL&gt;&lt;NUL&gt;</text:span><text:span text:style-name="T148"> </text:span><text:span text:style-name="T173">(2)</text:span></text:p>
            <text:p><text:span text:style-name="T147">(&lt;TS&gt;</text:span><text:span text:style-name="T180">)</text:span><text:span text:style-name="T181"> </text:span><text:span text:style-name="T182">(&gt;&gt;)</text:span><text:span text:style-name="T152">  </text:span><text:span text:style-name="T183">(0)</text:span></text:p>
          </table:table-cell>
          <table:table-cell table:style-name="ce64" office:value-type="string" calcext:value-type="string">
            <text:p><text:span text:style-name="T202">(&lt;TS&gt;)</text:span><text:span text:style-name="T208"> </text:span><text:span text:style-name="T209">(&lt;&lt;)</text:span><text:span text:style-name="T208">  </text:span><text:span text:style-name="T209">(0)</text:span></text:p>
            <text:p><text:span text:style-name="T202">(&lt;TS&gt;)</text:span><text:span text:style-name="T208"> </text:span><text:span text:style-name="T209">(&lt;&lt;)</text:span><text:span text:style-name="T208">  </text:span><text:span text:style-name="T209">(0)</text:span></text:p>
            <text:p><text:span text:style-name="T189">Time stamp gets updated !!</text:span></text:p>
          </table:table-cell>
          <table:table-cell table:number-columns-repeated="58"/>
        </table:table-row>
        <table:table-row table:style-name="ro17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[Enter]</text:p>
          </table:table-cell>
          <table:table-cell table:style-name="ce51" office:value-type="string" calcext:value-type="string">
            <text:p><text:span text:style-name="T147">(&lt;TS&gt;)</text:span><text:span text:style-name="T148"> </text:span><text:span text:style-name="T173">(&lt;&lt;)</text:span><text:span text:style-name="T148"> </text:span><text:span text:style-name="T179">&lt;NUL&gt;</text:span><text:span text:style-name="T148"> </text:span><text:span text:style-name="T173">(1)</text:span></text:p>
            <text:p><text:span text:style-name="T147">(&lt;TS&gt;</text:span><text:span text:style-name="T180">)</text:span><text:span text:style-name="T181"> </text:span><text:span text:style-name="T182">(&gt;&gt;)</text:span><text:span text:style-name="T184">  </text:span><text:span text:style-name="T185">(0)</text:span></text:p>
            <text:p><text:span text:style-name="T147">(&lt;TS&gt;)</text:span><text:span text:style-name="T148"> </text:span><text:span text:style-name="T173">(&lt;&lt;)</text:span><text:span text:style-name="T148"> </text:span><text:span text:style-name="T179">&lt;NUL&gt;&lt;NUL&gt;</text:span><text:span text:style-name="T148"> </text:span><text:span text:style-name="T173">(2)</text:span></text:p>
            <text:p><text:span text:style-name="T147">(&lt;TS&gt;</text:span><text:span text:style-name="T180">)</text:span><text:span text:style-name="T181"> </text:span><text:span text:style-name="T182">(&gt;&gt;)</text:span><text:span text:style-name="T184">  </text:span><text:span text:style-name="T185">(0)</text:span></text:p>
          </table:table-cell>
          <table:table-cell table:style-name="ce64" office:value-type="string" calcext:value-type="string">
            <text:p><text:span text:style-name="T202">(&lt;TS&gt;)</text:span><text:span text:style-name="T208"> </text:span><text:span text:style-name="T209">(&lt;&lt;)</text:span><text:span text:style-name="T208">  </text:span><text:span text:style-name="T209">(0)</text:span></text:p>
            <text:p><text:span text:style-name="T202">(&lt;TS&gt;)</text:span><text:span text:style-name="T208"> </text:span><text:span text:style-name="T209">(&lt;&lt;)</text:span><text:span text:style-name="T208">  </text:span><text:span text:style-name="T209">(0)</text:span></text:p>
            <text:p><text:span text:style-name="T202">(&lt;TS&gt;)</text:span><text:span text:style-name="T208"> </text:span><text:span text:style-name="T209">(&gt;&gt;)</text:span><text:span text:style-name="T208">  </text:span><text:span text:style-name="T209">(0)</text:span></text:p>
          </table:table-cell>
          <table:table-cell table:number-columns-repeated="58"/>
        </table:table-row>
        <table:table-row table:style-name="ro20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OK [Enter]</text:p>
          </table:table-cell>
          <table:table-cell table:style-name="ce51" office:value-type="string" calcext:value-type="string">
            <text:p><text:span text:style-name="T147">(&lt;TS&gt;)</text:span><text:span text:style-name="T148"> </text:span><text:span text:style-name="T173">(&lt;&lt;)</text:span><text:span text:style-name="T148"> </text:span><text:span text:style-name="T179">&lt;NUL&gt;</text:span><text:span text:style-name="T148"> </text:span><text:span text:style-name="T173">(1)</text:span></text:p>
            <text:p><text:span text:style-name="T147">(&lt;TS&gt;</text:span><text:span text:style-name="T180">)</text:span><text:span text:style-name="T181"> </text:span><text:span text:style-name="T182">(&gt;&gt;)</text:span><text:span text:style-name="T184">  </text:span><text:span text:style-name="T185">(0)</text:span></text:p>
            <text:p><text:span text:style-name="T147">(&lt;TS&gt;)</text:span><text:span text:style-name="T148"> </text:span><text:span text:style-name="T173">(&lt;&lt;)</text:span><text:span text:style-name="T148"> </text:span><text:span text:style-name="T179">&lt;NUL&gt;&lt;NUL&gt;</text:span><text:span text:style-name="T148"> </text:span><text:span text:style-name="T173">(2)</text:span></text:p>
            <text:p><text:span text:style-name="T147">(&lt;TS&gt;</text:span><text:span text:style-name="T180">)</text:span><text:span text:style-name="T181"> </text:span><text:span text:style-name="T182">(&gt;&gt;)</text:span><text:span text:style-name="T184">  </text:span><text:span text:style-name="T185">(0)</text:span></text:p>
            <text:p><text:span text:style-name="T147">(&lt;TS&gt;</text:span><text:span text:style-name="T180">)</text:span><text:span text:style-name="T186"> </text:span><text:span text:style-name="T187">(&gt;&gt;)</text:span><text:span text:style-name="T188"> </text:span><text:span text:style-name="T161">OK</text:span><text:span text:style-name="T137"> </text:span><text:span text:style-name="T138">(2)</text:span></text:p>
          </table:table-cell>
          <table:table-cell office:value-type="string" calcext:value-type="string">
            <text:p><text:span text:style-name="T147">(&lt;TS&gt;)</text:span><text:span text:style-name="T148"> </text:span><text:span text:style-name="T173">(&lt;&lt;)</text:span><text:span text:style-name="T148">  </text:span><text:span text:style-name="T173">(0)</text:span></text:p>
            <text:p><text:span text:style-name="T147">(&lt;TS&gt;)</text:span><text:span text:style-name="T148"> </text:span><text:span text:style-name="T173">(&lt;&lt;)</text:span><text:span text:style-name="T148">  </text:span><text:span text:style-name="T173">(0)</text:span></text:p>
            <text:p><text:span text:style-name="T147">(&lt;TS&gt;)</text:span><text:span text:style-name="T148"> </text:span><text:span text:style-name="T173">(&gt;&gt;)</text:span><text:span text:style-name="T148">  </text:span><text:span text:style-name="T173">(0)</text:span></text:p>
            <text:p><text:span text:style-name="T147">(&lt;TS&gt;)</text:span><text:span text:style-name="T148"> </text:span><text:span text:style-name="T173">(&lt;&lt;)</text:span><text:span text:style-name="T148"> </text:span><text:span text:style-name="T177">OK</text:span><text:span text:style-name="T175"> </text:span><text:span text:style-name="T176">(2)</text:span>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Reset</text:p>
          </table:table-cell>
          <table:table-cell office:value-type="string" calcext:value-type="string">
            <text:p>[Ctrl+E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A&lt;BS&gt; [Ctrl+Enter]</text:p>
          </table:table-cell>
          <table:table-cell table:style-name="ce78" office:value-type="string" calcext:value-type="string">
            <text:p><text:span text:style-name="T147">(&lt;TS&gt;)</text:span><text:span text:style-name="T148"> </text:span><text:span text:style-name="T173">(&lt;&lt;) </text:span></text:p>
          </table:table-cell>
          <table:table-cell table:style-name="ce51" office:value-type="string" calcext:value-type="string">
            <text:p><text:span text:style-name="T147">(&lt;TS&gt;</text:span><text:span text:style-name="T180">)</text:span><text:span text:style-name="T186"> </text:span><text:span text:style-name="T187">(&gt;&gt;)</text:span><text:span text:style-name="T188"> </text:span></text:p>
          </table:table-cell>
          <table:table-cell table:number-columns-repeated="58"/>
        </table:table-row>
        <table:table-row table:style-name="ro11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[Enter]</text:p>
          </table:table-cell>
          <table:table-cell table:style-name="ce79" office:value-type="string" calcext:value-type="string">
            <text:p><text:span text:style-name="T147">(&lt;TS&gt;</text:span><text:span text:style-name="T180">)</text:span><text:span text:style-name="T181"> </text:span><text:span text:style-name="T182">(&gt;&gt;)</text:span><text:span text:style-name="T152">  </text:span><text:span text:style-name="T183">(0)</text:span></text:p>
            <text:p><text:span text:style-name="T189">Time stamp gets updated !!</text:span></text:p>
          </table:table-cell>
          <table:table-cell table:style-name="ce64" office:value-type="string" calcext:value-type="string">
            <text:p><text:span text:style-name="T202">(&lt;TS&gt;)</text:span><text:span text:style-name="T208"> </text:span><text:span text:style-name="T209">(&lt;&lt;)</text:span><text:span text:style-name="T208">  </text:span><text:span text:style-name="T209">(0)</text:span></text:p>
            <text:p><text:span text:style-name="T189">Time stamp gets updated !!</text:span></text:p>
          </table:table-cell>
          <table:table-cell table:number-columns-repeated="58"/>
        </table:table-row>
        <table:table-row table:style-name="ro21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[Enter]</text:p>
          </table:table-cell>
          <table:table-cell table:style-name="ce79" office:value-type="string" calcext:value-type="string">
            <text:p><text:span text:style-name="T147">(&lt;TS&gt;</text:span><text:span text:style-name="T180">)</text:span><text:span text:style-name="T181"> </text:span><text:span text:style-name="T182">(&gt;&gt;)</text:span><text:span text:style-name="T152">  </text:span><text:span text:style-name="T183">(0)</text:span></text:p>
            <text:p><text:span text:style-name="T147">(&lt;TS&gt;)</text:span><text:span text:style-name="T148"> </text:span><text:span text:style-name="T173">(&lt;&lt;)</text:span><text:span text:style-name="T184">  </text:span><text:span text:style-name="T185">(0)</text:span></text:p>
          </table:table-cell>
          <table:table-cell table:style-name="ce64" office:value-type="string" calcext:value-type="string">
            <text:p><text:span text:style-name="T202">(&lt;TS&gt;)</text:span><text:span text:style-name="T208"> </text:span><text:span text:style-name="T209">(&lt;&lt;)</text:span><text:span text:style-name="T208">  </text:span><text:span text:style-name="T209">(0)</text:span></text:p>
            <text:p><text:span text:style-name="T147">(&lt;TS&gt;)</text:span><text:span text:style-name="T148"> </text:span><text:span text:style-name="T173">(&gt;&gt;)</text:span><text:span text:style-name="T148">  </text:span><text:span text:style-name="T173">(0)</text:span></text:p>
          </table:table-cell>
          <table:table-cell table:number-columns-repeated="58"/>
        </table:table-row>
        <table:table-row table:style-name="ro13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OK [Enter]</text:p>
          </table:table-cell>
          <table:table-cell table:style-name="ce79" office:value-type="string" calcext:value-type="string">
            <text:p><text:span text:style-name="T147">(&lt;TS&gt;</text:span><text:span text:style-name="T180">)</text:span><text:span text:style-name="T181"> </text:span><text:span text:style-name="T182">(&gt;&gt;)</text:span><text:span text:style-name="T152">  </text:span><text:span text:style-name="T183">(0)</text:span></text:p>
            <text:p><text:span text:style-name="T147">(&lt;TS&gt;)</text:span><text:span text:style-name="T148"> </text:span><text:span text:style-name="T173">(&lt;&lt;)</text:span><text:span text:style-name="T184">  </text:span><text:span text:style-name="T185">(0)</text:span></text:p>
            <text:p><text:span text:style-name="T147">(&lt;TS&gt;</text:span><text:span text:style-name="T180">)</text:span><text:span text:style-name="T186"> </text:span><text:span text:style-name="T187">(&gt;&gt;)</text:span><text:span text:style-name="T188"> </text:span><text:span text:style-name="T190">OK</text:span><text:span text:style-name="T191"> </text:span><text:span text:style-name="T192">(2)</text:span></text:p>
          </table:table-cell>
          <table:table-cell table:style-name="ce64" office:value-type="string" calcext:value-type="string">
            <text:p><text:span text:style-name="T202">(&lt;TS&gt;)</text:span><text:span text:style-name="T208"> </text:span><text:span text:style-name="T209">(&lt;&lt;)</text:span><text:span text:style-name="T208">  </text:span><text:span text:style-name="T209">(0)</text:span></text:p>
            <text:p><text:span text:style-name="T147">(&lt;TS&gt;)</text:span><text:span text:style-name="T148"> </text:span><text:span text:style-name="T173">(&gt;&gt;)</text:span><text:span text:style-name="T148">  </text:span><text:span text:style-name="T173">(0)</text:span></text:p>
            <text:p><text:span text:style-name="T147">(&lt;TS&gt;)</text:span><text:span text:style-name="T148"> </text:span><text:span text:style-name="T173">(&lt;&lt;)</text:span><text:span text:style-name="T148"> </text:span><text:span text:style-name="T177">OK</text:span><text:span text:style-name="T175"> </text:span><text:span text:style-name="T176">(2)</text:span>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Reset</text:p>
          </table:table-cell>
          <table:table-cell office:value-type="string" calcext:value-type="string">
            <text:p>[Ctrl+E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A [Ctrl+Enter]</text:p>
          </table:table-cell>
          <table:table-cell table:style-name="ce78" office:value-type="string" calcext:value-type="string">
            <text:p><text:span text:style-name="T147">(&lt;TS&gt;)</text:span><text:span text:style-name="T148"> </text:span><text:span text:style-name="T173">(&lt;&lt;)</text:span><text:span text:style-name="T148"> </text:span><text:span text:style-name="T177">A</text:span></text:p>
          </table:table-cell>
          <table:table-cell table:style-name="ce51" office:value-type="string" calcext:value-type="string">
            <text:p><text:span text:style-name="T147">(&lt;TS&gt;</text:span><text:span text:style-name="T180">)</text:span><text:span text:style-name="T186"> </text:span><text:span text:style-name="T187">(&gt;&gt;)</text:span><text:span text:style-name="T188"> </text:span><text:span text:style-name="T190">A</text:span></text:p>
          </table:table-cell>
          <table:table-cell table:number-columns-repeated="58"/>
        </table:table-row>
        <table:table-row table:style-name="ro21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[Enter]</text:p>
          </table:table-cell>
          <table:table-cell table:style-name="ce79" office:value-type="string" calcext:value-type="string">
            <text:p><text:span text:style-name="T147">(&lt;TS&gt;)</text:span><text:span text:style-name="T148"> </text:span><text:span text:style-name="T173">(&lt;&lt;)</text:span><text:span text:style-name="T148"> </text:span><text:span text:style-name="T177">A</text:span><text:span text:style-name="T193"> </text:span><text:span text:style-name="T194">(1)</text:span></text:p>
            <text:p><text:span text:style-name="T147">(&lt;TS&gt;</text:span><text:span text:style-name="T180">)</text:span><text:span text:style-name="T181"> </text:span><text:span text:style-name="T182">(&gt;&gt;)</text:span><text:span text:style-name="T152">  </text:span><text:span text:style-name="T183">(0)</text:span></text:p>
          </table:table-cell>
          <table:table-cell table:style-name="ce64" office:value-type="string" calcext:value-type="string">
            <text:p><text:span text:style-name="T147">(&lt;TS&gt;</text:span><text:span text:style-name="T180">)</text:span><text:span text:style-name="T186"> </text:span><text:span text:style-name="T187">(&gt;&gt;)</text:span><text:span text:style-name="T188"> </text:span><text:span text:style-name="T190">A</text:span><text:span text:style-name="T213"> </text:span><text:span text:style-name="T214">(1)</text:span></text:p>
            <text:p><text:span text:style-name="T202">(&lt;TS&gt;)</text:span><text:span text:style-name="T208"> </text:span><text:span text:style-name="T209">(&lt;&lt;)</text:span><text:span text:style-name="T208">  </text:span><text:span text:style-name="T209">(0)</text:span></text:p>
          </table:table-cell>
          <table:table-cell table:number-columns-repeated="58"/>
        </table:table-row>
        <table:table-row table:style-name="ro22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&lt;BS&gt;[Enter]</text:p>
          </table:table-cell>
          <table:table-cell table:style-name="ce79" office:value-type="string" calcext:value-type="string">
            <text:p><text:span text:style-name="T147">(&lt;TS&gt;)</text:span><text:span text:style-name="T148"> </text:span><text:span text:style-name="T173">(&lt;&lt;)</text:span><text:span text:style-name="T148"> </text:span><text:span text:style-name="T177">A</text:span><text:span text:style-name="T193"> </text:span><text:span text:style-name="T194">(1)</text:span></text:p>
            <text:p><text:span text:style-name="T147">(&lt;TS&gt;</text:span><text:span text:style-name="T180">)</text:span><text:span text:style-name="T181"> </text:span><text:span text:style-name="T182">(&gt;&gt;)</text:span><text:span text:style-name="T152">  </text:span><text:span text:style-name="T183">(0)</text:span></text:p>
            <text:p><text:span text:style-name="T157">An already completed line cannot be removed.</text:span></text:p>
            <text:p><text:span text:style-name="T157">(Note that unidir Tx/Rx monitor removes A.)</text:span></text:p>
            <text:p><text:span text:style-name="T157">And hidden &lt;BS&gt; and pending EOL must not create a new line.</text:span></text:p>
          </table:table-cell>
          <table:table-cell table:style-name="ce64" office:value-type="string" calcext:value-type="string">
            <text:p><text:span text:style-name="T147">(&lt;TS&gt;</text:span><text:span text:style-name="T180">)</text:span><text:span text:style-name="T186"> </text:span><text:span text:style-name="T187">(&gt;&gt;)</text:span><text:span text:style-name="T188"> </text:span><text:span text:style-name="T190">A</text:span><text:span text:style-name="T213"> </text:span><text:span text:style-name="T214">(1)</text:span></text:p>
            <text:p><text:span text:style-name="T202">(&lt;TS&gt;)</text:span><text:span text:style-name="T208"> </text:span><text:span text:style-name="T209">(&lt;&lt;)</text:span><text:span text:style-name="T208">  </text:span><text:span text:style-name="T209">(0)</text:span></text:p>
            <text:p><text:span text:style-name="T157">An already completed line cannot be removed.</text:span></text:p>
            <text:p><text:span text:style-name="T157">(Note that unidir Tx/Rx monitor removes A.)</text:span></text:p>
            <text:p><text:span text:style-name="T157">And hidden &lt;BS&gt; and pending EOL must not create a new line.</text:span></text:p>
          </table:table-cell>
          <table:table-cell table:number-columns-repeated="58"/>
        </table:table-row>
        <table:table-row table:style-name="ro13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OK [Enter]</text:p>
          </table:table-cell>
          <table:table-cell table:style-name="ce79" office:value-type="string" calcext:value-type="string">
            <text:p><text:span text:style-name="T147">(&lt;TS&gt;)</text:span><text:span text:style-name="T148"> </text:span><text:span text:style-name="T173">(&lt;&lt;)</text:span><text:span text:style-name="T148"> </text:span><text:span text:style-name="T177">A</text:span><text:span text:style-name="T193"> </text:span><text:span text:style-name="T194">(1)</text:span></text:p>
            <text:p><text:span text:style-name="T147">(&lt;TS&gt;</text:span><text:span text:style-name="T180">)</text:span><text:span text:style-name="T181"> </text:span><text:span text:style-name="T182">(&gt;&gt;)</text:span><text:span text:style-name="T184">  </text:span><text:span text:style-name="T185">(0)</text:span></text:p>
            <text:p><text:span text:style-name="T147">(&lt;TS&gt;</text:span><text:span text:style-name="T180">)</text:span><text:span text:style-name="T186"> </text:span><text:span text:style-name="T187">(&gt;&gt;)</text:span><text:span text:style-name="T188"> </text:span><text:span text:style-name="T190">OK</text:span><text:span text:style-name="T191"> </text:span><text:span text:style-name="T192">(2)</text:span></text:p>
          </table:table-cell>
          <table:table-cell table:style-name="ce64" office:value-type="string" calcext:value-type="string">
            <text:p><text:span text:style-name="T147">(&lt;TS&gt;</text:span><text:span text:style-name="T180">)</text:span><text:span text:style-name="T186"> </text:span><text:span text:style-name="T187">(&gt;&gt;)</text:span><text:span text:style-name="T188"> </text:span><text:span text:style-name="T190">A</text:span><text:span text:style-name="T213"> </text:span><text:span text:style-name="T214">(1)</text:span></text:p>
            <text:p><text:span text:style-name="T147">(&lt;TS&gt;)</text:span><text:span text:style-name="T148"> </text:span><text:span text:style-name="T173">(&lt;&lt;)</text:span><text:span text:style-name="T148">  </text:span><text:span text:style-name="T173">(0)</text:span></text:p>
            <text:p><text:span text:style-name="T147">(&lt;TS&gt;)</text:span><text:span text:style-name="T148"> </text:span><text:span text:style-name="T173">(&lt;&lt;)</text:span><text:span text:style-name="T148"> </text:span><text:span text:style-name="T177">OK</text:span><text:span text:style-name="T175"> </text:span><text:span text:style-name="T176">(2)</text:span></text:p>
          </table:table-cell>
          <table:table-cell table:number-columns-repeated="58"/>
        </table:table-row>
        <table:table-row table:style-name="ro1">
          <table:table-cell table:number-columns-repeated="4"/>
          <table:table-cell table:style-name="ce79"/>
          <table:table-cell table:style-name="ce64"/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Reset</text:p>
          </table:table-cell>
          <table:table-cell office:value-type="string" calcext:value-type="string">
            <text:p>[Ctrl+E]</text:p>
          </table:table-cell>
          <table:table-cell table:style-name="ce79"/>
          <table:table-cell table:style-name="ce64"/>
          <table:table-cell table:number-columns-repeated="58"/>
        </table:table-row>
        <table:table-row table:style-name="ro1">
          <table:table-cell table:number-columns-repeated="4"/>
          <table:table-cell table:style-name="ce79"/>
          <table:table-cell table:style-name="ce64"/>
          <table:table-cell table:number-columns-repeated="58"/>
        </table:table-row>
        <table:table-row table:style-name="ro1">
          <table:table-cell/>
          <table:table-cell office:value-type="string" calcext:value-type="string">
            <text:p>TimeStamp</text:p>
          </table:table-cell>
          <table:table-cell office:value-type="string" calcext:value-type="string">
            <text:p>A &gt; B</text:p>
          </table:table-cell>
          <table:table-cell office:value-type="string" calcext:value-type="string">
            <text:p>A\!(Delay(2000)) [Enter]</text:p>
          </table:table-cell>
          <table:table-cell table:style-name="ce79" office:value-type="string" calcext:value-type="string">
            <text:p><text:span text:style-name="T159">(&lt;TS&gt;)</text:span><text:span text:style-name="T160"> </text:span><text:span text:style-name="T195">(&lt;&lt;)</text:span><text:span text:style-name="T160"> </text:span><text:span text:style-name="T174">A</text:span><text:span text:style-name="T137"> </text:span><text:span text:style-name="T138">(1)</text:span></text:p>
          </table:table-cell>
          <table:table-cell table:style-name="ce64" office:value-type="string" calcext:value-type="string">
            <text:p><text:span text:style-name="T159">(TS)</text:span><text:span text:style-name="T160"> </text:span><text:span text:style-name="T195">(&gt;&gt;)</text:span><text:span text:style-name="T160"> </text:span><text:span text:style-name="T161">A</text:span><text:span text:style-name="T137"> </text:span><text:span text:style-name="T138">(1)</text:span></text:p>
          </table:table-cell>
          <table:table-cell table:number-columns-repeated="58"/>
        </table:table-row>
        <table:table-row table:style-name="ro21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B [Enter] within less than 2000 ms</text:p>
          </table:table-cell>
          <table:table-cell table:style-name="ce79" office:value-type="string" calcext:value-type="string">
            <text:p><text:span text:style-name="T159">(&lt;TS&gt;)</text:span><text:span text:style-name="T160"> </text:span><text:span text:style-name="T195">(&lt;&lt;)</text:span><text:span text:style-name="T160"> </text:span><text:span text:style-name="T174">A</text:span><text:span text:style-name="T137"> </text:span><text:span text:style-name="T138">(1)</text:span></text:p>
            <text:p><text:span text:style-name="T196">(&lt;TS&gt;)</text:span><text:span text:style-name="T140"> </text:span><text:span text:style-name="T141">(&gt;&gt;)</text:span><text:span text:style-name="T140"> </text:span><text:span text:style-name="T161">B</text:span><text:span text:style-name="T137"> </text:span><text:span text:style-name="T138">(1)</text:span></text:p>
          </table:table-cell>
          <table:table-cell table:style-name="ce64" office:value-type="string" calcext:value-type="string">
            <text:p><text:span text:style-name="T159">(TS)</text:span><text:span text:style-name="T160"> </text:span><text:span text:style-name="T195">(&gt;&gt;)</text:span><text:span text:style-name="T160"> </text:span><text:span text:style-name="T161">A</text:span><text:span text:style-name="T137"> </text:span><text:span text:style-name="T138">(1)</text:span></text:p>
            <text:p><text:span text:style-name="T196">(TS)</text:span><text:span text:style-name="T140"> </text:span><text:span text:style-name="T141">(&lt;&lt;)</text:span><text:span text:style-name="T140"> </text:span><text:span text:style-name="T174">B</text:span><text:span text:style-name="T137"> </text:span><text:span text:style-name="T138">(1)</text:span></text:p>
          </table:table-cell>
          <table:table-cell table:number-columns-repeated="58"/>
        </table:table-row>
        <table:table-row table:style-name="ro18">
          <table:table-cell table:number-columns-repeated="3"/>
          <table:table-cell office:value-type="string" calcext:value-type="string">
            <text:p>In both terminals, enable [Show EOL]</text:p>
          </table:table-cell>
          <table:table-cell table:style-name="ce79" office:value-type="string" calcext:value-type="string">
            <text:p><text:span text:style-name="T159">(&lt;TS&gt;)</text:span><text:span text:style-name="T160"> </text:span><text:span text:style-name="T195">(&lt;&lt;)</text:span><text:span text:style-name="T160"> </text:span><text:span text:style-name="T174">A</text:span><text:span text:style-name="T137"> </text:span><text:span text:style-name="T138">(1)</text:span></text:p>
            <text:p><text:span text:style-name="T196">(&lt;TS&gt;)</text:span><text:span text:style-name="T140"> </text:span><text:span text:style-name="T141">(&gt;&gt;)</text:span><text:span text:style-name="T140"> </text:span><text:span text:style-name="T161">B</text:span><text:span text:style-name="T162">&lt;CR&gt;&lt;LF&gt;</text:span><text:span text:style-name="T167"> </text:span><text:span text:style-name="T138">(3)</text:span></text:p>
            <text:p><text:span text:style-name="T196">(&lt;TS&gt;)</text:span><text:span text:style-name="T140"> </text:span><text:span text:style-name="T141">(&lt;&lt;)</text:span><text:span text:style-name="T140"> </text:span><text:span text:style-name="T197">&lt;CR&gt;&lt;LF&gt;</text:span><text:span text:style-name="T140"> </text:span><text:span text:style-name="T141">(2)</text:span></text:p>
          </table:table-cell>
          <table:table-cell table:style-name="ce64" office:value-type="string" calcext:value-type="string">
            <text:p><text:span text:style-name="T159">(&lt;TS&gt;)</text:span><text:span text:style-name="T160"> </text:span><text:span text:style-name="T195">(&gt;&gt;)</text:span><text:span text:style-name="T160"> </text:span><text:span text:style-name="T161">A</text:span><text:span text:style-name="T137"> </text:span><text:span text:style-name="T138">(1)</text:span></text:p>
            <text:p><text:span text:style-name="T196">(&lt;TS&gt;</text:span><text:span text:style-name="T140">) </text:span><text:span text:style-name="T141">(&lt;&lt;)</text:span><text:span text:style-name="T140"> </text:span><text:span text:style-name="T174">B</text:span><text:span text:style-name="T199">&lt;CR&gt;&lt;LF&gt;</text:span><text:span text:style-name="T167"> </text:span><text:span text:style-name="T138">(3)</text:span></text:p>
            <text:p><text:span text:style-name="T196">(&lt;TS&gt;)</text:span><text:span text:style-name="T140"> </text:span><text:span text:style-name="T141">(&gt;&gt;)</text:span><text:span text:style-name="T140"> </text:span><text:span text:style-name="T215">&lt;CR&gt;&lt;LF&gt;</text:span><text:span text:style-name="T140"> </text:span><text:span text:style-name="T141">(2)</text:span></text:p>
            <text:p><text:span text:style-name="T157">First two TimeStamps must remain.</text:span></text:p>
            <text:p><text:span text:style-name="T157">Third TimeStamp must be higher than others.</text:span></text:p>
          </table:table-cell>
          <table:table-cell table:number-columns-repeated="58"/>
        </table:table-row>
        <table:table-row table:style-name="ro1">
          <table:table-cell table:number-columns-repeated="4"/>
          <table:table-cell table:style-name="ce79"/>
          <table:table-cell table:style-name="ce64"/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Reset</text:p>
          </table:table-cell>
          <table:table-cell office:value-type="string" calcext:value-type="string">
            <text:p>[Ctrl+E]</text:p>
          </table:table-cell>
          <table:table-cell table:style-name="ce79"/>
          <table:table-cell table:style-name="ce64"/>
          <table:table-cell table:number-columns-repeated="58"/>
        </table:table-row>
        <table:table-row table:style-name="ro1">
          <table:table-cell table:number-columns-repeated="4"/>
          <table:table-cell table:style-name="ce79"/>
          <table:table-cell table:style-name="ce64"/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\0x00\!(Delay(2000))A [Enter]</text:p>
          </table:table-cell>
          <table:table-cell table:style-name="ce79" office:value-type="string" calcext:value-type="string">
            <text:p><text:span text:style-name="T159">(</text:span><text:span text:style-name="T198">&lt;TS&gt;</text:span><text:span text:style-name="T159">)</text:span><text:span text:style-name="T160"> </text:span><text:span text:style-name="T195">(&lt;&lt;)</text:span><text:span text:style-name="T160"> </text:span><text:span text:style-name="T178">&lt;NUL&gt;</text:span><text:span text:style-name="T160"> </text:span><text:span text:style-name="T195">(1)</text:span></text:p>
          </table:table-cell>
          <table:table-cell table:style-name="ce64" office:value-type="string" calcext:value-type="string">
            <text:p><text:span text:style-name="T159">(&lt;TS&gt;)</text:span><text:span text:style-name="T160"> </text:span><text:span text:style-name="T195">(&lt;&lt;)</text:span></text:p>
          </table:table-cell>
          <table:table-cell table:number-columns-repeated="58"/>
        </table:table-row>
        <table:table-row table:style-name="ro13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B [Enter] within less than 2000 ms</text:p>
          </table:table-cell>
          <table:table-cell table:style-name="ce79" office:value-type="string" calcext:value-type="string">
            <text:p><text:span text:style-name="T159">(</text:span><text:span text:style-name="T198">&lt;TS&gt;</text:span><text:span text:style-name="T159">)</text:span><text:span text:style-name="T160"> </text:span><text:span text:style-name="T195">(&lt;&lt;)</text:span><text:span text:style-name="T160"> </text:span><text:span text:style-name="T178">&lt;NUL&gt;</text:span><text:span text:style-name="T160"> </text:span><text:span text:style-name="T195">(1)</text:span></text:p>
            <text:p><text:span text:style-name="T159">(</text:span><text:span text:style-name="T198">&lt;TS&gt;</text:span><text:span text:style-name="T159">)</text:span><text:span text:style-name="T160"> </text:span><text:span text:style-name="T195">(&gt;&gt;)</text:span><text:span text:style-name="T160"> </text:span><text:span text:style-name="T161">B</text:span><text:span text:style-name="T162">&lt;CR&gt;&lt;LF&gt;</text:span><text:span text:style-name="T167"> </text:span><text:span text:style-name="T138">(3)</text:span></text:p>
            <text:p><text:span text:style-name="T196">(&lt;TS&gt;)</text:span><text:span text:style-name="T140"> </text:span><text:span text:style-name="T141">(&lt;&lt;)</text:span><text:span text:style-name="T140"> </text:span><text:span text:style-name="T174">A</text:span><text:span text:style-name="T199">&lt;CR&gt;&lt;LF&gt;</text:span><text:span text:style-name="T167"> </text:span><text:span text:style-name="T138">(3)</text:span></text:p>
          </table:table-cell>
          <table:table-cell table:style-name="ce64" office:value-type="string" calcext:value-type="string">
            <text:p><text:span text:style-name="T159">(&lt;TS&gt;)</text:span><text:span text:style-name="T160"> </text:span><text:span text:style-name="T195">(&lt;&lt;)</text:span><text:span text:style-name="T160"> </text:span><text:span text:style-name="T174">B</text:span><text:span text:style-name="T199">&lt;CR&gt;&lt;LF&gt;</text:span><text:span text:style-name="T167"> </text:span><text:span text:style-name="T138">(3)</text:span></text:p>
            <text:p><text:span text:style-name="T196">(&lt;TS&gt;)</text:span><text:span text:style-name="T140"> </text:span><text:span text:style-name="T141">(&gt;&gt;)</text:span><text:span text:style-name="T140"> </text:span><text:span text:style-name="T161">A</text:span><text:span text:style-name="T162">&lt;CR&gt;&lt;LF&gt;</text:span><text:span text:style-name="T167"> </text:span><text:span text:style-name="T138">(3)</text:span></text:p>
          </table:table-cell>
          <table:table-cell table:number-columns-repeated="58"/>
        </table:table-row>
        <table:table-row table:style-name="ro13">
          <table:table-cell table:number-columns-repeated="3"/>
          <table:table-cell office:value-type="string" calcext:value-type="string">
            <text:p>In both terminals, disable [Show EOL]</text:p>
          </table:table-cell>
          <table:table-cell table:style-name="ce79" office:value-type="string" calcext:value-type="string">
            <text:p><text:span text:style-name="T159">(</text:span><text:span text:style-name="T198">&lt;TS&gt;</text:span><text:span text:style-name="T159">)</text:span><text:span text:style-name="T160"> </text:span><text:span text:style-name="T195">(&lt;&lt;)</text:span><text:span text:style-name="T160"> </text:span><text:span text:style-name="T178">&lt;NUL&gt;</text:span><text:span text:style-name="T160"> </text:span><text:span text:style-name="T195">(1)</text:span></text:p>
            <text:p><text:span text:style-name="T159">(</text:span><text:span text:style-name="T198">&lt;TS&gt;</text:span><text:span text:style-name="T159">)</text:span><text:span text:style-name="T160"> </text:span><text:span text:style-name="T195">(&gt;&gt;)</text:span><text:span text:style-name="T160"> </text:span><text:span text:style-name="T161">B</text:span><text:span text:style-name="T137"> </text:span><text:span text:style-name="T138">(1)</text:span></text:p>
            <text:p><text:span text:style-name="T196">(&lt;TS&gt;)</text:span><text:span text:style-name="T140"> </text:span><text:span text:style-name="T141">(&lt;&lt;)</text:span><text:span text:style-name="T140"> </text:span><text:span text:style-name="T174">A</text:span><text:span text:style-name="T137"> </text:span><text:span text:style-name="T138">(1)</text:span></text:p>
          </table:table-cell>
          <table:table-cell table:style-name="ce64" office:value-type="string" calcext:value-type="string">
            <text:p><text:span text:style-name="T159">(&lt;TS&gt;)</text:span><text:span text:style-name="T160"> </text:span><text:span text:style-name="T195">(&lt;&lt;)</text:span><text:span text:style-name="T160"> </text:span><text:span text:style-name="T174">B</text:span><text:span text:style-name="T137"> </text:span><text:span text:style-name="T138">(1)</text:span></text:p>
            <text:p><text:span text:style-name="T196">(&lt;TS&gt;)</text:span><text:span text:style-name="T140"> </text:span><text:span text:style-name="T141">(&gt;&gt;)</text:span><text:span text:style-name="T140"> </text:span><text:span text:style-name="T161">A</text:span><text:span text:style-name="T137"> </text:span><text:span text:style-name="T138">(1)</text:span></text:p>
          </table:table-cell>
          <table:table-cell table:number-columns-repeated="58"/>
        </table:table-row>
        <table:table-row table:style-name="ro1">
          <table:table-cell table:number-columns-repeated="4"/>
          <table:table-cell table:style-name="ce79"/>
          <table:table-cell table:style-name="ce64"/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Reset</text:p>
          </table:table-cell>
          <table:table-cell office:value-type="string" calcext:value-type="string">
            <text:p>[Ctrl+E]</text:p>
          </table:table-cell>
          <table:table-cell table:style-name="ce79"/>
          <table:table-cell table:style-name="ce64"/>
          <table:table-cell table:number-columns-repeated="58"/>
        </table:table-row>
        <table:table-row table:style-name="ro1">
          <table:table-cell table:number-columns-repeated="4"/>
          <table:table-cell table:style-name="ce79"/>
          <table:table-cell table:style-name="ce64"/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\0xC3\!(Delay(2000))\0x84 [Enter]</text:p>
          </table:table-cell>
          <table:table-cell table:style-name="ce79" office:value-type="string" calcext:value-type="string">
            <text:p><text:span text:style-name="T159">(</text:span><text:span text:style-name="T198">&lt;TS&gt;</text:span><text:span text:style-name="T159">)</text:span><text:span text:style-name="T160"> </text:span><text:span text:style-name="T195">(&lt;&lt;)</text:span></text:p>
          </table:table-cell>
          <table:table-cell table:style-name="ce64" office:value-type="string" calcext:value-type="string">
            <text:p><text:span text:style-name="T159">(&lt;TS&gt;)</text:span><text:span text:style-name="T160"> </text:span><text:span text:style-name="T195">(&gt;&gt;)</text:span></text:p>
          </table:table-cell>
          <table:table-cell table:number-columns-repeated="58"/>
        </table:table-row>
        <table:table-row table:style-name="ro8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B [Enter] within less than 2000 ms</text:p>
          </table:table-cell>
          <table:table-cell table:style-name="ce79" office:value-type="string" calcext:value-type="string">
            <text:p><text:span text:style-name="T159">(&lt;TS&gt;)</text:span><text:span text:style-name="T160"> </text:span><text:span text:style-name="T195">(&gt;&gt;)</text:span><text:span text:style-name="T160"> </text:span><text:span text:style-name="T161">B</text:span><text:span text:style-name="T137"> </text:span><text:span text:style-name="T138">(1)</text:span></text:p>
            <text:p><text:span text:style-name="T196">(&lt;TS&gt;)</text:span><text:span text:style-name="T140"> </text:span><text:span text:style-name="T141">(&lt;&lt;)</text:span><text:span text:style-name="T140"> </text:span><text:span text:style-name="T174">Ä</text:span><text:span text:style-name="T137"> </text:span><text:span text:style-name="T138">(1)</text:span></text:p>
            <text:p><text:span text:style-name="T157">Direction must change, i.e. match resulting show characters</text:span></text:p>
          </table:table-cell>
          <table:table-cell table:style-name="ce64" office:value-type="string" calcext:value-type="string">
            <text:p><text:span text:style-name="T159">(&lt;TS&gt;)</text:span><text:span text:style-name="T160"> </text:span><text:span text:style-name="T195">(&lt;&lt;)</text:span><text:span text:style-name="T160"> </text:span><text:span text:style-name="T174">B</text:span><text:span text:style-name="T137"> </text:span><text:span text:style-name="T138">(1)</text:span></text:p>
            <text:p><text:span text:style-name="T196">(&lt;TS&gt;)</text:span><text:span text:style-name="T140"> </text:span><text:span text:style-name="T141">(&gt;&gt;)</text:span><text:span text:style-name="T140"> </text:span><text:span text:style-name="T161">Ä</text:span><text:span text:style-name="T137"> </text:span><text:span text:style-name="T138">(1)</text:span></text:p>
            <text:p><text:span text:style-name="T157">TimeStamp of Ä must be higher than B</text:span></text:p>
          </table:table-cell>
          <table:table-cell table:number-columns-repeated="58"/>
        </table:table-row>
        <table:table-row table:style-name="ro1">
          <table:table-cell table:number-columns-repeated="4"/>
          <table:table-cell table:style-name="ce79"/>
          <table:table-cell table:style-name="ce64"/>
          <table:table-cell table:number-columns-repeated="58"/>
        </table:table-row>
        <table:table-row table:style-name="ro1">
          <table:table-cell/>
          <table:table-cell office:value-type="string" calcext:value-type="string">
            <text:p>No DirLineBreak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In receiving terminal, show unidir Tx/Rx panels</text:p>
          </table:table-cell>
          <table:table-cell office:value-type="string" calcext:value-type="string">
            <text:p>As expected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2">
          <table:table-cell table:number-columns-repeated="3"/>
          <table:table-cell office:value-type="string" calcext:value-type="string">
            <text:p>In receiving terminal, disable [Settings... &gt; Advanced &gt; ...when direction changes]</text:p>
            <text:p>Confirm</text:p>
          </table:table-cell>
          <table:table-cell table:style-name="ce79" office:value-type="string" calcext:value-type="string">
            <text:p><text:span text:style-name="T159">(&lt;TS&gt;)</text:span><text:span text:style-name="T160"> </text:span><text:span text:style-name="T195">(&gt;&gt;)</text:span><text:span text:style-name="T160"> </text:span><text:span text:style-name="T161">B</text:span><text:span text:style-name="T137"> </text:span><text:span text:style-name="T138">(1)</text:span></text:p>
            <text:p><text:span text:style-name="T196">(&lt;TS&gt;)</text:span><text:span text:style-name="T140"> </text:span><text:span text:style-name="T141">(&lt;&lt;)</text:span><text:span text:style-name="T140"> </text:span><text:span text:style-name="T174">Ä</text:span><text:span text:style-name="T137"> </text:span><text:span text:style-name="T138">(1)</text:span></text:p>
          </table:table-cell>
          <table:table-cell table:style-name="ce64" office:value-type="string" calcext:value-type="string">
            <text:p><text:span text:style-name="T159">(&lt;TS&gt;)</text:span><text:span text:style-name="T160"> </text:span><text:span text:style-name="T195">(&lt;&lt;)</text:span><text:span text:style-name="T160"> </text:span><text:span text:style-name="T174">B</text:span><text:span text:style-name="T137"> </text:span><text:span text:style-name="T138">(1)</text:span></text:p>
            <text:p><text:span text:style-name="T196">(&lt;TS&gt;)</text:span><text:span text:style-name="T140"> </text:span><text:span text:style-name="T141">(&gt;&gt;)</text:span><text:span text:style-name="T140"> </text:span><text:span text:style-name="T161">Ä</text:span><text:span text:style-name="T137"> </text:span><text:span text:style-name="T138">(1)</text:span>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Reset</text:p>
          </table:table-cell>
          <table:table-cell office:value-type="string" calcext:value-type="string">
            <text:p>[Ctrl+E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A [Ctrl+Enter]</text:p>
          </table:table-cell>
          <table:table-cell table:style-name="ce78" office:value-type="string" calcext:value-type="string">
            <text:p><text:span text:style-name="T147">(&lt;TS&gt;)</text:span><text:span text:style-name="T148"> </text:span><text:span text:style-name="T173">(&lt;&lt;)</text:span><text:span text:style-name="T148"> </text:span><text:span text:style-name="T177">A</text:span></text:p>
          </table:table-cell>
          <table:table-cell table:style-name="ce51" office:value-type="string" calcext:value-type="string">
            <text:p><text:span text:style-name="T147">(&lt;TS&gt;</text:span><text:span text:style-name="T180">)</text:span><text:span text:style-name="T186"> </text:span><text:span text:style-name="T187">(&gt;&gt;)</text:span><text:span text:style-name="T188"> </text:span><text:span text:style-name="T190">A</text:span></text:p>
          </table:table-cell>
          <table:table-cell table:number-columns-repeated="58"/>
        </table:table-row>
        <table:table-row table:style-name="ro11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B [Ctrl+Enter] at least 500 ms later (glue time-out)</text:p>
          </table:table-cell>
          <table:table-cell table:style-name="ce79" office:value-type="string" calcext:value-type="string">
            <text:p><text:span text:style-name="T147">(&lt;TS&gt;)</text:span><text:span text:style-name="T148"> </text:span><text:span text:style-name="T173">(&lt;&lt;)</text:span><text:span text:style-name="T148"> </text:span><text:span text:style-name="T177">A</text:span><text:span text:style-name="T193"> </text:span><text:span text:style-name="T194">(1)</text:span></text:p>
            <text:p><text:span text:style-name="T147">(&lt;TS&gt;</text:span><text:span text:style-name="T180">)</text:span><text:span text:style-name="T181"> </text:span><text:span text:style-name="T182">(&gt;&gt;)</text:span><text:span text:style-name="T184"> </text:span><text:span text:style-name="T200">B</text:span></text:p>
          </table:table-cell>
          <table:table-cell table:style-name="ce64" office:value-type="string" calcext:value-type="string">
            <text:p><text:span text:style-name="T147">(&lt;TS&gt;</text:span><text:span text:style-name="T180">)</text:span><text:span text:style-name="T186"> </text:span><text:span text:style-name="T187">(&lt;&gt;)</text:span><text:span text:style-name="T188"> </text:span><text:span text:style-name="T190">A</text:span><text:span text:style-name="T216">B</text:span></text:p>
            <text:p><text:span text:style-name="T157">Direction must be replaced !!</text:span></text:p>
          </table:table-cell>
          <table:table-cell table:number-columns-repeated="58"/>
        </table:table-row>
        <table:table-row table:style-name="ro13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A [Ctrl+Enter] at least 500 ms later (glue time-out)</text:p>
          </table:table-cell>
          <table:table-cell table:style-name="ce79" office:value-type="string" calcext:value-type="string">
            <text:p><text:span text:style-name="T147">(&lt;TS&gt;)</text:span><text:span text:style-name="T148"> </text:span><text:span text:style-name="T173">(&lt;&lt;)</text:span><text:span text:style-name="T148"> </text:span><text:span text:style-name="T177">A</text:span><text:span text:style-name="T193"> </text:span><text:span text:style-name="T194">(1)</text:span></text:p>
            <text:p><text:span text:style-name="T147">(&lt;TS&gt;</text:span><text:span text:style-name="T180">)</text:span><text:span text:style-name="T181"> </text:span><text:span text:style-name="T182">(&gt;&gt;)</text:span><text:span text:style-name="T184"> </text:span><text:span text:style-name="T200">B</text:span><text:span text:style-name="T191"> </text:span><text:span text:style-name="T192">(1)</text:span></text:p>
            <text:p><text:span text:style-name="T147">(&lt;TS&gt;)</text:span><text:span text:style-name="T148"> </text:span><text:span text:style-name="T173">(&lt;&lt;)</text:span><text:span text:style-name="T148"> </text:span><text:span text:style-name="T177">A</text:span></text:p>
          </table:table-cell>
          <table:table-cell table:style-name="ce64" office:value-type="string" calcext:value-type="string">
            <text:p><text:span text:style-name="T147">(&lt;TS&gt;</text:span><text:span text:style-name="T180">)</text:span><text:span text:style-name="T186"> </text:span><text:span text:style-name="T187">(&lt;&gt;)</text:span><text:span text:style-name="T188"> </text:span><text:span text:style-name="T190">A</text:span><text:span text:style-name="T216">B</text:span><text:span text:style-name="T217">A</text:span></text:p>
          </table:table-cell>
          <table:table-cell table:number-columns-repeated="58"/>
        </table:table-row>
        <table:table-row table:style-name="ro17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B [Enter] at least 500 ms later (glue time-out)</text:p>
          </table:table-cell>
          <table:table-cell table:style-name="ce79" office:value-type="string" calcext:value-type="string">
            <text:p><text:span text:style-name="T147">(&lt;TS&gt;)</text:span><text:span text:style-name="T148"> </text:span><text:span text:style-name="T173">(&lt;&lt;)</text:span><text:span text:style-name="T148"> </text:span><text:span text:style-name="T177">A</text:span><text:span text:style-name="T193"> </text:span><text:span text:style-name="T194">(1)</text:span></text:p>
            <text:p><text:span text:style-name="T147">(&lt;TS&gt;</text:span><text:span text:style-name="T180">)</text:span><text:span text:style-name="T181"> </text:span><text:span text:style-name="T182">(&gt;&gt;)</text:span><text:span text:style-name="T184"> </text:span><text:span text:style-name="T200">B</text:span><text:span text:style-name="T191"> </text:span><text:span text:style-name="T192">(1)</text:span></text:p>
            <text:p><text:span text:style-name="T147">(&lt;TS&gt;)</text:span><text:span text:style-name="T148"> </text:span><text:span text:style-name="T173">(&lt;&lt;)</text:span><text:span text:style-name="T148"> </text:span><text:span text:style-name="T177">A</text:span><text:span text:style-name="T193"> </text:span><text:span text:style-name="T194">(1)</text:span></text:p>
            <text:p><text:span text:style-name="T147">(&lt;TS&gt;</text:span><text:span text:style-name="T180">)</text:span><text:span text:style-name="T181"> </text:span><text:span text:style-name="T182">(&gt;&gt;)</text:span><text:span text:style-name="T184"> </text:span><text:span text:style-name="T200">B</text:span><text:span text:style-name="T191"> </text:span><text:span text:style-name="T192">(1)</text:span></text:p>
          </table:table-cell>
          <table:table-cell table:style-name="ce64" office:value-type="string" calcext:value-type="string">
            <text:p><text:span text:style-name="T147">(&lt;TS&gt;</text:span><text:span text:style-name="T180">)</text:span><text:span text:style-name="T186"> </text:span><text:span text:style-name="T187">(&lt;&gt;)</text:span><text:span text:style-name="T188"> </text:span><text:span text:style-name="T190">A</text:span><text:span text:style-name="T216">B</text:span><text:span text:style-name="T217">A</text:span><text:span text:style-name="T216">B</text:span><text:span text:style-name="T193"> </text:span><text:span text:style-name="T194">(4)</text:span></text:p>
          </table:table-cell>
          <table:table-cell table:number-columns-repeated="58"/>
        </table:table-row>
        <table:table-row table:style-name="ro22">
          <table:table-cell table:number-columns-repeated="5"/>
          <table:table-cell office:value-type="string" calcext:value-type="string">
            <text:p>Unidir Tx/Rx panels must show...</text:p>
            <text:p><text:span text:style-name="T147">(&lt;TS&gt;</text:span><text:span text:style-name="T180">)</text:span><text:span text:style-name="T186"> </text:span><text:span text:style-name="T187">(&lt;&lt;)</text:span><text:span text:style-name="T188"> </text:span><text:span text:style-name="T218">BB</text:span><text:span text:style-name="T193"> </text:span><text:span text:style-name="T194">(2)</text:span></text:p>
            <text:p>...and:</text:p>
            <text:p><text:span text:style-name="T147">(&lt;TS&gt;</text:span><text:span text:style-name="T180">)</text:span><text:span text:style-name="T186"> </text:span><text:span text:style-name="T187">(&gt;&gt;)</text:span><text:span text:style-name="T188"> </text:span><text:span text:style-name="T190">AA</text:span></text:p>
            <text:p><text:span text:style-name="T157">Rx has not received EOL yet !!</text:span>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Close workspace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Loopback</text:p>
          </table:table-cell>
          <table:table-cell office:value-type="string" calcext:value-type="string">
            <text:p>Create and start a terminal on serial COM loopback port at 115200 baud.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<text:span text:style-name="T134">Disable [Settings... &gt; Advanced &gt; ...when direction changes]</text:span></text:p>
            <text:p><text:span text:style-name="T134">Disable [Settings... &gt; Advanced &gt; Reduce line breaks...]</text:span></text:p>
          </table:table-cell>
          <table:table-cell table:number-columns-repeated="60"/>
        </table:table-row>
        <table:table-row table:style-name="ro3">
          <table:table-cell table:number-columns-repeated="3"/>
          <table:table-cell office:value-type="string" calcext:value-type="string">
            <text:p>Enable [Show Direction]</text:p>
            <text:p>Enable [Show EOL]</text:p>
            <text:p><text:span text:style-name="T134">Enable [Show Count/Rate]</text:span></text:p>
          </table:table-cell>
          <table:table-cell table:number-columns-repeated="60"/>
        </table:table-row>
        <table:table-row table:style-name="ro6">
          <table:table-cell table:number-columns-repeated="3"/>
          <table:table-cell office:value-type="string" calcext:value-type="string">
            <text:p>Send:</text:p>
            <text:p>ABCDEFGHIJKLMNOPQRSTUVWXYZ\!(LineRepeat(100))</text:p>
          </table:table-cell>
          <table:table-cell office:value-type="string" calcext:value-type="string">
            <text:p>2800 bytes / 100 lines sent</text:p>
            <text:p>2800 bytes / 100 lines received</text:p>
            <text:p><text:span text:style-name="T134">Bidir lines are indicated by </text:span><text:span text:style-name="T201">(&lt;&gt;)</text:span></text:p>
            <text:p>No duplicated or missing parts, i.e. always A-Z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Close workspace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3">
          <table:table-cell/>
          <table:table-cell office:value-type="string" calcext:value-type="string">
            <text:p>Binary Terminal</text:p>
          </table:table-cell>
          <table:table-cell office:value-type="string" calcext:value-type="string">
            <text:p>Initialization</text:p>
          </table:table-cell>
          <table:table-cell office:value-type="string" calcext:value-type="string">
            <text:p>Create and start 2 <text:span text:style-name="T14">binary</text:span> AutoSockets interconnected to each other:</text:p>
            <text:p><text:span text:style-name="T134">  A: Defaults + Show (Time Stamp + Direction + Length) + Show Count/Rate</text:span></text:p>
            <text:p><text:span text:style-name="T134">  B: Hide 0x00 + Show (Time Stamp + Direction + Length) + Show Count/Rate</text:span>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In sending terminal, link to [YAT - Test - YAT.Domain.Terminal.yacp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2">
          <table:table-cell/>
          <table:table-cell office:value-type="string" calcext:value-type="string">
            <text:p>Chunk line break</text:p>
          </table:table-cell>
          <table:table-cell office:value-type="string" calcext:value-type="string">
            <text:p>Line break</text:p>
          </table:table-cell>
          <table:table-cell office:value-type="string" calcext:value-type="string">
            <text:p>In sending terminal, send:</text:p>
            <text:p>ABCDEF</text:p>
          </table:table-cell>
          <table:table-cell table:style-name="ce64" office:value-type="string" calcext:value-type="string">
            <text:p><text:span text:style-name="T202">(&lt;TS&gt;</text:span><text:span text:style-name="T203">)</text:span><text:span text:style-name="T204"> </text:span><text:span text:style-name="T205">(&lt;&lt;)</text:span><text:span text:style-name="T204"> </text:span><text:span text:style-name="T206">41h</text:span><text:span text:style-name="T154"> </text:span><text:span text:style-name="T206">42h</text:span><text:span text:style-name="T154"> </text:span><text:span text:style-name="T206">43h</text:span><text:span text:style-name="T154"> </text:span><text:span text:style-name="T206">44h</text:span><text:span text:style-name="T154"> </text:span><text:span text:style-name="T206">45h</text:span><text:span text:style-name="T154"> </text:span><text:span text:style-name="T206">46h</text:span><text:span text:style-name="T154"> </text:span><text:span text:style-name="T170">(6)</text:span></text:p>
          </table:table-cell>
          <table:table-cell table:style-name="ce64" office:value-type="string" calcext:value-type="string">
            <text:p><text:span text:style-name="T203">(&lt;TS&gt;)</text:span><text:span text:style-name="T204"> </text:span><text:span text:style-name="T205">(&gt;&gt;)</text:span><text:span text:style-name="T204"> </text:span><text:span text:style-name="T153">41h</text:span><text:span text:style-name="T154"> </text:span><text:span text:style-name="T153">42h</text:span><text:span text:style-name="T154"> </text:span><text:span text:style-name="T153">43h</text:span><text:span text:style-name="T154"> </text:span><text:span text:style-name="T153">44h</text:span><text:span text:style-name="T154"> </text:span><text:span text:style-name="T153">45h</text:span><text:span text:style-name="T154"> </text:span><text:span text:style-name="T153">46h</text:span><text:span text:style-name="T154"> </text:span><text:span text:style-name="T170">(6)</text:span></text:p>
          </table:table-cell>
          <table:table-cell table:number-columns-repeated="58"/>
        </table:table-row>
        <table:table-row table:style-name="ro10">
          <table:table-cell table:number-columns-repeated="3"/>
          <table:table-cell office:value-type="string" calcext:value-type="string">
            <text:p>In sending terminal, send:</text:p>
            <text:p>&lt;8 lines...&gt; [A] [AB] ...</text:p>
          </table:table-cell>
          <table:table-cell table:style-name="ce64" office:value-type="string" calcext:value-type="string">
            <text:p><text:span text:style-name="T147">(&lt;TS&gt;)</text:span><text:span text:style-name="T148"> </text:span><text:span text:style-name="T173">(&lt;&lt;)</text:span><text:span text:style-name="T148"> </text:span><text:span text:style-name="T177">41h</text:span><text:span text:style-name="T175"> </text:span><text:span text:style-name="T177">42h</text:span><text:span text:style-name="T175"> </text:span><text:span text:style-name="T177">43h</text:span><text:span text:style-name="T175"> </text:span><text:span text:style-name="T177">44h</text:span><text:span text:style-name="T175"> </text:span><text:span text:style-name="T177">45h</text:span><text:span text:style-name="T175"> </text:span><text:span text:style-name="T177">46h</text:span><text:span text:style-name="T175"> </text:span><text:span text:style-name="T176">(6)</text:span></text:p>
            <text:p><text:span text:style-name="T151">(&lt;TS&gt;)</text:span><text:span text:style-name="T152"> </text:span><text:span text:style-name="T183">(&lt;&lt;)</text:span><text:span text:style-name="T152"> </text:span><text:span text:style-name="T206">41h</text:span><text:span text:style-name="T154"> </text:span><text:span text:style-name="T170">(1)</text:span></text:p>
            <text:p><text:span text:style-name="T202">(&lt;TS&gt;</text:span><text:span text:style-name="T203">)</text:span><text:span text:style-name="T204"> </text:span><text:span text:style-name="T205">(&lt;&lt;)</text:span><text:span text:style-name="T204"> </text:span><text:span text:style-name="T206">41h</text:span><text:span text:style-name="T154"> </text:span><text:span text:style-name="T206">42h</text:span><text:span text:style-name="T154"> </text:span><text:span text:style-name="T206">41h</text:span><text:span text:style-name="T154"> </text:span><text:span text:style-name="T206">42h</text:span><text:span text:style-name="T154"> </text:span><text:span text:style-name="T206">43h</text:span><text:span text:style-name="T154"> ... </text:span><text:span text:style-name="T170">(35)</text:span></text:p>
            <text:p><text:span text:style-name="T157">Or different, depending on chunking.</text:span></text:p>
          </table:table-cell>
          <table:table-cell table:style-name="ce64" office:value-type="string" calcext:value-type="string">
            <text:p><text:span text:style-name="T147">(&lt;TS&gt;)</text:span><text:span text:style-name="T148"> </text:span><text:span text:style-name="T173">(&gt;&gt;)</text:span><text:span text:style-name="T148"> </text:span><text:span text:style-name="T149">41h</text:span><text:span text:style-name="T175"> </text:span><text:span text:style-name="T149">42h</text:span><text:span text:style-name="T175"> </text:span><text:span text:style-name="T149">43h</text:span><text:span text:style-name="T175"> </text:span><text:span text:style-name="T149">44h</text:span><text:span text:style-name="T175"> </text:span><text:span text:style-name="T149">45h</text:span><text:span text:style-name="T175"> </text:span><text:span text:style-name="T149">46h</text:span><text:span text:style-name="T175"> </text:span><text:span text:style-name="T176">(6)</text:span></text:p>
            <text:p><text:span text:style-name="T151">(&lt;TS&gt;)</text:span><text:span text:style-name="T152"> </text:span><text:span text:style-name="T183">(&gt;&gt;)</text:span><text:span text:style-name="T152"> </text:span><text:span text:style-name="T153">41h</text:span><text:span text:style-name="T154"> </text:span><text:span text:style-name="T170">(1)</text:span></text:p>
            <text:p><text:span text:style-name="T203">(&lt;TS&gt;)</text:span><text:span text:style-name="T204"> </text:span><text:span text:style-name="T205">(&gt;&gt;)</text:span><text:span text:style-name="T204"> </text:span><text:span text:style-name="T153">41h</text:span><text:span text:style-name="T154"> </text:span><text:span text:style-name="T153">42h</text:span><text:span text:style-name="T154"> </text:span><text:span text:style-name="T153">41h</text:span><text:span text:style-name="T154"> </text:span><text:span text:style-name="T153">42h</text:span><text:span text:style-name="T154"> </text:span><text:span text:style-name="T153">43h</text:span><text:span text:style-name="T154"> ... </text:span><text:span text:style-name="T170">(35)</text:span></text:p>
            <text:p><text:span text:style-name="T157">Or different, depending on chunking.</text:span>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23">
          <table:table-cell/>
          <table:table-cell office:value-type="string" calcext:value-type="string">
            <text:p>Length line break</text:p>
          </table:table-cell>
          <table:table-cell/>
          <table:table-cell office:value-type="string" calcext:value-type="string">
            <text:p>In receiving terminal, enable [Settings... &gt; Text... &gt; Break lines after 4 lines]</text:p>
          </table:table-cell>
          <table:table-cell/>
          <table:table-cell table:style-name="ce51" office:value-type="string" calcext:value-type="string">
            <text:p><text:span text:style-name="T159">(&lt;TS&gt;)</text:span><text:span text:style-name="T160"> </text:span><text:span text:style-name="T195">(&gt;&gt;)</text:span><text:span text:style-name="T160"> </text:span><text:span text:style-name="T161">41h</text:span><text:span text:style-name="T137"> </text:span><text:span text:style-name="T161">42h</text:span><text:span text:style-name="T137"> </text:span><text:span text:style-name="T161">43h</text:span><text:span text:style-name="T137"> </text:span><text:span text:style-name="T161">44h</text:span><text:span text:style-name="T137"> </text:span><text:span text:style-name="T138">(4)</text:span></text:p>
            <text:p><text:span text:style-name="T163">(</text:span><text:span text:style-name="T196">&lt;TS&gt;)</text:span><text:span text:style-name="T140"> </text:span><text:span text:style-name="T141">(&gt;&gt;)</text:span><text:span text:style-name="T140"> </text:span><text:span text:style-name="T161">45h</text:span><text:span text:style-name="T137"> </text:span><text:span text:style-name="T161">46h</text:span><text:span text:style-name="T137"> </text:span><text:span text:style-name="T138">(2)</text:span></text:p>
            <text:p><text:span text:style-name="T163">(</text:span><text:span text:style-name="T196">&lt;TS&gt;)</text:span><text:span text:style-name="T140"> </text:span><text:span text:style-name="T141">(&gt;&gt;)</text:span><text:span text:style-name="T140"> </text:span><text:span text:style-name="T161">41h</text:span><text:span text:style-name="T137"> </text:span><text:span text:style-name="T138">(1)</text:span></text:p>
            <text:p><text:span text:style-name="T163">(</text:span><text:span text:style-name="T196">&lt;TS&gt;)</text:span><text:span text:style-name="T140"> </text:span><text:span text:style-name="T141">(&gt;&gt;)</text:span><text:span text:style-name="T140"> </text:span><text:span text:style-name="T161">41h</text:span><text:span text:style-name="T137"> </text:span><text:span text:style-name="T161">42h</text:span><text:span text:style-name="T137"> </text:span><text:span text:style-name="T161">41h</text:span><text:span text:style-name="T137"> </text:span><text:span text:style-name="T161">42h</text:span><text:span text:style-name="T137"> </text:span><text:span text:style-name="T138">(4)</text:span></text:p>
            <text:p><text:span text:style-name="T163">(</text:span><text:span text:style-name="T196">&lt;TS&gt;)</text:span><text:span text:style-name="T140"> </text:span><text:span text:style-name="T141">(&gt;&gt;)</text:span><text:span text:style-name="T140"> </text:span><text:span text:style-name="T161">43h</text:span><text:span text:style-name="T137"> </text:span><text:span text:style-name="T161">41h</text:span><text:span text:style-name="T137"> </text:span><text:span text:style-name="T161">42h</text:span><text:span text:style-name="T137"> </text:span><text:span text:style-name="T161">43h</text:span><text:span text:style-name="T137"> </text:span><text:span text:style-name="T138">(4)</text:span></text:p>
            <text:p><text:span text:style-name="T163">(</text:span><text:span text:style-name="T196">&lt;TS&gt;)</text:span><text:span text:style-name="T140"> </text:span><text:span text:style-name="T141">(&gt;&gt;)</text:span><text:span text:style-name="T140"> </text:span><text:span text:style-name="T161">44h</text:span><text:span text:style-name="T137"> </text:span><text:span text:style-name="T161">41h</text:span><text:span text:style-name="T137"> </text:span><text:span text:style-name="T161">42h</text:span><text:span text:style-name="T137"> </text:span><text:span text:style-name="T161">43h</text:span><text:span text:style-name="T137"> </text:span><text:span text:style-name="T138">(4)</text:span></text:p>
            <text:p><text:span text:style-name="T163">(</text:span><text:span text:style-name="T196">&lt;TS&gt;)</text:span><text:span text:style-name="T140"> </text:span><text:span text:style-name="T141">(&gt;&gt;)</text:span><text:span text:style-name="T140"> </text:span><text:span text:style-name="T161">44h</text:span><text:span text:style-name="T137"> </text:span><text:span text:style-name="T161">45h</text:span><text:span text:style-name="T137"> </text:span><text:span text:style-name="T161">41h</text:span><text:span text:style-name="T137"> </text:span><text:span text:style-name="T161">42h</text:span><text:span text:style-name="T137"> </text:span><text:span text:style-name="T138">(4)</text:span></text:p>
            <text:p><text:span text:style-name="T163">(</text:span><text:span text:style-name="T196">&lt;TS&gt;)</text:span><text:span text:style-name="T140"> </text:span><text:span text:style-name="T141">(&gt;&gt;)</text:span><text:span text:style-name="T140"> </text:span><text:span text:style-name="T161">43h</text:span><text:span text:style-name="T137"> </text:span><text:span text:style-name="T161">44h</text:span><text:span text:style-name="T137"> </text:span><text:span text:style-name="T161">45h</text:span><text:span text:style-name="T137"> </text:span><text:span text:style-name="T161">46h</text:span><text:span text:style-name="T137"> </text:span><text:span text:style-name="T138">(4)</text:span></text:p>
            <text:p><text:span text:style-name="T163">(</text:span><text:span text:style-name="T196">&lt;TS&gt;)</text:span><text:span text:style-name="T140"> </text:span><text:span text:style-name="T141">(&gt;&gt;)</text:span><text:span text:style-name="T140"> </text:span><text:span text:style-name="T161">41h</text:span><text:span text:style-name="T137"> </text:span><text:span text:style-name="T161">42h</text:span><text:span text:style-name="T137"> </text:span><text:span text:style-name="T161">43h</text:span><text:span text:style-name="T137"> </text:span><text:span text:style-name="T161">44h</text:span><text:span text:style-name="T137"> </text:span><text:span text:style-name="T138">(4)</text:span></text:p>
            <text:p><text:span text:style-name="T163">(</text:span><text:span text:style-name="T196">&lt;TS&gt;)</text:span><text:span text:style-name="T140"> </text:span><text:span text:style-name="T141">(&gt;&gt;)</text:span><text:span text:style-name="T140"> </text:span><text:span text:style-name="T161">45h</text:span><text:span text:style-name="T137"> </text:span><text:span text:style-name="T161">46h</text:span><text:span text:style-name="T137"> </text:span><text:span text:style-name="T161">47h</text:span><text:span text:style-name="T137"> </text:span><text:span text:style-name="T161">41h</text:span><text:span text:style-name="T137"> </text:span><text:span text:style-name="T138">(4)</text:span></text:p>
            <text:p><text:span text:style-name="T163">(</text:span><text:span text:style-name="T196">&lt;TS&gt;)</text:span><text:span text:style-name="T140"> </text:span><text:span text:style-name="T141">(&gt;&gt;)</text:span><text:span text:style-name="T140"> </text:span><text:span text:style-name="T161">42h</text:span><text:span text:style-name="T137"> </text:span><text:span text:style-name="T161">43h</text:span><text:span text:style-name="T137"> </text:span><text:span text:style-name="T161">44h</text:span><text:span text:style-name="T137"> </text:span><text:span text:style-name="T161">45h</text:span><text:span text:style-name="T137"> </text:span><text:span text:style-name="T138">(4)</text:span></text:p>
            <text:p><text:span text:style-name="T163">(</text:span><text:span text:style-name="T196">&lt;TS&gt;)</text:span><text:span text:style-name="T140"> </text:span><text:span text:style-name="T141">(&gt;&gt;)</text:span><text:span text:style-name="T140"> </text:span><text:span text:style-name="T161">46h</text:span><text:span text:style-name="T137"> </text:span><text:span text:style-name="T161">47h</text:span><text:span text:style-name="T137"> </text:span><text:span text:style-name="T161">48h</text:span><text:span text:style-name="T137"> </text:span><text:span text:style-name="T138">(3)</text:span></text:p>
            <text:p><text:span text:style-name="T157">Chunk and lenght line break are active now.</text:span></text:p>
          </table:table-cell>
          <table:table-cell table:number-columns-repeated="58"/>
        </table:table-row>
        <table:table-row table:style-name="ro24">
          <table:table-cell table:number-columns-repeated="3"/>
          <table:table-cell office:value-type="string" calcext:value-type="string">
            <text:p>In receiving terminal, disable [Settings... &gt; Text... &gt; Break lines on every chunk]</text:p>
          </table:table-cell>
          <table:table-cell/>
          <table:table-cell table:style-name="ce51" office:value-type="string" calcext:value-type="string">
            <text:p><text:span text:style-name="T163">(</text:span><text:span text:style-name="T196">&lt;TS&gt;</text:span><text:span text:style-name="T159">)</text:span><text:span text:style-name="T160"> </text:span><text:span text:style-name="T195">(&gt;&gt;)</text:span><text:span text:style-name="T160"> </text:span><text:span text:style-name="T161">41h</text:span><text:span text:style-name="T137"> </text:span><text:span text:style-name="T161">42h</text:span><text:span text:style-name="T137"> </text:span><text:span text:style-name="T161">43h</text:span><text:span text:style-name="T137"> </text:span><text:span text:style-name="T161">44h</text:span><text:span text:style-name="T137"> </text:span><text:span text:style-name="T138">(4)</text:span></text:p>
            <text:p><text:span text:style-name="T163">(</text:span><text:span text:style-name="T196">&lt;TS&gt;)</text:span><text:span text:style-name="T140"> </text:span><text:span text:style-name="T141">(&gt;&gt;)</text:span><text:span text:style-name="T140"> </text:span><text:span text:style-name="T161">45h</text:span><text:span text:style-name="T137"> </text:span><text:span text:style-name="T161">46h</text:span><text:span text:style-name="T137"> </text:span><text:span text:style-name="T161">41h</text:span><text:span text:style-name="T137"> </text:span><text:span text:style-name="T161">41h</text:span><text:span text:style-name="T137"> </text:span><text:span text:style-name="T138">(4)</text:span></text:p>
            <text:p><text:span text:style-name="T163">(</text:span><text:span text:style-name="T196">&lt;TS&gt;)</text:span><text:span text:style-name="T140"> </text:span><text:span text:style-name="T141">(&gt;&gt;)</text:span><text:span text:style-name="T140"> </text:span><text:span text:style-name="T161">42h</text:span><text:span text:style-name="T137"> </text:span><text:span text:style-name="T161">41h</text:span><text:span text:style-name="T137"> </text:span><text:span text:style-name="T161">42h</text:span><text:span text:style-name="T137"> </text:span><text:span text:style-name="T161">43h</text:span><text:span text:style-name="T137"> </text:span><text:span text:style-name="T138">(4)</text:span></text:p>
            <text:p><text:span text:style-name="T163">(</text:span><text:span text:style-name="T196">&lt;TS&gt;)</text:span><text:span text:style-name="T140"> </text:span><text:span text:style-name="T141">(&gt;&gt;)</text:span><text:span text:style-name="T140"> </text:span><text:span text:style-name="T161">41h</text:span><text:span text:style-name="T137"> </text:span><text:span text:style-name="T161">42h</text:span><text:span text:style-name="T137"> </text:span><text:span text:style-name="T161">43h</text:span><text:span text:style-name="T137"> </text:span><text:span text:style-name="T161">44h</text:span><text:span text:style-name="T137"> </text:span><text:span text:style-name="T138">(4)</text:span></text:p>
            <text:p><text:span text:style-name="T163">(</text:span><text:span text:style-name="T196">&lt;TS&gt;)</text:span><text:span text:style-name="T140"> </text:span><text:span text:style-name="T141">(&gt;&gt;)</text:span><text:span text:style-name="T140"> </text:span><text:span text:style-name="T161">41h</text:span><text:span text:style-name="T137"> </text:span><text:span text:style-name="T161">42h</text:span><text:span text:style-name="T137"> </text:span><text:span text:style-name="T161">43h</text:span><text:span text:style-name="T137"> </text:span><text:span text:style-name="T161">44h</text:span><text:span text:style-name="T137"> </text:span><text:span text:style-name="T138">(4)</text:span></text:p>
            <text:p><text:span text:style-name="T163">(</text:span><text:span text:style-name="T196">&lt;TS&gt;)</text:span><text:span text:style-name="T140"> </text:span><text:span text:style-name="T141">(&gt;&gt;)</text:span><text:span text:style-name="T140"> </text:span><text:span text:style-name="T161">45h</text:span><text:span text:style-name="T137"> </text:span><text:span text:style-name="T161">41h</text:span><text:span text:style-name="T137"> </text:span><text:span text:style-name="T161">42h</text:span><text:span text:style-name="T137"> </text:span><text:span text:style-name="T161">43h</text:span><text:span text:style-name="T137"> </text:span><text:span text:style-name="T138">(4)</text:span></text:p>
            <text:p><text:span text:style-name="T163">(</text:span><text:span text:style-name="T196">&lt;TS&gt;)</text:span><text:span text:style-name="T140"> </text:span><text:span text:style-name="T141">(&gt;&gt;)</text:span><text:span text:style-name="T140"> </text:span><text:span text:style-name="T161">44h</text:span><text:span text:style-name="T137"> </text:span><text:span text:style-name="T161">45h</text:span><text:span text:style-name="T137"> </text:span><text:span text:style-name="T161">46h</text:span><text:span text:style-name="T137"> </text:span><text:span text:style-name="T161">41h</text:span><text:span text:style-name="T137"> </text:span><text:span text:style-name="T138">(4)</text:span></text:p>
            <text:p><text:span text:style-name="T163">(</text:span><text:span text:style-name="T196">&lt;TS&gt;)</text:span><text:span text:style-name="T140"> </text:span><text:span text:style-name="T141">(&gt;&gt;)</text:span><text:span text:style-name="T140"> </text:span><text:span text:style-name="T161">42h</text:span><text:span text:style-name="T137"> </text:span><text:span text:style-name="T161">43h</text:span><text:span text:style-name="T137"> </text:span><text:span text:style-name="T161">44h</text:span><text:span text:style-name="T137"> </text:span><text:span text:style-name="T161">45h</text:span><text:span text:style-name="T137"> </text:span><text:span text:style-name="T138">(4)</text:span></text:p>
            <text:p><text:span text:style-name="T163">(</text:span><text:span text:style-name="T196">&lt;TS&gt;)</text:span><text:span text:style-name="T140"> </text:span><text:span text:style-name="T141">(&gt;&gt;)</text:span><text:span text:style-name="T140"> </text:span><text:span text:style-name="T161">46h</text:span><text:span text:style-name="T137"> </text:span><text:span text:style-name="T161">47h</text:span><text:span text:style-name="T137"> </text:span><text:span text:style-name="T161">41h</text:span><text:span text:style-name="T137"> </text:span><text:span text:style-name="T161">42h</text:span><text:span text:style-name="T137"> </text:span><text:span text:style-name="T138">(4)</text:span></text:p>
            <text:p><text:span text:style-name="T163">(</text:span><text:span text:style-name="T196">&lt;TS&gt;)</text:span><text:span text:style-name="T140"> </text:span><text:span text:style-name="T141">(&gt;&gt;)</text:span><text:span text:style-name="T140"> </text:span><text:span text:style-name="T161">43h</text:span><text:span text:style-name="T137"> </text:span><text:span text:style-name="T161">44h</text:span><text:span text:style-name="T137"> </text:span><text:span text:style-name="T161">45h</text:span><text:span text:style-name="T137"> </text:span><text:span text:style-name="T161">46h</text:span><text:span text:style-name="T137"> </text:span><text:span text:style-name="T138">(4)</text:span></text:p>
            <text:p><text:span text:style-name="T196">(&lt;TS&gt;)</text:span><text:span text:style-name="T140"> </text:span><text:span text:style-name="T141">(&gt;&gt;)</text:span><text:span text:style-name="T140"> </text:span><text:span text:style-name="T161">47h</text:span><text:span text:style-name="T137"> </text:span><text:span text:style-name="T161">48h</text:span></text:p>
          </table:table-cell>
          <table:table-cell table:number-columns-repeated="58"/>
        </table:table-row>
        <table:table-row table:style-name="ro1">
          <table:table-cell table:number-columns-repeated="5"/>
          <table:table-cell table:style-name="ce51"/>
          <table:table-cell table:number-columns-repeated="58"/>
        </table:table-row>
        <table:table-row table:style-name="ro3">
          <table:table-cell/>
          <table:table-cell office:value-type="string" calcext:value-type="string">
            <text:p>Timed line break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<text:span text:style-name="T134">In receiving terminal, disable [Settings... &gt; Text... &gt; Break lines after 4 lines]</text:span></text:p>
            <text:p><text:span text:style-name="T134">In receiving terminal, enable [Settings... &gt; Text... &gt; Break lines after time-out of]</text:span></text:p>
            <text:p>Confirm</text:p>
          </table:table-cell>
          <table:table-cell/>
          <table:table-cell table:style-name="ce64" office:value-type="string" calcext:value-type="string">
            <text:p><text:span text:style-name="T147">(&lt;TS&gt;)</text:span><text:span text:style-name="T148"> </text:span><text:span text:style-name="T173">(&gt;&gt;)</text:span><text:span text:style-name="T148"> </text:span><text:span text:style-name="T149">41h</text:span><text:span text:style-name="T175"> </text:span><text:span text:style-name="T149">42h</text:span><text:span text:style-name="T175"> </text:span><text:span text:style-name="T149">43h</text:span><text:span text:style-name="T175"> </text:span><text:span text:style-name="T149">44h</text:span><text:span text:style-name="T175"> </text:span><text:span text:style-name="T149">45h</text:span><text:span text:style-name="T175"> </text:span><text:span text:style-name="T149">46h</text:span><text:span text:style-name="T175"> </text:span><text:span text:style-name="T176">(6)</text:span></text:p>
            <text:p><text:span text:style-name="T147">(&lt;TS&gt;)</text:span><text:span text:style-name="T148"> </text:span><text:span text:style-name="T173">(&gt;&gt;)</text:span><text:span text:style-name="T148"> </text:span><text:span text:style-name="T149">41h</text:span><text:span text:style-name="T175"> </text:span><text:span text:style-name="T149">41h</text:span><text:span text:style-name="T175"> </text:span><text:span text:style-name="T153">42h</text:span><text:span text:style-name="T154"> </text:span><text:span text:style-name="T153">41h</text:span><text:span text:style-name="T154"> </text:span><text:span text:style-name="T153">42h</text:span><text:span text:style-name="T154"> </text:span><text:span text:style-name="T153">43h</text:span><text:span text:style-name="T154"> ... </text:span><text:span text:style-name="T170">(36)</text:span></text:p>
          </table:table-cell>
          <table:table-cell table:number-columns-repeated="58"/>
        </table:table-row>
        <table:table-row table:style-name="ro1">
          <table:table-cell table:number-columns-repeated="5"/>
          <table:table-cell table:style-name="ce64"/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Reset</text:p>
          </table:table-cell>
          <table:table-cell office:value-type="string" calcext:value-type="string">
            <text:p>[Ctrl+E]</text:p>
          </table:table-cell>
          <table:table-cell/>
          <table:table-cell table:style-name="ce64"/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0">
          <table:table-cell table:number-columns-repeated="3"/>
          <table:table-cell office:value-type="string" calcext:value-type="string">
            <text:p>In sending terminal, send:</text:p>
            <text:p><text:span text:style-name="T134">A\!(EOL)AB\!(Delay(1000))ABC</text:span></text:p>
          </table:table-cell>
          <table:table-cell table:style-name="ce64" office:value-type="string" calcext:value-type="string">
            <text:p><text:span text:style-name="T207">[Error: EOL keyword is not supported for binary terminals!]</text:span></text:p>
            <text:p><text:span text:style-name="T202">(&lt;TS&gt;)</text:span><text:span text:style-name="T208"> </text:span><text:span text:style-name="T209">(&lt;&lt;)</text:span><text:span text:style-name="T208"> </text:span><text:span text:style-name="T210">41h</text:span><text:span text:style-name="T211"> </text:span><text:span text:style-name="T206">41h</text:span><text:span text:style-name="T154"> </text:span><text:span text:style-name="T206">42h</text:span><text:span text:style-name="T154"> </text:span><text:span text:style-name="T170">(3)</text:span></text:p>
            <text:p><text:span text:style-name="T202">(&lt;TS&gt;)</text:span><text:span text:style-name="T204"> </text:span><text:span text:style-name="T205">(&lt;&lt;)</text:span><text:span text:style-name="T204"> </text:span><text:span text:style-name="T206">41h</text:span><text:span text:style-name="T154"> </text:span><text:span text:style-name="T206">42h</text:span><text:span text:style-name="T154"> </text:span><text:span text:style-name="T206">43h</text:span><text:span text:style-name="T154"> </text:span><text:span text:style-name="T170">(3)</text:span></text:p>
            <text:p><text:span text:style-name="T157">Note bugs #211 and #352 regarding suboptiomal position.</text:span></text:p>
          </table:table-cell>
          <table:table-cell office:value-type="string" calcext:value-type="string">
            <text:p><text:span text:style-name="T159">(&lt;TS&gt;)</text:span><text:span text:style-name="T160"> </text:span><text:span text:style-name="T195">(&gt;&gt;)</text:span><text:span text:style-name="T160"> </text:span><text:span text:style-name="T161">41h</text:span><text:span text:style-name="T137"> </text:span><text:span text:style-name="T161">41h</text:span><text:span text:style-name="T137"> </text:span><text:span text:style-name="T161">42h</text:span><text:span text:style-name="T137"> </text:span><text:span text:style-name="T138">(3)</text:span></text:p>
            <text:p><text:span text:style-name="T196">(&lt;TS&gt;)</text:span><text:span text:style-name="T140"> </text:span><text:span text:style-name="T141">(&gt;&gt;)</text:span><text:span text:style-name="T140"> </text:span><text:span text:style-name="T161">41h</text:span><text:span text:style-name="T137"> </text:span><text:span text:style-name="T161">42h</text:span><text:span text:style-name="T137"> </text:span><text:span text:style-name="T161">43h</text:span><text:span text:style-name="T137"> </text:span><text:span text:style-name="T138">(3)</text:span></text:p>
          </table:table-cell>
          <table:table-cell table:number-columns-repeated="58"/>
        </table:table-row>
        <table:table-row table:style-name="ro25">
          <table:table-cell table:number-columns-repeated="3"/>
          <table:table-cell office:value-type="string" calcext:value-type="string">
            <text:p>In sending terminal, send:</text:p>
            <text:p><text:span text:style-name="T134">&lt;2 lines...&gt; [A] [B\!(Delay(1000))ABC]</text:span></text:p>
          </table:table-cell>
          <table:table-cell office:value-type="string" calcext:value-type="string">
            <text:p><text:span text:style-name="T207">[Error: EOL keyword is not supported for binary terminals!]</text:span></text:p>
            <text:p><text:span text:style-name="T147">(&lt;TS&gt;)</text:span><text:span text:style-name="T148"> </text:span><text:span text:style-name="T173">(&lt;&lt;)</text:span><text:span text:style-name="T148"> </text:span><text:span text:style-name="T177">41h</text:span><text:span text:style-name="T175"> </text:span><text:span text:style-name="T177">41h</text:span><text:span text:style-name="T175"> </text:span><text:span text:style-name="T177">42h</text:span><text:span text:style-name="T175"> </text:span><text:span text:style-name="T176">(3)</text:span></text:p>
            <text:p><text:span text:style-name="T147">(&lt;TS&gt;)</text:span><text:span text:style-name="T148"> </text:span><text:span text:style-name="T173">(&lt;&lt;)</text:span><text:span text:style-name="T148"> </text:span><text:span text:style-name="T177">41h</text:span><text:span text:style-name="T175"> </text:span><text:span text:style-name="T177">42h</text:span><text:span text:style-name="T175"> </text:span><text:span text:style-name="T177">43h</text:span><text:span text:style-name="T175"> </text:span><text:span text:style-name="T176">(3)</text:span></text:p>
            <text:p><text:span text:style-name="T147">(&lt;TS&gt;</text:span><text:span text:style-name="T159">)</text:span><text:span text:style-name="T160"> </text:span><text:span text:style-name="T195">(&lt;&lt;)</text:span><text:span text:style-name="T160"> </text:span><text:span text:style-name="T174">41h</text:span><text:span text:style-name="T137"> </text:span><text:span text:style-name="T138">(1)</text:span></text:p>
            <text:p><text:span text:style-name="T147">(&lt;TS&gt;</text:span><text:span text:style-name="T196">)</text:span><text:span text:style-name="T140"> </text:span><text:span text:style-name="T141">(&lt;&lt;)</text:span><text:span text:style-name="T140"> </text:span><text:span text:style-name="T174">42h</text:span><text:span text:style-name="T137"> </text:span><text:span text:style-name="T138">(1)</text:span></text:p>
            <text:p><text:span text:style-name="T196">(&lt;TS&gt;)</text:span><text:span text:style-name="T140"> </text:span><text:span text:style-name="T141">(&lt;&lt;)</text:span><text:span text:style-name="T140"> </text:span><text:span text:style-name="T174">41h</text:span><text:span text:style-name="T137"> </text:span><text:span text:style-name="T174">42h</text:span><text:span text:style-name="T137"> </text:span><text:span text:style-name="T174">43h</text:span><text:span text:style-name="T137"> </text:span><text:span text:style-name="T138">(3)</text:span></text:p>
          </table:table-cell>
          <table:table-cell office:value-type="string" calcext:value-type="string">
            <text:p><text:span text:style-name="T147">(&lt;TS&gt;)</text:span><text:span text:style-name="T148"> </text:span><text:span text:style-name="T173">(&gt;&gt;)</text:span><text:span text:style-name="T148"> </text:span><text:span text:style-name="T149">41h</text:span><text:span text:style-name="T175"> </text:span><text:span text:style-name="T149">41h</text:span><text:span text:style-name="T175"> </text:span><text:span text:style-name="T149">42h</text:span><text:span text:style-name="T175"> </text:span><text:span text:style-name="T176">(3)</text:span></text:p>
            <text:p><text:span text:style-name="T147">(&lt;TS&gt;)</text:span><text:span text:style-name="T148"> </text:span><text:span text:style-name="T173">(&gt;&gt;)</text:span><text:span text:style-name="T148"> </text:span><text:span text:style-name="T149">41h</text:span><text:span text:style-name="T175"> </text:span><text:span text:style-name="T149">42h</text:span><text:span text:style-name="T175"> </text:span><text:span text:style-name="T149">43h</text:span><text:span text:style-name="T175"> </text:span><text:span text:style-name="T176">(3)</text:span></text:p>
            <text:p><text:span text:style-name="T147">(&lt;TS&gt;</text:span><text:span text:style-name="T159">)</text:span><text:span text:style-name="T160"> </text:span><text:span text:style-name="T195">(&gt;&gt;)</text:span><text:span text:style-name="T160"> </text:span><text:span text:style-name="T161">41h</text:span><text:span text:style-name="T137"> </text:span><text:span text:style-name="T161">42h</text:span><text:span text:style-name="T137"> </text:span><text:span text:style-name="T138">(2)</text:span></text:p>
            <text:p><text:span text:style-name="T196">(&lt;TS&gt;)</text:span><text:span text:style-name="T140"> </text:span><text:span text:style-name="T141">(&gt;&gt;)</text:span><text:span text:style-name="T140"> </text:span><text:span text:style-name="T161">41h</text:span><text:span text:style-name="T137"> </text:span><text:span text:style-name="T161">42h</text:span><text:span text:style-name="T137"> </text:span><text:span text:style-name="T161">43h</text:span><text:span text:style-name="T137"> </text:span><text:span text:style-name="T138">(3)</text:span>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/>
          <table:table-cell office:value-type="string" calcext:value-type="string">
            <text:p>Seq. line break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<text:span text:style-name="T134">In receiving terminal, disable [Settings... &gt; Text... &gt; Break lines after time-out of]</text:span></text:p>
            <text:p><text:span text:style-name="T134">In receiving terminal, enable [Settings... &gt; Text... &gt; Break lines before sequence]</text:span></text:p>
            <text:p>Confirm</text:p>
          </table:table-cell>
          <table:table-cell/>
          <table:table-cell table:style-name="ce64" office:value-type="string" calcext:value-type="string">
            <text:p><text:span text:style-name="T202">(&lt;TS&gt;)</text:span><text:span text:style-name="T208"> </text:span><text:span text:style-name="T209">(&gt;&gt;)</text:span><text:span text:style-name="T208"> </text:span><text:span text:style-name="T219">41h</text:span><text:span text:style-name="T211"> </text:span><text:span text:style-name="T219">41h</text:span><text:span text:style-name="T211"> </text:span><text:span text:style-name="T219">42h</text:span><text:span text:style-name="T211"> </text:span><text:span text:style-name="T220">(3)</text:span></text:p>
            <text:p><text:span text:style-name="T202">(&lt;TS&gt;)</text:span><text:span text:style-name="T208"> </text:span><text:span text:style-name="T209">(&gt;&gt;)</text:span><text:span text:style-name="T208"> </text:span><text:span text:style-name="T219">41h</text:span><text:span text:style-name="T211"> </text:span><text:span text:style-name="T219">42h</text:span><text:span text:style-name="T211"> </text:span><text:span text:style-name="T219">43h</text:span><text:span text:style-name="T211"> </text:span><text:span text:style-name="T153">41h</text:span><text:span text:style-name="T154"> </text:span><text:span text:style-name="T153">42h</text:span><text:span text:style-name="T154"> </text:span><text:span text:style-name="T170">(5)</text:span></text:p>
            <text:p><text:span text:style-name="T203">(&lt;TS&gt;)</text:span><text:span text:style-name="T204"> </text:span><text:span text:style-name="T205">(&gt;&gt;)</text:span><text:span text:style-name="T204"> </text:span><text:span text:style-name="T153">41h</text:span><text:span text:style-name="T154"> </text:span><text:span text:style-name="T153">42h</text:span><text:span text:style-name="T154"> </text:span><text:span text:style-name="T153">43h</text:span></text:p>
          </table:table-cell>
          <table:table-cell table:number-columns-repeated="58"/>
        </table:table-row>
        <table:table-row table:style-name="ro1">
          <table:table-cell table:number-columns-repeated="5"/>
          <table:table-cell table:style-name="ce64"/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Reset</text:p>
          </table:table-cell>
          <table:table-cell office:value-type="string" calcext:value-type="string">
            <text:p>[Ctrl+E]</text:p>
          </table:table-cell>
          <table:table-cell/>
          <table:table-cell table:style-name="ce64"/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2">
          <table:table-cell table:number-columns-repeated="3"/>
          <table:table-cell office:value-type="string" calcext:value-type="string">
            <text:p>In sending terminal, send:</text:p>
            <text:p><text:span text:style-name="T134">ABCDEF</text:span></text:p>
          </table:table-cell>
          <table:table-cell/>
          <table:table-cell table:style-name="ce82" office:value-type="string" calcext:value-type="string">
            <text:p><text:span text:style-name="T159">(&lt;TS&gt;)</text:span><text:span text:style-name="T160"> </text:span><text:span text:style-name="T195">(&gt;&gt;)</text:span><text:span text:style-name="T160"> </text:span><text:span text:style-name="T161">41h</text:span><text:span text:style-name="T137"> </text:span><text:span text:style-name="T161">42h</text:span><text:span text:style-name="T137"> </text:span><text:span text:style-name="T161">43h</text:span><text:span text:style-name="T137"> </text:span><text:span text:style-name="T161">44h</text:span><text:span text:style-name="T137"> </text:span><text:span text:style-name="T161">45h</text:span><text:span text:style-name="T137"> </text:span><text:span text:style-name="T161">46h</text:span></text:p>
          </table:table-cell>
          <table:table-cell table:number-columns-repeated="58"/>
        </table:table-row>
        <table:table-row table:style-name="ro2">
          <table:table-cell table:number-columns-repeated="3"/>
          <table:table-cell office:value-type="string" calcext:value-type="string">
            <text:p>In sending terminal, send:</text:p>
            <text:p><text:span text:style-name="T134">ABCDEF</text:span></text:p>
          </table:table-cell>
          <table:table-cell/>
          <table:table-cell office:value-type="string" calcext:value-type="string">
            <text:p><text:span text:style-name="T159">(&lt;TS&gt;)</text:span><text:span text:style-name="T160"> </text:span><text:span text:style-name="T195">(&gt;&gt;)</text:span><text:span text:style-name="T160"> </text:span><text:span text:style-name="T161">41h</text:span><text:span text:style-name="T137"> </text:span><text:span text:style-name="T161">42h</text:span><text:span text:style-name="T137"> </text:span><text:span text:style-name="T161">43h</text:span><text:span text:style-name="T137"> </text:span><text:span text:style-name="T161">44h</text:span><text:span text:style-name="T137"> </text:span><text:span text:style-name="T161">45h</text:span><text:span text:style-name="T137"> </text:span><text:span text:style-name="T161">46h</text:span><text:span text:style-name="T137"> </text:span><text:span text:style-name="T138">(6)</text:span></text:p>
            <text:p><text:span text:style-name="T196">(&lt;TS&gt;)</text:span><text:span text:style-name="T140"> </text:span><text:span text:style-name="T141">(&gt;&gt;)</text:span><text:span text:style-name="T140"> </text:span><text:span text:style-name="T161">41h</text:span><text:span text:style-name="T137"> </text:span><text:span text:style-name="T161">42h</text:span><text:span text:style-name="T137"> </text:span><text:span text:style-name="T161">43h</text:span><text:span text:style-name="T137"> </text:span><text:span text:style-name="T161">44h</text:span><text:span text:style-name="T137"> </text:span><text:span text:style-name="T161">45h</text:span><text:span text:style-name="T137"> </text:span><text:span text:style-name="T161">46h</text:span></text:p>
          </table:table-cell>
          <table:table-cell table:number-columns-repeated="58"/>
        </table:table-row>
        <table:table-row table:style-name="ro13">
          <table:table-cell table:number-columns-repeated="3"/>
          <table:table-cell office:value-type="string" calcext:value-type="string">
            <text:p>In sending terminal, send:</text:p>
            <text:p><text:span text:style-name="T134">123ABC123</text:span></text:p>
          </table:table-cell>
          <table:table-cell/>
          <table:table-cell office:value-type="string" calcext:value-type="string">
            <text:p><text:span text:style-name="T159">(&lt;TS&gt;)</text:span><text:span text:style-name="T160"> </text:span><text:span text:style-name="T195">(&gt;&gt;)</text:span><text:span text:style-name="T160"> </text:span><text:span text:style-name="T161">41h</text:span><text:span text:style-name="T137"> </text:span><text:span text:style-name="T161">42h</text:span><text:span text:style-name="T137"> </text:span><text:span text:style-name="T161">43h</text:span><text:span text:style-name="T137"> </text:span><text:span text:style-name="T161">44h</text:span><text:span text:style-name="T137"> </text:span><text:span text:style-name="T161">45h</text:span><text:span text:style-name="T137"> </text:span><text:span text:style-name="T161">46h</text:span><text:span text:style-name="T137"> </text:span><text:span text:style-name="T138">(6)</text:span></text:p>
            <text:p><text:span text:style-name="T147">(&lt;TS&gt;</text:span><text:span text:style-name="T196">)</text:span><text:span text:style-name="T140"> </text:span><text:span text:style-name="T141">(&gt;&gt;)</text:span><text:span text:style-name="T140"> </text:span><text:span text:style-name="T161">41h</text:span><text:span text:style-name="T137"> </text:span><text:span text:style-name="T161">42h</text:span><text:span text:style-name="T137"> </text:span><text:span text:style-name="T161">43h</text:span><text:span text:style-name="T137"> </text:span><text:span text:style-name="T161">44h</text:span><text:span text:style-name="T137"> </text:span><text:span text:style-name="T161">45h</text:span><text:span text:style-name="T137"> </text:span><text:span text:style-name="T161">46h</text:span><text:span text:style-name="T137"> </text:span><text:span text:style-name="T161">31h</text:span><text:span text:style-name="T137"> </text:span><text:span text:style-name="T161">32h</text:span><text:span text:style-name="T137"> </text:span><text:span text:style-name="T161">33h</text:span><text:span text:style-name="T137"> </text:span><text:span text:style-name="T138">(9)</text:span></text:p>
            <text:p><text:span text:style-name="T147">(&lt;TS&gt;</text:span><text:span text:style-name="T196">)</text:span><text:span text:style-name="T140"> </text:span><text:span text:style-name="T141">(&gt;&gt;)</text:span><text:span text:style-name="T140"> </text:span><text:span text:style-name="T161">41h</text:span><text:span text:style-name="T137"> </text:span><text:span text:style-name="T161">42h</text:span><text:span text:style-name="T137"> </text:span><text:span text:style-name="T161">43h</text:span><text:span text:style-name="T137"> </text:span><text:span text:style-name="T161">31h</text:span><text:span text:style-name="T137"> </text:span><text:span text:style-name="T161">32h</text:span><text:span text:style-name="T137"> </text:span><text:span text:style-name="T161">33h</text:span></text:p>
          </table:table-cell>
          <table:table-cell table:number-columns-repeated="58"/>
        </table:table-row>
        <table:table-row table:style-name="ro17">
          <table:table-cell table:number-columns-repeated="3"/>
          <table:table-cell office:value-type="string" calcext:value-type="string">
            <text:p>In sending terminal, send:</text:p>
            <text:p><text:span text:style-name="T134">123ABC123</text:span></text:p>
          </table:table-cell>
          <table:table-cell/>
          <table:table-cell office:value-type="string" calcext:value-type="string">
            <text:p><text:span text:style-name="T147">(&lt;TS&gt;</text:span><text:span text:style-name="T159">)</text:span><text:span text:style-name="T160"> </text:span><text:span text:style-name="T195">(&gt;&gt;)</text:span><text:span text:style-name="T160"> </text:span><text:span text:style-name="T161">41h</text:span><text:span text:style-name="T137"> </text:span><text:span text:style-name="T161">42h</text:span><text:span text:style-name="T137"> </text:span><text:span text:style-name="T161">43h</text:span><text:span text:style-name="T137"> </text:span><text:span text:style-name="T161">44h</text:span><text:span text:style-name="T137"> </text:span><text:span text:style-name="T161">45h</text:span><text:span text:style-name="T137"> </text:span><text:span text:style-name="T161">46h</text:span><text:span text:style-name="T137"> </text:span><text:span text:style-name="T138">(6)</text:span></text:p>
            <text:p><text:span text:style-name="T147">(&lt;TS&gt;</text:span><text:span text:style-name="T196">)</text:span><text:span text:style-name="T140"> </text:span><text:span text:style-name="T141">(&gt;&gt;)</text:span><text:span text:style-name="T140"> </text:span><text:span text:style-name="T161">41h</text:span><text:span text:style-name="T137"> </text:span><text:span text:style-name="T161">42h</text:span><text:span text:style-name="T137"> </text:span><text:span text:style-name="T161">43h</text:span><text:span text:style-name="T137"> </text:span><text:span text:style-name="T161">44h</text:span><text:span text:style-name="T137"> </text:span><text:span text:style-name="T161">45h</text:span><text:span text:style-name="T137"> </text:span><text:span text:style-name="T161">46h</text:span><text:span text:style-name="T137"> </text:span><text:span text:style-name="T161">31h</text:span><text:span text:style-name="T137"> </text:span><text:span text:style-name="T161">32h</text:span><text:span text:style-name="T137"> </text:span><text:span text:style-name="T161">33h</text:span><text:span text:style-name="T137"> </text:span><text:span text:style-name="T138">(9)</text:span></text:p>
            <text:p><text:span text:style-name="T147">(&lt;TS&gt;</text:span><text:span text:style-name="T196">)</text:span><text:span text:style-name="T140"> </text:span><text:span text:style-name="T141">(&gt;&gt;)</text:span><text:span text:style-name="T140"> </text:span><text:span text:style-name="T161">41h</text:span><text:span text:style-name="T137"> </text:span><text:span text:style-name="T161">42h</text:span><text:span text:style-name="T137"> </text:span><text:span text:style-name="T161">43h</text:span><text:span text:style-name="T137"> </text:span><text:span text:style-name="T161">31h</text:span><text:span text:style-name="T137"> </text:span><text:span text:style-name="T161">32h</text:span><text:span text:style-name="T137"> </text:span><text:span text:style-name="T161">33h</text:span><text:span text:style-name="T137"> </text:span><text:span text:style-name="T161">31h</text:span><text:span text:style-name="T137"> </text:span><text:span text:style-name="T161">32h</text:span><text:span text:style-name="T137"> </text:span><text:span text:style-name="T161">33h</text:span><text:span text:style-name="T137"> </text:span><text:span text:style-name="T138">(9)</text:span></text:p>
            <text:p><text:span text:style-name="T196">(&lt;TS&gt;)</text:span><text:span text:style-name="T140"> </text:span><text:span text:style-name="T141">(&gt;&gt;)</text:span><text:span text:style-name="T140"> </text:span><text:span text:style-name="T161">41h</text:span><text:span text:style-name="T137"> </text:span><text:span text:style-name="T161">42h</text:span><text:span text:style-name="T137"> </text:span><text:span text:style-name="T161">43h</text:span><text:span text:style-name="T137"> </text:span><text:span text:style-name="T161">31h</text:span><text:span text:style-name="T137"> </text:span><text:span text:style-name="T161">32h</text:span><text:span text:style-name="T137"> </text:span><text:span text:style-name="T161">33h</text:span></text:p>
          </table:table-cell>
          <table:table-cell table:number-columns-repeated="58"/>
        </table:table-row>
        <table:table-row table:style-name="ro26">
          <table:table-cell table:number-columns-repeated="3"/>
          <table:table-cell office:value-type="string" calcext:value-type="string">
            <text:p>In sending terminal, send:</text:p>
            <text:p><text:span text:style-name="T134">&lt;2 lines...&gt; [A] [B\!(Delay(1000))ABC]</text:span></text:p>
          </table:table-cell>
          <table:table-cell/>
          <table:table-cell office:value-type="string" calcext:value-type="string">
            <text:p><text:span text:style-name="T159">(&lt;TS&gt;)</text:span><text:span text:style-name="T160"> </text:span><text:span text:style-name="T195">(&gt;&gt;)</text:span><text:span text:style-name="T160"> </text:span><text:span text:style-name="T161">41h</text:span><text:span text:style-name="T137"> </text:span><text:span text:style-name="T161">42h</text:span><text:span text:style-name="T137"> </text:span><text:span text:style-name="T161">43h</text:span><text:span text:style-name="T137"> </text:span><text:span text:style-name="T161">44h</text:span><text:span text:style-name="T137"> </text:span><text:span text:style-name="T161">45h</text:span><text:span text:style-name="T137"> </text:span><text:span text:style-name="T161">46h</text:span><text:span text:style-name="T137"> </text:span><text:span text:style-name="T138">(6)</text:span></text:p>
            <text:p><text:span text:style-name="T147">(&lt;TS&gt;</text:span><text:span text:style-name="T196">)</text:span><text:span text:style-name="T140"> </text:span><text:span text:style-name="T141">(&gt;&gt;)</text:span><text:span text:style-name="T140"> </text:span><text:span text:style-name="T161">41h</text:span><text:span text:style-name="T137"> </text:span><text:span text:style-name="T161">42h</text:span><text:span text:style-name="T137"> </text:span><text:span text:style-name="T161">43h</text:span><text:span text:style-name="T137"> </text:span><text:span text:style-name="T161">44h</text:span><text:span text:style-name="T137"> </text:span><text:span text:style-name="T161">45h</text:span><text:span text:style-name="T137"> </text:span><text:span text:style-name="T161">46h</text:span><text:span text:style-name="T137"> </text:span><text:span text:style-name="T161">31h</text:span><text:span text:style-name="T137"> </text:span><text:span text:style-name="T161">32h</text:span><text:span text:style-name="T137"> </text:span><text:span text:style-name="T161">33h</text:span><text:span text:style-name="T137"> </text:span><text:span text:style-name="T138">(9)</text:span></text:p>
            <text:p><text:span text:style-name="T147">(&lt;TS&gt;</text:span><text:span text:style-name="T196">)</text:span><text:span text:style-name="T140"> </text:span><text:span text:style-name="T141">(&gt;&gt;)</text:span><text:span text:style-name="T140"> </text:span><text:span text:style-name="T161">41h</text:span><text:span text:style-name="T137"> </text:span><text:span text:style-name="T161">42h</text:span><text:span text:style-name="T137"> </text:span><text:span text:style-name="T161">43h</text:span><text:span text:style-name="T137"> </text:span><text:span text:style-name="T161">31h</text:span><text:span text:style-name="T137"> </text:span><text:span text:style-name="T161">32h</text:span><text:span text:style-name="T137"> </text:span><text:span text:style-name="T161">33h</text:span><text:span text:style-name="T137"> </text:span><text:span text:style-name="T161">31h</text:span><text:span text:style-name="T137"> </text:span><text:span text:style-name="T161">32h</text:span><text:span text:style-name="T137"> </text:span><text:span text:style-name="T161">33h</text:span><text:span text:style-name="T137"> </text:span><text:span text:style-name="T138">(9)</text:span></text:p>
            <text:p><text:span text:style-name="T147">(&lt;TS&gt;)</text:span><text:span text:style-name="T148"> </text:span><text:span text:style-name="T173">(&gt;&gt;)</text:span><text:span text:style-name="T148"> </text:span><text:span text:style-name="T149">41h</text:span><text:span text:style-name="T175"> </text:span><text:span text:style-name="T149">42h</text:span><text:span text:style-name="T175"> </text:span><text:span text:style-name="T149">43h</text:span><text:span text:style-name="T175"> </text:span><text:span text:style-name="T149">31h</text:span><text:span text:style-name="T175"> </text:span><text:span text:style-name="T149">32h</text:span><text:span text:style-name="T175"> </text:span><text:span text:style-name="T149">33h</text:span><text:span text:style-name="T175"> </text:span><text:span text:style-name="T149">41h</text:span><text:span text:style-name="T175"> </text:span><text:span text:style-name="T161">42h</text:span><text:span text:style-name="T137"> </text:span><text:span text:style-name="T138">(8)</text:span></text:p>
            <text:p><text:span text:style-name="T147">(&lt;TS&gt;</text:span><text:span text:style-name="T196">)</text:span><text:span text:style-name="T140"> </text:span><text:span text:style-name="T141">(&gt;&gt;)</text:span><text:span text:style-name="T140"> </text:span><text:span text:style-name="T161">41h</text:span><text:span text:style-name="T137"> </text:span><text:span text:style-name="T161">42h</text:span><text:span text:style-name="T137"> </text:span><text:span text:style-name="T161">43h</text:span></text:p>
            <text:p><text:span text:style-name="T157">Note that </text:span><text:span text:style-name="T221">41h</text:span><text:span text:style-name="T222"> </text:span><text:span text:style-name="T223">42h</text:span><text:span text:style-name="T222"> </text:span><text:span text:style-name="T224">(8)</text:span><text:span text:style-name="T225"> will only be appended after the delay,</text:span></text:p>
            <text:p><text:span text:style-name="T157">when these bytes were determined to not belong to the sequence.</text:span>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office:value-type="string" calcext:value-type="string">
            <text:p>Preparation</text:p>
          </table:table-cell>
          <table:table-cell office:value-type="string" calcext:value-type="string">
            <text:p><text:span text:style-name="T134">In receiving terminal, enable [Settings... &gt; Text... &gt; Break lines before sequence]</text:span></text:p>
            <text:p><text:span text:style-name="T134">In receiving terminal, enable [Settings... &gt; Text... &gt; Break lines after sequence]</text:span></text:p>
            <text:p>Confirm</text:p>
          </table:table-cell>
          <table:table-cell/>
          <table:table-cell table:style-name="ce64" office:value-type="string" calcext:value-type="string">
            <text:p><text:span text:style-name="T202">(&lt;TS&gt;</text:span><text:span text:style-name="T151">)</text:span><text:span text:style-name="T152"> </text:span><text:span text:style-name="T183">(&gt;&gt;)</text:span><text:span text:style-name="T152"> </text:span><text:span text:style-name="T153">41h</text:span><text:span text:style-name="T154"> </text:span><text:span text:style-name="T153">42h</text:span><text:span text:style-name="T154"> </text:span><text:span text:style-name="T153">43h</text:span><text:span text:style-name="T154"> </text:span><text:span text:style-name="T153">44h</text:span><text:span text:style-name="T154"> </text:span><text:span text:style-name="T153">45h</text:span><text:span text:style-name="T154"> </text:span><text:span text:style-name="T153">46h</text:span><text:span text:style-name="T154"> </text:span><text:span text:style-name="T153">41h</text:span><text:span text:style-name="T154"> </text:span><text:span text:style-name="T153">42h</text:span><text:span text:style-name="T154"> </text:span><text:span text:style-name="T153">43h</text:span><text:span text:style-name="T154"> </text:span><text:span text:style-name="T153">44h</text:span><text:span text:style-name="T154"> </text:span><text:span text:style-name="T153">45h</text:span><text:span text:style-name="T154"> </text:span><text:span text:style-name="T153">46h</text:span><text:span text:style-name="T154"> </text:span><text:span text:style-name="T153">31h</text:span><text:span text:style-name="T154"> </text:span><text:span text:style-name="T153">32h</text:span><text:span text:style-name="T154"> </text:span><text:span text:style-name="T153">33h ...</text:span></text:p>
            <text:p><text:span text:style-name="T157">Lenght must not be placed, as line has not yet completed.</text:span>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Reset</text:p>
          </table:table-cell>
          <table:table-cell office:value-type="string" calcext:value-type="string">
            <text:p>[Ctrl+E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8">
          <table:table-cell table:number-columns-repeated="3"/>
          <table:table-cell office:value-type="string" calcext:value-type="string">
            <text:p>In sending terminal, send:</text:p>
            <text:p><text:span text:style-name="T134">23&lt;NUL&gt;1</text:span></text:p>
          </table:table-cell>
          <table:table-cell/>
          <table:table-cell office:value-type="string" calcext:value-type="string">
            <text:p><text:span text:style-name="T147">(&lt;TS&gt;</text:span><text:span text:style-name="T159">)</text:span><text:span text:style-name="T160"> </text:span><text:span text:style-name="T195">(&gt;&gt;)</text:span><text:span text:style-name="T160"> </text:span><text:span text:style-name="T161">32h</text:span><text:span text:style-name="T137"> </text:span><text:span text:style-name="T161">33h</text:span><text:span text:style-name="T137"> </text:span><text:span text:style-name="T138">(2)</text:span></text:p>
            <text:p><text:span text:style-name="T147">(&lt;TS&gt;</text:span><text:span text:style-name="T196">)</text:span><text:span text:style-name="T140"> </text:span><text:span text:style-name="T141">(&gt;&gt;)</text:span><text:span text:style-name="T140"> </text:span><text:span text:style-name="T161">31h</text:span></text:p>
            <text:p><text:span text:style-name="T157">Note that &lt;NUL&gt; is currently being hidden.</text:span></text:p>
          </table:table-cell>
          <table:table-cell table:number-columns-repeated="58"/>
        </table:table-row>
        <table:table-row table:style-name="ro13">
          <table:table-cell table:number-columns-repeated="3"/>
          <table:table-cell office:value-type="string" calcext:value-type="string">
            <text:p>In sending terminal, send:</text:p>
            <text:p><text:span text:style-name="T134">23&lt;NUL&gt;1</text:span></text:p>
          </table:table-cell>
          <table:table-cell/>
          <table:table-cell table:style-name="ce64" office:value-type="string" calcext:value-type="string">
            <text:p><text:span text:style-name="T202">(&lt;TS&gt;</text:span><text:span text:style-name="T151">)</text:span><text:span text:style-name="T152"> </text:span><text:span text:style-name="T183">(&gt;&gt;)</text:span><text:span text:style-name="T152"> </text:span><text:span text:style-name="T153">32h</text:span><text:span text:style-name="T154"> </text:span><text:span text:style-name="T153">33h</text:span><text:span text:style-name="T154"> </text:span><text:span text:style-name="T170">(2)</text:span></text:p>
            <text:p><text:span text:style-name="T202">(&lt;TS&gt;</text:span><text:span text:style-name="T203">)</text:span><text:span text:style-name="T204"> </text:span><text:span text:style-name="T205">(&gt;&gt;)</text:span><text:span text:style-name="T204"> </text:span><text:span text:style-name="T153">31h</text:span><text:span text:style-name="T154"> </text:span><text:span text:style-name="T153">32h</text:span><text:span text:style-name="T154"> </text:span><text:span text:style-name="T153">33h</text:span><text:span text:style-name="T154"> </text:span><text:span text:style-name="T170">(3)</text:span></text:p>
            <text:p><text:span text:style-name="T202">(&lt;TS&gt;</text:span><text:span text:style-name="T203">)</text:span><text:span text:style-name="T204"> </text:span><text:span text:style-name="T205">(&gt;&gt;)</text:span><text:span text:style-name="T204"> </text:span><text:span text:style-name="T153">31h</text:span>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3">
          <table:table-cell table:number-columns-repeated="3"/>
          <table:table-cell office:value-type="string" calcext:value-type="string">
            <text:p><text:span text:style-name="T134">In receiving terminal, disable [Settings... &gt; Advanced... &gt; Hide 0x00]</text:span></text:p>
            <text:p><text:span text:style-name="T134">Confirm</text:span></text:p>
          </table:table-cell>
          <table:table-cell/>
          <table:table-cell table:style-name="ce64" office:value-type="string" calcext:value-type="string">
            <text:p><text:span text:style-name="T202">(&lt;TS&gt;</text:span><text:span text:style-name="T151">)</text:span><text:span text:style-name="T152"> </text:span><text:span text:style-name="T183">(&gt;&gt;)</text:span><text:span text:style-name="T152"> </text:span><text:span text:style-name="T153">32h</text:span><text:span text:style-name="T154"> </text:span><text:span text:style-name="T153">33h</text:span><text:span text:style-name="T154"> </text:span><text:span text:style-name="T153">00h</text:span><text:span text:style-name="T154"> </text:span><text:span text:style-name="T170">(3)</text:span></text:p>
            <text:p><text:span text:style-name="T202">(&lt;TS&gt;</text:span><text:span text:style-name="T203">)</text:span><text:span text:style-name="T204"> </text:span><text:span text:style-name="T205">(&gt;&gt;)</text:span><text:span text:style-name="T204"> </text:span><text:span text:style-name="T153">31h</text:span><text:span text:style-name="T154"> </text:span><text:span text:style-name="T153">32h</text:span><text:span text:style-name="T154"> </text:span><text:span text:style-name="T153">33h</text:span><text:span text:style-name="T154"> </text:span><text:span text:style-name="T153">00h</text:span><text:span text:style-name="T154"> </text:span><text:span text:style-name="T170">(4)</text:span></text:p>
            <text:p><text:span text:style-name="T202">(&lt;TS&gt;</text:span><text:span text:style-name="T203">)</text:span><text:span text:style-name="T204"> </text:span><text:span text:style-name="T205">(&gt;&gt;)</text:span><text:span text:style-name="T204"> </text:span><text:span text:style-name="T153">31h</text:span>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Close workspace</text:p>
          </table:table-cell>
          <table:table-cell table:number-columns-repeated="60"/>
        </table:table-row>
        <table:table-row table:style-name="ro1" table:number-rows-repeated="1048360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YAT.Model.Main" table:style-name="ta1" table:print="false">
        <office:forms form:automatic-focus="false" form:apply-design-mode="false"/>
        <table:table-column table:style-name="co9" table:default-cell-style-name="ce39"/>
        <table:table-column table:style-name="co23" table:default-cell-style-name="ce39"/>
        <table:table-column table:style-name="co24" table:default-cell-style-name="ce39"/>
        <table:table-column table:style-name="co25" table:default-cell-style-name="ce39"/>
        <table:table-column table:style-name="co26" table:default-cell-style-name="ce39"/>
        <table:table-column table:style-name="co27" table:default-cell-style-name="ce39"/>
        <table:table-column table:style-name="co7" table:number-columns-repeated="58" table:default-cell-style-name="ce39"/>
        <table:table-row table:style-name="ro1" table:number-rows-repeated="3">
          <table:table-cell table:number-columns-repeated="6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Files on temporary storage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Create and start 2 AutoSockets which are interconnected to each other</text:p>
          </table:table-cell>
          <table:table-cell/>
          <table:table-cell table:style-name="ce83" office:value-type="string" calcext:value-type="string">
            <text:p><text:span text:style-name="T134">FR #380 requests to </text:span>automate this test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[File &gt; Workspace &gt; Save As...] onto a memory stick</text:p>
          </table:table-cell>
          <table:table-cell office:value-type="string" calcext:value-type="string">
            <text:p>Workspace and terminals are sav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connect memory stick</text:p>
          </table:table-cell>
          <table:table-cell office:value-type="string" calcext:value-type="string">
            <text:p>Nothing happen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  <text:p>File stamp of .yat files gets updated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Close on removed files on implicitly changed settings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Workspace must still contain 2 terminal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mor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Subsequent start on removed storage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A proper error messag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Cancel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Save on removed files on implicitly changed settings</text:p>
          </table:table-cell>
          <table:table-cell office:value-type="string" calcext:value-type="string">
            <text:p>Reconnect memory stick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ubsequent start</text:p>
          </table:table-cell>
          <table:table-cell office:value-type="string" calcext:value-type="string">
            <text:p>Workspace must still contain 2 terminal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mor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ave terminal</text:p>
          </table:table-cell>
          <table:table-cell office:value-type="string" calcext:value-type="string">
            <text:p>A proper error message is shown</text:p>
          </table:table-cell>
          <table:table-cell office:value-type="string" calcext:value-type="string">
            <text:p>User intended save is always to be done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[No]</text:p>
          </table:table-cell>
          <table:table-cell office:value-type="string" calcext:value-type="string">
            <text:p>Nothing happens</text:p>
          </table:table-cell>
          <table:table-cell table:style-name="ce84" office:value-type="string" calcext:value-type="string">
            <text:p>FR #380 requests to further improve the behavior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Save on removed files on explicitly changed settings</text:p>
          </table:table-cell>
          <table:table-cell office:value-type="string" calcext:value-type="string">
            <text:p>Reconnect memory stick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ubsequent start</text:p>
          </table:table-cell>
          <table:table-cell office:value-type="string" calcext:value-type="string">
            <text:p>Workspace must still contain 2 terminal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Modify some explicit setting (e.g. radix)</text:p>
          </table:table-cell>
          <table:table-cell office:value-type="string" calcext:value-type="string">
            <text:p>Asterisk is show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Modify some more explicit setting (e.g. radix)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ave terminal</text:p>
          </table:table-cell>
          <table:table-cell office:value-type="string" calcext:value-type="string">
            <text:p>A proper error message is shown</text:p>
          </table:table-cell>
          <table:table-cell office:value-type="string" calcext:value-type="string">
            <text:p>User intended save is always to be done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[No]</text:p>
          </table:table-cell>
          <table:table-cell office:value-type="string" calcext:value-type="string">
            <text:p>Nothing happens, asterisk is still shown</text:p>
          </table:table-cell>
          <table:table-cell table:style-name="ce84" office:value-type="string" calcext:value-type="string">
            <text:p>FR #380 requests to further improve the behavior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Reconnect memory stick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Save terminal</text:p>
          </table:table-cell>
          <table:table-cell office:value-type="string" calcext:value-type="string">
            <text:p>Saved without any warning or error message</text:p>
            <text:p>Asterisk no longer shown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Close on removed files on explicitly changed settings</text:p>
          </table:table-cell>
          <table:table-cell office:value-type="string" calcext:value-type="string">
            <text:p>Modify some explicit setting (e.g. radix)</text:p>
          </table:table-cell>
          <table:table-cell office:value-type="string" calcext:value-type="string">
            <text:p>Asterisk is show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Modify some more explicit setting (e.g. radix)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A proper error message and the 'Save As...' dialog is shown</text:p>
          </table:table-cell>
          <table:table-cell office:value-type="string" calcext:value-type="string">
            <text:p>Explicit settings are to be saved on exit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[Cancel]</text:p>
          </table:table-cell>
          <table:table-cell office:value-type="string" calcext:value-type="string">
            <text:p>Nothing happens, asterisk is still show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A proper error message and the 'Save As...' dialog is shown</text:p>
          </table:table-cell>
          <table:table-cell office:value-type="string" calcext:value-type="string">
            <text:p>Explicit settings are to be saved on exit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[No]</text:p>
          </table:table-cell>
          <table:table-cell office:value-type="string" calcext:value-type="string">
            <text:p>YAT exits without any warning or error message</text:p>
          </table:table-cell>
          <table:table-cell table:style-name="ce84" office:value-type="string" calcext:value-type="string">
            <text:p>FR #380 requests to further improve the behavior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Reconnect memory stick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Delete files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table:number-columns-repeated="60"/>
        </table:table-row>
        <table:table-row table:style-name="ro1" table:number-rows-repeated="65478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YAT.Model.Terminal" table:style-name="ta1" table:print="false">
        <office:forms form:automatic-focus="false" form:apply-design-mode="false"/>
        <table:table-column table:style-name="co9" table:default-cell-style-name="ce39"/>
        <table:table-column table:style-name="co28" table:default-cell-style-name="ce39"/>
        <table:table-column table:style-name="co29" table:default-cell-style-name="ce39"/>
        <table:table-column table:style-name="co30" table:default-cell-style-name="ce39"/>
        <table:table-column table:style-name="co25" table:default-cell-style-name="ce39"/>
        <table:table-column table:style-name="co31" table:default-cell-style-name="ce39"/>
        <table:table-column table:style-name="co32" table:default-cell-style-name="ce39"/>
        <table:table-column table:style-name="co7" table:number-columns-repeated="57" table:default-cell-style-name="ce39"/>
        <table:table-column table:style-name="co7" table:default-cell-style-name="Default"/>
        <table:table-row table:style-name="ro1" table:number-rows-repeated="3">
          <table:table-cell table:number-columns-repeated="65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cope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58"/>
        </table:table-row>
        <table:table-row table:style-name="ro1">
          <table:table-cell table:number-columns-repeated="65"/>
        </table:table-row>
        <table:table-row table:style-name="ro1">
          <table:table-cell/>
          <table:table-cell office:value-type="string" calcext:value-type="string">
            <text:p>Automatic action</text:p>
          </table:table-cell>
          <table:table-cell office:value-type="string" calcext:value-type="string">
            <text:p>Initialization</text:p>
          </table:table-cell>
          <table:table-cell/>
          <table:table-cell office:value-type="string" calcext:value-type="string">
            <text:p>Create and start 2 AutoSockets which are interconnected to each other</text:p>
          </table:table-cell>
          <table:table-cell table:number-columns-repeated="60"/>
        </table:table-row>
        <table:table-row table:style-name="ro1">
          <table:table-cell table:number-columns-repeated="4"/>
          <table:table-cell office:value-type="string" calcext:value-type="string">
            <text:p>Link both to [YAT - Test - YAT.Model.Terminal.yacp]</text:p>
          </table:table-cell>
          <table:table-cell table:number-columns-repeated="60"/>
        </table:table-row>
        <table:table-row table:style-name="ro1">
          <table:table-cell table:number-columns-repeated="65"/>
        </table:table-row>
        <table:table-row table:style-name="ro6">
          <table:table-cell table:number-columns-repeated="2"/>
          <table:table-cell office:value-type="string" calcext:value-type="string">
            <text:p>Configuration</text:p>
          </table:table-cell>
          <table:table-cell/>
          <table:table-cell office:value-type="string" calcext:value-type="string">
            <text:p>Show automatic action in tool bar</text:p>
          </table:table-cell>
          <table:table-cell office:value-type="string" calcext:value-type="string">
            <text:p>Menu &gt; Receive &gt; Automatic Action is not checked</text:p>
            <text:p><text:span text:style-name="T134">Menu &gt; Receive &gt; Automatic Action &gt; Deactivate is disabled</text:span></text:p>
            <text:p><text:span text:style-name="T134">Menu &gt; Receive &gt; Automatic Action &gt; Trigger &gt; Use Text &amp; Co. Is disabled</text:span></text:p>
            <text:p><text:span text:style-name="T134">Tool bar icons are equally disabled</text:span></text:p>
          </table:table-cell>
          <table:table-cell table:number-columns-repeated="59"/>
        </table:table-row>
        <table:table-row table:style-name="ro4">
          <table:table-cell table:number-columns-repeated="3"/>
          <table:table-cell office:value-type="string" calcext:value-type="string">
            <text:p>Rx terminal</text:p>
          </table:table-cell>
          <table:table-cell office:value-type="string" calcext:value-type="string">
            <text:p>List triggers</text:p>
          </table:table-cell>
          <table:table-cell office:value-type="string" calcext:value-type="string">
            <text:p>[None]</text:p>
            <text:p>[Any Line]</text:p>
            <text:p>[Predefined Command 1, 2, 3, 4, 5, 9, 10]</text:p>
            <text:p>Common Regex Capture Patterns</text:p>
            <text:p>Recent Triggers</text:p>
          </table:table-cell>
          <table:table-cell office:value-type="string" calcext:value-type="string">
            <text:p/>
            <text:p/>
            <text:p/>
            <text:p>[Send Text] must not be listed as that is yet ""</text:p>
          </table:table-cell>
          <table:table-cell table:number-columns-repeated="58"/>
        </table:table-row>
        <table:table-row table:style-name="ro1">
          <table:table-cell table:number-columns-repeated="3"/>
          <table:table-cell table:style-name="ce86" office:value-type="string" calcext:value-type="string">
            <text:p>"</text:p>
          </table:table-cell>
          <table:table-cell office:value-type="string" calcext:value-type="string">
            <text:p><text:span text:style-name="T134">S</text:span>elect trigger = [Any Line]</text:p>
          </table:table-cell>
          <table:table-cell office:value-type="string" calcext:value-type="string">
            <text:p><text:span text:style-name="T134">Menu &gt; Receive</text:span> &gt; Automatic Action is still not checked</text:p>
          </table:table-cell>
          <table:table-cell table:number-columns-repeated="59"/>
        </table:table-row>
        <table:table-row table:style-name="ro2">
          <table:table-cell table:number-columns-repeated="3"/>
          <table:table-cell table:style-name="ce86" office:value-type="string" calcext:value-type="string">
            <text:p>"</text:p>
          </table:table-cell>
          <table:table-cell office:value-type="string" calcext:value-type="string">
            <text:p>Select action = [Show Message Box]</text:p>
          </table:table-cell>
          <table:table-cell office:value-type="string" calcext:value-type="string">
            <text:p><text:span text:style-name="T134">Menu &gt; Receive</text:span> &gt; Automatic Action is checked now</text:p>
            <text:p><text:span text:style-name="T134">Count and Deactivate is enabled now</text:span></text:p>
          </table:table-cell>
          <table:table-cell table:number-columns-repeated="59"/>
        </table:table-row>
        <table:table-row table:style-name="ro1">
          <table:table-cell table:number-columns-repeated="65"/>
        </table:table-row>
        <table:table-row table:style-name="ro2">
          <table:table-cell table:number-columns-repeated="2"/>
          <table:table-cell office:value-type="string" calcext:value-type="string">
            <text:p>Trigger</text:p>
          </table:table-cell>
          <table:table-cell office:value-type="string" calcext:value-type="string">
            <text:p>Tx terminal</text:p>
          </table:table-cell>
          <table:table-cell office:value-type="string" calcext:value-type="string">
            <text:p>Send</text:p>
            <text:p>123abc456</text:p>
          </table:table-cell>
          <table:table-cell office:value-type="string" calcext:value-type="string">
            <text:p>Data sent and received</text:p>
            <text:p>Automatic action is triggered for each received line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Rx terminal</text:p>
          </table:table-cell>
          <table:table-cell office:value-type="string" calcext:value-type="string">
            <text:p>[Send Text] = "45"</text:p>
            <text:p>Leave focus</text:p>
          </table:table-cell>
          <table:table-cell table:number-columns-repeated="60"/>
        </table:table-row>
        <table:table-row table:style-name="ro4">
          <table:table-cell table:number-columns-repeated="3"/>
          <table:table-cell table:style-name="ce86" office:value-type="string" calcext:value-type="string">
            <text:p>"</text:p>
          </table:table-cell>
          <table:table-cell office:value-type="string" calcext:value-type="string">
            <text:p>List triggers</text:p>
          </table:table-cell>
          <table:table-cell office:value-type="string" calcext:value-type="string">
            <text:p>[None]</text:p>
            <text:p>[Any Line]</text:p>
            <text:p>[Predefined Command 1, 2, 3, 4, 5, 9, 10]</text:p>
            <text:p>[Send Text]</text:p>
            <text:p><text:span text:style-name="T134">Common Regex Capture Patterns</text:span></text:p>
          </table:table-cell>
          <table:table-cell office:value-type="string" calcext:value-type="string">
            <text:p/>
            <text:p/>
            <text:p/>
            <text:p><text:span text:style-name="T134">[Send Text] must be listed</text:span></text:p>
          </table:table-cell>
          <table:table-cell table:number-columns-repeated="58"/>
        </table:table-row>
        <table:table-row table:style-name="ro1">
          <table:table-cell table:number-columns-repeated="3"/>
          <table:table-cell table:style-name="ce86" office:value-type="string" calcext:value-type="string">
            <text:p>"</text:p>
          </table:table-cell>
          <table:table-cell office:value-type="string" calcext:value-type="string">
            <text:p>Select trigger = [Send Text]</text:p>
          </table:table-cell>
          <table:table-cell table:number-columns-repeated="60"/>
        </table:table-row>
        <table:table-row table:style-name="ro3">
          <table:table-cell table:number-columns-repeated="3"/>
          <table:table-cell office:value-type="string" calcext:value-type="string">
            <text:p>Tx terminal</text:p>
          </table:table-cell>
          <table:table-cell office:value-type="string" calcext:value-type="string">
            <text:p>Send 45</text:p>
          </table:table-cell>
          <table:table-cell office:value-type="string" calcext:value-type="string">
            <text:p>Data sent and received</text:p>
            <text:p>Automatic action is triggered</text:p>
            <text:p><text:span text:style-name="T134">Trigger is highlighted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x terminal</text:p>
          </table:table-cell>
          <table:table-cell office:value-type="string" calcext:value-type="string">
            <text:p>[Send Text]</text:p>
          </table:table-cell>
          <table:table-cell office:value-type="string" calcext:value-type="string">
            <text:p>Line containing "45" is not highlighted</text:p>
          </table:table-cell>
          <table:table-cell table:number-columns-repeated="59"/>
        </table:table-row>
        <table:table-row table:style-name="ro2">
          <table:table-cell table:number-columns-repeated="3"/>
          <table:table-cell table:style-name="ce86" office:value-type="string" calcext:value-type="string">
            <text:p>"</text:p>
          </table:table-cell>
          <table:table-cell office:value-type="string" calcext:value-type="string">
            <text:p>Send</text:p>
            <text:p>123abc456</text:p>
          </table:table-cell>
          <table:table-cell office:value-type="string" calcext:value-type="string">
            <text:p>Line containing "45" is not highlighted</text:p>
          </table:table-cell>
          <table:table-cell table:number-columns-repeated="59"/>
        </table:table-row>
        <table:table-row table:style-name="ro3">
          <table:table-cell table:number-columns-repeated="3"/>
          <table:table-cell table:style-name="ce86" office:value-type="string" calcext:value-type="string">
            <text:p>"</text:p>
          </table:table-cell>
          <table:table-cell office:value-type="string" calcext:value-type="string">
            <text:p>[Terminal &gt; Refresh All] [F5]</text:p>
          </table:table-cell>
          <table:table-cell office:value-type="string" calcext:value-type="string">
            <text:p>Automatic action is not triggered again</text:p>
            <text:p><text:span text:style-name="T134">Trigger is still highlighted</text:span></text:p>
            <text:p><text:span text:style-name="T134">Former triggers where [Any Line] was active are also highlighted</text:span></text:p>
          </table:table-cell>
          <table:table-cell office:value-type="string" calcext:value-type="string">
            <text:p/>
            <text:p/>
            <text:p>Not perfect, but way good enough</text:p>
          </table:table-cell>
          <table:table-cell table:number-columns-repeated="58"/>
        </table:table-row>
        <table:table-row table:style-name="ro1">
          <table:table-cell table:number-columns-repeated="3"/>
          <table:table-cell table:style-name="ce86" office:value-type="string" calcext:value-type="string">
            <text:p>"</text:p>
          </table:table-cell>
          <table:table-cell office:value-type="string" calcext:value-type="string">
            <text:p>Select trigger = [Predefined Command 1]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Tx terminal</text:p>
          </table:table-cell>
          <table:table-cell office:value-type="string" calcext:value-type="string">
            <text:p>Send</text:p>
            <text:p>123abc456</text:p>
          </table:table-cell>
          <table:table-cell office:value-type="string" calcext:value-type="string">
            <text:p>Data sent and received</text:p>
            <text:p><text:span text:style-name="T134">Automatic action is not triggered</text:span></text:p>
          </table:table-cell>
          <table:table-cell table:number-columns-repeated="59"/>
        </table:table-row>
        <table:table-row table:style-name="ro3">
          <table:table-cell table:number-columns-repeated="3"/>
          <table:table-cell table:style-name="ce86" office:value-type="string" calcext:value-type="string">
            <text:p>"</text:p>
          </table:table-cell>
          <table:table-cell office:value-type="string" calcext:value-type="string">
            <text:p>Send</text:p>
            <text:p>123ABC456</text:p>
          </table:table-cell>
          <table:table-cell office:value-type="string" calcext:value-type="string">
            <text:p>Data sent and received</text:p>
            <text:p><text:span text:style-name="T134">Automatic action is triggered</text:span></text:p>
            <text:p><text:span text:style-name="T134">Trigger is highlighted</text:span></text:p>
          </table:table-cell>
          <table:table-cell office:value-type="string" calcext:value-type="string">
            <text:p>Detour via e.g. "123abcABC123" is needed to overcome WinForm limitation (bug #347)</text:p>
          </table:table-cell>
          <table:table-cell table:number-columns-repeated="58"/>
        </table:table-row>
        <table:table-row table:style-name="ro2">
          <table:table-cell table:number-columns-repeated="4"/>
          <table:table-cell office:value-type="string" calcext:value-type="string">
            <text:p>Exit YAT</text:p>
            <text:p>Restart YAT</text:p>
          </table:table-cell>
          <table:table-cell/>
          <table:table-cell office:value-type="string" calcext:value-type="string">
            <text:p>Verifies that variable triggers are correctly handled on exit/startup,</text:p>
            <text:p><text:span text:style-name="T134">even for commands of </text:span>linked pages</text:p>
          </table:table-cell>
          <table:table-cell table:number-columns-repeated="58"/>
        </table:table-row>
        <table:table-row table:style-name="ro1">
          <table:table-cell table:number-columns-repeated="4"/>
          <table:table-cell office:value-type="string" calcext:value-type="string">
            <text:p>Select trigger = [Predefined Command 2]</text:p>
          </table:table-cell>
          <table:table-cell table:number-columns-repeated="60"/>
        </table:table-row>
        <table:table-row table:style-name="ro3">
          <table:table-cell table:number-columns-repeated="4"/>
          <table:table-cell office:value-type="string" calcext:value-type="string">
            <text:p>Send</text:p>
            <text:p>123ABC456</text:p>
          </table:table-cell>
          <table:table-cell office:value-type="string" calcext:value-type="string">
            <text:p>Data sent and received</text:p>
            <text:p>Automatic action is triggered</text:p>
            <text:p><text:span text:style-name="T134">Trigger is highlighted</text:span></text:p>
          </table:table-cell>
          <table:table-cell table:number-columns-repeated="59"/>
        </table:table-row>
        <table:table-row table:style-name="ro1">
          <table:table-cell table:number-columns-repeated="4"/>
          <table:table-cell office:value-type="string" calcext:value-type="string">
            <text:p>Select trigger = Some dedicated command = "ab"</text:p>
          </table:table-cell>
          <table:table-cell office:value-type="string" calcext:value-type="string">
            <text:p>[Use Text] is enabled now</text:p>
          </table:table-cell>
          <table:table-cell table:number-columns-repeated="59"/>
        </table:table-row>
        <table:table-row table:style-name="ro2">
          <table:table-cell table:number-columns-repeated="4"/>
          <table:table-cell office:value-type="string" calcext:value-type="string">
            <text:p>Send</text:p>
            <text:p>123ABC456</text:p>
          </table:table-cell>
          <table:table-cell office:value-type="string" calcext:value-type="string">
            <text:p>Data sent and received</text:p>
            <text:p><text:span text:style-name="T134">Automatic action is not triggered</text:span></text:p>
          </table:table-cell>
          <table:table-cell table:number-columns-repeated="59"/>
        </table:table-row>
        <table:table-row table:style-name="ro3">
          <table:table-cell table:number-columns-repeated="4"/>
          <table:table-cell office:value-type="string" calcext:value-type="string">
            <text:p>Send</text:p>
            <text:p>123abc456</text:p>
          </table:table-cell>
          <table:table-cell office:value-type="string" calcext:value-type="string">
            <text:p>Data sent and received</text:p>
            <text:p><text:span text:style-name="T134">Automatic action is triggered</text:span></text:p>
            <text:p><text:span text:style-name="T134">Trigger is highlighted</text:span></text:p>
          </table:table-cell>
          <table:table-cell table:number-columns-repeated="59"/>
        </table:table-row>
        <table:table-row table:style-name="ro3">
          <table:table-cell table:number-columns-repeated="4"/>
          <table:table-cell office:value-type="string" calcext:value-type="string">
            <text:p>Enable [Use Text]</text:p>
          </table:table-cell>
          <table:table-cell office:value-type="string" calcext:value-type="string">
            <text:p>[Case Sensitive] is enabled now and activated</text:p>
            <text:p>[Whole Word] is enabled now</text:p>
            <text:p>[Regex] is enabled now</text:p>
          </table:table-cell>
          <table:table-cell table:number-columns-repeated="59"/>
        </table:table-row>
        <table:table-row table:style-name="ro3">
          <table:table-cell table:number-columns-repeated="4"/>
          <table:table-cell office:value-type="string" calcext:value-type="string">
            <text:p>Send</text:p>
            <text:p>123abc456</text:p>
          </table:table-cell>
          <table:table-cell office:value-type="string" calcext:value-type="string">
            <text:p>Data sent and received</text:p>
            <text:p><text:span text:style-name="T134">Automatic action is triggered</text:span></text:p>
            <text:p><text:span text:style-name="T134">Trigger is highlighted</text:span></text:p>
          </table:table-cell>
          <table:table-cell table:number-columns-repeated="59"/>
        </table:table-row>
        <table:table-row table:style-name="ro2">
          <table:table-cell table:number-columns-repeated="4"/>
          <table:table-cell office:value-type="string" calcext:value-type="string">
            <text:p>Send</text:p>
            <text:p>123ABC456</text:p>
          </table:table-cell>
          <table:table-cell office:value-type="string" calcext:value-type="string">
            <text:p>Data sent and received</text:p>
            <text:p><text:span text:style-name="T134">Automatic action is not triggered</text:span></text:p>
          </table:table-cell>
          <table:table-cell table:number-columns-repeated="59"/>
        </table:table-row>
        <table:table-row table:style-name="ro1">
          <table:table-cell table:number-columns-repeated="4"/>
          <table:table-cell office:value-type="string" calcext:value-type="string">
            <text:p>Disable [Case Sensitive] using [Alt+C] from within trigger combo box</text:p>
          </table:table-cell>
          <table:table-cell office:value-type="string" calcext:value-type="string">
            <text:p>[Case Sensitive] is deactivated now</text:p>
          </table:table-cell>
          <table:table-cell table:number-columns-repeated="59"/>
        </table:table-row>
        <table:table-row table:style-name="ro3">
          <table:table-cell table:number-columns-repeated="4"/>
          <table:table-cell office:value-type="string" calcext:value-type="string">
            <text:p>Send</text:p>
            <text:p>123ABC456</text:p>
          </table:table-cell>
          <table:table-cell office:value-type="string" calcext:value-type="string">
            <text:p>Data sent and received</text:p>
            <text:p><text:span text:style-name="T134">Automatic action is triggered</text:span></text:p>
            <text:p><text:span text:style-name="T134">Trigger is highlighted</text:span></text:p>
          </table:table-cell>
          <table:table-cell table:number-columns-repeated="59"/>
        </table:table-row>
        <table:table-row table:style-name="ro1">
          <table:table-cell table:number-columns-repeated="4"/>
          <table:table-cell office:value-type="string" calcext:value-type="string">
            <text:p>Enable [Whole Word] using [Alt+W] from within trigger combo box</text:p>
          </table:table-cell>
          <table:table-cell office:value-type="string" calcext:value-type="string">
            <text:p>[Whole Word] is activated now</text:p>
          </table:table-cell>
          <table:table-cell table:number-columns-repeated="59"/>
        </table:table-row>
        <table:table-row table:style-name="ro2">
          <table:table-cell table:number-columns-repeated="4"/>
          <table:table-cell office:value-type="string" calcext:value-type="string">
            <text:p>Send</text:p>
            <text:p>123ABC456</text:p>
          </table:table-cell>
          <table:table-cell office:value-type="string" calcext:value-type="string">
            <text:p>Data sent and received</text:p>
            <text:p><text:span text:style-name="T134">Automatic action is not triggered</text:span></text:p>
          </table:table-cell>
          <table:table-cell table:number-columns-repeated="59"/>
        </table:table-row>
        <table:table-row table:style-name="ro3">
          <table:table-cell table:number-columns-repeated="4"/>
          <table:table-cell office:value-type="string" calcext:value-type="string">
            <text:p>Send</text:p>
            <text:p>123 AB C456</text:p>
          </table:table-cell>
          <table:table-cell office:value-type="string" calcext:value-type="string">
            <text:p>Data sent and received</text:p>
            <text:p><text:span text:style-name="T134">Automatic action is triggered</text:span></text:p>
            <text:p><text:span text:style-name="T134">Trigger is highlighted</text:span></text:p>
          </table:table-cell>
          <table:table-cell table:number-columns-repeated="59"/>
        </table:table-row>
        <table:table-row table:style-name="ro2">
          <table:table-cell table:number-columns-repeated="4"/>
          <table:table-cell office:value-type="string" calcext:value-type="string">
            <text:p>Enable [Regex] using [Alt+E] from within trigger combo box</text:p>
            <text:p>Trigger = \w{3,}</text:p>
          </table:table-cell>
          <table:table-cell office:value-type="string" calcext:value-type="string">
            <text:p>[Whole Word] is still activated</text:p>
            <text:p><text:span text:style-name="T134">[Regex] is activated now</text:span></text:p>
          </table:table-cell>
          <table:table-cell table:number-columns-repeated="59"/>
        </table:table-row>
        <table:table-row table:style-name="ro3">
          <table:table-cell table:number-columns-repeated="4"/>
          <table:table-cell office:value-type="string" calcext:value-type="string">
            <text:p>Send</text:p>
            <text:p><text:span text:style-name="T226">123</text:span> AB <text:span text:style-name="T226">C456</text:span></text:p>
          </table:table-cell>
          <table:table-cell office:value-type="string" calcext:value-type="string">
            <text:p>Data sent and received</text:p>
            <text:p>Automatic action is triggered for <text:span text:style-name="T226">each of the two matches</text:span></text:p>
            <text:p><text:span text:style-name="T157">Trigger is highlighted</text:span></text:p>
          </table:table-cell>
          <table:table-cell table:number-columns-repeated="59"/>
        </table:table-row>
        <table:table-row table:style-name="ro1">
          <table:table-cell table:number-columns-repeated="65"/>
        </table:table-row>
        <table:table-row table:style-name="ro2">
          <table:table-cell table:number-columns-repeated="2"/>
          <table:table-cell table:style-name="ce42" office:value-type="string" calcext:value-type="string">
            <text:p>Filter/Suppr.</text:p>
          </table:table-cell>
          <table:table-cell table:style-name="ce42"/>
          <table:table-cell office:value-type="string" calcext:value-type="string">
            <text:p>Select trigger = Some dedicated command</text:p>
            <text:p>ABC</text:p>
          </table:table-cell>
          <table:table-cell table:number-columns-repeated="60"/>
        </table:table-row>
        <table:table-row table:style-name="ro6">
          <table:table-cell table:number-columns-repeated="2"/>
          <table:table-cell table:style-name="ce42" table:number-columns-repeated="2"/>
          <table:table-cell office:value-type="string" calcext:value-type="string">
            <text:p>Disable [Regex]</text:p>
            <text:p><text:span text:style-name="T134">Disable [Whole Word]</text:span></text:p>
            <text:p><text:span text:style-name="T134">Reenable [Case Sensitive]</text:span></text:p>
            <text:p>Disable [Use Text]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42" table:number-columns-repeated="2"/>
          <table:table-cell office:value-type="string" calcext:value-type="string">
            <text:p>[Line Numbers &gt; Show Line Numbers]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42" table:number-columns-repeated="2"/>
          <table:table-cell office:value-type="string" calcext:value-type="string">
            <text:p>[Show Direction]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42" table:number-columns-repeated="2"/>
          <table:table-cell table:number-columns-repeated="61"/>
        </table:table-row>
        <table:table-row table:style-name="ro1">
          <table:table-cell table:number-columns-repeated="2"/>
          <table:table-cell table:style-name="ce42" office:value-type="string" calcext:value-type="string">
            <text:p>Filter</text:p>
          </table:table-cell>
          <table:table-cell table:style-name="ce42"/>
          <table:table-cell office:value-type="string" calcext:value-type="string">
            <text:p>Select action = [Filter]</text:p>
          </table:table-cell>
          <table:table-cell/>
          <table:table-cell office:value-type="string" calcext:value-type="string">
            <text:p>"ABC" is the pattern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2" table:number-columns-repeated="2"/>
          <table:table-cell office:value-type="string" calcext:value-type="string">
            <text:p>Send something from filtering terminal</text:p>
          </table:table-cell>
          <table:table-cell office:value-type="string" calcext:value-type="string">
            <text:p>Data sent and received</text:p>
          </table:table-cell>
          <table:table-cell table:number-columns-repeated="59"/>
        </table:table-row>
        <table:table-row table:style-name="ro1">
          <table:table-cell table:number-columns-repeated="2"/>
          <table:table-cell table:style-name="ce42" table:number-columns-repeated="2"/>
          <table:table-cell office:value-type="string" calcext:value-type="string">
            <text:p>Send something without trigger from other terminal</text:p>
          </table:table-cell>
          <table:table-cell office:value-type="string" calcext:value-type="string">
            <text:p>Data sent but not shown, i.e. filtered-out</text:p>
          </table:table-cell>
          <table:table-cell table:number-columns-repeated="59"/>
        </table:table-row>
        <table:table-row table:style-name="ro1">
          <table:table-cell table:number-columns-repeated="2"/>
          <table:table-cell table:style-name="ce42" table:number-columns-repeated="2"/>
          <table:table-cell office:value-type="string" calcext:value-type="string">
            <text:p>Send something including trigger from other terminal</text:p>
          </table:table-cell>
          <table:table-cell office:value-type="string" calcext:value-type="string">
            <text:p><text:span text:style-name="T134">Data sent and received</text:span>, i.e. filtered-in</text:p>
          </table:table-cell>
          <table:table-cell table:number-columns-repeated="59"/>
        </table:table-row>
        <table:table-row table:style-name="ro1">
          <table:table-cell table:number-columns-repeated="2"/>
          <table:table-cell table:style-name="ce42" table:number-columns-repeated="2"/>
          <table:table-cell office:value-type="string" calcext:value-type="string">
            <text:p>Send trigger only from other terminal</text:p>
          </table:table-cell>
          <table:table-cell office:value-type="string" calcext:value-type="string">
            <text:p>Data sent and received</text:p>
          </table:table-cell>
          <table:table-cell table:number-columns-repeated="59"/>
        </table:table-row>
        <table:table-row table:style-name="ro2">
          <table:table-cell table:number-columns-repeated="2"/>
          <table:table-cell table:style-name="ce42" table:number-columns-repeated="2"/>
          <table:table-cell office:value-type="string" calcext:value-type="string">
            <text:p>Send partial line without trigger from other terminal</text:p>
            <text:p><text:span text:style-name="T134">xyz\!(NoEOL)</text:span></text:p>
          </table:table-cell>
          <table:table-cell office:value-type="string" calcext:value-type="string">
            <text:p>Data sent but not shown yet, i.e. retained</text:p>
          </table:table-cell>
          <table:table-cell table:number-columns-repeated="59"/>
        </table:table-row>
        <table:table-row table:style-name="ro2">
          <table:table-cell table:number-columns-repeated="2"/>
          <table:table-cell table:style-name="ce42" table:number-columns-repeated="2"/>
          <table:table-cell office:value-type="string" calcext:value-type="string">
            <text:p>Send trigger from other terminal</text:p>
            <text:p>ABC</text:p>
          </table:table-cell>
          <table:table-cell office:value-type="string" calcext:value-type="string">
            <text:p>Data sent and received</text:p>
          </table:table-cell>
          <table:table-cell table:style-name="ce94" office:value-type="string" calcext:value-type="string">
            <text:p><text:span text:style-name="T151">(&gt;&gt;)</text:span><text:span text:style-name="T152"> </text:span><text:span text:style-name="T153">xyzABC</text:span></text:p>
          </table:table-cell>
          <table:table-cell table:number-columns-repeated="58"/>
        </table:table-row>
        <table:table-row table:style-name="ro2">
          <table:table-cell table:number-columns-repeated="2"/>
          <table:table-cell table:style-name="ce42" table:number-columns-repeated="2"/>
          <table:table-cell office:value-type="string" calcext:value-type="string">
            <text:p>Send partial line including trigger from other terminal</text:p>
            <text:p><text:span text:style-name="T134">ABC\!(NoEOL)</text:span></text:p>
          </table:table-cell>
          <table:table-cell office:value-type="string" calcext:value-type="string">
            <text:p>Data sent but not shown yet, i.e. retained</text:p>
          </table:table-cell>
          <table:table-cell table:number-columns-repeated="59"/>
        </table:table-row>
        <table:table-row table:style-name="ro2">
          <table:table-cell table:number-columns-repeated="2"/>
          <table:table-cell table:style-name="ce42" table:number-columns-repeated="2"/>
          <table:table-cell office:value-type="string" calcext:value-type="string">
            <text:p>Send line end without trigger from other terminal</text:p>
            <text:p>xyz</text:p>
          </table:table-cell>
          <table:table-cell office:value-type="string" calcext:value-type="string">
            <text:p>Data sent and received</text:p>
          </table:table-cell>
          <table:table-cell table:style-name="ce94" office:value-type="string" calcext:value-type="string">
            <text:p><text:span text:style-name="T151">(&gt;&gt;)</text:span><text:span text:style-name="T152"> </text:span><text:span text:style-name="T153">ABCxyz</text:span></text:p>
          </table:table-cell>
          <table:table-cell table:number-columns-repeated="58"/>
        </table:table-row>
        <table:table-row table:style-name="ro2">
          <table:table-cell table:number-columns-repeated="2"/>
          <table:table-cell table:style-name="ce42" table:number-columns-repeated="2"/>
          <table:table-cell office:value-type="string" calcext:value-type="string">
            <text:p>Send partial line without trigger from other terminal</text:p>
            <text:p><text:span text:style-name="T134">xyz\!(NoEOL)</text:span></text:p>
          </table:table-cell>
          <table:table-cell office:value-type="string" calcext:value-type="string">
            <text:p>Data sent but not shown yet, i.e. retained</text:p>
          </table:table-cell>
          <table:table-cell table:style-name="ce94"/>
          <table:table-cell table:number-columns-repeated="58"/>
        </table:table-row>
        <table:table-row table:style-name="ro2">
          <table:table-cell table:number-columns-repeated="2"/>
          <table:table-cell table:style-name="ce42" table:number-columns-repeated="2"/>
          <table:table-cell office:value-type="string" calcext:value-type="string">
            <text:p>Send line end without trigger from other terminal</text:p>
            <text:p>xyz</text:p>
          </table:table-cell>
          <table:table-cell office:value-type="string" calcext:value-type="string">
            <text:p>Data sent but not shown, i.e. filtered-out</text:p>
          </table:table-cell>
          <table:table-cell table:style-name="ce94"/>
          <table:table-cell table:number-columns-repeated="58"/>
        </table:table-row>
        <table:table-row table:style-name="ro2">
          <table:table-cell table:number-columns-repeated="2"/>
          <table:table-cell table:style-name="ce42" table:number-columns-repeated="2"/>
          <table:table-cell office:value-type="string" calcext:value-type="string">
            <text:p>Send a chunk of two lines with/without trigger from other terminal</text:p>
            <text:p><text:span text:style-name="T134">ABC\!(EOL)xyz</text:span></text:p>
          </table:table-cell>
          <table:table-cell office:value-type="string" calcext:value-type="string">
            <text:p>Data sent and partly shown, i.e. partly filtered-in/out</text:p>
          </table:table-cell>
          <table:table-cell table:style-name="ce95" office:value-type="string" calcext:value-type="string">
            <text:p><text:span text:style-name="T151">(&gt;&gt;)</text:span><text:span text:style-name="T152"> </text:span><text:span text:style-name="T153">ABC</text:span>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2" table:number-columns-repeated="2"/>
          <table:table-cell office:value-type="string" calcext:value-type="string">
            <text:p>In receiving terminal, show unidir Rx monitor</text:p>
          </table:table-cell>
          <table:table-cell office:value-type="string" calcext:value-type="string">
            <text:p>Equally filtered as in bidir monitor</text:p>
          </table:table-cell>
          <table:table-cell table:style-name="ce95"/>
          <table:table-cell table:number-columns-repeated="58"/>
        </table:table-row>
        <table:table-row table:style-name="ro1">
          <table:table-cell table:number-columns-repeated="2"/>
          <table:table-cell table:style-name="ce42" table:number-columns-repeated="2"/>
          <table:table-cell office:value-type="string" calcext:value-type="string">
            <text:p>[Terminal &gt; Refresh All] [F5]</text:p>
          </table:table-cell>
          <table:table-cell office:value-type="string" calcext:value-type="string">
            <text:p>Still properly filtered</text:p>
          </table:table-cell>
          <table:table-cell table:style-name="ce95"/>
          <table:table-cell table:number-columns-repeated="58"/>
        </table:table-row>
        <table:table-row table:style-name="ro3">
          <table:table-cell table:number-columns-repeated="2"/>
          <table:table-cell table:style-name="ce42" table:number-columns-repeated="2"/>
          <table:table-cell office:value-type="string" calcext:value-type="string">
            <text:p>[Show Count/Rate]</text:p>
            <text:p>[Reset Count/Rate]</text:p>
            <text:p>[Clear Monitors] [Ctrl+E]</text:p>
          </table:table-cell>
          <table:table-cell/>
          <table:table-cell table:style-name="ce95"/>
          <table:table-cell table:number-columns-repeated="58"/>
        </table:table-row>
        <table:table-row table:style-name="ro3">
          <table:table-cell table:number-columns-repeated="2"/>
          <table:table-cell table:style-name="ce42" table:number-columns-repeated="2"/>
          <table:table-cell office:value-type="string" calcext:value-type="string">
            <text:p>Send a chunk of two lines with/without trigger from other terminal</text:p>
            <text:p><text:span text:style-name="T134">ABC\!(EOL)xyz\!(LineRepeat(100))</text:span></text:p>
          </table:table-cell>
          <table:table-cell office:value-type="string" calcext:value-type="string">
            <text:p>1000 bytes / 200 lines received</text:p>
            <text:p>100 lines shown, i.e. filtered-in</text:p>
            <text:p>100 lines filtered-out</text:p>
          </table:table-cell>
          <table:table-cell table:style-name="ce95" office:value-type="string" calcext:value-type="string">
            <text:p><text:span text:style-name="T159">(&gt;&gt;)</text:span><text:span text:style-name="T160"> </text:span><text:span text:style-name="T161">ABC</text:span></text:p>
            <text:p><text:span text:style-name="T196">(&gt;&gt;)</text:span><text:span text:style-name="T140"> </text:span><text:span text:style-name="T161">ABC</text:span></text:p>
            <text:p><text:span text:style-name="T196">(&gt;&gt;)</text:span><text:span text:style-name="T140"> </text:span><text:span text:style-name="T161">...</text:span>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2" table:number-columns-repeated="2"/>
          <table:table-cell table:number-columns-repeated="61"/>
        </table:table-row>
        <table:table-row table:style-name="ro1">
          <table:table-cell table:number-columns-repeated="2"/>
          <table:table-cell table:style-name="ce42" office:value-type="string" calcext:value-type="string">
            <text:p>Suppress</text:p>
          </table:table-cell>
          <table:table-cell table:style-name="ce42"/>
          <table:table-cell office:value-type="string" calcext:value-type="string">
            <text:p>Select action = [Suppress]</text:p>
          </table:table-cell>
          <table:table-cell/>
          <table:table-cell office:value-type="string" calcext:value-type="string">
            <text:p>"ABC" still is the pattern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2" table:number-columns-repeated="2"/>
          <table:table-cell office:value-type="string" calcext:value-type="string">
            <text:p>Send something from suppressing terminal</text:p>
          </table:table-cell>
          <table:table-cell office:value-type="string" calcext:value-type="string">
            <text:p>Data sent and received</text:p>
          </table:table-cell>
          <table:table-cell table:number-columns-repeated="59"/>
        </table:table-row>
        <table:table-row table:style-name="ro1">
          <table:table-cell table:number-columns-repeated="2"/>
          <table:table-cell table:style-name="ce42" table:number-columns-repeated="2"/>
          <table:table-cell office:value-type="string" calcext:value-type="string">
            <text:p>Send something without trigger from other terminal</text:p>
          </table:table-cell>
          <table:table-cell office:value-type="string" calcext:value-type="string">
            <text:p>Data sent and received, i.e. not suppressed</text:p>
          </table:table-cell>
          <table:table-cell table:number-columns-repeated="59"/>
        </table:table-row>
        <table:table-row table:style-name="ro1">
          <table:table-cell table:number-columns-repeated="2"/>
          <table:table-cell table:style-name="ce42" table:number-columns-repeated="2"/>
          <table:table-cell office:value-type="string" calcext:value-type="string">
            <text:p>Send something including trigger from other terminal</text:p>
          </table:table-cell>
          <table:table-cell office:value-type="string" calcext:value-type="string">
            <text:p>Data sent but not shown, i.e. suppressed</text:p>
          </table:table-cell>
          <table:table-cell table:number-columns-repeated="59"/>
        </table:table-row>
        <table:table-row table:style-name="ro1">
          <table:table-cell table:number-columns-repeated="2"/>
          <table:table-cell table:style-name="ce42" table:number-columns-repeated="2"/>
          <table:table-cell office:value-type="string" calcext:value-type="string">
            <text:p>Send trigger only from other terminal</text:p>
          </table:table-cell>
          <table:table-cell office:value-type="string" calcext:value-type="string">
            <text:p>Data sent but not shown</text:p>
          </table:table-cell>
          <table:table-cell table:number-columns-repeated="59"/>
        </table:table-row>
        <table:table-row table:style-name="ro2">
          <table:table-cell table:number-columns-repeated="2"/>
          <table:table-cell table:style-name="ce42" table:number-columns-repeated="2"/>
          <table:table-cell office:value-type="string" calcext:value-type="string">
            <text:p>Send partial line without trigger from other terminal</text:p>
            <text:p><text:span text:style-name="T134">"xyz\!(NoEOL)"</text:span></text:p>
          </table:table-cell>
          <table:table-cell office:value-type="string" calcext:value-type="string">
            <text:p><text:span text:style-name="T134">Data sent but not shown</text:span> yet, i.e. retained</text:p>
          </table:table-cell>
          <table:table-cell table:number-columns-repeated="59"/>
        </table:table-row>
        <table:table-row table:style-name="ro2">
          <table:table-cell table:number-columns-repeated="2"/>
          <table:table-cell table:style-name="ce42" table:number-columns-repeated="2"/>
          <table:table-cell office:value-type="string" calcext:value-type="string">
            <text:p>Send trigger from other terminal</text:p>
            <text:p>ABC</text:p>
          </table:table-cell>
          <table:table-cell office:value-type="string" calcext:value-type="string">
            <text:p>Data sent but not shown, i.e. suppressed</text:p>
          </table:table-cell>
          <table:table-cell table:number-columns-repeated="59"/>
        </table:table-row>
        <table:table-row table:style-name="ro2">
          <table:table-cell table:number-columns-repeated="2"/>
          <table:table-cell table:style-name="ce42" table:number-columns-repeated="2"/>
          <table:table-cell office:value-type="string" calcext:value-type="string">
            <text:p>Send partial line including trigger from other terminal</text:p>
            <text:p><text:span text:style-name="T134">"ABC\!(NoEOL)"</text:span></text:p>
          </table:table-cell>
          <table:table-cell office:value-type="string" calcext:value-type="string">
            <text:p><text:span text:style-name="T134">Data sent but not shown</text:span> yet, i.e. retained</text:p>
          </table:table-cell>
          <table:table-cell table:number-columns-repeated="59"/>
        </table:table-row>
        <table:table-row table:style-name="ro2">
          <table:table-cell table:number-columns-repeated="2"/>
          <table:table-cell table:style-name="ce42" table:number-columns-repeated="2"/>
          <table:table-cell office:value-type="string" calcext:value-type="string">
            <text:p>Send line end without trigger from other terminal</text:p>
            <text:p>"xyz"</text:p>
          </table:table-cell>
          <table:table-cell office:value-type="string" calcext:value-type="string">
            <text:p>Data sent but not shown, i.e. suppressed</text:p>
          </table:table-cell>
          <table:table-cell table:number-columns-repeated="59"/>
        </table:table-row>
        <table:table-row table:style-name="ro2">
          <table:table-cell table:number-columns-repeated="2"/>
          <table:table-cell table:style-name="ce42" table:number-columns-repeated="2"/>
          <table:table-cell office:value-type="string" calcext:value-type="string">
            <text:p>Send partial line without trigger from other terminal</text:p>
            <text:p><text:span text:style-name="T134">"xyz\!(NoEOL)"</text:span></text:p>
          </table:table-cell>
          <table:table-cell office:value-type="string" calcext:value-type="string">
            <text:p><text:span text:style-name="T134">Data sent but not shown</text:span> yet, i.e. retained</text:p>
          </table:table-cell>
          <table:table-cell table:number-columns-repeated="59"/>
        </table:table-row>
        <table:table-row table:style-name="ro2">
          <table:table-cell table:number-columns-repeated="2"/>
          <table:table-cell table:style-name="ce42" table:number-columns-repeated="2"/>
          <table:table-cell office:value-type="string" calcext:value-type="string">
            <text:p>Send line end without trigger from other terminal</text:p>
            <text:p>"xyz"</text:p>
          </table:table-cell>
          <table:table-cell office:value-type="string" calcext:value-type="string">
            <text:p>Data sent and complete line is shown, i.e. released</text:p>
          </table:table-cell>
          <table:table-cell table:style-name="ce94" office:value-type="string" calcext:value-type="string">
            <text:p><text:span text:style-name="T151">(&gt;&gt;)</text:span><text:span text:style-name="T152"> </text:span><text:span text:style-name="T153">xyzxyz</text:span></text:p>
          </table:table-cell>
          <table:table-cell table:number-columns-repeated="58"/>
        </table:table-row>
        <table:table-row table:style-name="ro2">
          <table:table-cell table:number-columns-repeated="2"/>
          <table:table-cell table:style-name="ce42" table:number-columns-repeated="2"/>
          <table:table-cell office:value-type="string" calcext:value-type="string">
            <text:p>Send a chunk of two lines with/without trigger from other terminal</text:p>
            <text:p><text:span text:style-name="T134">ABC\!(EOL)xyz</text:span></text:p>
          </table:table-cell>
          <table:table-cell office:value-type="string" calcext:value-type="string">
            <text:p>Data sent and partly shown, i.e. partly suppressed</text:p>
          </table:table-cell>
          <table:table-cell table:style-name="ce94" office:value-type="string" calcext:value-type="string">
            <text:p><text:span text:style-name="T151">(&gt;&gt;)</text:span><text:span text:style-name="T152"> </text:span><text:span text:style-name="T153">xyz</text:span>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2" table:number-columns-repeated="2"/>
          <table:table-cell office:value-type="string" calcext:value-type="string">
            <text:p>[Terminal &gt; Refresh All] [F5]</text:p>
          </table:table-cell>
          <table:table-cell office:value-type="string" calcext:value-type="string">
            <text:p>Still properly suppressed</text:p>
          </table:table-cell>
          <table:table-cell table:number-columns-repeated="59"/>
        </table:table-row>
        <table:table-row table:style-name="ro3">
          <table:table-cell table:number-columns-repeated="2"/>
          <table:table-cell table:style-name="ce42" table:number-columns-repeated="2"/>
          <table:table-cell office:value-type="string" calcext:value-type="string">
            <text:p>Send a chunk of two lines with/without trigger from other terminal</text:p>
            <text:p><text:span text:style-name="T134">ABC\!(EOL)xyz\!(LineRepeat(100))</text:span></text:p>
          </table:table-cell>
          <table:table-cell office:value-type="string" calcext:value-type="string">
            <text:p>1000 bytes / 200 lines received</text:p>
            <text:p>100 lines shown, i.e. not suppressed</text:p>
            <text:p>100 lines suppressed</text:p>
          </table:table-cell>
          <table:table-cell table:style-name="ce95" office:value-type="string" calcext:value-type="string">
            <text:p><text:span text:style-name="T159">(&gt;&gt;)</text:span><text:span text:style-name="T160"> </text:span><text:span text:style-name="T161">xyz</text:span></text:p>
            <text:p><text:span text:style-name="T196">(&gt;&gt;)</text:span><text:span text:style-name="T140"> </text:span><text:span text:style-name="T161">xyz</text:span></text:p>
            <text:p><text:span text:style-name="T196">(&gt;&gt;)</text:span><text:span text:style-name="T140"> </text:span><text:span text:style-name="T161">...</text:span>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2" table:number-columns-repeated="2"/>
          <table:table-cell office:value-type="string" calcext:value-type="string">
            <text:p>Close all terminals</text:p>
          </table:table-cell>
          <table:table-cell/>
          <table:table-cell table:style-name="ce95"/>
          <table:table-cell table:number-columns-repeated="58"/>
        </table:table-row>
        <table:table-row table:style-name="ro1">
          <table:table-cell table:number-columns-repeated="2"/>
          <table:table-cell table:style-name="ce42" table:number-columns-repeated="2"/>
          <table:table-cell table:number-columns-repeated="2"/>
          <table:table-cell table:style-name="ce95"/>
          <table:table-cell table:number-columns-repeated="58"/>
        </table:table-row>
        <table:table-row table:style-name="ro1">
          <table:table-cell table:number-columns-repeated="2"/>
          <table:table-cell table:style-name="ce42" office:value-type="string" calcext:value-type="string">
            <text:p>Count/Rate</text:p>
          </table:table-cell>
          <table:table-cell table:style-name="ce42"/>
          <table:table-cell office:value-type="string" calcext:value-type="string">
            <text:p>Start MT-SICS simulation</text:p>
          </table:table-cell>
          <table:table-cell/>
          <table:table-cell table:style-name="ce95"/>
          <table:table-cell table:number-columns-repeated="58"/>
        </table:table-row>
        <table:table-row table:style-name="ro1">
          <table:table-cell table:number-columns-repeated="2"/>
          <table:table-cell table:style-name="ce42" table:number-columns-repeated="2"/>
          <table:table-cell office:value-type="string" calcext:value-type="string">
            <text:p>Create and start AutoSocket connected to the MT-SICS simulation</text:p>
          </table:table-cell>
          <table:table-cell/>
          <table:table-cell table:style-name="ce95"/>
          <table:table-cell table:number-columns-repeated="58"/>
        </table:table-row>
        <table:table-row table:style-name="ro1">
          <table:table-cell table:number-columns-repeated="2"/>
          <table:table-cell table:style-name="ce42" table:number-columns-repeated="2"/>
          <table:table-cell office:value-type="string" calcext:value-type="string">
            <text:p>[Show Count/Rate]</text:p>
          </table:table-cell>
          <table:table-cell/>
          <table:table-cell table:style-name="ce95"/>
          <table:table-cell table:number-columns-repeated="58"/>
        </table:table-row>
        <table:table-row table:style-name="ro1">
          <table:table-cell table:number-columns-repeated="2"/>
          <table:table-cell table:style-name="ce42" table:number-columns-repeated="2"/>
          <table:table-cell office:value-type="string" calcext:value-type="string">
            <text:p>[Show Time Stamp]</text:p>
          </table:table-cell>
          <table:table-cell/>
          <table:table-cell table:style-name="ce95"/>
          <table:table-cell table:number-columns-repeated="58"/>
        </table:table-row>
        <table:table-row table:style-name="ro2">
          <table:table-cell table:number-columns-repeated="2"/>
          <table:table-cell table:style-name="ce42" table:number-columns-repeated="2"/>
          <table:table-cell office:value-type="string" calcext:value-type="string">
            <text:p>Start SIR</text:p>
          </table:table-cell>
          <table:table-cell office:value-type="string" calcext:value-type="string">
            <text:p>Rates must match the rate of SIR</text:p>
            <text:p>Rates must "look nice"</text:p>
          </table:table-cell>
          <table:table-cell table:style-name="ce95"/>
          <table:table-cell table:number-columns-repeated="58"/>
        </table:table-row>
        <table:table-row table:style-name="ro1">
          <table:table-cell table:number-columns-repeated="2"/>
          <table:table-cell table:style-name="ce42" table:number-columns-repeated="2"/>
          <table:table-cell office:value-type="string" calcext:value-type="string">
            <text:p>Stop SIR</text:p>
          </table:table-cell>
          <table:table-cell/>
          <table:table-cell table:style-name="ce95"/>
          <table:table-cell table:number-columns-repeated="58"/>
        </table:table-row>
        <table:table-row table:style-name="ro1">
          <table:table-cell table:number-columns-repeated="2"/>
          <table:table-cell table:style-name="ce42" table:number-columns-repeated="2"/>
          <table:table-cell office:value-type="string" calcext:value-type="string">
            <text:p>Close terminal</text:p>
          </table:table-cell>
          <table:table-cell/>
          <table:table-cell table:style-name="ce95"/>
          <table:table-cell table:number-columns-repeated="58"/>
        </table:table-row>
        <table:table-row table:style-name="ro1">
          <table:table-cell table:number-columns-repeated="2"/>
          <table:table-cell table:style-name="ce42" table:number-columns-repeated="2"/>
          <table:table-cell table:number-columns-repeated="2"/>
          <table:table-cell table:style-name="ce96" office:value-type="string" calcext:value-type="string">
            <text:p>Instructions on videos at "..\4 - Implementation\Auto Action Plot"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2" office:value-type="string" calcext:value-type="string">
            <text:p>Count/Rate Plot</text:p>
          </table:table-cell>
          <table:table-cell office:value-type="string" calcext:value-type="string">
            <text:p>Tx terminal</text:p>
          </table:table-cell>
          <table:table-cell office:value-type="string" calcext:value-type="string">
            <text:p>Open a terminal in another instance of YAT</text:p>
          </table:table-cell>
          <table:table-cell/>
          <table:table-cell table:style-name="ce96" office:value-type="string" calcext:value-type="string">
            <text:p><text:s/>&gt; Always start video with configuration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2"/>
          <table:table-cell office:value-type="string" calcext:value-type="string">
            <text:p>Rx terminal</text:p>
          </table:table-cell>
          <table:table-cell office:value-type="string" calcext:value-type="string">
            <text:p><text:span text:style-name="T134">Open another </text:span>terminal on default port again</text:p>
          </table:table-cell>
          <table:table-cell/>
          <table:table-cell table:style-name="ce96" office:value-type="string" calcext:value-type="string">
            <text:p><text:s/>&gt; Always show time as well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2"/>
          <table:table-cell table:style-name="ce86" office:value-type="string" calcext:value-type="string">
            <text:p>"</text:p>
          </table:table-cell>
          <table:table-cell office:value-type="string" calcext:value-type="string">
            <text:p>[Show Count/Rate]</text:p>
          </table:table-cell>
          <table:table-cell/>
          <table:table-cell table:style-name="ce95"/>
          <table:table-cell table:number-columns-repeated="58"/>
        </table:table-row>
        <table:table-row table:style-name="ro2">
          <table:table-cell table:number-columns-repeated="2"/>
          <table:table-cell table:style-name="ce42"/>
          <table:table-cell table:style-name="ce86" office:value-type="string" calcext:value-type="string">
            <text:p>"</text:p>
          </table:table-cell>
          <table:table-cell office:value-type="string" calcext:value-type="string">
            <text:p>Trigger: [AnyLine]</text:p>
            <text:p>Action: [Plot Byte Count/Rate]</text:p>
          </table:table-cell>
          <table:table-cell/>
          <table:table-cell table:style-name="ce96" office:value-type="string" calcext:value-type="string">
            <text:p>Begin of video [Plot Byte Count&amp;Rate]</text:p>
          </table:table-cell>
          <table:table-cell table:number-columns-repeated="58"/>
        </table:table-row>
        <table:table-row table:style-name="ro2">
          <table:table-cell table:number-columns-repeated="2"/>
          <table:table-cell table:style-name="ce42"/>
          <table:table-cell office:value-type="string" calcext:value-type="string">
            <text:p>Tx terminal</text:p>
          </table:table-cell>
          <table:table-cell office:value-type="string" calcext:value-type="string">
            <text:p>Send</text:p>
            <text:p><text:span text:style-name="T134">ABCDEFGHIJKLMNOPQRSTUVWXYZ\!(LineRepeat(20))\!(LineInterval(100))</text:span></text:p>
          </table:table-cell>
          <table:table-cell/>
          <table:table-cell table:style-name="ce97"/>
          <table:table-cell table:number-columns-repeated="58"/>
        </table:table-row>
        <table:table-row table:style-name="ro2">
          <table:table-cell table:number-columns-repeated="2"/>
          <table:table-cell table:style-name="ce42"/>
          <table:table-cell table:style-name="ce86" office:value-type="string" calcext:value-type="string">
            <text:p>"</text:p>
          </table:table-cell>
          <table:table-cell office:value-type="string" calcext:value-type="string">
            <text:p>Send</text:p>
            <text:p><text:span text:style-name="T134">ABCDEFGHIJKLMNOPQRSTUVWXYZ\!(LineRepeat(20))\!(LineInterval(200))</text:span></text:p>
          </table:table-cell>
          <table:table-cell/>
          <table:table-cell table:style-name="ce97"/>
          <table:table-cell table:number-columns-repeated="58"/>
        </table:table-row>
        <table:table-row table:style-name="ro1">
          <table:table-cell table:number-columns-repeated="2"/>
          <table:table-cell table:style-name="ce42"/>
          <table:table-cell office:value-type="string" calcext:value-type="string">
            <text:p>Rx terminal</text:p>
          </table:table-cell>
          <table:table-cell office:value-type="string" calcext:value-type="string">
            <text:p>Wait a while</text:p>
          </table:table-cell>
          <table:table-cell/>
          <table:table-cell table:style-name="ce97"/>
          <table:table-cell table:number-columns-repeated="58"/>
        </table:table-row>
        <table:table-row table:style-name="ro1">
          <table:table-cell table:number-columns-repeated="2"/>
          <table:table-cell table:style-name="ce42"/>
          <table:table-cell table:style-name="ce86" office:value-type="string" calcext:value-type="string">
            <text:p>"</text:p>
          </table:table-cell>
          <table:table-cell office:value-type="string" calcext:value-type="string">
            <text:p>Show legend</text:p>
          </table:table-cell>
          <table:table-cell/>
          <table:table-cell table:style-name="ce97"/>
          <table:table-cell table:number-columns-repeated="58"/>
        </table:table-row>
        <table:table-row table:style-name="ro1">
          <table:table-cell table:number-columns-repeated="2"/>
          <table:table-cell table:style-name="ce42"/>
          <table:table-cell office:value-type="string" calcext:value-type="string">
            <text:p>Tx terminal</text:p>
          </table:table-cell>
          <table:table-cell office:value-type="string" calcext:value-type="string">
            <text:p>Send again</text:p>
          </table:table-cell>
          <table:table-cell/>
          <table:table-cell table:style-name="ce97"/>
          <table:table-cell table:number-columns-repeated="58"/>
        </table:table-row>
        <table:table-row table:style-name="ro3">
          <table:table-cell table:number-columns-repeated="2"/>
          <table:table-cell table:style-name="ce42"/>
          <table:table-cell office:value-type="string" calcext:value-type="string">
            <text:p>Rx terminal</text:p>
          </table:table-cell>
          <table:table-cell office:value-type="string" calcext:value-type="string">
            <text:p>Wait a while, then...</text:p>
            <text:p>...[Clear] plot</text:p>
            <text:p>...[Reset Byte/Line Count/Rate]</text:p>
          </table:table-cell>
          <table:table-cell/>
          <table:table-cell table:style-name="ce97"/>
          <table:table-cell table:number-columns-repeated="58"/>
        </table:table-row>
        <table:table-row table:style-name="ro1">
          <table:table-cell table:number-columns-repeated="2"/>
          <table:table-cell table:style-name="ce42"/>
          <table:table-cell office:value-type="string" calcext:value-type="string">
            <text:p>Tx terminal</text:p>
          </table:table-cell>
          <table:table-cell office:value-type="string" calcext:value-type="string">
            <text:p>Send again</text:p>
          </table:table-cell>
          <table:table-cell/>
          <table:table-cell table:style-name="ce97"/>
          <table:table-cell table:number-columns-repeated="58"/>
        </table:table-row>
        <table:table-row table:style-name="ro1">
          <table:table-cell table:number-columns-repeated="2"/>
          <table:table-cell table:style-name="ce42"/>
          <table:table-cell office:value-type="string" calcext:value-type="string">
            <text:p>Rx terminal</text:p>
          </table:table-cell>
          <table:table-cell office:value-type="string" calcext:value-type="string">
            <text:p>Deactivate automatic action <text:span text:style-name="T14">from within plot form</text:span></text:p>
          </table:table-cell>
          <table:table-cell/>
          <table:table-cell table:style-name="ce96" office:value-type="string" calcext:value-type="string">
            <text:p>End of video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2" table:number-columns-repeated="2"/>
          <table:table-cell table:number-columns-repeated="2"/>
          <table:table-cell table:style-name="ce95"/>
          <table:table-cell table:number-columns-repeated="58"/>
        </table:table-row>
        <table:table-row table:style-name="ro1">
          <table:table-cell table:number-columns-repeated="2"/>
          <table:table-cell table:style-name="ce42" office:value-type="string" calcext:value-type="string">
            <text:p>Options</text:p>
          </table:table-cell>
          <table:table-cell table:style-name="ce42"/>
          <table:table-cell office:value-type="string" calcext:value-type="string">
            <text:p>Trigger: ([-+]?\d+)</text:p>
          </table:table-cell>
          <table:table-cell office:value-type="string" calcext:value-type="string">
            <text:p>[Use Text] is silently enabled</text:p>
          </table:table-cell>
          <table:table-cell table:style-name="ce95"/>
          <table:table-cell table:number-columns-repeated="58"/>
        </table:table-row>
        <table:table-row table:style-name="ro3">
          <table:table-cell table:number-columns-repeated="2"/>
          <table:table-cell table:style-name="ce42" table:number-columns-repeated="2"/>
          <table:table-cell office:value-type="string" calcext:value-type="string">
            <text:p>Disable [Use Text]</text:p>
          </table:table-cell>
          <table:table-cell office:value-type="string" calcext:value-type="string">
            <text:p>Single error message</text:p>
            <text:p>Trigger is focussed again</text:p>
            <text:p>Invalid part is selected</text:p>
          </table:table-cell>
          <table:table-cell table:style-name="ce95"/>
          <table:table-cell table:number-columns-repeated="58"/>
        </table:table-row>
        <table:table-row table:style-name="ro1">
          <table:table-cell table:number-columns-repeated="2"/>
          <table:table-cell table:style-name="ce42" table:number-columns-repeated="2"/>
          <table:table-cell office:value-type="string" calcext:value-type="string">
            <text:p>Delete trigger</text:p>
          </table:table-cell>
          <table:table-cell office:value-type="string" calcext:value-type="string">
            <text:p>Trigger state is neutral again</text:p>
          </table:table-cell>
          <table:table-cell table:style-name="ce95"/>
          <table:table-cell table:number-columns-repeated="58"/>
        </table:table-row>
        <table:table-row table:style-name="ro2">
          <table:table-cell table:number-columns-repeated="2"/>
          <table:table-cell table:style-name="ce42" table:number-columns-repeated="2"/>
          <table:table-cell office:value-type="string" calcext:value-type="string">
            <text:p>Trigger: Fill-in (\</text:p>
          </table:table-cell>
          <table:table-cell office:value-type="string" calcext:value-type="string">
            <text:p>Trigger state is invalid</text:p>
            <text:p>[Use Text] is enabled</text:p>
          </table:table-cell>
          <table:table-cell table:style-name="ce95"/>
          <table:table-cell table:number-columns-repeated="58"/>
        </table:table-row>
        <table:table-row table:style-name="ro3">
          <table:table-cell table:number-columns-repeated="2"/>
          <table:table-cell table:style-name="ce42" table:number-columns-repeated="2"/>
          <table:table-cell office:value-type="string" calcext:value-type="string">
            <text:p>Enable [Use Text]</text:p>
          </table:table-cell>
          <table:table-cell office:value-type="string" calcext:value-type="string">
            <text:p>Trigger state is neutral again</text:p>
            <text:p><text:span text:style-name="T134">[Use Text] is selected</text:span></text:p>
            <text:p><text:span text:style-name="T134">[Regex] is enabled</text:span></text:p>
          </table:table-cell>
          <table:table-cell table:style-name="ce95"/>
          <table:table-cell table:number-columns-repeated="58"/>
        </table:table-row>
        <table:table-row table:style-name="ro2">
          <table:table-cell table:number-columns-repeated="2"/>
          <table:table-cell table:style-name="ce42" table:number-columns-repeated="2"/>
          <table:table-cell office:value-type="string" calcext:value-type="string">
            <text:p>Enable [Regex] using [Alt+E]</text:p>
          </table:table-cell>
          <table:table-cell office:value-type="string" calcext:value-type="string">
            <text:p>Trigger state is invalid again</text:p>
            <text:p>[Regex] is selected</text:p>
          </table:table-cell>
          <table:table-cell table:style-name="ce95"/>
          <table:table-cell table:number-columns-repeated="58"/>
        </table:table-row>
        <table:table-row table:style-name="ro3">
          <table:table-cell table:number-columns-repeated="2"/>
          <table:table-cell table:style-name="ce42" table:number-columns-repeated="2"/>
          <table:table-cell office:value-type="string" calcext:value-type="string">
            <text:p>Trigger: Complete with d+)</text:p>
          </table:table-cell>
          <table:table-cell office:value-type="string" calcext:value-type="string">
            <text:p>Trigger state is neutral again</text:p>
            <text:p><text:span text:style-name="T134">[Use Text] is enabled and selected</text:span></text:p>
            <text:p><text:span text:style-name="T134">[Regex] is enabled and selected</text:span></text:p>
          </table:table-cell>
          <table:table-cell table:style-name="ce95"/>
          <table:table-cell table:number-columns-repeated="58"/>
        </table:table-row>
        <table:table-row table:style-name="ro1">
          <table:table-cell table:number-columns-repeated="2"/>
          <table:table-cell table:style-name="ce42" table:number-columns-repeated="2"/>
          <table:table-cell table:number-columns-repeated="2"/>
          <table:table-cell table:style-name="ce95"/>
          <table:table-cell table:number-columns-repeated="58"/>
        </table:table-row>
        <table:table-row table:style-name="ro2">
          <table:table-cell table:number-columns-repeated="2"/>
          <table:table-cell table:style-name="ce42" office:value-type="string" calcext:value-type="string">
            <text:p>Line Chart</text:p>
          </table:table-cell>
          <table:table-cell table:style-name="ce42"/>
          <table:table-cell office:value-type="string" calcext:value-type="string">
            <text:p>Trigger: ([-+]?(?:\d+(?:\.\d*)?|\.\d+))</text:p>
            <text:p>Action: [Line Chart]</text:p>
          </table:table-cell>
          <table:table-cell/>
          <table:table-cell table:style-name="ce96" office:value-type="string" calcext:value-type="string">
            <text:p><text:span text:style-name="T134">Begin of video [Line Chart</text:span>]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2" table:number-columns-repeated="2"/>
          <table:table-cell office:value-type="string" calcext:value-type="string">
            <text:p>Run [SignalGeneration] script</text:p>
          </table:table-cell>
          <table:table-cell/>
          <table:table-cell table:style-name="ce96" office:value-type="string" calcext:value-type="string">
            <text:p>End of video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2" table:number-columns-repeated="2"/>
          <table:table-cell table:number-columns-repeated="2"/>
          <table:table-cell table:style-name="ce95"/>
          <table:table-cell table:number-columns-repeated="58"/>
        </table:table-row>
        <table:table-row table:style-name="ro1">
          <table:table-cell table:number-columns-repeated="2"/>
          <table:table-cell table:style-name="ce42" office:value-type="string" calcext:value-type="string">
            <text:p>Line Chart Time Stamp</text:p>
          </table:table-cell>
          <table:table-cell table:style-name="ce42"/>
          <table:table-cell office:value-type="string" calcext:value-type="string">
            <text:p>Action: [Line Chart (X = Time Stamp)]</text:p>
          </table:table-cell>
          <table:table-cell/>
          <table:table-cell table:style-name="ce96" office:value-type="string" calcext:value-type="string">
            <text:p><text:span text:style-name="T134">Begin of video [Line Chart (X = Time Stamp)</text:span>]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2" table:number-columns-repeated="2"/>
          <table:table-cell office:value-type="string" calcext:value-type="string">
            <text:p>Run [SignalGeneration] script</text:p>
          </table:table-cell>
          <table:table-cell/>
          <table:table-cell table:style-name="ce96" office:value-type="string" calcext:value-type="string">
            <text:p>End of video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2" table:number-columns-repeated="2"/>
          <table:table-cell table:number-columns-repeated="2"/>
          <table:table-cell table:style-name="ce95"/>
          <table:table-cell table:number-columns-repeated="58"/>
        </table:table-row>
        <table:table-row table:style-name="ro1">
          <table:table-cell table:number-columns-repeated="2"/>
          <table:table-cell table:style-name="ce42" office:value-type="string" calcext:value-type="string">
            <text:p>Histogram</text:p>
          </table:table-cell>
          <table:table-cell table:style-name="ce42"/>
          <table:table-cell office:value-type="string" calcext:value-type="string">
            <text:p>Action: [Histogram (Horizontal)]</text:p>
          </table:table-cell>
          <table:table-cell/>
          <table:table-cell table:style-name="ce96" office:value-type="string" calcext:value-type="string">
            <text:p><text:span text:style-name="T134">Begin of video [Histogram (Horizontal)</text:span>]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2" table:number-columns-repeated="2"/>
          <table:table-cell office:value-type="string" calcext:value-type="string">
            <text:p>Run [SignalGeneration] script</text:p>
          </table:table-cell>
          <table:table-cell/>
          <table:table-cell table:style-name="ce96" office:value-type="string" calcext:value-type="string">
            <text:p>End of video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2" table:number-columns-repeated="2"/>
          <table:table-cell table:number-columns-repeated="61"/>
        </table:table-row>
        <table:table-row table:style-name="ro1">
          <table:table-cell table:number-columns-repeated="2"/>
          <table:table-cell table:style-name="ce42" table:number-columns-repeated="2"/>
          <table:table-cell office:value-type="string" calcext:value-type="string">
            <text:p>Action: [Histogram (Vertical)]</text:p>
          </table:table-cell>
          <table:table-cell/>
          <table:table-cell table:style-name="ce96" office:value-type="string" calcext:value-type="string">
            <text:p><text:span text:style-name="T134">Begin of video [Histogram (Vertical)</text:span>]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2" table:number-columns-repeated="2"/>
          <table:table-cell office:value-type="string" calcext:value-type="string">
            <text:p>Run [SignalGeneration] script</text:p>
          </table:table-cell>
          <table:table-cell/>
          <table:table-cell table:style-name="ce96" office:value-type="string" calcext:value-type="string">
            <text:p>End of video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2" table:number-columns-repeated="2"/>
          <table:table-cell table:number-columns-repeated="61"/>
        </table:table-row>
        <table:table-row table:style-name="ro1">
          <table:table-cell table:number-columns-repeated="2"/>
          <table:table-cell table:style-name="ce42" office:value-type="string" calcext:value-type="string">
            <text:p>Scatter Plot</text:p>
          </table:table-cell>
          <table:table-cell table:style-name="ce42"/>
          <table:table-cell office:value-type="string" calcext:value-type="string">
            <text:p>Action: [Scatter Plot]</text:p>
          </table:table-cell>
          <table:table-cell/>
          <table:table-cell table:style-name="ce96" office:value-type="string" calcext:value-type="string">
            <text:p><text:span text:style-name="T134">Begin of video [Scatter Plot</text:span>]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2" table:number-columns-repeated="2"/>
          <table:table-cell office:value-type="string" calcext:value-type="string">
            <text:p>Configure [SignalGeneration] script to ADJECENT_RANDOM</text:p>
          </table:table-cell>
          <table:table-cell/>
          <table:table-cell table:style-name="ce96" office:value-type="string" calcext:value-type="string">
            <text:p>End of video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2" table:number-columns-repeated="2"/>
          <table:table-cell office:value-type="string" calcext:value-type="string">
            <text:p>Run [SignalGeneration] script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42" table:number-columns-repeated="2"/>
          <table:table-cell table:number-columns-repeated="61"/>
        </table:table-row>
        <table:table-row table:style-name="ro1">
          <table:table-cell table:number-columns-repeated="2"/>
          <table:table-cell table:style-name="ce42" table:number-columns-repeated="2"/>
          <table:table-cell office:value-type="string" calcext:value-type="string">
            <text:p>Close terminal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42" office:value-type="string" calcext:value-type="string">
            <text:p>Line Chart</text:p>
          </table:table-cell>
          <table:table-cell table:style-name="ce42"/>
          <table:table-cell office:value-type="string" calcext:value-type="string">
            <text:p>Open terminal on default port again</text:p>
          </table:table-cell>
          <table:table-cell/>
          <table:table-cell table:style-name="ce95"/>
          <table:table-cell table:number-columns-repeated="58"/>
        </table:table-row>
        <table:table-row table:style-name="ro1">
          <table:table-cell table:number-columns-repeated="2"/>
          <table:table-cell table:style-name="ce42" table:number-columns-repeated="2"/>
          <table:table-cell office:value-type="string" calcext:value-type="string">
            <text:p>Open another terminal in another instance of YAT</text:p>
          </table:table-cell>
          <table:table-cell/>
          <table:table-cell table:style-name="ce95"/>
          <table:table-cell table:number-columns-repeated="58"/>
        </table:table-row>
        <table:table-row table:style-name="ro1">
          <table:table-cell table:number-columns-repeated="2"/>
          <table:table-cell table:style-name="ce42" table:number-columns-repeated="2"/>
          <table:table-cell office:value-type="string" calcext:value-type="string">
            <text:p><text:span text:style-name="T134">[Show Count/Rate]</text:span> in both terminals</text:p>
          </table:table-cell>
          <table:table-cell/>
          <table:table-cell table:style-name="ce96" office:value-type="string" calcext:value-type="string">
            <text:p>Begin of video [Line Chart with enormous data]</text:p>
          </table:table-cell>
          <table:table-cell table:number-columns-repeated="58"/>
        </table:table-row>
        <table:table-row table:style-name="ro2">
          <table:table-cell table:number-columns-repeated="2"/>
          <table:table-cell table:style-name="ce42" table:number-columns-repeated="2"/>
          <table:table-cell office:value-type="string" calcext:value-type="string">
            <text:p>Trigger: ([-+]?\d+)</text:p>
            <text:p>Action: [Line Chart]</text:p>
          </table:table-cell>
          <table:table-cell/>
          <table:table-cell table:style-name="ce97"/>
          <table:table-cell table:number-columns-repeated="58"/>
        </table:table-row>
        <table:table-row table:style-name="ro1">
          <table:table-cell table:number-columns-repeated="2"/>
          <table:table-cell table:style-name="ce42" table:number-columns-repeated="2"/>
          <table:table-cell office:value-type="string" calcext:value-type="string">
            <text:p>In other terminal, send [Plot-6-IntegersEnormous.txt]</text:p>
          </table:table-cell>
          <table:table-cell/>
          <table:table-cell table:style-name="ce96" office:value-type="string" calcext:value-type="string">
            <text:p>End of video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2" table:number-columns-repeated="2"/>
          <table:table-cell office:value-type="string" calcext:value-type="string">
            <text:p>[Terminal &gt; Break] after a while</text:p>
          </table:table-cell>
          <table:table-cell/>
          <table:table-cell table:style-name="ce96"/>
          <table:table-cell table:number-columns-repeated="58"/>
        </table:table-row>
        <table:table-row table:style-name="ro1">
          <table:table-cell table:number-columns-repeated="2"/>
          <table:table-cell table:style-name="ce42" table:number-columns-repeated="2"/>
          <table:table-cell table:number-columns-repeated="61"/>
        </table:table-row>
        <table:table-row table:style-name="ro27">
          <table:table-cell table:number-columns-repeated="2"/>
          <table:table-cell table:style-name="ce42" office:value-type="string" calcext:value-type="string">
            <text:p>Line Chart Time</text:p>
          </table:table-cell>
          <table:table-cell table:style-name="ce42"/>
          <table:table-cell office:value-type="string" calcext:value-type="string">
            <text:p><text:span text:style-name="T227">Action: [Line Chart (X = Time)]</text:span></text:p>
            <text:p/>
            <text:p><text:span text:style-name="T227">Trigger:</text:span></text:p>
            <text:p><text:span text:style-name="T228">(</text:span><text:span text:style-name="T227">(?:(?:19|20)\d\d-(?:0[1-9]|1[012])-(?:0[1-9]|[12]\d|3[01]))</text:span><text:span text:style-name="T229">T</text:span><text:span text:style-name="T230">(?:(?:[01]\d|2[0-3]):[0-5]\d:[0-5]\d)</text:span><text:span text:style-name="T231">)</text:span><text:span text:style-name="T230">\s+([-+]?(?:\d+(?:\.\d*)?|\.\d+))\s+([-+]?\d+)\s+([-+]?\d+)\s+([A-Z]{1})\s+</text:span>([A-Za-z]{3})</text:p>
            <text:p/>
            <text:p><text:span text:style-name="T189">Trigger in use is a modified combination of the predefined patterns:</text:span></text:p>
            <text:p><text:span text:style-name="T228">(</text:span><text:span text:style-name="T230">(?:(?:19|20)\d\d-(?:0[1-9]|1[012])-(?:0[1-9]|[12]\d|3[01]))</text:span><text:span text:style-name="T229">T</text:span><text:span text:style-name="T230">(?:(?:[01]\d|2[0-3]):[0-5]\d:[0-5]\d)</text:span><text:span text:style-name="T231">)</text:span></text:p>
            <text:p><text:span text:style-name="T232">                                                                                                                                                                 </text:span><text:span text:style-name="T233">\s+([-+]?(?:\d+(?:\.\d*)?|\.\d+))</text:span></text:p>
            <text:p><text:span text:style-name="T232">                                                                                                                                                                                                                    </text:span><text:span text:style-name="T233">\s+([-+]?\d+)\s+([-+]?\d+)</text:span></text:p>
            <text:p><text:span text:style-name="T232">                                                                                                                                                                                                                                                                </text:span><text:span text:style-name="T233">\s+([A-Z]{1})\s+([A-Za-z]{3})</text:span></text:p>
          </table:table-cell>
          <table:table-cell/>
          <table:table-cell table:style-name="ce95"/>
          <table:table-cell table:number-columns-repeated="58"/>
        </table:table-row>
        <table:table-row table:style-name="ro1">
          <table:table-cell table:number-columns-repeated="2"/>
          <table:table-cell table:style-name="ce42" table:number-columns-repeated="2"/>
          <table:table-cell office:value-type="string" calcext:value-type="string">
            <text:p>In other terminal, send [Plot-5-CombinedTime.txt]</text:p>
          </table:table-cell>
          <table:table-cell/>
          <table:table-cell table:style-name="ce95"/>
          <table:table-cell table:number-columns-repeated="58"/>
        </table:table-row>
        <table:table-row table:style-name="ro1">
          <table:table-cell table:number-columns-repeated="2"/>
          <table:table-cell table:style-name="ce42" table:number-columns-repeated="2"/>
          <table:table-cell table:number-columns-repeated="61"/>
        </table:table-row>
        <table:table-row table:style-name="ro28">
          <table:table-cell table:number-columns-repeated="2"/>
          <table:table-cell table:style-name="ce42" office:value-type="string" calcext:value-type="string">
            <text:p>Line Chart</text:p>
          </table:table-cell>
          <table:table-cell table:style-name="ce42"/>
          <table:table-cell office:value-type="string" calcext:value-type="string">
            <text:p><text:span text:style-name="T227">Action: [Line Chart]</text:span></text:p>
            <text:p/>
            <text:p><text:span text:style-name="T227">Trigger:</text:span></text:p>
            <text:p><text:span text:style-name="T134">([-+]?(?:\d+(?:\.\d*)?|\.\d+))\s+([-+]?\d+)\s+([-+]?\d+)\s+([A-Z]{1})\s+</text:span>([A-Za-z]{3})</text:p>
            <text:p/>
            <text:p><text:span text:style-name="T189">Trigger in use is a modified combination of the predefined patterns:</text:span></text:p>
            <text:p><text:span text:style-name="T157">([-+]?(?:\d+(?:\.\d*)?|\.\d+))</text:span></text:p>
            <text:p><text:span text:style-name="T232">                                               </text:span><text:span text:style-name="T233">\s+([-+]?\d+)\s+([-+]?\d+)</text:span></text:p>
            <text:p><text:span text:style-name="T232">                                                                                          </text:span><text:span text:style-name="T233">\s+([A-Z]{1})\s+([A-Za-z]{3})</text:span></text:p>
          </table:table-cell>
          <table:table-cell/>
          <table:table-cell table:style-name="ce96" office:value-type="string" calcext:value-type="string">
            <text:p>Begin of video [Line Chart with combined data]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2" table:number-columns-repeated="2"/>
          <table:table-cell office:value-type="string" calcext:value-type="string">
            <text:p>In other terminal, send [Plot-4-Combined.txt] <text:span text:style-name="T14">multiple times</text:span></text:p>
          </table:table-cell>
          <table:table-cell/>
          <table:table-cell table:style-name="ce96" office:value-type="string" calcext:value-type="string">
            <text:p>End of video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2" table:number-columns-repeated="2"/>
          <table:table-cell table:number-columns-repeated="61"/>
        </table:table-row>
        <table:table-row table:style-name="ro1">
          <table:table-cell table:number-columns-repeated="2"/>
          <table:table-cell table:style-name="ce42" office:value-type="string" calcext:value-type="string">
            <text:p>Deactivate</text:p>
          </table:table-cell>
          <table:table-cell table:style-name="ce42"/>
          <table:table-cell office:value-type="string" calcext:value-type="string">
            <text:p>Deactivate automatic action</text:p>
          </table:table-cell>
          <table:table-cell table:number-columns-repeated="60"/>
        </table:table-row>
        <table:table-row table:style-name="ro1">
          <table:table-cell table:number-columns-repeated="4"/>
          <table:table-cell office:value-type="string" calcext:value-type="string">
            <text:p>Hide automatic action in tool bar</text:p>
          </table:table-cell>
          <table:table-cell table:number-columns-repeated="60"/>
        </table:table-row>
        <table:table-row table:style-name="ro1">
          <table:table-cell table:number-columns-repeated="65"/>
        </table:table-row>
        <table:table-row table:style-name="ro1">
          <table:table-cell/>
          <table:table-cell office:value-type="string" calcext:value-type="string">
            <text:p>Automatic response</text:p>
          </table:table-cell>
          <table:table-cell office:value-type="string" calcext:value-type="string">
            <text:p>Initialization</text:p>
          </table:table-cell>
          <table:table-cell/>
          <table:table-cell office:value-type="string" calcext:value-type="string">
            <text:p>Create and start 2 AutoSockets which are interconnected to each other</text:p>
          </table:table-cell>
          <table:table-cell table:number-columns-repeated="60"/>
        </table:table-row>
        <table:table-row table:style-name="ro1">
          <table:table-cell table:number-columns-repeated="4"/>
          <table:table-cell office:value-type="string" calcext:value-type="string">
            <text:p>Link both to [YAT - Test - YAT.Model.Terminal.yacp]</text:p>
          </table:table-cell>
          <table:table-cell table:number-columns-repeated="60"/>
        </table:table-row>
        <table:table-row table:style-name="ro1">
          <table:table-cell table:number-columns-repeated="65"/>
        </table:table-row>
        <table:table-row table:style-name="ro6">
          <table:table-cell table:number-columns-repeated="2"/>
          <table:table-cell office:value-type="string" calcext:value-type="string">
            <text:p>Configuration</text:p>
          </table:table-cell>
          <table:table-cell/>
          <table:table-cell office:value-type="string" calcext:value-type="string">
            <text:p>Show automatic response in tool bar</text:p>
          </table:table-cell>
          <table:table-cell office:value-type="string" calcext:value-type="string">
            <text:p>Menu &gt; Send &gt; Automatic Response is not checked</text:p>
            <text:p><text:span text:style-name="T134">Menu &gt; Send &gt; Automatic Response &gt; Deactivate is disabled</text:span></text:p>
            <text:p><text:span text:style-name="T134">Menu &gt; Send &gt; Automatic Response &gt; Trigger &gt; Use Text is disabled</text:span></text:p>
            <text:p><text:span text:style-name="T134">Tool bar icons are equally disabled</text:span></text:p>
          </table:table-cell>
          <table:table-cell table:number-columns-repeated="59"/>
        </table:table-row>
        <table:table-row table:style-name="ro1">
          <table:table-cell table:number-columns-repeated="4"/>
          <table:table-cell office:value-type="string" calcext:value-type="string">
            <text:p>Select trigger = [Any Line]</text:p>
          </table:table-cell>
          <table:table-cell office:value-type="string" calcext:value-type="string">
            <text:p>Menu &gt; Send &gt; Automatic Response is still not checked</text:p>
          </table:table-cell>
          <table:table-cell table:number-columns-repeated="59"/>
        </table:table-row>
        <table:table-row table:style-name="ro4">
          <table:table-cell table:number-columns-repeated="4"/>
          <table:table-cell office:value-type="string" calcext:value-type="string">
            <text:p>List responses</text:p>
          </table:table-cell>
          <table:table-cell office:value-type="string" calcext:value-type="string">
            <text:p>[None]</text:p>
            <text:p>[Trigger]</text:p>
            <text:p>[Predefined Command 1, 2, 3, 4, 5, 9, 10]</text:p>
            <text:p>[Send Text]</text:p>
            <text:p><text:span text:style-name="T134">Common Regex Capture Patters</text:span></text:p>
          </table:table-cell>
          <table:table-cell office:value-type="string" calcext:value-type="string">
            <text:p/>
            <text:p/>
            <text:p/>
            <text:p>[Send Text] is already listed as it contains the previously used command</text:p>
          </table:table-cell>
          <table:table-cell table:number-columns-repeated="58"/>
        </table:table-row>
        <table:table-row table:style-name="ro1">
          <table:table-cell table:number-columns-repeated="4"/>
          <table:table-cell office:value-type="string" calcext:value-type="string">
            <text:p>Select response = [Send Text]</text:p>
          </table:table-cell>
          <table:table-cell office:value-type="string" calcext:value-type="string">
            <text:p>Menu &gt; Send &gt; Automatic Response is checked now</text:p>
          </table:table-cell>
          <table:table-cell office:value-type="string" calcext:value-type="string">
            <text:p>Note that, while an empty trigger is not, an empty response is valid</text:p>
          </table:table-cell>
          <table:table-cell table:number-columns-repeated="58"/>
        </table:table-row>
        <table:table-row table:style-name="ro1">
          <table:table-cell table:number-columns-repeated="4"/>
          <table:table-cell office:value-type="string" calcext:value-type="string">
            <text:p>[Send Text] = "45"</text:p>
          </table:table-cell>
          <table:table-cell table:number-columns-repeated="60"/>
        </table:table-row>
        <table:table-row table:style-name="ro1">
          <table:table-cell table:number-columns-repeated="65"/>
        </table:table-row>
        <table:table-row table:style-name="ro2">
          <table:table-cell table:number-columns-repeated="2"/>
          <table:table-cell office:value-type="string" calcext:value-type="string">
            <text:p>Trigger</text:p>
          </table:table-cell>
          <table:table-cell/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Automatic response is triggered for each received line</text:p>
          </table:table-cell>
          <table:table-cell table:number-columns-repeated="59"/>
        </table:table-row>
        <table:table-row table:style-name="ro3">
          <table:table-cell table:number-columns-repeated="4"/>
          <table:table-cell office:value-type="string" calcext:value-type="string">
            <text:p>Select trigger = [Send Text]</text:p>
          </table:table-cell>
          <table:table-cell office:value-type="string" calcext:value-type="string">
            <text:p>Data sent and received</text:p>
            <text:p>Automatic response is triggered for each received line</text:p>
            <text:p>Trigger is highlighted</text:p>
          </table:table-cell>
          <table:table-cell table:number-columns-repeated="59"/>
        </table:table-row>
        <table:table-row table:style-name="ro3">
          <table:table-cell table:number-columns-repeated="4"/>
          <table:table-cell office:value-type="string" calcext:value-type="string">
            <text:p>[Terminal &gt; Refresh All] [F5]</text:p>
          </table:table-cell>
          <table:table-cell office:value-type="string" calcext:value-type="string">
            <text:p>Automatic response is not triggered again</text:p>
            <text:p><text:span text:style-name="T134">Trigger is still highlighted</text:span></text:p>
            <text:p><text:span text:style-name="T134">Former triggers where [Any Line] was active are also highlighted</text:span></text:p>
          </table:table-cell>
          <table:table-cell office:value-type="string" calcext:value-type="string">
            <text:p/>
            <text:p/>
            <text:p>Not perfect, but way good enough</text:p>
          </table:table-cell>
          <table:table-cell table:number-columns-repeated="58"/>
        </table:table-row>
        <table:table-row table:style-name="ro2">
          <table:table-cell table:number-columns-repeated="4"/>
          <table:table-cell office:value-type="string" calcext:value-type="string">
            <text:p>Select trigger = [Predefined Command 1]</text:p>
          </table:table-cell>
          <table:table-cell office:value-type="string" calcext:value-type="string">
            <text:p>Data sent and received</text:p>
            <text:p><text:span text:style-name="T134">Automatic response is not triggered for "123abc456"</text:span></text:p>
          </table:table-cell>
          <table:table-cell table:number-columns-repeated="59"/>
        </table:table-row>
        <table:table-row table:style-name="ro3">
          <table:table-cell table:number-columns-repeated="4"/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<text:span text:style-name="T134">Automatic response is triggered</text:span></text:p>
            <text:p><text:span text:style-name="T134">Trigger is highlighted</text:span></text:p>
          </table:table-cell>
          <table:table-cell table:number-columns-repeated="59"/>
        </table:table-row>
        <table:table-row table:style-name="ro2">
          <table:table-cell table:number-columns-repeated="4"/>
          <table:table-cell office:value-type="string" calcext:value-type="string">
            <text:p>Exit YAT</text:p>
            <text:p>Restart YAT</text:p>
          </table:table-cell>
          <table:table-cell/>
          <table:table-cell office:value-type="string" calcext:value-type="string">
            <text:p>Verifies that variable triggers are correctly handled on exit/startup,</text:p>
            <text:p><text:span text:style-name="T134">even for commands of </text:span>linked pages</text:p>
          </table:table-cell>
          <table:table-cell table:number-columns-repeated="58"/>
        </table:table-row>
        <table:table-row table:style-name="ro3">
          <table:table-cell table:number-columns-repeated="4"/>
          <table:table-cell office:value-type="string" calcext:value-type="string">
            <text:p>Select trigger = [Predefined Command 2]</text:p>
          </table:table-cell>
          <table:table-cell office:value-type="string" calcext:value-type="string">
            <text:p>Data sent and received</text:p>
            <text:p><text:span text:style-name="T134">Automatic response is triggered</text:span></text:p>
            <text:p><text:span text:style-name="T134">Trigger is highlighted</text:span></text:p>
          </table:table-cell>
          <table:table-cell table:number-columns-repeated="59"/>
        </table:table-row>
        <table:table-row table:style-name="ro3">
          <table:table-cell table:number-columns-repeated="4"/>
          <table:table-cell office:value-type="string" calcext:value-type="string">
            <text:p>Select trigger = Some dedicated command = "ab"</text:p>
          </table:table-cell>
          <table:table-cell office:value-type="string" calcext:value-type="string">
            <text:p>[Use Text] is enabled now</text:p>
            <text:p>Data sent and received</text:p>
            <text:p><text:span text:style-name="T134">Automatic action is not triggered for "123ABC456"</text:span></text:p>
          </table:table-cell>
          <table:table-cell table:number-columns-repeated="59"/>
        </table:table-row>
        <table:table-row table:style-name="ro3">
          <table:table-cell table:number-columns-repeated="4"/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<text:span text:style-name="T134">Automatic response is triggered</text:span></text:p>
            <text:p><text:span text:style-name="T134">Trigger is highlighted</text:span></text:p>
          </table:table-cell>
          <table:table-cell table:number-columns-repeated="59"/>
        </table:table-row>
        <table:table-row table:style-name="ro3">
          <table:table-cell table:number-columns-repeated="4"/>
          <table:table-cell office:value-type="string" calcext:value-type="string">
            <text:p>Enable [Use Text]</text:p>
          </table:table-cell>
          <table:table-cell office:value-type="string" calcext:value-type="string">
            <text:p>[Case Sensitive] is enabled now and activated</text:p>
            <text:p>[Whole Word] is enabled now</text:p>
            <text:p>[Regex] is enabled now</text:p>
          </table:table-cell>
          <table:table-cell table:number-columns-repeated="59"/>
        </table:table-row>
        <table:table-row table:style-name="ro3">
          <table:table-cell table:number-columns-repeated="4"/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<text:span text:style-name="T134">Automatic response is triggered</text:span></text:p>
            <text:p><text:span text:style-name="T134">Trigger is highlighted</text:span></text:p>
          </table:table-cell>
          <table:table-cell table:number-columns-repeated="59"/>
        </table:table-row>
        <table:table-row table:style-name="ro2">
          <table:table-cell table:number-columns-repeated="4"/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<text:span text:style-name="T134">Automatic response is not triggered</text:span></text:p>
          </table:table-cell>
          <table:table-cell table:number-columns-repeated="59"/>
        </table:table-row>
        <table:table-row table:style-name="ro1">
          <table:table-cell table:number-columns-repeated="4"/>
          <table:table-cell office:value-type="string" calcext:value-type="string">
            <text:p>Disable [Case Sensitive] using [Alt+C] from within trigger combo box</text:p>
          </table:table-cell>
          <table:table-cell office:value-type="string" calcext:value-type="string">
            <text:p>[Case Sensitive] is deactivated now</text:p>
          </table:table-cell>
          <table:table-cell table:number-columns-repeated="59"/>
        </table:table-row>
        <table:table-row table:style-name="ro3">
          <table:table-cell table:number-columns-repeated="4"/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<text:span text:style-name="T134">Automatic response is triggered</text:span></text:p>
            <text:p><text:span text:style-name="T134">Trigger is highlighted</text:span></text:p>
          </table:table-cell>
          <table:table-cell table:number-columns-repeated="59"/>
        </table:table-row>
        <table:table-row table:style-name="ro1">
          <table:table-cell table:number-columns-repeated="4"/>
          <table:table-cell office:value-type="string" calcext:value-type="string">
            <text:p>Enable [Whole Word] using [Alt+W] from within trigger combo box</text:p>
          </table:table-cell>
          <table:table-cell office:value-type="string" calcext:value-type="string">
            <text:p>[Whole Word] is activated now</text:p>
          </table:table-cell>
          <table:table-cell table:number-columns-repeated="59"/>
        </table:table-row>
        <table:table-row table:style-name="ro2">
          <table:table-cell table:number-columns-repeated="4"/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<text:span text:style-name="T134">Automatic response is not triggered</text:span></text:p>
          </table:table-cell>
          <table:table-cell table:number-columns-repeated="59"/>
        </table:table-row>
        <table:table-row table:style-name="ro3">
          <table:table-cell table:number-columns-repeated="4"/>
          <table:table-cell office:value-type="string" calcext:value-type="string">
            <text:p>Send:</text:p>
            <text:p>123 AB C456</text:p>
          </table:table-cell>
          <table:table-cell office:value-type="string" calcext:value-type="string">
            <text:p>Data sent and received</text:p>
            <text:p><text:span text:style-name="T134">Automatic response is triggered</text:span></text:p>
            <text:p><text:span text:style-name="T134">Trigger is highlighted</text:span></text:p>
          </table:table-cell>
          <table:table-cell table:number-columns-repeated="59"/>
        </table:table-row>
        <table:table-row table:style-name="ro3">
          <table:table-cell table:number-columns-repeated="4"/>
          <table:table-cell office:value-type="string" calcext:value-type="string">
            <text:p>Enable [Regex] using [Alt+E] from within trigger combo box</text:p>
            <text:p>Trigger:</text:p>
            <text:p>\w{3,}</text:p>
          </table:table-cell>
          <table:table-cell office:value-type="string" calcext:value-type="string">
            <text:p>[Whole Word] is still activated</text:p>
            <text:p><text:span text:style-name="T134">[Regex] is activated now</text:span></text:p>
          </table:table-cell>
          <table:table-cell table:number-columns-repeated="59"/>
        </table:table-row>
        <table:table-row table:style-name="ro3">
          <table:table-cell table:number-columns-repeated="4"/>
          <table:table-cell office:value-type="string" calcext:value-type="string">
            <text:p>Send:</text:p>
            <text:p><text:span text:style-name="T226">123</text:span> AB <text:span text:style-name="T226">C456</text:span></text:p>
          </table:table-cell>
          <table:table-cell office:value-type="string" calcext:value-type="string">
            <text:p>Data sent and received</text:p>
            <text:p><text:span text:style-name="T134">Automatic response</text:span> is triggered for <text:span text:style-name="T226">each of the two matches</text:span></text:p>
            <text:p><text:span text:style-name="T157">Trigger is highlighted</text:span></text:p>
          </table:table-cell>
          <table:table-cell table:number-columns-repeated="59"/>
        </table:table-row>
        <table:table-row table:style-name="ro3">
          <table:table-cell table:number-columns-repeated="4"/>
          <table:table-cell office:value-type="string" calcext:value-type="string">
            <text:p><text:span text:style-name="T134">Send:</text:span></text:p>
            <text:p><text:span text:style-name="T134">123 ABC 456 789 0DE FGH IJK LMN OPQ RST UVW XYZ 123 ABC 456 789 0DE FGH IJK LMN OPQ RST UVW XYZ</text:span></text:p>
          </table:table-cell>
          <table:table-cell office:value-type="string" calcext:value-type="string">
            <text:p>Data sent and received</text:p>
            <text:p><text:span text:style-name="T134">Automatic response</text:span> is triggered for <text:span text:style-name="T226">all 24 matches</text:span></text:p>
            <text:p><text:span text:style-name="T157">Trigger is highlighted</text:span></text:p>
          </table:table-cell>
          <table:table-cell office:value-type="string" calcext:value-type="string">
            <text:p>Ensures that multiple subsequent send works (i.e. the SendSyncObj mechanism)</text:p>
          </table:table-cell>
          <table:table-cell table:number-columns-repeated="58"/>
        </table:table-row>
        <table:table-row table:style-name="ro3">
          <table:table-cell table:number-columns-repeated="4"/>
          <table:table-cell office:value-type="string" calcext:value-type="string">
            <text:p><text:span text:style-name="T134">Clear sending terminal [Ctrl+L]</text:span></text:p>
            <text:p><text:span text:style-name="T134">Enable [Show Line Numbers]</text:span></text:p>
            <text:p>Enable [Show Length]</text:p>
          </table:table-cell>
          <table:table-cell table:number-columns-repeated="60"/>
        </table:table-row>
        <table:table-row table:style-name="ro1">
          <table:table-cell table:number-columns-repeated="4"/>
          <table:table-cell table:style-name="ce42" office:value-type="string" calcext:value-type="string">
            <text:p>Select response = [Predefined Command 1]</text:p>
          </table:table-cell>
          <table:table-cell table:number-columns-repeated="60"/>
        </table:table-row>
        <table:table-row table:style-name="ro3">
          <table:table-cell table:number-columns-repeated="4"/>
          <table:table-cell office:value-type="string" calcext:value-type="string">
            <text:p>Send the above command again</text:p>
          </table:table-cell>
          <table:table-cell office:value-type="string" calcext:value-type="string">
            <text:p>Data sent and received</text:p>
            <text:p><text:span text:style-name="T134">Automatic response</text:span> is triggered for <text:span text:style-name="T226">all 24 matches</text:span></text:p>
            <text:p><text:span text:style-name="T157">Trigger is highlighted</text:span></text:p>
          </table:table-cell>
          <table:table-cell office:value-type="string" calcext:value-type="string">
            <text:p/>
            <text:p>1 + 24 lines are expected</text:p>
          </table:table-cell>
          <table:table-cell table:number-columns-repeated="58"/>
        </table:table-row>
        <table:table-row table:style-name="ro1">
          <table:table-cell table:number-columns-repeated="4"/>
          <table:table-cell table:style-name="ce42" office:value-type="string" calcext:value-type="string">
            <text:p>Select response = [Predefined Command 2]</text:p>
          </table:table-cell>
          <table:table-cell table:number-columns-repeated="60"/>
        </table:table-row>
        <table:table-row table:style-name="ro3">
          <table:table-cell table:number-columns-repeated="4"/>
          <table:table-cell office:value-type="string" calcext:value-type="string">
            <text:p>Send the above command again</text:p>
          </table:table-cell>
          <table:table-cell office:value-type="string" calcext:value-type="string">
            <text:p>Data sent and received</text:p>
            <text:p><text:span text:style-name="T134">Automatic response</text:span> is triggered for <text:span text:style-name="T226">all 24 matches</text:span></text:p>
            <text:p><text:span text:style-name="T157">Trigger is highlighted</text:span></text:p>
          </table:table-cell>
          <table:table-cell office:value-type="string" calcext:value-type="string">
            <text:p/>
            <text:p><text:span text:style-name="T171">...ABC</text:span><text:span text:style-name="T239"> </text:span><text:span text:style-name="T225">is  expected</text:span></text:p>
          </table:table-cell>
          <table:table-cell table:number-columns-repeated="58"/>
        </table:table-row>
        <table:table-row table:style-name="ro1">
          <table:table-cell table:number-columns-repeated="4"/>
          <table:table-cell office:value-type="string" calcext:value-type="string">
            <text:p>Send an empty line from the receiving terminal</text:p>
          </table:table-cell>
          <table:table-cell table:number-columns-repeated="60"/>
        </table:table-row>
        <table:table-row table:style-name="ro3">
          <table:table-cell table:number-columns-repeated="4"/>
          <table:table-cell office:value-type="string" calcext:value-type="string">
            <text:p>Send the above command again and again</text:p>
          </table:table-cell>
          <table:table-cell office:value-type="string" calcext:value-type="string">
            <text:p>Data sent and received</text:p>
            <text:p><text:span text:style-name="T134">Automatic response</text:span> is triggered for <text:span text:style-name="T226">all 24 matches</text:span></text:p>
            <text:p><text:span text:style-name="T157">Trigger is highlighted</text:span></text:p>
          </table:table-cell>
          <table:table-cell office:value-type="string" calcext:value-type="string">
            <text:p/>
            <text:p><text:span text:style-name="T171">...ABC</text:span><text:span text:style-name="T175"> </text:span><text:span text:style-name="T176">(72) </text:span><text:span text:style-name="T225">is  expected for each responded line</text:span></text:p>
          </table:table-cell>
          <table:table-cell table:number-columns-repeated="58"/>
        </table:table-row>
        <table:table-row table:style-name="ro1">
          <table:table-cell table:number-columns-repeated="4"/>
          <table:table-cell office:value-type="string" calcext:value-type="string">
            <text:p>Send a final empty line from the receiving terminal</text:p>
          </table:table-cell>
          <table:table-cell table:number-columns-repeated="60"/>
        </table:table-row>
        <table:table-row table:style-name="ro1">
          <table:table-cell table:number-columns-repeated="4"/>
          <table:table-cell office:value-type="string" calcext:value-type="string">
            <text:p>Select response = Some dedicated command</text:p>
          </table:table-cell>
          <table:table-cell table:number-columns-repeated="60"/>
        </table:table-row>
        <table:table-row table:style-name="ro3">
          <table:table-cell table:number-columns-repeated="4"/>
          <table:table-cell office:value-type="string" calcext:value-type="string">
            <text:p>Send the above command again</text:p>
          </table:table-cell>
          <table:table-cell office:value-type="string" calcext:value-type="string">
            <text:p>Data sent and received</text:p>
            <text:p><text:span text:style-name="T134">Automatic response</text:span> is triggered for <text:span text:style-name="T226">all 24 matches</text:span></text:p>
            <text:p><text:span text:style-name="T157">Trigger is highlighted</text:span></text:p>
          </table:table-cell>
          <table:table-cell table:number-columns-repeated="59"/>
        </table:table-row>
        <table:table-row table:style-name="ro2">
          <table:table-cell table:number-columns-repeated="4"/>
          <table:table-cell office:value-type="string" calcext:value-type="string">
            <text:p>Select trigger = [Any Line]</text:p>
            <text:p>Select response = [Trigger]</text:p>
          </table:table-cell>
          <table:table-cell table:number-columns-repeated="60"/>
        </table:table-row>
        <table:table-row table:style-name="ro2">
          <table:table-cell table:number-columns-repeated="4"/>
          <table:table-cell office:value-type="string" calcext:value-type="string">
            <text:p>Send the above command again</text:p>
          </table:table-cell>
          <table:table-cell office:value-type="string" calcext:value-type="string">
            <text:p>Data sent and received</text:p>
            <text:p>Automatic response is triggered</text:p>
          </table:table-cell>
          <table:table-cell table:number-columns-repeated="59"/>
        </table:table-row>
        <table:table-row table:style-name="ro2">
          <table:table-cell table:number-columns-repeated="4"/>
          <table:table-cell office:value-type="string" calcext:value-type="string">
            <text:p>Trigger:</text:p>
            <text:p>(\d+)</text:p>
          </table:table-cell>
          <table:table-cell table:number-columns-repeated="60"/>
        </table:table-row>
        <table:table-row table:style-name="ro2">
          <table:table-cell table:number-columns-repeated="4"/>
          <table:table-cell office:value-type="string" calcext:value-type="string">
            <text:p>Response:</text:p>
            <text:p>$1$2$3$4</text:p>
          </table:table-cell>
          <table:table-cell/>
          <table:table-cell office:value-type="string" calcext:value-type="string">
            <text:p>There is a limitation with *Adjust*OptionsSilently():</text:p>
            <text:p>Options are only adjusted on 'SelectedIndexChanged', but not free text, i.e. -1</text:p>
          </table:table-cell>
          <table:table-cell table:number-columns-repeated="58"/>
        </table:table-row>
        <table:table-row table:style-name="ro29">
          <table:table-cell table:number-columns-repeated="4"/>
          <table:table-cell office:value-type="string" calcext:value-type="string">
            <text:p><text:span text:style-name="T134">Send:</text:span></text:p>
            <text:p><text:span text:style-name="T134">123 ABC 456 789 0DE FGH IJK LMN OPQ RST UVW XYZ 123 ABC 456 789 0DE FGH IJK LMN OPQ RST UVW XYZ</text:span></text:p>
          </table:table-cell>
          <table:table-cell office:value-type="string" calcext:value-type="string">
            <text:p>Data sent and received</text:p>
            <text:p><text:span text:style-name="T134">Automatic response is triggered for </text:span><text:span text:style-name="T234">all 10 matches</text:span></text:p>
            <text:p><text:span text:style-name="T134">Automatic response</text:span> is composed from first 4 triggers</text:p>
            <text:p><text:span text:style-name="T157">Trigger is highlighted</text:span></text:p>
          </table:table-cell>
          <table:table-cell office:value-type="string" calcext:value-type="string">
            <text:p><text:span text:style-name="T145">123 ABC 456 789 0DE FGH IJK LMN OPQ RST UVW XYZ 123 ABC 456 789 0DE FGH IJK LMN OPQ RST UVW XYZ</text:span></text:p>
            <text:p><text:span text:style-name="T168">$1$2$3$4</text:span></text:p>
            <text:p><text:span text:style-name="T168">$1$2$3$4</text:span></text:p>
            <text:p><text:span text:style-name="T168">$1$2$3$4</text:span></text:p>
            <text:p><text:span text:style-name="T168">$1$2$3$4</text:span></text:p>
            <text:p><text:span text:style-name="T168">$1$2$3$4</text:span></text:p>
            <text:p><text:span text:style-name="T168">$1$2$3$4</text:span></text:p>
            <text:p><text:span text:style-name="T168">$1$2$3$4</text:span></text:p>
            <text:p><text:span text:style-name="T168">$1$2$3$4</text:span></text:p>
          </table:table-cell>
          <table:table-cell table:number-columns-repeated="58"/>
        </table:table-row>
        <table:table-row table:style-name="ro1">
          <table:table-cell table:number-columns-repeated="4"/>
          <table:table-cell office:value-type="string" calcext:value-type="string">
            <text:p>Enable [Replace]</text:p>
          </table:table-cell>
          <table:table-cell table:number-columns-repeated="60"/>
        </table:table-row>
        <table:table-row table:style-name="ro29">
          <table:table-cell table:number-columns-repeated="4"/>
          <table:table-cell office:value-type="string" calcext:value-type="string">
            <text:p><text:span text:style-name="T134">Send:</text:span></text:p>
            <text:p><text:span text:style-name="T134">123 ABC 456 789 0DE FGH IJK LMN OPQ RST UVW XYZ 123 ABC 456 789 0DE FGH IJK LMN OPQ RST UVW XYZ</text:span></text:p>
          </table:table-cell>
          <table:table-cell office:value-type="string" calcext:value-type="string">
            <text:p>Data sent and received</text:p>
            <text:p><text:span text:style-name="T134">Automatic response is triggered for </text:span><text:span text:style-name="T234">all 10 matches</text:span></text:p>
            <text:p><text:span text:style-name="T134">Automatic response</text:span> is composed from first 4 triggers</text:p>
            <text:p><text:span text:style-name="T157">Trigger is highlighted</text:span></text:p>
          </table:table-cell>
          <table:table-cell office:value-type="string" calcext:value-type="string">
            <text:p><text:span text:style-name="T145">123 ABC 456 789 0DE FGH IJK LMN OPQ RST UVW XYZ 123 ABC 456 789 0DE FGH IJK LMN OPQ RST UVW XYZ</text:span></text:p>
            <text:p><text:span text:style-name="T168">1234567890</text:span></text:p>
            <text:p><text:span text:style-name="T168">1234567890</text:span></text:p>
            <text:p><text:span text:style-name="T168">1234567890</text:span></text:p>
            <text:p><text:span text:style-name="T168">1234567890</text:span></text:p>
            <text:p><text:span text:style-name="T168">1234567890</text:span></text:p>
            <text:p><text:span text:style-name="T168">1234567890</text:span></text:p>
            <text:p><text:span text:style-name="T168">1234567890</text:span></text:p>
            <text:p><text:span text:style-name="T168">1234567890</text:span></text:p>
          </table:table-cell>
          <table:table-cell table:number-columns-repeated="58"/>
        </table:table-row>
        <table:table-row table:style-name="ro6">
          <table:table-cell table:number-columns-repeated="4"/>
          <table:table-cell office:value-type="string" calcext:value-type="string">
            <text:p>Response:</text:p>
            <text:p>$0$2$3$4</text:p>
          </table:table-cell>
          <table:table-cell office:value-type="string" calcext:value-type="string">
            <text:p>Data sent and received</text:p>
            <text:p><text:span text:style-name="T134">Automatic response is triggered for </text:span><text:span text:style-name="T234">all 10 matches</text:span></text:p>
            <text:p><text:span text:style-name="T134">Automatic response</text:span> contains <text:span text:style-name="T235">error message</text:span></text:p>
            <text:p><text:span text:style-name="T157">Trigger is highlighted</text:span></text:p>
          </table:table-cell>
          <table:table-cell table:style-name="ce98" office:value-type="string" calcext:value-type="string">
            <text:p>[Automatic response replacement error: Invalid replacement number 0 ($0) was requested! Number must be must be a positive integral value (1, 2,...).]4567890</text:p>
          </table:table-cell>
          <table:table-cell table:number-columns-repeated="58"/>
        </table:table-row>
        <table:table-row table:style-name="ro6">
          <table:table-cell table:number-columns-repeated="4"/>
          <table:table-cell office:value-type="string" calcext:value-type="string">
            <text:p>Response:</text:p>
            <text:p>$99$2$3$4</text:p>
          </table:table-cell>
          <table:table-cell office:value-type="string" calcext:value-type="string">
            <text:p>Data sent and received</text:p>
            <text:p><text:span text:style-name="T134">Automatic response is triggered for </text:span><text:span text:style-name="T234">all 10 matches</text:span></text:p>
            <text:p><text:span text:style-name="T134">Automatic response</text:span> contains <text:span text:style-name="T235">error message</text:span></text:p>
            <text:p><text:span text:style-name="T157">Trigger is highlighted</text:span></text:p>
          </table:table-cell>
          <table:table-cell table:style-name="ce98" office:value-type="string" calcext:value-type="string">
            <text:p>[Automatic response replacement error: Invalid replacement number 99 ($99) was requested but trigger only contains 8 captures!]4567890</text:p>
          </table:table-cell>
          <table:table-cell table:number-columns-repeated="58"/>
        </table:table-row>
        <table:table-row table:style-name="ro1">
          <table:table-cell table:number-columns-repeated="65"/>
        </table:table-row>
        <table:table-row table:style-name="ro1">
          <table:table-cell table:number-columns-repeated="2"/>
          <table:table-cell office:value-type="string" calcext:value-type="string">
            <text:p>Persistance</text:p>
          </table:table-cell>
          <table:table-cell/>
          <table:table-cell office:value-type="string" calcext:value-type="string">
            <text:p>Exit YAT</text:p>
          </table:table-cell>
          <table:table-cell table:number-columns-repeated="60"/>
        </table:table-row>
        <table:table-row table:style-name="ro1">
          <table:table-cell table:number-columns-repeated="4"/>
          <table:table-cell office:value-type="string" calcext:value-type="string">
            <text:p>Start YAT again</text:p>
          </table:table-cell>
          <table:table-cell office:value-type="string" calcext:value-type="string">
            <text:p>Automatic response settings are still active</text:p>
          </table:table-cell>
          <table:table-cell table:number-columns-repeated="59"/>
        </table:table-row>
        <table:table-row table:style-name="ro2">
          <table:table-cell table:number-columns-repeated="4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  <text:p>Automatic response is triggered for each received line</text:p>
          </table:table-cell>
          <table:table-cell table:number-columns-repeated="59"/>
        </table:table-row>
        <table:table-row table:style-name="ro1">
          <table:table-cell table:number-columns-repeated="65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/>
          <table:table-cell office:value-type="string" calcext:value-type="string">
            <text:p>Deactivate automatic response</text:p>
          </table:table-cell>
          <table:table-cell table:number-columns-repeated="60"/>
        </table:table-row>
        <table:table-row table:style-name="ro1">
          <table:table-cell table:number-columns-repeated="4"/>
          <table:table-cell office:value-type="string" calcext:value-type="string">
            <text:p>Hide automatic response in tool bar</text:p>
          </table:table-cell>
          <table:table-cell table:number-columns-repeated="60"/>
        </table:table-row>
        <table:table-row table:style-name="ro1">
          <table:table-cell table:number-columns-repeated="4"/>
          <table:table-cell office:value-type="string" calcext:value-type="string">
            <text:p>[File &gt; Workspace &gt; Close]</text:p>
          </table:table-cell>
          <table:table-cell table:number-columns-repeated="60"/>
        </table:table-row>
        <table:table-row table:style-name="ro1">
          <table:table-cell table:number-columns-repeated="65"/>
        </table:table-row>
        <table:table-row table:style-name="ro1">
          <table:table-cell/>
          <table:table-cell office:value-type="string" calcext:value-type="string">
            <text:p>Continuous</text:p>
          </table:table-cell>
          <table:table-cell table:style-name="ce42" office:value-type="string" calcext:value-type="string">
            <text:p>Filter/Suppr.</text:p>
          </table:table-cell>
          <table:table-cell table:style-name="ce42"/>
          <table:table-cell office:value-type="string" calcext:value-type="string">
            <text:p>Start MT-SICS simulation incl. Frontend</text:p>
          </table:table-cell>
          <table:table-cell table:number-columns-repeated="60"/>
        </table:table-row>
        <table:table-row table:style-name="ro1">
          <table:table-cell table:number-columns-repeated="4"/>
          <table:table-cell office:value-type="string" calcext:value-type="string">
            <text:p>Create and start AutoSocket connected to the MT-SICS simulation</text:p>
          </table:table-cell>
          <table:table-cell table:number-columns-repeated="60"/>
        </table:table-row>
        <table:table-row table:style-name="ro2">
          <table:table-cell table:number-columns-repeated="4"/>
          <table:table-cell office:value-type="string" calcext:value-type="string">
            <text:p>[Show Count/Rate]</text:p>
            <text:p>[Show Line Numbers]</text:p>
          </table:table-cell>
          <table:table-cell table:number-columns-repeated="60"/>
        </table:table-row>
        <table:table-row table:style-name="ro17">
          <table:table-cell table:number-columns-repeated="4"/>
          <table:table-cell office:value-type="string" calcext:value-type="string">
            <text:p>Start SIR</text:p>
          </table:table-cell>
          <table:table-cell table:style-name="ce93" office:value-type="string" calcext:value-type="string">
            <text:p><text:span text:style-name="T236">   1 </text:span><text:span text:style-name="T237">S S       0.00 g</text:span></text:p>
            <text:p><text:span text:style-name="T236">   2 </text:span><text:span text:style-name="T237">S S       0.00 g</text:span></text:p>
            <text:p><text:span text:style-name="T236">   3 </text:span><text:span text:style-name="T237">S S       0.00 g</text:span></text:p>
            <text:p><text:span text:style-name="T238">...</text:span></text:p>
          </table:table-cell>
          <table:table-cell table:number-columns-repeated="59"/>
        </table:table-row>
        <table:table-row table:style-name="ro1">
          <table:table-cell table:number-columns-repeated="4"/>
          <table:table-cell office:value-type="string" calcext:value-type="string">
            <text:p>Show automatic action in tool bar</text:p>
          </table:table-cell>
          <table:table-cell table:number-columns-repeated="60"/>
        </table:table-row>
        <table:table-row table:style-name="ro2">
          <table:table-cell table:number-columns-repeated="4"/>
          <table:table-cell office:value-type="string" calcext:value-type="string">
            <text:p>Select trigger = "S D"</text:p>
            <text:p>Select action = [Filter]</text:p>
          </table:table-cell>
          <table:table-cell office:value-type="string" calcext:value-type="string">
            <text:p>Responses are no longer shown</text:p>
          </table:table-cell>
          <table:table-cell table:number-columns-repeated="59"/>
        </table:table-row>
        <table:table-row table:style-name="ro30">
          <table:table-cell table:number-columns-repeated="4"/>
          <table:table-cell office:value-type="string" calcext:value-type="string">
            <text:p>Change simulated value</text:p>
          </table:table-cell>
          <table:table-cell table:style-name="ce93" office:value-type="string" calcext:value-type="string">
            <text:p><text:span text:style-name="T236">...</text:span></text:p>
            <text:p><text:span text:style-name="T236"> 101 </text:span><text:span text:style-name="T237">S D       ?.?? g</text:span></text:p>
            <text:p><text:span text:style-name="T236"> 102 </text:span><text:span text:style-name="T237">S D       ?.?? g</text:span></text:p>
            <text:p><text:span text:style-name="T236"> 103 </text:span><text:span text:style-name="T237">S D       ?.?? g</text:span></text:p>
            <text:p><text:span text:style-name="T238">...</text:span></text:p>
            <text:p><text:span text:style-name="T157">Responses are no longer shown once stable again</text:span></text:p>
          </table:table-cell>
          <table:table-cell table:number-columns-repeated="59"/>
        </table:table-row>
        <table:table-row table:style-name="ro1">
          <table:table-cell table:number-columns-repeated="4"/>
          <table:table-cell office:value-type="string" calcext:value-type="string">
            <text:p>Select action = [Suppress]</text:p>
          </table:table-cell>
          <table:table-cell office:value-type="string" calcext:value-type="string">
            <text:p>Responses are shown again</text:p>
          </table:table-cell>
          <table:table-cell table:number-columns-repeated="59"/>
        </table:table-row>
        <table:table-row table:style-name="ro30">
          <table:table-cell table:number-columns-repeated="4"/>
          <table:table-cell office:value-type="string" calcext:value-type="string">
            <text:p>Change simulated value</text:p>
          </table:table-cell>
          <table:table-cell table:style-name="ce93" office:value-type="string" calcext:value-type="string">
            <text:p><text:span text:style-name="T157">Responses are no longer shown when unstable</text:span></text:p>
            <text:p><text:span text:style-name="T236">...</text:span></text:p>
            <text:p><text:span text:style-name="T236"> 201 </text:span><text:span text:style-name="T237">S S       ?.?? g</text:span></text:p>
            <text:p><text:span text:style-name="T236"> 202 </text:span><text:span text:style-name="T237">S S       ?.?? g</text:span></text:p>
            <text:p><text:span text:style-name="T236"> 203 </text:span><text:span text:style-name="T237">S S       ?.?? g</text:span></text:p>
            <text:p><text:span text:style-name="T238">...</text:span></text:p>
          </table:table-cell>
          <table:table-cell table:number-columns-repeated="59"/>
        </table:table-row>
        <table:table-row table:style-name="ro1">
          <table:table-cell table:number-columns-repeated="4"/>
          <table:table-cell office:value-type="string" calcext:value-type="string">
            <text:p>Select action = [None]</text:p>
          </table:table-cell>
          <table:table-cell office:value-type="string" calcext:value-type="string">
            <text:p>Responses are shown again</text:p>
          </table:table-cell>
          <table:table-cell table:number-columns-repeated="59"/>
        </table:table-row>
        <table:table-row table:style-name="ro1">
          <table:table-cell table:number-columns-repeated="65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/>
          <table:table-cell office:value-type="string" calcext:value-type="string">
            <text:p>Stop SIR</text:p>
          </table:table-cell>
          <table:table-cell table:number-columns-repeated="60"/>
        </table:table-row>
        <table:table-row table:style-name="ro1">
          <table:table-cell table:number-columns-repeated="4"/>
          <table:table-cell office:value-type="string" calcext:value-type="string">
            <text:p>Hide automatic action in tool bar</text:p>
          </table:table-cell>
          <table:table-cell table:number-columns-repeated="60"/>
        </table:table-row>
        <table:table-row table:style-name="ro1">
          <table:table-cell table:number-columns-repeated="4"/>
          <table:table-cell office:value-type="string" calcext:value-type="string">
            <text:p>[File &gt; Workspace &gt; Close]</text:p>
          </table:table-cell>
          <table:table-cell table:number-columns-repeated="60"/>
        </table:table-row>
        <table:table-row table:style-name="ro1" table:number-rows-repeated="65420">
          <table:table-cell table:number-columns-repeated="65"/>
        </table:table-row>
        <table:table-row table:style-name="ro1">
          <table:table-cell table:number-columns-repeated="65"/>
        </table:table-row>
      </table:table>
      <table:table table:name="YAT.View" table:style-name="ta1" table:print="false">
        <office:forms form:automatic-focus="false" form:apply-design-mode="false"/>
        <table:table-column table:style-name="co9" table:default-cell-style-name="ce39"/>
        <table:table-column table:style-name="co33" table:default-cell-style-name="ce39"/>
        <table:table-column table:style-name="co7" table:default-cell-style-name="ce39"/>
        <table:table-column table:style-name="co34" table:default-cell-style-name="ce39"/>
        <table:table-column table:style-name="co35" table:default-cell-style-name="ce39"/>
        <table:table-column table:style-name="co36" table:default-cell-style-name="ce39"/>
        <table:table-column table:style-name="co7" table:number-columns-repeated="58" table:default-cell-style-name="ce39"/>
        <table:table-row table:style-name="ro1" table:number-rows-repeated="3">
          <table:table-cell table:number-columns-repeated="6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office:value-type="string" calcext:value-type="string">
            <text:p>Precondition</text:p>
          </table:table-cell>
          <table:table-cell/>
          <table:table-cell office:value-type="string" calcext:value-type="string">
            <text:p>Oracle VM VirtualBox installed</text:p>
            <text:p>Win7 VM added to VirtualBox</text:p>
          </table:table-cell>
          <table:table-cell office:value-type="string" calcext:value-type="string">
            <text:p>Available at <text:a xlink:href="https://developer.microsoft.com/en-us/microsoft-edge/tools/vms/#downloads" xlink:type="simple">https://developer.microsoft.com/en-us/microsoft-edge/tools/vms/#downloads</text:a></text:p>
            <text:p>Valid for 90 days =&gt; initially snapshot, then revert snapshot each time</text:p>
            <text:p>Passw0rd!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Preparation</text:p>
          </table:table-cell>
          <table:table-cell office:value-type="string" calcext:value-type="string">
            <text:p>Open the VirtualBox manager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Remove previous "Win 7 (MS IE11) – Clone"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Create new "Win 7 (MS IE11) – Clone"</text:p>
          </table:table-cell>
          <table:table-cell/>
          <table:table-cell office:value-type="string" calcext:value-type="string">
            <text:p>Takes 5-10 minutes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tart "Win 7 (MS IE11) – Clone"</text:p>
          </table:table-cell>
          <table:table-cell/>
          <table:table-cell table:style-name="ce104" office:value-type="string" calcext:value-type="string">
            <text:p>Doesn't work anymore !!! VT-x is required for latest VirtualBox !!!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Scaling</text:p>
          </table:table-cell>
          <table:table-cell office:value-type="string" calcext:value-type="string">
            <text:p>Use Win7 VM at 150% and check all forms</text:p>
          </table:table-cell>
          <table:table-cell office:value-type="string" calcext:value-type="string">
            <text:p>All OK</text:p>
          </table:table-cell>
          <table:table-cell office:value-type="string" calcext:value-type="string">
            <text:p>Compare against "\YAT\!-Doc.Project\5 - Test\View Scaling"</text:p>
          </table:table-cell>
          <table:table-cell table:number-columns-repeated="58"/>
        </table:table-row>
        <table:table-row table:style-name="ro1" table:number-rows-repeated="65499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YAT.View.Forms.Main" table:style-name="ta1" table:print="false">
        <office:forms form:automatic-focus="false" form:apply-design-mode="false"/>
        <table:table-column table:style-name="co9" table:default-cell-style-name="ce39"/>
        <table:table-column table:style-name="co37" table:default-cell-style-name="ce39"/>
        <table:table-column table:style-name="co38" table:default-cell-style-name="ce39"/>
        <table:table-column table:style-name="co39" table:default-cell-style-name="ce39"/>
        <table:table-column table:style-name="co40" table:default-cell-style-name="ce39"/>
        <table:table-column table:style-name="co41" table:default-cell-style-name="ce39"/>
        <table:table-column table:style-name="co7" table:number-columns-repeated="1018" table:default-cell-style-name="ce39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reparation</text:p>
          </table:table-cell>
          <table:table-cell/>
          <table:table-cell office:value-type="string" calcext:value-type="string">
            <text:p>Start YAT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[File &gt; Preferences... &gt; Defaults...] + [OK]</text:p>
          </table:table-cell>
          <table:table-cell/>
          <table:table-cell office:value-type="string" calcext:value-type="string">
            <text:p><text:span text:style-name="T134">Will also default the &lt;MainWindow&gt; section in In LocalUserSettings.xml</text:span></text:p>
            <text:p>Required to get a normal = non-maximized window</text:p>
            <text:p/>
            <text:p>(A maximized window would revert the automatic layout when</text:p>
            <text:p><text:span text:style-name="T240"> moving below, due to a limitation with '</text:span><text:span text:style-name="T241">FormWindowState</text:span><text:span text:style-name="T242">.Maximized</text:span><text:span text:style-name="T243">')</text:span>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Startup position</text:p>
          </table:table-cell>
          <table:table-cell/>
          <table:table-cell office:value-type="string" calcext:value-type="string">
            <text:p>Start YAT again</text:p>
          </table:table-cell>
          <table:table-cell office:value-type="string" calcext:value-type="string">
            <text:p>YAT shows the welcome screen</text:p>
            <text:p>YAT is started within visible screen</text:p>
            <text:p><text:span text:style-name="T134">YAT is started with normal layout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reate a terminal</text:p>
          </table:table-cell>
          <table:table-cell/>
          <table:table-cell office:value-type="string" calcext:value-type="string">
            <text:p>Required to keep workspace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Move YAT to a different location, if available to a different screen</text:p>
          </table:table-cell>
          <table:table-cell/>
          <table:table-cell office:value-type="string" calcext:value-type="string">
            <text:p>Note that the whole application must be located at one screen,</text:p>
            <text:p>i.e. positions across screens are moved to the primary screen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reate another terminal</text:p>
          </table:table-cell>
          <table:table-cell office:value-type="string" calcext:value-type="string">
            <text:p>Terminal is created and automatically tiled vertically</text:p>
          </table:table-cell>
          <table:table-cell office:value-type="string" calcext:value-type="string">
            <text:p>Required to keep automatic layou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/>
          <table:table-cell office:value-type="string" calcext:value-type="string">
            <text:p>Position and size are stored in workspac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YAT is started with correct location and siz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Layout setting</text:p>
          </table:table-cell>
          <table:table-cell/>
          <table:table-cell office:value-type="string" calcext:value-type="string">
            <text:p>Create another terminal</text:p>
          </table:table-cell>
          <table:table-cell office:value-type="string" calcext:value-type="string">
            <text:p>Terminal is created and automatically tiled verticall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kept automatically tiled verticall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Layout is stored in workspac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Layout is resto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still kept automatically tiled verticall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one of the terminals</text:p>
          </table:table-cell>
          <table:table-cell office:value-type="string" calcext:value-type="string">
            <text:p>Layout is changed to 'Manual'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Layout is stored in workspace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Layout is restored</text:p>
            <text:p>Manually resized terminal position is restored</text:p>
            <text:p>Other former maximized terminal position has been kept as well</text:p>
          </table:table-cell>
          <table:table-cell office:value-type="string" calcext:value-type="string">
            <text:p>Could partly be tested automatically, e.g.</text:p>
            <text:p>if (WorkspaceLayout = Manual)</text:p>
            <text:p>    all TerminalLayout must be Manual as well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no longer resiz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Layout is stored in workspac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Layout is resto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Layout terminals again automatically (Alt+Shift+A)</text:p>
          </table:table-cell>
          <table:table-cell office:value-type="string" calcext:value-type="string">
            <text:p>Terminals get tiled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kept tiled vertically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Always on top</text:p>
          </table:table-cell>
          <table:table-cell/>
          <table:table-cell office:value-type="string" calcext:value-type="string">
            <text:p><text:span text:style-name="T134">Alt+Shift</text:span>+T to enable 'Always On Top'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some other application</text:p>
          </table:table-cell>
          <table:table-cell office:value-type="string" calcext:value-type="string">
            <text:p>YAT stays on top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back to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pan text:style-name="T134">Alt+Shift</text:span>+T to disable 'Always On Top'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some other application</text:p>
          </table:table-cell>
          <table:table-cell office:value-type="string" calcext:value-type="string">
            <text:p>YAT no longer on top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back to YAT</text:p>
          </table:table-cell>
          <table:table-cell table:number-columns-repeated="1020"/>
        </table:table-row>
        <table:table-row table:style-name="ro1" table:number-rows-repeated="6550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View.Forms.Terminal" table:style-name="ta1" table:print="false">
        <office:forms form:automatic-focus="false" form:apply-design-mode="false"/>
        <table:table-column table:style-name="co9" table:default-cell-style-name="ce39"/>
        <table:table-column table:style-name="co42" table:default-cell-style-name="ce39"/>
        <table:table-column table:style-name="co43" table:default-cell-style-name="ce39"/>
        <table:table-column table:style-name="co44" table:default-cell-style-name="ce39"/>
        <table:table-column table:style-name="co45" table:default-cell-style-name="ce39"/>
        <table:table-column table:style-name="co46" table:default-cell-style-name="ce39"/>
        <table:table-column table:style-name="co7" table:number-columns-repeated="58" table:default-cell-style-name="ce39"/>
        <table:table-row table:style-name="ro1" table:number-rows-repeated="3">
          <table:table-cell table:number-columns-repeated="6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Send Text</text:p>
          </table:table-cell>
          <table:table-cell/>
          <table:table-cell office:value-type="string" calcext:value-type="string">
            <text:p>Create and start 2 AutoSockets which are interconnected to each other</text:p>
          </table:table-cell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Edit</text:p>
          </table:table-cell>
          <table:table-cell office:value-type="string" calcext:value-type="string">
            <text:p>Fill-in some text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</text:p>
          </table:table-cell>
          <table:table-cell table:number-columns-repeated="59"/>
        </table:table-row>
        <table:table-row table:style-name="ro1">
          <table:table-cell table:number-columns-repeated="2"/>
          <table:table-cell table:style-name="Default"/>
          <table:table-cell table:style-name="Default" office:value-type="string" calcext:value-type="string">
            <text:p>Modify the text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</text:p>
          </table:table-cell>
          <table:table-cell office:value-type="string" calcext:value-type="string">
            <text:p>Ensure that subsequent [Enter] work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Modify the text in between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lect some text in between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Text stays selecte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Text stays selecte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Text gets sent without EOL</text:p>
            <text:p>Cursor position is kept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Edit while close/open</text:p>
          </table:table-cell>
          <table:table-cell office:value-type="string" calcext:value-type="string">
            <text:p>Stop the terminal</text:p>
          </table:table-cell>
          <table:table-cell office:value-type="string" calcext:value-type="string">
            <text:p>Cursor position is kept</text:p>
          </table:table-cell>
          <table:table-cell table:number-columns-repeated="59"/>
        </table:table-row>
        <table:table-row table:style-name="ro1">
          <table:table-cell table:number-columns-repeated="3"/>
          <table:table-cell table:style-name="Default" office:value-type="string" calcext:value-type="string">
            <text:p>Modify the text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tart the terminal again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59"/>
        </table:table-row>
        <table:table-row table:style-name="ro2">
          <table:table-cell table:number-columns-repeated="2"/>
          <table:table-cell office:value-type="string" calcext:value-type="string">
            <text:p>F-Shortcuts</text:p>
          </table:table-cell>
          <table:table-cell office:value-type="string" calcext:value-type="string">
            <text:p>[F3]</text:p>
          </table:table-cell>
          <table:table-cell office:value-type="string" calcext:value-type="string">
            <text:p>Text gets sent</text:p>
            <text:p>Cursor position and selection is kept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Ctrl+F3]</text:p>
          </table:table-cell>
          <table:table-cell office:value-type="string" calcext:value-type="string">
            <text:p>Text gets sent without EOL</text:p>
            <text:p>Cursor and selection stays as is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F3]</text:p>
          </table:table-cell>
          <table:table-cell office:value-type="string" calcext:value-type="string">
            <text:p>Text gets sent</text:p>
            <text:p>Cursor and selection stays as is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Standard Shortcuts</text:p>
          </table:table-cell>
          <table:table-cell office:value-type="string" calcext:value-type="string">
            <text:p>[Ctrl+A]</text:p>
          </table:table-cell>
          <table:table-cell office:value-type="string" calcext:value-type="string">
            <text:p>Text gets completely sel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Ctrl+C]</text:p>
          </table:table-cell>
          <table:table-cell office:value-type="string" calcext:value-type="string">
            <text:p>Text gets copied onto clipboar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Open editor and paste text</text:p>
          </table:table-cell>
          <table:table-cell office:value-type="string" calcext:value-type="string">
            <text:p>Text gets pasted from clipboar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Go back to [Send Text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Shift+Left|Right]</text:p>
          </table:table-cell>
          <table:table-cell office:value-type="string" calcext:value-type="string">
            <text:p>Text gets sel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Ctrl+Shift+Left|Right]</text:p>
          </table:table-cell>
          <table:table-cell office:value-type="string" calcext:value-type="string">
            <text:p>Words get selected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2">
          <table:table-cell table:number-columns-repeated="2"/>
          <table:table-cell office:value-type="string" calcext:value-type="string">
            <text:p>Multi-Line</text:p>
          </table:table-cell>
          <table:table-cell office:value-type="string" calcext:value-type="string">
            <text:p>Select "..."</text:p>
          </table:table-cell>
          <table:table-cell office:value-type="string" calcext:value-type="string">
            <text:p>'Multi-Line Text' box opens</text:p>
            <text:p>Former text is visible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'Multi-Line Text' box closes</text:p>
            <text:p>'Send Text' still shows former text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'Send Text (F3)'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Select "..."</text:p>
          </table:table-cell>
          <table:table-cell office:value-type="string" calcext:value-type="string">
            <text:p>'Multi-Line Text' box opens</text:p>
            <text:p>Former text is visibl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Fill-in some multi-line text</text:p>
          </table:table-cell>
          <table:table-cell table:number-columns-repeated="60"/>
        </table:table-row>
        <table:table-row table:style-name="ro3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'Multi-Line Text' box closes</text:p>
            <text:p>'Send Text' shows the text</text:p>
            <text:p>Text gets completely selecte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Multi-line text gets sent</text:p>
            <text:p>Text stays completely sel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lick into "Send Text"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Multi-line text gets sent</text:p>
          </table:table-cell>
          <table:table-cell office:value-type="string" calcext:value-type="string">
            <text:p>Ensure that multi-line placeholder can normally by navigated around</text:p>
          </table:table-cell>
          <table:table-cell table:number-columns-repeated="58"/>
        </table:table-row>
        <table:table-row table:style-name="ro1">
          <table:table-cell table:number-columns-repeated="3"/>
          <table:table-cell table:style-name="ce106" office:value-type="string" calcext:value-type="string">
            <text:p>Modify the text</text:p>
          </table:table-cell>
          <table:table-cell table:style-name="ce42"/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table:style-name="ce42" office:value-type="string" calcext:value-type="string">
            <text:p>Single line text gets sent</text:p>
            <text:p>Cursor position is kept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Arrow-Down] and [Arrow-Up]</text:p>
          </table:table-cell>
          <table:table-cell office:value-type="string" calcext:value-type="string">
            <text:p>Text changes among recents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Tab] to move focus out of "Send Text"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Ctrl+Tab] to switch terminal</text:p>
          </table:table-cell>
          <table:table-cell office:value-type="string" calcext:value-type="string">
            <text:p>Focus "disappears", i.e. moves to "Send Text"</text:p>
          </table:table-cell>
          <table:table-cell office:value-type="string" calcext:value-type="string">
            <text:p>Preparation for user input below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[Ctrl+Tab] to switch back</text:p>
          </table:table-cell>
          <table:table-cell office:value-type="string" calcext:value-type="string">
            <text:p>"Send Text" gets activated</text:p>
          </table:table-cell>
          <table:table-cell table:number-columns-repeated="59"/>
        </table:table-row>
        <table:table-row table:style-name="ro3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  <text:p><text:span text:style-name="T134">Text gets completely selected</text:span>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Keep Text</text:p>
          </table:table-cell>
          <table:table-cell office:value-type="string" calcext:value-type="string">
            <text:p>[Ctrl+Shift+K] to disable this option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erased after sen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Fill-in some new text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erased after send</text:p>
          </table:table-cell>
          <table:table-cell table:number-columns-repeated="59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[Ctrl+Shift+K] to restore this option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Fill-in some new text</text:p>
          </table:table-cell>
          <table:table-cell table:number-columns-repeated="60"/>
        </table:table-row>
        <table:table-row table:style-name="ro2">
          <table:table-cell table:number-columns-repeated="2"/>
          <table:table-cell table:style-name="Default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59"/>
        </table:table-row>
        <table:table-row table:style-name="ro1">
          <table:table-cell table:number-columns-repeated="2"/>
          <table:table-cell table:style-name="Default"/>
          <table:table-cell table:number-columns-repeated="61"/>
        </table:table-row>
        <table:table-row table:style-name="ro2">
          <table:table-cell table:number-columns-repeated="2"/>
          <table:table-cell office:value-type="string" calcext:value-type="string">
            <text:p>Send Immediately</text:p>
          </table:table-cell>
          <table:table-cell table:style-name="ce42" office:value-type="string" calcext:value-type="string">
            <text:p>[Ctrl+Shift+I] to enable this option</text:p>
          </table:table-cell>
          <table:table-cell table:style-name="Default" office:value-type="string" calcext:value-type="string">
            <text:p>Text gets reset</text:p>
            <text:p>Button changes to "Send EOL (F3)"</text:p>
          </table:table-cell>
          <table:table-cell table:number-columns-repeated="59"/>
        </table:table-row>
        <table:table-row table:style-name="ro1">
          <table:table-cell table:number-columns-repeated="3"/>
          <table:table-cell table:style-name="ce42" office:value-type="string" calcext:value-type="string">
            <text:p>Enable 'Show EOL'</text:p>
          </table:table-cell>
          <table:table-cell table:style-name="Default"/>
          <table:table-cell office:value-type="string" calcext:value-type="string">
            <text:p>Required to track line breaks below</text:p>
          </table:table-cell>
          <table:table-cell table:number-columns-repeated="58"/>
        </table:table-row>
        <table:table-row table:style-name="ro1">
          <table:table-cell table:number-columns-repeated="3"/>
          <table:table-cell table:style-name="ce42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59"/>
        </table:table-row>
        <table:table-row table:style-name="ro1">
          <table:table-cell table:number-columns-repeated="3"/>
          <table:table-cell table:style-name="ce42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F3]</text:p>
          </table:table-cell>
          <table:table-cell table:style-name="ce42" office:value-type="string" calcext:value-type="string">
            <text:p>EOL is sent</text:p>
            <text:p>Line break is done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F3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59"/>
        </table:table-row>
        <table:table-row table:style-name="ro1">
          <table:table-cell table:number-columns-repeated="3"/>
          <table:table-cell table:style-name="ce42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table:number-columns-repeated="59"/>
        </table:table-row>
        <table:table-row table:style-name="ro1">
          <table:table-cell table:number-columns-repeated="3"/>
          <table:table-cell table:style-name="ce42" office:value-type="string" calcext:value-type="string">
            <text:p>[Backspace]</text:p>
          </table:table-cell>
          <table:table-cell office:value-type="string" calcext:value-type="string">
            <text:p>Previous character is "eaten" is sent</text:p>
          </table:table-cell>
          <table:table-cell table:number-columns-repeated="59"/>
        </table:table-row>
        <table:table-row table:style-name="ro1">
          <table:table-cell table:number-columns-repeated="3"/>
          <table:table-cell table:style-name="ce42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office:value-type="string" calcext:value-type="string">
            <text:p>Ensure that characters are still sent properly</text:p>
          </table:table-cell>
          <table:table-cell table:number-columns-repeated="58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59"/>
        </table:table-row>
        <table:table-row table:style-name="ro2">
          <table:table-cell table:number-columns-repeated="3"/>
          <table:table-cell table:style-name="ce42" office:value-type="string" calcext:value-type="string">
            <text:p>[Send EOL (F3)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59"/>
        </table:table-row>
        <table:table-row table:style-name="ro2">
          <table:table-cell table:number-columns-repeated="3"/>
          <table:table-cell table:style-name="ce42" office:value-type="string" calcext:value-type="string">
            <text:p>[Send EOL (F3)]</text:p>
          </table:table-cell>
          <table:table-cell office:value-type="string" calcext:value-type="string">
            <text:p>EOL is sent</text:p>
            <text:p>Line break is done</text:p>
          </table:table-cell>
          <table:table-cell office:value-type="string" calcext:value-type="string">
            <text:p>Ensure that &lt;Enter text...&gt; doesn't lead to an error message</text:p>
          </table:table-cell>
          <table:table-cell table:number-columns-repeated="58"/>
        </table:table-row>
        <table:table-row table:style-name="ro1">
          <table:table-cell table:number-columns-repeated="3"/>
          <table:table-cell table:style-name="ce42" office:value-type="string" calcext:value-type="string">
            <text:p>[Ctrl+Shift+I] to restore this option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</table:table-cell>
          <table:table-cell office:value-type="string" calcext:value-type="string">
            <text:p>Ensure that text is properly reset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Default"/>
          <table:table-cell table:style-name="ce42" office:value-type="string" calcext:value-type="string">
            <text:p>Fill-in some text</text:p>
          </table:table-cell>
          <table:table-cell table:number-columns-repeated="60"/>
        </table:table-row>
        <table:table-row table:style-name="ro2">
          <table:table-cell table:number-columns-repeated="2"/>
          <table:table-cell table:style-name="Default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59"/>
        </table:table-row>
        <table:table-row table:style-name="ro1">
          <table:table-cell table:number-columns-repeated="2"/>
          <table:table-cell table:style-name="Default"/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Recent</text:p>
          </table:table-cell>
          <table:table-cell office:value-type="string" calcext:value-type="string">
            <text:p>[Arrow-Down] and [Arrow-Up]</text:p>
          </table:table-cell>
          <table:table-cell office:value-type="string" calcext:value-type="string">
            <text:p>Text changes among recents</text:p>
          </table:table-cell>
          <table:table-cell office:value-type="string" calcext:value-type="string">
            <text:p>Ensure that items are sorted correctly (most recent at top)</text:p>
          </table:table-cell>
          <table:table-cell table:number-columns-repeated="58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59"/>
        </table:table-row>
        <table:table-row table:style-name="ro1">
          <table:table-cell table:number-columns-repeated="3"/>
          <table:table-cell table:style-name="ce42" office:value-type="string" calcext:value-type="string">
            <text:p>Open recent drop-down</text:p>
          </table:table-cell>
          <table:table-cell table:style-name="ce42" office:value-type="string" calcext:value-type="string">
            <text:p>Backspace are shown as &lt;BS&gt;</text:p>
          </table:table-cell>
          <table:table-cell table:style-name="ce42"/>
          <table:table-cell table:number-columns-repeated="58"/>
        </table:table-row>
        <table:table-row table:style-name="ro1">
          <table:table-cell table:number-columns-repeated="3"/>
          <table:table-cell table:style-name="ce42" office:value-type="string" calcext:value-type="string">
            <text:p>Exit YAT</text:p>
          </table:table-cell>
          <table:table-cell table:style-name="ce42" table:number-columns-repeated="2"/>
          <table:table-cell table:number-columns-repeated="58"/>
        </table:table-row>
        <table:table-row table:style-name="ro1">
          <table:table-cell table:number-columns-repeated="3"/>
          <table:table-cell table:style-name="ce42" office:value-type="string" calcext:value-type="string">
            <text:p>Start YAT again</text:p>
          </table:table-cell>
          <table:table-cell table:style-name="ce42"/>
          <table:table-cell table:style-name="ce42" office:value-type="string" calcext:value-type="string">
            <text:p>Ensure that control char recents such as backspace properly handled</text:p>
          </table:table-cell>
          <table:table-cell table:number-columns-repeated="58"/>
        </table:table-row>
        <table:table-row table:style-name="ro1">
          <table:table-cell table:number-columns-repeated="3"/>
          <table:table-cell table:style-name="ce42" office:value-type="string" calcext:value-type="string">
            <text:p>Open recent drop-down</text:p>
          </table:table-cell>
          <table:table-cell table:style-name="ce42" office:value-type="string" calcext:value-type="string">
            <text:p>Backspace are shown as &lt;BS&gt;</text:p>
          </table:table-cell>
          <table:table-cell table:style-name="ce42"/>
          <table:table-cell table:number-columns-repeated="58"/>
        </table:table-row>
        <table:table-row table:style-name="ro1">
          <table:table-cell table:number-columns-repeated="3"/>
          <table:table-cell table:style-name="ce42" office:value-type="string" calcext:value-type="string">
            <text:p>Select one of the recents</text:p>
          </table:table-cell>
          <table:table-cell table:style-name="ce42" table:number-columns-repeated="2"/>
          <table:table-cell table:number-columns-repeated="58"/>
        </table:table-row>
        <table:table-row table:style-name="ro1">
          <table:table-cell table:number-columns-repeated="3"/>
          <table:table-cell table:style-name="ce42" office:value-type="string" calcext:value-type="string">
            <text:p>Change that recent</text:p>
          </table:table-cell>
          <table:table-cell table:style-name="ce42" table:number-columns-repeated="2"/>
          <table:table-cell table:number-columns-repeated="58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style-name="ce42"/>
          <table:table-cell table:number-columns-repeated="58"/>
        </table:table-row>
        <table:table-row table:style-name="ro2">
          <table:table-cell table:number-columns-repeated="3"/>
          <table:table-cell table:style-name="ce42" office:value-type="string" calcext:value-type="string">
            <text:p>Open recent drop-down</text:p>
          </table:table-cell>
          <table:table-cell table:style-name="ce42" office:value-type="string" calcext:value-type="string">
            <text:p>Just selected recent still there</text:p>
            <text:p>New recent added</text:p>
          </table:table-cell>
          <table:table-cell table:style-name="ce42"/>
          <table:table-cell table:number-columns-repeated="58"/>
        </table:table-row>
        <table:table-row table:style-name="ro1">
          <table:table-cell table:number-columns-repeated="3"/>
          <table:table-cell table:style-name="ce42"/>
          <table:table-cell table:number-columns-repeated="60"/>
        </table:table-row>
        <table:table-row table:style-name="ro1">
          <table:table-cell/>
          <table:table-cell office:value-type="string" calcext:value-type="string">
            <text:p>Predefined Commands</text:p>
          </table:table-cell>
          <table:table-cell/>
          <table:table-cell office:value-type="string" calcext:value-type="string">
            <text:p>Keep the 2 AutoSockets which are interconnected to each other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Import commands from [YAT - Test – YAT.View.Forms.Terminal.yacps]</text:p>
          </table:table-cell>
          <table:table-cell/>
          <table:table-cell office:value-type="string" calcext:value-type="string">
            <text:p>Import instead of link to be able to modify (and restore modified) commands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nd the predefined texts back and forth</text:p>
          </table:table-cell>
          <table:table-cell office:value-type="string" calcext:value-type="string">
            <text:p>Text gets sent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Command Shortcuts</text:p>
          </table:table-cell>
          <table:table-cell office:value-type="string" calcext:value-type="string">
            <text:p>[Shift+F&lt;i&gt;]</text:p>
          </table:table-cell>
          <table:table-cell office:value-type="string" calcext:value-type="string">
            <text:p>Text gets sent</text:p>
          </table:table-cell>
          <table:table-cell table:style-name="Default" office:value-type="string" calcext:value-type="string">
            <text:p>If shortcuts don't work, check the "ATTENTION" blocks in YAT.View.Forms.Terminal.Designer.cs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Page Shortcuts</text:p>
          </table:table-cell>
          <table:table-cell office:value-type="string" calcext:value-type="string">
            <text:p>[Ctrl+Alt+Right|Left]</text:p>
          </table:table-cell>
          <table:table-cell/>
          <table:table-cell table:style-name="Default"/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[Ctrl+&lt;i&gt;]</text:p>
          </table:table-cell>
          <table:table-cell/>
          <table:table-cell table:style-name="Default"/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Recent</text:p>
          </table:table-cell>
          <table:table-cell office:value-type="string" calcext:value-type="string">
            <text:p>[Arrow-Down] and [Arrow-Up]</text:p>
          </table:table-cell>
          <table:table-cell office:value-type="string" calcext:value-type="string">
            <text:p>Text changes among recents</text:p>
          </table:table-cell>
          <table:table-cell office:value-type="string" calcext:value-type="string">
            <text:p>Ensure that items are sorted correctly (most recent at top)</text:p>
          </table:table-cell>
          <table:table-cell table:number-columns-repeated="58"/>
        </table:table-row>
        <table:table-row table:style-name="ro3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Text stays selected</text:p>
            <text:p>Cursor stays at end of text box</text:p>
          </table:table-cell>
          <table:table-cell table:number-columns-repeated="59"/>
        </table:table-row>
        <table:table-row table:style-name="ro1">
          <table:table-cell table:number-columns-repeated="2"/>
          <table:table-cell table:style-name="ce42" office:value-type="string" calcext:value-type="string">
            <text:p>Changed Recent</text:p>
          </table:table-cell>
          <table:table-cell office:value-type="string" calcext:value-type="string">
            <text:p>[Arrow-Down] and [Arrow-Up]</text:p>
          </table:table-cell>
          <table:table-cell table:style-name="ce42" office:value-type="string" calcext:value-type="string">
            <text:p>Text changes among recents</text:p>
          </table:table-cell>
          <table:table-cell table:number-columns-repeated="59"/>
        </table:table-row>
        <table:table-row table:style-name="ro2">
          <table:table-cell table:number-columns-repeated="2"/>
          <table:table-cell table:style-name="ce42"/>
          <table:table-cell office:value-type="string" calcext:value-type="string">
            <text:p>[Shift+F&lt;i&gt;]</text:p>
          </table:table-cell>
          <table:table-cell table:style-name="ce42" office:value-type="string" calcext:value-type="string">
            <text:p>Text gets sent</text:p>
            <text:p>"Send Text" still contains changed recent</text:p>
          </table:table-cell>
          <table:table-cell table:number-columns-repeated="59"/>
        </table:table-row>
        <table:table-row table:style-name="ro3">
          <table:table-cell table:number-columns-repeated="2"/>
          <table:table-cell table:style-name="ce42"/>
          <table:table-cell office:value-type="string" calcext:value-type="string">
            <text:p>[Enter]</text:p>
          </table:table-cell>
          <table:table-cell table:style-name="ce42" office:value-type="string" calcext:value-type="string">
            <text:p>Changed recent text gets sent</text:p>
            <text:p><text:span text:style-name="T134">Text stays selected</text:span></text:p>
            <text:p>Cursor stays at end of text box</text:p>
          </table:table-cell>
          <table:table-cell table:number-columns-repeated="59"/>
        </table:table-row>
        <table:table-row table:style-name="ro1">
          <table:table-cell table:number-columns-repeated="2"/>
          <table:table-cell table:style-name="ce42"/>
          <table:table-cell office:value-type="string" calcext:value-type="string">
            <text:p>[Shift+F&lt;i&gt;]</text:p>
          </table:table-cell>
          <table:table-cell table:style-name="ce42" office:value-type="string" calcext:value-type="string">
            <text:p>Text gets sent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Copy Predefind</text:p>
          </table:table-cell>
          <table:table-cell office:value-type="string" calcext:value-type="string">
            <text:p>[Ctrl+Shift+F&lt;i&gt;]</text:p>
          </table:table-cell>
          <table:table-cell office:value-type="string" calcext:value-type="string">
            <text:p>Text gets copied to [Send Text]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Ctrl+Shift+P] to enable this option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<text:span text:style-name="T134">[Shift+F&lt;i&gt;</text:span>]</text:p>
          </table:table-cell>
          <table:table-cell office:value-type="string" calcext:value-type="string">
            <text:p>Text gets copied after send</text:p>
          </table:table-cell>
          <table:table-cell office:value-type="string" calcext:value-type="string">
            <text:p>Note bug #473 "[Copy Predefined] option wrongly selects"</text:p>
          </table:table-cell>
          <table:table-cell table:number-columns-repeated="58"/>
        </table:table-row>
        <table:table-row table:style-name="ro2">
          <table:table-cell table:number-columns-repeated="3"/>
          <table:table-cell office:value-type="string" calcext:value-type="string">
            <text:p>If cursor is not yet in [Send Text]</text:p>
            <text:p>   [Alt+E] to set cursor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Modify the text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<text:span text:style-name="T134">[Shift+F&lt;i&gt;</text:span>]</text:p>
          </table:table-cell>
          <table:table-cell office:value-type="string" calcext:value-type="string">
            <text:p>Text gets copied after send</text:p>
            <text:p>Cursor stays at end of text box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Ctrl+Shift+P] to restore this option</text:p>
          </table:table-cell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Recent</text:p>
          </table:table-cell>
          <table:table-cell office:value-type="string" calcext:value-type="string">
            <text:p>[Arrow-Down] and [Arrow-Up]</text:p>
          </table:table-cell>
          <table:table-cell office:value-type="string" calcext:value-type="string">
            <text:p>Text changes among recents</text:p>
          </table:table-cell>
          <table:table-cell office:value-type="string" calcext:value-type="string">
            <text:p>Ensure that items are sorted correctly (most recent at top)</text:p>
          </table:table-cell>
          <table:table-cell table:number-columns-repeated="58"/>
        </table:table-row>
        <table:table-row table:style-name="ro2">
          <table:table-cell table:number-columns-repeated="3"/>
          <table:table-cell table:style-name="ce42"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Rearrange</text:p>
          </table:table-cell>
          <table:table-cell table:style-name="ce42" office:value-type="string" calcext:value-type="string">
            <text:p>[Up/Down by], [Move/Copy to], [Clear]</text:p>
          </table:table-cell>
          <table:table-cell office:value-type="string" calcext:value-type="string">
            <text:p>Proper behavior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Rearrange in settings dialog</text:p>
          </table:table-cell>
          <table:table-cell table:style-name="ce42" office:value-type="string" calcext:value-type="string">
            <text:p>[Define...] then redo the above in the settings dialog</text:p>
          </table:table-cell>
          <table:table-cell office:value-type="string" calcext:value-type="string">
            <text:p>Proper behavior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Cut/Copy/Paste/Clear</text:p>
          </table:table-cell>
          <table:table-cell table:style-name="ce42" office:value-type="string" calcext:value-type="string">
            <text:p>Within same terminal</text:p>
          </table:table-cell>
          <table:table-cell office:value-type="string" calcext:value-type="string">
            <text:p>Proper behavior</text:p>
          </table:table-cell>
          <table:table-cell table:number-columns-repeated="59"/>
        </table:table-row>
        <table:table-row table:style-name="ro1">
          <table:table-cell table:number-columns-repeated="3"/>
          <table:table-cell table:style-name="ce42" office:value-type="string" calcext:value-type="string">
            <text:p>To/from other terminal</text:p>
          </table:table-cell>
          <table:table-cell office:value-type="string" calcext:value-type="string">
            <text:p>Proper behavior</text:p>
          </table:table-cell>
          <table:table-cell table:number-columns-repeated="59"/>
        </table:table-row>
        <table:table-row table:style-name="ro1">
          <table:table-cell table:number-columns-repeated="3"/>
          <table:table-cell table:style-name="ce42" office:value-type="string" calcext:value-type="string">
            <text:p>To/from text editor</text:p>
          </table:table-cell>
          <table:table-cell office:value-type="string" calcext:value-type="string">
            <text:p>Proper behavior</text:p>
          </table:table-cell>
          <table:table-cell office:value-type="string" calcext:value-type="string">
            <text:p>Single-line text, multi-line text, file path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Cut/Copy/Paste/Clear in settings dialog</text:p>
          </table:table-cell>
          <table:table-cell table:style-name="ce42" office:value-type="string" calcext:value-type="string">
            <text:p>As above</text:p>
          </table:table-cell>
          <table:table-cell office:value-type="string" calcext:value-type="string">
            <text:p>Proper behavior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Cut/Copy/Paste/Clear pages in settings dialog</text:p>
          </table:table-cell>
          <table:table-cell table:style-name="ce42" office:value-type="string" calcext:value-type="string">
            <text:p>As above</text:p>
          </table:table-cell>
          <table:table-cell office:value-type="string" calcext:value-type="string">
            <text:p>Proper behavior</text:p>
          </table:table-cell>
          <table:table-cell table:number-columns-repeated="59"/>
        </table:table-row>
        <table:table-row table:style-name="ro1">
          <table:table-cell table:number-columns-repeated="3"/>
          <table:table-cell table:style-name="ce42"/>
          <table:table-cell table:number-columns-repeated="60"/>
        </table:table-row>
        <table:table-row table:style-name="ro1">
          <table:table-cell/>
          <table:table-cell office:value-type="string" calcext:value-type="string">
            <text:p>Throughput</text:p>
          </table:table-cell>
          <table:table-cell/>
          <table:table-cell office:value-type="string" calcext:value-type="string">
            <text:p>Keep the 2 AutoSockets which are interconnected to each other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Enable 'Byte/Line Count'</text:p>
          </table:table-cell>
          <table:table-cell table:number-columns-repeated="60"/>
        </table:table-row>
        <table:table-row table:style-name="ro3">
          <table:table-cell table:number-columns-repeated="3"/>
          <table:table-cell office:value-type="string" calcext:value-type="string">
            <text:p>Send "A\!(LineRepeat)"</text:p>
          </table:table-cell>
          <table:table-cell office:value-type="string" calcext:value-type="string">
            <text:p>Rates must be at least 15000/s | 5000/s</text:p>
          </table:table-cell>
          <table:table-cell office:value-type="string" calcext:value-type="string">
            <text:p><text:span text:style-name="T134">YAT 2.4.0 ~ 15000/s | 5000/s</text:span></text:p>
            <text:p>YAT 2.1.0 ~ 15000/s | 5000/s</text:p>
            <text:p>(<text:span text:style-name="T134">YAT 2.0.0 was 12000/s | 4000/s, earlier versions even slower)</text:span>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[Ctrl+B]</text:p>
          </table:table-cell>
          <table:table-cell office:value-type="string" calcext:value-type="string">
            <text:p>Breaks within instant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"A\!(LineRepeat)"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Terminal &gt; Break]</text:p>
          </table:table-cell>
          <table:table-cell office:value-type="string" calcext:value-type="string">
            <text:p>Breaks within instants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Send File</text:p>
          </table:table-cell>
          <table:table-cell/>
          <table:table-cell office:value-type="string" calcext:value-type="string">
            <text:p>Send "\!-SendFiles\Stress-4-Huge.txt"</text:p>
          </table:table-cell>
          <table:table-cell office:value-type="string" calcext:value-type="string">
            <text:p>GUI properly repond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Ctrl+B]</text:p>
          </table:table-cell>
          <table:table-cell office:value-type="string" calcext:value-type="string">
            <text:p>Breaks within instants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Send "\!-SendFiles\Stress-2-Large.txt"</text:p>
          </table:table-cell>
          <table:table-cell office:value-type="string" calcext:value-type="string">
            <text:p>Break has been resumed</text:p>
            <text:p>GUI still properly responds</text:p>
          </table:table-cell>
          <table:table-cell table:number-columns-repeated="59"/>
        </table:table-row>
        <table:table-row table:style-name="ro1">
          <table:table-cell table:number-columns-repeated="3"/>
          <table:table-cell table:style-name="ce42" office:value-type="string" calcext:value-type="string">
            <text:p>[F4]</text:p>
          </table:table-cell>
          <table:table-cell office:value-type="string" calcext:value-type="string">
            <text:p>File is sent</text:p>
          </table:table-cell>
          <table:table-cell office:value-type="string" calcext:value-type="string">
            <text:p>Takes just a few seconds</text:p>
          </table:table-cell>
          <table:table-cell table:number-columns-repeated="58"/>
        </table:table-row>
        <table:table-row table:style-name="ro1">
          <table:table-cell table:number-columns-repeated="3"/>
          <table:table-cell table:style-name="ce42" office:value-type="string" calcext:value-type="string">
            <text:p>[F4]</text:p>
          </table:table-cell>
          <table:table-cell office:value-type="string" calcext:value-type="string">
            <text:p>File is sent again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office:value-type="string" calcext:value-type="string">
            <text:p>Stress Line</text:p>
          </table:table-cell>
          <table:table-cell table:style-name="ce42" office:value-type="string" calcext:value-type="string">
            <text:p>Send "\!-SendFiles\Stress-7-EnormousLine.txt"</text:p>
          </table:table-cell>
          <table:table-cell table:style-name="ce42" office:value-type="string" calcext:value-type="string">
            <text:p>Works without issues</text:p>
            <text:p><text:span text:style-name="T134">Complete line is sent and received</text:span></text:p>
            <text:p>Line exceed warning is output in the monitors</text:p>
          </table:table-cell>
          <table:table-cell table:number-columns-repeated="59"/>
        </table:table-row>
        <table:table-row table:style-name="ro1">
          <table:table-cell table:number-columns-repeated="3"/>
          <table:table-cell table:style-name="ce42" office:value-type="string" calcext:value-type="string">
            <text:p>Clear the monitors</text:p>
          </table:table-cell>
          <table:table-cell table:style-name="ce42"/>
          <table:table-cell table:number-columns-repeated="59"/>
        </table:table-row>
        <table:table-row table:style-name="ro1">
          <table:table-cell table:number-columns-repeated="3"/>
          <table:table-cell table:style-name="ce42" table:number-columns-repeated="2"/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Text Exclusion</text:p>
          </table:table-cell>
          <table:table-cell office:value-type="string" calcext:value-type="string">
            <text:p>Open settings</text:p>
          </table:table-cell>
          <table:table-cell table:style-name="ce42"/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Activate [Advanced &gt; Skip Empty Lines on [Send File]]</text:p>
          </table:table-cell>
          <table:table-cell table:style-name="ce42"/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Activate [Text &gt; Text exclusion patterns]</text:p>
          </table:table-cell>
          <table:table-cell table:style-name="ce42"/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Send "\!-SendFiles\TextExclusion.txt"</text:p>
          </table:table-cell>
          <table:table-cell table:style-name="ce42" office:value-type="string" calcext:value-type="string">
            <text:p>Lines include the stated number of chars</text:p>
            <text:p>No empty line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witch radix</text:p>
          </table:table-cell>
          <table:table-cell office:value-type="string" calcext:value-type="string">
            <text:p>All radices work well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Text Line Breaks</text:p>
          </table:table-cell>
          <table:table-cell office:value-type="string" calcext:value-type="string">
            <text:p>Empty Line</text:p>
          </table:table-cell>
          <table:table-cell office:value-type="string" calcext:value-type="string">
            <text:p>Keep the 2 AutoSockets which are interconnected to each other</text:p>
          </table:table-cell>
          <table:table-cell table:number-columns-repeated="60"/>
        </table:table-row>
        <table:table-row table:style-name="ro6">
          <table:table-cell table:number-columns-repeated="3"/>
          <table:table-cell office:value-type="string" calcext:value-type="string">
            <text:p>A\!(EOL)B\!(EOL)\!(EOL)C</text:p>
          </table:table-cell>
          <table:table-cell office:value-type="string" calcext:value-type="string">
            <text:p>A</text:p>
            <text:p>B</text:p>
            <text:p/>
            <text:p>C</text:p>
          </table:table-cell>
          <table:table-cell office:value-type="string" calcext:value-type="string">
            <text:p/>
            <text:p/>
            <text:p>Empty line must be shown since an empty line was intended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Enable 'Show EOL'</text:p>
          </table:table-cell>
          <table:table-cell office:value-type="string" calcext:value-type="string">
            <text:p>Same as above but with &lt;CR&gt;&lt;LF&gt;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Disable 'Show EOL'</text:p>
          </table:table-cell>
          <table:table-cell office:value-type="string" calcext:value-type="string">
            <text:p>Same as above without &lt;CR&gt;&lt;LF&gt;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<text:span text:style-name="T134">Enable 'Show EOL' o</text:span>n receiving terminal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Enable 'Show Direction' on both terminals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Enable 'Show Length' on both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Pending EOL Character</text:p>
          </table:table-cell>
          <table:table-cell office:value-type="string" calcext:value-type="string">
            <text:p>A</text:p>
          </table:table-cell>
          <table:table-cell table:number-columns-repeated="60"/>
        </table:table-row>
        <table:table-row table:style-name="ro3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159">(&lt;&lt;)</text:span><text:span text:style-name="T160"> </text:span><text:span text:style-name="T174">A</text:span><text:span text:style-name="T137">   </text:span><text:span text:style-name="T138"> </text:span>    in sending terminal</text:p>
            <text:p/>
            <text:p><text:span text:style-name="T147">(&gt;&gt;)</text:span><text:span text:style-name="T148"> </text:span><text:span text:style-name="T149">A</text:span><text:span text:style-name="T175">   </text:span><text:span text:style-name="T176"> </text:span><text:span text:style-name="T244">    in receiving terminal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&lt;CR&gt;</text:p>
          </table:table-cell>
          <table:table-cell table:number-columns-repeated="60"/>
        </table:table-row>
        <table:table-row table:style-name="ro3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159">(&lt;&lt;)</text:span><text:span text:style-name="T160"> </text:span><text:span text:style-name="T174">A</text:span><text:span text:style-name="T137">   </text:span><text:span text:style-name="T138"> </text:span>    in sending terminal</text:p>
            <text:p/>
            <text:p><text:span text:style-name="T147">(&gt;&gt;)</text:span><text:span text:style-name="T148"> </text:span><text:span text:style-name="T149">A</text:span><text:span text:style-name="T150">&lt;CR&gt;</text:span><text:span text:style-name="T244">    in receiving terminal</text:span></text:p>
          </table:table-cell>
          <table:table-cell office:value-type="string" calcext:value-type="string">
            <text:p>&lt;CR&gt; must be retained when 'Show EOL' is disabled</text:p>
            <text:p/>
            <text:p><text:span text:style-name="T134">&lt;CR&gt; must not be retained when 'Show EOL' is enabled (was the case until YAT 2.0.0)</text:span>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&lt;LF&gt;</text:p>
          </table:table-cell>
          <table:table-cell table:number-columns-repeated="60"/>
        </table:table-row>
        <table:table-row table:style-name="ro31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159">(&lt;&lt;)</text:span><text:span text:style-name="T160"> </text:span><text:span text:style-name="T174">A</text:span><text:span text:style-name="T137"> </text:span><text:span text:style-name="T138">(1)</text:span>    in sending terminal</text:p>
            <text:p/>
            <text:p><text:span text:style-name="T147">(&gt;&gt;)</text:span><text:span text:style-name="T148"> </text:span><text:span text:style-name="T149">A</text:span><text:span text:style-name="T150">&lt;CR&gt;&lt;LF&gt;</text:span><text:span text:style-name="T245"> </text:span><text:span text:style-name="T176">(3)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Toggle 'Show Direction' and 'Show Length' on both terminals twice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Ctrl+E] to clear both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Broken Pending EOL</text:p>
          </table:table-cell>
          <table:table-cell office:value-type="string" calcext:value-type="string">
            <text:p>A</text:p>
          </table:table-cell>
          <table:table-cell table:number-columns-repeated="60"/>
        </table:table-row>
        <table:table-row table:style-name="ro3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196">(&lt;&lt;)</text:span><text:span text:style-name="T140"> </text:span><text:span text:style-name="T174">A</text:span><text:span text:style-name="T137">   </text:span><text:span text:style-name="T138"> </text:span>    in sending terminal</text:p>
            <text:p/>
            <text:p><text:span text:style-name="T147">(&gt;&gt;)</text:span><text:span text:style-name="T148"> </text:span><text:span text:style-name="T149">A</text:span><text:span text:style-name="T175">   </text:span><text:span text:style-name="T176"> </text:span><text:span text:style-name="T244">    in receiving terminal</text:span></text:p>
          </table:table-cell>
          <table:table-cell table:number-columns-repeated="59"/>
        </table:table-row>
        <table:table-row table:style-name="ro22">
          <table:table-cell table:number-columns-repeated="3"/>
          <table:table-cell office:value-type="string" calcext:value-type="string">
            <text:p>In receiving terminal:</text:p>
            <text:p>X</text:p>
            <text:p>[Enter]</text:p>
          </table:table-cell>
          <table:table-cell office:value-type="string" calcext:value-type="string">
            <text:p><text:span text:style-name="T159">(&lt;&lt;)</text:span><text:span text:style-name="T160"> </text:span><text:span text:style-name="T174">A</text:span><text:span text:style-name="T137"> </text:span><text:span text:style-name="T138">(1)</text:span></text:p>
            <text:p><text:span text:style-name="T196">(&gt;&gt;)</text:span><text:span text:style-name="T140"> </text:span><text:span text:style-name="T161">X</text:span><text:span text:style-name="T137"> </text:span><text:span text:style-name="T138">(1)</text:span>    in sending terminal</text:p>
            <text:p/>
            <text:p><text:span text:style-name="T147">(&gt;&gt;)</text:span><text:span text:style-name="T148"> </text:span><text:span text:style-name="T149">A</text:span><text:span text:style-name="T175"> </text:span><text:span text:style-name="T176">(1)</text:span><text:span text:style-name="T244">    in receiving terminal</text:span></text:p>
            <text:p><text:span text:style-name="T196">(&lt;&lt;)</text:span><text:span text:style-name="T140"> </text:span><text:span text:style-name="T174">X</text:span><text:span text:style-name="T199">&lt;CR&gt;&lt;LF&gt;</text:span><text:span text:style-name="T167"> </text:span><text:span text:style-name="T138">(3)</text:span></text:p>
          </table:table-cell>
          <table:table-cell table:number-columns-repeated="59"/>
        </table:table-row>
        <table:table-row table:style-name="ro32">
          <table:table-cell table:number-columns-repeated="3"/>
          <table:table-cell office:value-type="string" calcext:value-type="string">
            <text:p>In sending terminal:</text:p>
            <text:p>&lt;&lt;EMPTY&gt;&gt;</text:p>
            <text:p>[Enter]</text:p>
          </table:table-cell>
          <table:table-cell office:value-type="string" calcext:value-type="string">
            <text:p><text:span text:style-name="T159">(&lt;&lt;)</text:span><text:span text:style-name="T160"> </text:span><text:span text:style-name="T174">A</text:span><text:span text:style-name="T137"> </text:span><text:span text:style-name="T138">(1)</text:span></text:p>
            <text:p><text:span text:style-name="T196">(&gt;&gt;)</text:span><text:span text:style-name="T140"> </text:span><text:span text:style-name="T161">X</text:span><text:span text:style-name="T137"> </text:span><text:span text:style-name="T138">(1)</text:span>    in sending terminal</text:p>
            <text:p/>
            <text:p><text:span text:style-name="T147">(&gt;&gt;)</text:span><text:span text:style-name="T148"> </text:span><text:span text:style-name="T149">A</text:span><text:span text:style-name="T175"> </text:span><text:span text:style-name="T176">(1)</text:span><text:span text:style-name="T244">    in receiving terminal</text:span></text:p>
            <text:p><text:span text:style-name="T196">(&lt;&lt;)</text:span><text:span text:style-name="T140"> </text:span><text:span text:style-name="T174">X</text:span><text:span text:style-name="T199">&lt;CR&gt;&lt;LF&gt;</text:span><text:span text:style-name="T167"> </text:span><text:span text:style-name="T138">(3)</text:span></text:p>
            <text:p><text:span text:style-name="T147">(&gt;&gt;)</text:span><text:span text:style-name="T148"> </text:span><text:span text:style-name="T246">&lt;CR&gt;&lt;LF&gt;</text:span><text:span text:style-name="T148"> </text:span><text:span text:style-name="T173">(2)</text:span></text:p>
          </table:table-cell>
          <table:table-cell office:value-type="string" calcext:value-type="string">
            <text:p/>
            <text:p>Empty line must not be shown since it's just the pending EOL</text:p>
          </table:table-cell>
          <table:table-cell table:number-columns-repeated="58"/>
        </table:table-row>
        <table:table-row table:style-name="ro33">
          <table:table-cell table:number-columns-repeated="3"/>
          <table:table-cell office:value-type="string" calcext:value-type="string">
            <text:p><text:span text:style-name="T134">In sending terminal:</text:span></text:p>
            <text:p>B</text:p>
            <text:p>[Enter]</text:p>
          </table:table-cell>
          <table:table-cell office:value-type="string" calcext:value-type="string">
            <text:p><text:span text:style-name="T147">(&lt;&lt;)</text:span><text:span text:style-name="T148"> </text:span><text:span text:style-name="T177">A</text:span><text:span text:style-name="T175"> </text:span><text:span text:style-name="T176">(1)</text:span></text:p>
            <text:p><text:span text:style-name="T147">(&gt;&gt;)</text:span><text:span text:style-name="T148"> </text:span><text:span text:style-name="T149">X</text:span><text:span text:style-name="T175"> </text:span><text:span text:style-name="T176">(1)</text:span></text:p>
            <text:p><text:span text:style-name="T147">(&lt;&lt;)</text:span><text:span text:style-name="T148"> </text:span><text:span text:style-name="T177">B</text:span><text:span text:style-name="T175"> </text:span><text:span text:style-name="T176">(1)</text:span>    in sending terminal</text:p>
            <text:p/>
            <text:p><text:span text:style-name="T147">(&gt;&gt;)</text:span><text:span text:style-name="T148"> </text:span><text:span text:style-name="T149">A</text:span><text:span text:style-name="T175"> </text:span><text:span text:style-name="T176">(1)</text:span><text:span text:style-name="T244">    in receiving terminal</text:span></text:p>
            <text:p><text:span text:style-name="T147">(&lt;&lt;)</text:span><text:span text:style-name="T148"> </text:span><text:span text:style-name="T177">X</text:span><text:span text:style-name="T247">&lt;CR&gt;&lt;LF&gt;</text:span><text:span text:style-name="T245"> </text:span><text:span text:style-name="T176">(3)</text:span></text:p>
            <text:p><text:span text:style-name="T147">(&gt;&gt;)</text:span><text:span text:style-name="T148"> </text:span><text:span text:style-name="T246">&lt;CR&gt;&lt;LF&gt;</text:span><text:span text:style-name="T148"> </text:span><text:span text:style-name="T173">(2)</text:span></text:p>
            <text:p><text:span text:style-name="T147">(&gt;&gt;)</text:span><text:span text:style-name="T148"> </text:span><text:span text:style-name="T149">B</text:span><text:span text:style-name="T150">&lt;CR&gt;&lt;LF&gt;</text:span><text:span text:style-name="T245"> </text:span><text:span text:style-name="T176">(3)</text:span></text:p>
          </table:table-cell>
          <table:table-cell table:number-columns-repeated="59"/>
        </table:table-row>
        <table:table-row table:style-name="ro34">
          <table:table-cell table:number-columns-repeated="3"/>
          <table:table-cell office:value-type="string" calcext:value-type="string">
            <text:p>In receiving terminal:</text:p>
            <text:p>X</text:p>
            <text:p>[Enter]</text:p>
          </table:table-cell>
          <table:table-cell office:value-type="string" calcext:value-type="string">
            <text:p><text:span text:style-name="T147">(&lt;&lt;)</text:span><text:span text:style-name="T148"> </text:span><text:span text:style-name="T177">A</text:span><text:span text:style-name="T175"> </text:span><text:span text:style-name="T176">(1)</text:span></text:p>
            <text:p><text:span text:style-name="T147">(&gt;&gt;)</text:span><text:span text:style-name="T148"> </text:span><text:span text:style-name="T149">X</text:span><text:span text:style-name="T175"> </text:span><text:span text:style-name="T176">(1)</text:span></text:p>
            <text:p><text:span text:style-name="T147">(&lt;&lt;)</text:span><text:span text:style-name="T148"> </text:span><text:span text:style-name="T177">B</text:span><text:span text:style-name="T175"> </text:span><text:span text:style-name="T176">(1)</text:span></text:p>
            <text:p><text:span text:style-name="T147">(&gt;&gt;)</text:span><text:span text:style-name="T148"> </text:span><text:span text:style-name="T149">X</text:span><text:span text:style-name="T175"> </text:span><text:span text:style-name="T176">(1)</text:span>    in sending terminal</text:p>
            <text:p/>
            <text:p><text:span text:style-name="T147">(&gt;&gt;)</text:span><text:span text:style-name="T148"> </text:span><text:span text:style-name="T149">A</text:span><text:span text:style-name="T175"> </text:span><text:span text:style-name="T176">(1)</text:span><text:span text:style-name="T244">    in receiving terminal</text:span></text:p>
            <text:p><text:span text:style-name="T147">(&lt;&lt;)</text:span><text:span text:style-name="T148"> </text:span><text:span text:style-name="T177">X</text:span><text:span text:style-name="T247">&lt;CR&gt;&lt;LF&gt;</text:span><text:span text:style-name="T245"> </text:span><text:span text:style-name="T176">(3)</text:span></text:p>
            <text:p><text:span text:style-name="T147">(&gt;&gt;)</text:span><text:span text:style-name="T148"> </text:span><text:span text:style-name="T246">&lt;CR&gt;&lt;LF&gt;</text:span><text:span text:style-name="T148"> </text:span><text:span text:style-name="T173">(2)</text:span></text:p>
            <text:p><text:span text:style-name="T147">(&gt;&gt;)</text:span><text:span text:style-name="T148"> </text:span><text:span text:style-name="T149">B</text:span><text:span text:style-name="T150">&lt;CR&gt;&lt;LF&gt;</text:span><text:span text:style-name="T245"> </text:span><text:span text:style-name="T176">(3)</text:span></text:p>
            <text:p><text:span text:style-name="T147">(&lt;&lt;)</text:span><text:span text:style-name="T148"> </text:span><text:span text:style-name="T177">X</text:span><text:span text:style-name="T247">&lt;CR&gt;&lt;LF&gt;</text:span><text:span text:style-name="T245"> </text:span><text:span text:style-name="T176">(3)</text:span></text:p>
          </table:table-cell>
          <table:table-cell table:number-columns-repeated="59"/>
        </table:table-row>
        <table:table-row table:style-name="ro35">
          <table:table-cell table:number-columns-repeated="3"/>
          <table:table-cell office:value-type="string" calcext:value-type="string">
            <text:p><text:span text:style-name="T134">In sending terminal:</text:span></text:p>
            <text:p>&lt;&lt;EMPTY&gt;&gt;</text:p>
            <text:p>[Enter]</text:p>
          </table:table-cell>
          <table:table-cell office:value-type="string" calcext:value-type="string">
            <text:p><text:span text:style-name="T147">(&lt;&lt;)</text:span><text:span text:style-name="T148"> </text:span><text:span text:style-name="T177">A</text:span><text:span text:style-name="T175"> </text:span><text:span text:style-name="T176">(1)</text:span></text:p>
            <text:p><text:span text:style-name="T147">(&gt;&gt;)</text:span><text:span text:style-name="T148"> </text:span><text:span text:style-name="T149">X</text:span><text:span text:style-name="T175"> </text:span><text:span text:style-name="T176">(1)</text:span></text:p>
            <text:p><text:span text:style-name="T147">(&lt;&lt;)</text:span><text:span text:style-name="T148"> </text:span><text:span text:style-name="T177">B</text:span><text:span text:style-name="T175"> </text:span><text:span text:style-name="T176">(1)</text:span></text:p>
            <text:p><text:span text:style-name="T147">(&gt;&gt;)</text:span><text:span text:style-name="T148"> </text:span><text:span text:style-name="T149">X</text:span><text:span text:style-name="T175"> </text:span><text:span text:style-name="T176">(1)</text:span></text:p>
            <text:p><text:span text:style-name="T147">(&lt;&lt;)</text:span><text:span text:style-name="T148">  </text:span><text:span text:style-name="T173">(0) </text:span>    in sending terminal</text:p>
            <text:p/>
            <text:p><text:span text:style-name="T147">(&gt;&gt;)</text:span><text:span text:style-name="T148"> </text:span><text:span text:style-name="T149">A</text:span><text:span text:style-name="T175"> </text:span><text:span text:style-name="T176">(1)</text:span><text:span text:style-name="T244">    in receiving terminal</text:span></text:p>
            <text:p><text:span text:style-name="T147">(&lt;&lt;)</text:span><text:span text:style-name="T148"> </text:span><text:span text:style-name="T177">X</text:span><text:span text:style-name="T247">&lt;CR&gt;&lt;LF&gt;</text:span><text:span text:style-name="T245"> </text:span><text:span text:style-name="T176">(3)</text:span></text:p>
            <text:p><text:span text:style-name="T147">(&gt;&gt;)</text:span><text:span text:style-name="T148"> </text:span><text:span text:style-name="T246">&lt;CR&gt;&lt;LF&gt;</text:span><text:span text:style-name="T148"> </text:span><text:span text:style-name="T173">(2)</text:span></text:p>
            <text:p><text:span text:style-name="T147">(&gt;&gt;)</text:span><text:span text:style-name="T148"> </text:span><text:span text:style-name="T149">B</text:span><text:span text:style-name="T150">&lt;CR&gt;&lt;LF&gt;</text:span><text:span text:style-name="T245"> </text:span><text:span text:style-name="T176">(3)</text:span></text:p>
            <text:p><text:span text:style-name="T147">(&lt;&lt;)</text:span><text:span text:style-name="T148"> </text:span><text:span text:style-name="T177">X</text:span><text:span text:style-name="T247">&lt;CR&gt;&lt;LF&gt;</text:span><text:span text:style-name="T245"> </text:span><text:span text:style-name="T176">(3)</text:span></text:p>
            <text:p><text:span text:style-name="T147">(&gt;&gt;)</text:span><text:span text:style-name="T148"> </text:span><text:span text:style-name="T246">&lt;CR&gt;&lt;LF&gt;</text:span><text:span text:style-name="T148"> </text:span><text:span text:style-name="T173">(2)</text:span></text:p>
          </table:table-cell>
          <table:table-cell office:value-type="string" calcext:value-type="string">
            <text:p/>
            <text:p/>
            <text:p/>
            <text:p/>
            <text:p>Empty line must be shown since an empty line was intended</text:p>
          </table:table-cell>
          <table:table-cell table:number-columns-repeated="58"/>
        </table:table-row>
        <table:table-row table:style-name="ro36">
          <table:table-cell table:number-columns-repeated="3"/>
          <table:table-cell office:value-type="string" calcext:value-type="string">
            <text:p>B</text:p>
            <text:p>[Enter]</text:p>
          </table:table-cell>
          <table:table-cell office:value-type="string" calcext:value-type="string">
            <text:p><text:span text:style-name="T147">(&lt;&lt;)</text:span><text:span text:style-name="T148"> </text:span><text:span text:style-name="T177">A</text:span><text:span text:style-name="T175"> </text:span><text:span text:style-name="T176">(1)</text:span></text:p>
            <text:p><text:span text:style-name="T147">(&gt;&gt;)</text:span><text:span text:style-name="T148"> </text:span><text:span text:style-name="T149">X</text:span><text:span text:style-name="T175"> </text:span><text:span text:style-name="T176">(1)</text:span></text:p>
            <text:p><text:span text:style-name="T147">(&lt;&lt;)</text:span><text:span text:style-name="T148"> </text:span><text:span text:style-name="T177">B</text:span><text:span text:style-name="T175"> </text:span><text:span text:style-name="T176">(1)</text:span></text:p>
            <text:p><text:span text:style-name="T147">(&gt;&gt;)</text:span><text:span text:style-name="T148"> </text:span><text:span text:style-name="T149">X</text:span><text:span text:style-name="T175"> </text:span><text:span text:style-name="T176">(1)</text:span></text:p>
            <text:p><text:span text:style-name="T147">(&lt;&lt;)</text:span><text:span text:style-name="T148">  </text:span><text:span text:style-name="T173">(0)</text:span></text:p>
            <text:p><text:span text:style-name="T147">(&lt;&lt;)</text:span><text:span text:style-name="T148"> </text:span><text:span text:style-name="T177">B</text:span><text:span text:style-name="T175"> </text:span><text:span text:style-name="T176">(1)</text:span>    in sending terminal</text:p>
            <text:p/>
            <text:p><text:span text:style-name="T147">(&gt;&gt;)</text:span><text:span text:style-name="T148"> </text:span><text:span text:style-name="T149">A</text:span><text:span text:style-name="T175"> </text:span><text:span text:style-name="T176">(1)</text:span><text:span text:style-name="T244">    in receiving terminal</text:span></text:p>
            <text:p><text:span text:style-name="T147">(&lt;&lt;)</text:span><text:span text:style-name="T148"> </text:span><text:span text:style-name="T177">X</text:span><text:span text:style-name="T247">&lt;CR&gt;&lt;LF&gt;</text:span><text:span text:style-name="T245"> </text:span><text:span text:style-name="T176">(3)</text:span></text:p>
            <text:p><text:span text:style-name="T147">(&gt;&gt;)</text:span><text:span text:style-name="T148"> </text:span><text:span text:style-name="T246">&lt;CR&gt;&lt;LF&gt;</text:span><text:span text:style-name="T148"> </text:span><text:span text:style-name="T173">(2)</text:span></text:p>
            <text:p><text:span text:style-name="T147">(&gt;&gt;)</text:span><text:span text:style-name="T148"> </text:span><text:span text:style-name="T149">B</text:span><text:span text:style-name="T150">&lt;CR&gt;&lt;LF&gt;</text:span><text:span text:style-name="T245"> </text:span><text:span text:style-name="T176">(3)</text:span></text:p>
            <text:p><text:span text:style-name="T147">(&lt;&lt;)</text:span><text:span text:style-name="T148"> </text:span><text:span text:style-name="T177">X</text:span><text:span text:style-name="T247">&lt;CR&gt;&lt;LF&gt;</text:span><text:span text:style-name="T245"> </text:span><text:span text:style-name="T176">(3)</text:span></text:p>
            <text:p><text:span text:style-name="T147">(&gt;&gt;)</text:span><text:span text:style-name="T148"> </text:span><text:span text:style-name="T246">&lt;CR&gt;&lt;LF&gt;</text:span><text:span text:style-name="T148"> </text:span><text:span text:style-name="T173">(2)</text:span></text:p>
            <text:p><text:span text:style-name="T147">(&gt;&gt;)</text:span><text:span text:style-name="T148"> </text:span><text:span text:style-name="T149">B</text:span><text:span text:style-name="T150">&lt;CR&gt;&lt;LF&gt;</text:span><text:span text:style-name="T245"> </text:span><text:span text:style-name="T176">(3)</text:span></text:p>
          </table:table-cell>
          <table:table-cell office:value-type="string" calcext:value-type="string">
            <text:p/>
            <text:p/>
            <text:p/>
            <text:p/>
            <text:p/>
            <text:p>Empty line must be kept since an empty line was intended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Toggle 'Show Direction' and 'Show Length' on both terminals twice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Ctrl+E] to clear both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Broken Pend. EOL Char. a)</text:p>
          </table:table-cell>
          <table:table-cell office:value-type="string" calcext:value-type="string">
            <text:p>A</text:p>
          </table:table-cell>
          <table:table-cell table:number-columns-repeated="60"/>
        </table:table-row>
        <table:table-row table:style-name="ro3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196">(&lt;&lt;)</text:span><text:span text:style-name="T140"> </text:span><text:span text:style-name="T174">A</text:span><text:span text:style-name="T137">   </text:span><text:span text:style-name="T138"> </text:span>    in sending terminal</text:p>
            <text:p/>
            <text:p><text:span text:style-name="T147">(&gt;&gt;)</text:span><text:span text:style-name="T148"> </text:span><text:span text:style-name="T149">A</text:span><text:span text:style-name="T175">   </text:span><text:span text:style-name="T176"> </text:span><text:span text:style-name="T244">    in receiving terminal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&lt;CR&gt;</text:p>
          </table:table-cell>
          <table:table-cell table:number-columns-repeated="60"/>
        </table:table-row>
        <table:table-row table:style-name="ro3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159">(&lt;&lt;)</text:span><text:span text:style-name="T160"> </text:span><text:span text:style-name="T174">A</text:span><text:span text:style-name="T137">   </text:span><text:span text:style-name="T138"> </text:span>    in sending terminal</text:p>
            <text:p/>
            <text:p><text:span text:style-name="T147">(&gt;&gt;)</text:span><text:span text:style-name="T148"> </text:span><text:span text:style-name="T149">A</text:span><text:span text:style-name="T150">&lt;CR&gt;</text:span><text:span text:style-name="T244">    in receiving terminal</text:span></text:p>
          </table:table-cell>
          <table:table-cell office:value-type="string" calcext:value-type="string">
            <text:p>&lt;CR&gt; must be retained when 'Show EOL' is disabled</text:p>
            <text:p/>
            <text:p><text:span text:style-name="T134">&lt;CR&gt; must not be retained when 'Show EOL' is enabled (was the case until YAT 2.0.0)</text:span></text:p>
          </table:table-cell>
          <table:table-cell table:number-columns-repeated="58"/>
        </table:table-row>
        <table:table-row table:style-name="ro4">
          <table:table-cell table:number-columns-repeated="3"/>
          <table:table-cell office:value-type="string" calcext:value-type="string">
            <text:p>In receiving terminal:</text:p>
            <text:p>X</text:p>
            <text:p>[Enter]</text:p>
          </table:table-cell>
          <table:table-cell office:value-type="string" calcext:value-type="string">
            <text:p><text:span text:style-name="T159">(&lt;&lt;)</text:span><text:span text:style-name="T160"> </text:span><text:span text:style-name="T174">A</text:span><text:span text:style-name="T137"> </text:span><text:span text:style-name="T138">(1)</text:span></text:p>
            <text:p><text:span text:style-name="T196">(&gt;&gt;)</text:span><text:span text:style-name="T140"> </text:span><text:span text:style-name="T161">X</text:span><text:span text:style-name="T137"> </text:span><text:span text:style-name="T138">(1)</text:span>    in sending terminal</text:p>
            <text:p/>
            <text:p><text:span text:style-name="T147">(&gt;&gt;)</text:span><text:span text:style-name="T148"> </text:span><text:span text:style-name="T149">A</text:span><text:span text:style-name="T150">&lt;CR&gt;</text:span><text:span text:style-name="T245"> </text:span><text:span text:style-name="T176">(2)</text:span><text:span text:style-name="T244"> in receiving terminal</text:span></text:p>
            <text:p><text:span text:style-name="T147">(&lt;&lt;)</text:span><text:span text:style-name="T148"> </text:span><text:span text:style-name="T177">X</text:span><text:span text:style-name="T247">&lt;CR&gt;&lt;LF&gt;</text:span><text:span text:style-name="T245"> </text:span><text:span text:style-name="T176">(3)</text:span></text:p>
          </table:table-cell>
          <table:table-cell office:value-type="string" calcext:value-type="string">
            <text:p/>
            <text:p/>
            <text:p/>
            <text:p>(was wrong until YAT 2.0.0: A</text:p>
            <text:p>                                         X&lt;CR&gt;&lt;LF&gt;)</text:p>
          </table:table-cell>
          <table:table-cell table:number-columns-repeated="58"/>
        </table:table-row>
        <table:table-row table:style-name="ro2">
          <table:table-cell table:number-columns-repeated="3"/>
          <table:table-cell office:value-type="string" calcext:value-type="string">
            <text:p><text:span text:style-name="T134">In sending terminal:</text:span></text:p>
            <text:p>&lt;LF&gt;</text:p>
          </table:table-cell>
          <table:table-cell table:number-columns-repeated="60"/>
        </table:table-row>
        <table:table-row table:style-name="ro32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159">(&lt;&lt;)</text:span><text:span text:style-name="T160"> </text:span><text:span text:style-name="T174">A</text:span><text:span text:style-name="T137"> </text:span><text:span text:style-name="T138">(1)</text:span></text:p>
            <text:p><text:span text:style-name="T196">(&gt;&gt;)</text:span><text:span text:style-name="T140"> </text:span><text:span text:style-name="T161">X</text:span><text:span text:style-name="T137"> </text:span><text:span text:style-name="T138">(1)</text:span>    in sending terminal</text:p>
            <text:p/>
            <text:p><text:span text:style-name="T147">(&gt;&gt;)</text:span><text:span text:style-name="T148"> </text:span><text:span text:style-name="T149">A</text:span><text:span text:style-name="T150">&lt;CR&gt;</text:span><text:span text:style-name="T245"> </text:span><text:span text:style-name="T176">(2)</text:span><text:span text:style-name="T248"> </text:span><text:span text:style-name="T244">in receiving terminal</text:span></text:p>
            <text:p><text:span text:style-name="T249">(&lt;&lt;)</text:span><text:span text:style-name="T250"> </text:span><text:span text:style-name="T177">X</text:span><text:span text:style-name="T247">&lt;CR&gt;&lt;LF&gt;</text:span><text:span text:style-name="T245"> </text:span><text:span text:style-name="T176">(3)</text:span></text:p>
            <text:p><text:span text:style-name="T147">(&gt;&gt;)</text:span><text:span text:style-name="T148"> </text:span><text:span text:style-name="T246">&lt;LF&gt;</text:span><text:span text:style-name="T148"> </text:span><text:span text:style-name="T173">(1)</text:span></text:p>
          </table:table-cell>
          <table:table-cell office:value-type="string" calcext:value-type="string">
            <text:p/>
            <text:p>&lt;LF&gt; must not be shown (<text:span text:style-name="T134">was the case until YAT 2.0.0)</text:span></text:p>
          </table:table-cell>
          <table:table-cell table:number-columns-repeated="58"/>
        </table:table-row>
        <table:table-row table:style-name="ro33">
          <table:table-cell table:number-columns-repeated="3"/>
          <table:table-cell office:value-type="string" calcext:value-type="string">
            <text:p>B</text:p>
            <text:p>[Enter]</text:p>
          </table:table-cell>
          <table:table-cell office:value-type="string" calcext:value-type="string">
            <text:p><text:span text:style-name="T159">(&lt;&lt;)</text:span><text:span text:style-name="T160"> </text:span><text:span text:style-name="T174">A</text:span><text:span text:style-name="T137"> </text:span><text:span text:style-name="T138">(1)</text:span></text:p>
            <text:p><text:span text:style-name="T196">(&gt;&gt;)</text:span><text:span text:style-name="T140"> </text:span><text:span text:style-name="T161">X</text:span><text:span text:style-name="T137"> </text:span><text:span text:style-name="T138">(1)</text:span></text:p>
            <text:p><text:span text:style-name="T196">(&lt;&lt;)</text:span><text:span text:style-name="T140"> </text:span><text:span text:style-name="T174">B</text:span><text:span text:style-name="T137"> </text:span><text:span text:style-name="T138">(1)</text:span>    in sending terminal</text:p>
            <text:p/>
            <text:p><text:span text:style-name="T147">(&gt;&gt;)</text:span><text:span text:style-name="T148"> </text:span><text:span text:style-name="T149">A</text:span><text:span text:style-name="T150">&lt;CR&gt;</text:span><text:span text:style-name="T245"> </text:span><text:span text:style-name="T176">(2)</text:span><text:span text:style-name="T248"> </text:span><text:span text:style-name="T244">in receiving terminal</text:span></text:p>
            <text:p><text:span text:style-name="T147">(&lt;&lt;)</text:span><text:span text:style-name="T148"> </text:span><text:span text:style-name="T177">X</text:span><text:span text:style-name="T247">&lt;CR&gt;&lt;LF&gt;</text:span><text:span text:style-name="T245"> </text:span><text:span text:style-name="T176">(3)</text:span></text:p>
            <text:p><text:span text:style-name="T147">(&gt;&gt;)</text:span><text:span text:style-name="T148"> </text:span><text:span text:style-name="T246">&lt;LF&gt;</text:span><text:span text:style-name="T148"> </text:span><text:span text:style-name="T173">(1)</text:span></text:p>
            <text:p><text:span text:style-name="T147">(&gt;&gt;)</text:span><text:span text:style-name="T148"> </text:span><text:span text:style-name="T149">B</text:span><text:span text:style-name="T150">&lt;CR&gt;&lt;LF&gt;</text:span><text:span text:style-name="T245"> </text:span><text:span text:style-name="T176">(3)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Toggle 'Show Direction' and 'Show Length' on both terminals twice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Ctrl+E] to clear both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Broken Pend. EOL Char. b)</text:p>
          </table:table-cell>
          <table:table-cell office:value-type="string" calcext:value-type="string">
            <text:p>&lt;CR&gt;</text:p>
          </table:table-cell>
          <table:table-cell table:number-columns-repeated="60"/>
        </table:table-row>
        <table:table-row table:style-name="ro3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159">(&lt;&lt;)</text:span><text:span text:style-name="T160"> </text:span><text:span text:style-name="T174"> </text:span><text:span text:style-name="T137">   </text:span><text:span text:style-name="T138"> </text:span>    in sending terminal</text:p>
            <text:p/>
            <text:p><text:span text:style-name="T147">(&gt;&gt;)</text:span><text:span text:style-name="T148"> </text:span><text:span text:style-name="T246">&lt;CR&gt; </text:span><text:span text:style-name="T251">    in receiving terminal</text:span></text:p>
          </table:table-cell>
          <table:table-cell office:value-type="string" calcext:value-type="string">
            <text:p/>
            <text:p/>
            <text:p>(was wrong until YAT 2.0.0: &lt;&lt;EMPTY&gt;&gt;)</text:p>
          </table:table-cell>
          <table:table-cell table:number-columns-repeated="58"/>
        </table:table-row>
        <table:table-row table:style-name="ro37">
          <table:table-cell table:number-columns-repeated="3"/>
          <table:table-cell office:value-type="string" calcext:value-type="string">
            <text:p>In receiving terminal:</text:p>
            <text:p>X</text:p>
            <text:p>[Enter]</text:p>
          </table:table-cell>
          <table:table-cell office:value-type="string" calcext:value-type="string">
            <text:p><text:span text:style-name="T159">(&gt;&gt;)</text:span><text:span text:style-name="T160"> </text:span><text:span text:style-name="T161">X</text:span><text:span text:style-name="T137"> </text:span><text:span text:style-name="T138">(1)</text:span>    in sending terminal</text:p>
            <text:p/>
            <text:p><text:span text:style-name="T147">(&gt;&gt;)</text:span><text:span text:style-name="T148"> </text:span><text:span text:style-name="T246">&lt;CR&gt;</text:span><text:span text:style-name="T148"> </text:span><text:span text:style-name="T173">(1)</text:span><text:span text:style-name="T251">  in receiving terminal</text:span></text:p>
            <text:p><text:span text:style-name="T147">(&lt;&lt;)</text:span><text:span text:style-name="T148"> </text:span><text:span text:style-name="T177">X</text:span><text:span text:style-name="T247">&lt;CR&gt;&lt;LF&gt;</text:span><text:span text:style-name="T245"> </text:span><text:span text:style-name="T176">(3)</text:span></text:p>
          </table:table-cell>
          <table:table-cell office:value-type="string" calcext:value-type="string">
            <text:p>Pending &lt;CR&gt; must not be shown as empty line</text:p>
          </table:table-cell>
          <table:table-cell table:number-columns-repeated="58"/>
        </table:table-row>
        <table:table-row table:style-name="ro2">
          <table:table-cell table:number-columns-repeated="3"/>
          <table:table-cell office:value-type="string" calcext:value-type="string">
            <text:p><text:span text:style-name="T134">In sending terminal:</text:span></text:p>
            <text:p>&lt;LF&gt;</text:p>
          </table:table-cell>
          <table:table-cell table:number-columns-repeated="60"/>
        </table:table-row>
        <table:table-row table:style-name="ro32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159">(&gt;&gt;)</text:span><text:span text:style-name="T160"> </text:span><text:span text:style-name="T161">X</text:span><text:span text:style-name="T137"> </text:span><text:span text:style-name="T138">(1)</text:span>    in sending terminal</text:p>
            <text:p><text:span text:style-name="T147">(&lt;&lt;)</text:span><text:span text:style-name="T148">  </text:span><text:span text:style-name="T173">(0)</text:span></text:p>
            <text:p/>
            <text:p><text:span text:style-name="T147">(&gt;&gt;)</text:span><text:span text:style-name="T148"> </text:span><text:span text:style-name="T246">&lt;CR&gt;</text:span><text:span text:style-name="T148"> </text:span><text:span text:style-name="T173">(1)</text:span><text:span text:style-name="T251">  in receiving terminal</text:span></text:p>
            <text:p><text:span text:style-name="T249">(&lt;&lt;)</text:span><text:span text:style-name="T250"> </text:span><text:span text:style-name="T177">X</text:span><text:span text:style-name="T247">&lt;CR&gt;&lt;LF&gt;</text:span><text:span text:style-name="T245"> </text:span><text:span text:style-name="T176">(3)</text:span></text:p>
            <text:p><text:span text:style-name="T147">(&gt;&gt;)</text:span><text:span text:style-name="T148"> </text:span><text:span text:style-name="T246">&lt;LF&gt;</text:span><text:span text:style-name="T148"> </text:span><text:span text:style-name="T173">(1)</text:span></text:p>
          </table:table-cell>
          <table:table-cell table:number-columns-repeated="59"/>
        </table:table-row>
        <table:table-row table:style-name="ro33">
          <table:table-cell table:number-columns-repeated="3"/>
          <table:table-cell office:value-type="string" calcext:value-type="string">
            <text:p>B</text:p>
            <text:p>[Enter]</text:p>
          </table:table-cell>
          <table:table-cell office:value-type="string" calcext:value-type="string">
            <text:p><text:span text:style-name="T159">(&gt;&gt;)</text:span><text:span text:style-name="T160"> </text:span><text:span text:style-name="T161">X</text:span><text:span text:style-name="T137"> </text:span><text:span text:style-name="T138">(1)</text:span></text:p>
            <text:p><text:span text:style-name="T147">(&lt;&lt;)</text:span><text:span text:style-name="T148">  </text:span><text:span text:style-name="T173">(0)</text:span></text:p>
            <text:p><text:span text:style-name="T196">(&lt;&lt;)</text:span><text:span text:style-name="T140"> </text:span><text:span text:style-name="T174">B</text:span><text:span text:style-name="T137"> </text:span><text:span text:style-name="T138">(1)</text:span>    in sending terminal</text:p>
            <text:p/>
            <text:p><text:span text:style-name="T147">(&gt;&gt;)</text:span><text:span text:style-name="T148"> </text:span><text:span text:style-name="T246">&lt;CR&gt;</text:span><text:span text:style-name="T148"> </text:span><text:span text:style-name="T173">(1)</text:span><text:span text:style-name="T251">  in receiving terminal</text:span></text:p>
            <text:p><text:span text:style-name="T147">(&lt;&lt;)</text:span><text:span text:style-name="T148"> </text:span><text:span text:style-name="T177">X</text:span><text:span text:style-name="T247">&lt;CR&gt;&lt;LF&gt;</text:span><text:span text:style-name="T245"> </text:span><text:span text:style-name="T176">(3)</text:span></text:p>
            <text:p><text:span text:style-name="T147">(&gt;&gt;)</text:span><text:span text:style-name="T148"> </text:span><text:span text:style-name="T246">&lt;LF&gt;</text:span><text:span text:style-name="T148"> </text:span><text:span text:style-name="T173">(1)</text:span></text:p>
            <text:p><text:span text:style-name="T147">(&gt;&gt;)</text:span><text:span text:style-name="T148"> </text:span><text:span text:style-name="T149">B</text:span><text:span text:style-name="T150">&lt;CR&gt;&lt;LF&gt;</text:span><text:span text:style-name="T245"> </text:span><text:span text:style-name="T176">(3)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Toggle 'Show Direction' and 'Show Length' on both terminals twice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Ctrl+E] to clear both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Broken Split EOL a)</text:p>
          </table:table-cell>
          <table:table-cell office:value-type="string" calcext:value-type="string">
            <text:p>A</text:p>
          </table:table-cell>
          <table:table-cell table:number-columns-repeated="60"/>
        </table:table-row>
        <table:table-row table:style-name="ro3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196">(&lt;&lt;)</text:span><text:span text:style-name="T140"> </text:span><text:span text:style-name="T174">A</text:span><text:span text:style-name="T137">   </text:span><text:span text:style-name="T138"> </text:span>    in sending terminal</text:p>
            <text:p/>
            <text:p><text:span text:style-name="T147">(&gt;&gt;)</text:span><text:span text:style-name="T148"> </text:span><text:span text:style-name="T149">A</text:span><text:span text:style-name="T175">   </text:span><text:span text:style-name="T176"> </text:span><text:span text:style-name="T244">    in receiving terminal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&lt;CR&gt;</text:p>
          </table:table-cell>
          <table:table-cell table:number-columns-repeated="60"/>
        </table:table-row>
        <table:table-row table:style-name="ro3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159">(&lt;&lt;)</text:span><text:span text:style-name="T160"> </text:span><text:span text:style-name="T174">A</text:span><text:span text:style-name="T137">   </text:span><text:span text:style-name="T138"> </text:span>    in sending terminal</text:p>
            <text:p/>
            <text:p><text:span text:style-name="T147">(&gt;&gt;)</text:span><text:span text:style-name="T148"> </text:span><text:span text:style-name="T149">A</text:span><text:span text:style-name="T150">&lt;CR&gt;</text:span><text:span text:style-name="T244">    in receiving terminal</text:span></text:p>
          </table:table-cell>
          <table:table-cell office:value-type="string" calcext:value-type="string">
            <text:p>&lt;CR&gt; must be retained when 'Show EOL' is disabled</text:p>
            <text:p/>
            <text:p><text:span text:style-name="T134">&lt;CR&gt; must not be retained when 'Show EOL' is enabled (was the case until YAT 2.0.0)</text:span></text:p>
          </table:table-cell>
          <table:table-cell table:number-columns-repeated="58"/>
        </table:table-row>
        <table:table-row table:style-name="ro22">
          <table:table-cell table:number-columns-repeated="3"/>
          <table:table-cell office:value-type="string" calcext:value-type="string">
            <text:p>In receiving terminal:</text:p>
            <text:p>X</text:p>
            <text:p>[Enter]</text:p>
          </table:table-cell>
          <table:table-cell office:value-type="string" calcext:value-type="string">
            <text:p><text:span text:style-name="T159">(&lt;&lt;)</text:span><text:span text:style-name="T160"> </text:span><text:span text:style-name="T174">A</text:span><text:span text:style-name="T137"> </text:span><text:span text:style-name="T138">(1)</text:span></text:p>
            <text:p><text:span text:style-name="T196">(&gt;&gt;)</text:span><text:span text:style-name="T140"> </text:span><text:span text:style-name="T161">X</text:span><text:span text:style-name="T137"> </text:span><text:span text:style-name="T138">(1)</text:span>    in sending terminal</text:p>
            <text:p/>
            <text:p><text:span text:style-name="T147">(&gt;&gt;)</text:span><text:span text:style-name="T148"> </text:span><text:span text:style-name="T149">A</text:span><text:span text:style-name="T150">&lt;CR&gt;</text:span><text:span text:style-name="T245"> </text:span><text:span text:style-name="T176">(2)</text:span><text:span text:style-name="T244"> in receiving terminal</text:span></text:p>
            <text:p><text:span text:style-name="T147">(&lt;&lt;)</text:span><text:span text:style-name="T148"> </text:span><text:span text:style-name="T177">X</text:span><text:span text:style-name="T247">&lt;CR&gt;&lt;LF&gt;</text:span><text:span text:style-name="T245"> </text:span><text:span text:style-name="T176">(3)</text:span>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<text:span text:style-name="T134">In sending terminal:</text:span></text:p>
            <text:p>B&lt;LF&gt;</text:p>
          </table:table-cell>
          <table:table-cell table:number-columns-repeated="60"/>
        </table:table-row>
        <table:table-row table:style-name="ro19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159">(&lt;&lt;)</text:span><text:span text:style-name="T160"> </text:span><text:span text:style-name="T174">A</text:span><text:span text:style-name="T137"> </text:span><text:span text:style-name="T138">(1)</text:span></text:p>
            <text:p><text:span text:style-name="T196">(&gt;&gt;)</text:span><text:span text:style-name="T140"> </text:span><text:span text:style-name="T161">X</text:span><text:span text:style-name="T137"> </text:span><text:span text:style-name="T138">(1)</text:span></text:p>
            <text:p><text:span text:style-name="T196">(&lt;&lt;)</text:span><text:span text:style-name="T140"> </text:span><text:span text:style-name="T197">&lt;CR&gt;</text:span><text:span text:style-name="T174">B</text:span><text:span text:style-name="T199">&lt;LF&gt;</text:span>   in sending terminal</text:p>
            <text:p/>
            <text:p><text:span text:style-name="T147">(&gt;&gt;)</text:span><text:span text:style-name="T148"> </text:span><text:span text:style-name="T149">A</text:span><text:span text:style-name="T150">&lt;CR&gt;</text:span><text:span text:style-name="T245"> </text:span><text:span text:style-name="T176">(2)</text:span><text:span text:style-name="T244"> in receiving terminal</text:span></text:p>
            <text:p><text:span text:style-name="T249">(&lt;&lt;)</text:span><text:span text:style-name="T250"> </text:span><text:span text:style-name="T177">X</text:span><text:span text:style-name="T247">&lt;CR&gt;&lt;LF&gt;</text:span><text:span text:style-name="T245"> </text:span><text:span text:style-name="T176">(3)</text:span></text:p>
            <text:p><text:span text:style-name="T147">(&gt;&gt;)</text:span><text:span text:style-name="T148"> </text:span><text:span text:style-name="T149">B</text:span><text:span text:style-name="T150">&lt;LF&gt;</text:span></text:p>
          </table:table-cell>
          <table:table-cell office:value-type="string" calcext:value-type="string">
            <text:p/>
            <text:p>Previously unconfirmed &lt;CR&gt; must be delay-shown since EOL is indeed unconfirmed</text:p>
            <text:p>&lt;LF&gt; must be shown since &lt;CR&gt;B&lt;LF&gt; is a split EOL</text:p>
          </table:table-cell>
          <table:table-cell table:number-columns-repeated="58"/>
        </table:table-row>
        <table:table-row table:style-name="ro19">
          <table:table-cell table:number-columns-repeated="3"/>
          <table:table-cell office:value-type="string" calcext:value-type="string">
            <text:p>&lt;&lt;EMPTY&gt;&gt;</text:p>
            <text:p>[Enter]</text:p>
          </table:table-cell>
          <table:table-cell office:value-type="string" calcext:value-type="string">
            <text:p><text:span text:style-name="T159">(&lt;&lt;)</text:span><text:span text:style-name="T160"> </text:span><text:span text:style-name="T174">A</text:span><text:span text:style-name="T137"> </text:span><text:span text:style-name="T138">(1)</text:span></text:p>
            <text:p><text:span text:style-name="T196">(&gt;&gt;)</text:span><text:span text:style-name="T140"> </text:span><text:span text:style-name="T161">X</text:span><text:span text:style-name="T137"> </text:span><text:span text:style-name="T138">(1)</text:span></text:p>
            <text:p><text:span text:style-name="T196">(&lt;&lt;)</text:span><text:span text:style-name="T140"> </text:span><text:span text:style-name="T197">&lt;CR&gt;</text:span><text:span text:style-name="T174">B</text:span><text:span text:style-name="T199">&lt;LF&gt;</text:span><text:span text:style-name="T167"> </text:span><text:span text:style-name="T138">(3)</text:span>  in sending terminal</text:p>
            <text:p/>
            <text:p><text:span text:style-name="T147">(&gt;&gt;)</text:span><text:span text:style-name="T148"> </text:span><text:span text:style-name="T149">A</text:span><text:span text:style-name="T150">&lt;CR&gt;</text:span><text:span text:style-name="T245"> </text:span><text:span text:style-name="T176">(2)</text:span><text:span text:style-name="T244"> in receiving terminal</text:span></text:p>
            <text:p><text:span text:style-name="T249">(&lt;&lt;)</text:span><text:span text:style-name="T250"> </text:span><text:span text:style-name="T177">X</text:span><text:span text:style-name="T247">&lt;CR&gt;&lt;LF&gt;</text:span><text:span text:style-name="T245"> </text:span><text:span text:style-name="T176">(3)</text:span></text:p>
            <text:p><text:span text:style-name="T147">(&gt;&gt;)</text:span><text:span text:style-name="T148"> </text:span><text:span text:style-name="T149">B</text:span><text:span text:style-name="T150">&lt;LF&gt;&lt;CR&gt;&lt;LF&gt;</text:span><text:span text:style-name="T245"> </text:span><text:span text:style-name="T176">(4)</text:span></text:p>
          </table:table-cell>
          <table:table-cell office:value-type="string" calcext:value-type="string">
            <text:p/>
            <text:p/>
            <text:p>First &lt;LF&gt; must be shown since &lt;CR&gt;B&lt;LF&gt; is a split EOL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Toggle 'Show Direction' and 'Show Length' on both terminals twice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Ctrl+E] to clear both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Broken Split EOL b)</text:p>
          </table:table-cell>
          <table:table-cell office:value-type="string" calcext:value-type="string">
            <text:p>&lt;CR&gt;</text:p>
          </table:table-cell>
          <table:table-cell table:number-columns-repeated="60"/>
        </table:table-row>
        <table:table-row table:style-name="ro3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159">(&lt;&lt;)</text:span><text:span text:style-name="T160"> </text:span><text:span text:style-name="T174"> </text:span><text:span text:style-name="T137">   </text:span><text:span text:style-name="T138"> </text:span>    in sending terminal</text:p>
            <text:p/>
            <text:p><text:span text:style-name="T147">(&gt;&gt;)</text:span><text:span text:style-name="T148"> </text:span><text:span text:style-name="T246">&lt;CR&gt; </text:span><text:span text:style-name="T251">    in receiving terminal</text:span></text:p>
          </table:table-cell>
          <table:table-cell office:value-type="string" calcext:value-type="string">
            <text:p>Empty line shall be shown since &lt;CR&gt; was indeed sent</text:p>
            <text:p>(was wrong until YAT 2.0.0: &lt;&lt;EMPTY&gt;&gt;)</text:p>
          </table:table-cell>
          <table:table-cell table:number-columns-repeated="58"/>
        </table:table-row>
        <table:table-row table:style-name="ro37">
          <table:table-cell table:number-columns-repeated="3"/>
          <table:table-cell office:value-type="string" calcext:value-type="string">
            <text:p>In receiving terminal:</text:p>
            <text:p>X</text:p>
            <text:p>[Enter]</text:p>
          </table:table-cell>
          <table:table-cell office:value-type="string" calcext:value-type="string">
            <text:p><text:span text:style-name="T159">(&gt;&gt;)</text:span><text:span text:style-name="T160"> </text:span><text:span text:style-name="T161">X</text:span><text:span text:style-name="T137"> </text:span><text:span text:style-name="T138">(1)</text:span>    in sending terminal</text:p>
            <text:p/>
            <text:p><text:span text:style-name="T147">(&gt;&gt;)</text:span><text:span text:style-name="T148"> </text:span><text:span text:style-name="T246">&lt;CR&gt;</text:span><text:span text:style-name="T148"> </text:span><text:span text:style-name="T173">(1)</text:span><text:span text:style-name="T251">  in receiving terminal</text:span></text:p>
            <text:p><text:span text:style-name="T147">(&lt;&lt;)</text:span><text:span text:style-name="T148"> </text:span><text:span text:style-name="T177">X</text:span><text:span text:style-name="T247">&lt;CR&gt;&lt;LF&gt;</text:span><text:span text:style-name="T245"> </text:span><text:span text:style-name="T176">(3)</text:span></text:p>
          </table:table-cell>
          <table:table-cell table:number-columns-repeated="59"/>
        </table:table-row>
        <table:table-row table:style-name="ro32">
          <table:table-cell table:number-columns-repeated="3"/>
          <table:table-cell office:value-type="string" calcext:value-type="string">
            <text:p>In sending terminal:</text:p>
            <text:p>B</text:p>
            <text:p>[Enter]</text:p>
          </table:table-cell>
          <table:table-cell office:value-type="string" calcext:value-type="string">
            <text:p><text:span text:style-name="T159">(&gt;&gt;)</text:span><text:span text:style-name="T160"> </text:span><text:span text:style-name="T161">X</text:span><text:span text:style-name="T137"> </text:span><text:span text:style-name="T138">(1)</text:span></text:p>
            <text:p><text:span text:style-name="T196">(&lt;&lt;)</text:span><text:span text:style-name="T140"> </text:span><text:span text:style-name="T197">&lt;CR&gt;</text:span><text:span text:style-name="T174">B</text:span><text:span text:style-name="T137"> </text:span><text:span text:style-name="T138">(2)</text:span>  in sending terminal</text:p>
            <text:p/>
            <text:p><text:span text:style-name="T147">(&gt;&gt;)</text:span><text:span text:style-name="T148"> </text:span><text:span text:style-name="T246">&lt;CR&gt;</text:span><text:span text:style-name="T148"> </text:span><text:span text:style-name="T173">(1)</text:span><text:span text:style-name="T251">  in receiving terminal</text:span></text:p>
            <text:p><text:span text:style-name="T249">(&lt;&lt;)</text:span><text:span text:style-name="T250"> </text:span><text:span text:style-name="T177">X</text:span><text:span text:style-name="T247">&lt;CR&gt;&lt;LF&gt;</text:span><text:span text:style-name="T245"> </text:span><text:span text:style-name="T176">(3)</text:span></text:p>
            <text:p><text:span text:style-name="T147">(&gt;&gt;)</text:span><text:span text:style-name="T148"> </text:span><text:span text:style-name="T149">B</text:span><text:span text:style-name="T150">&lt;CR&gt;&lt;LF&gt;</text:span><text:span text:style-name="T245"> </text:span><text:span text:style-name="T176">(3)</text:span></text:p>
          </table:table-cell>
          <table:table-cell office:value-type="string" calcext:value-type="string">
            <text:p/>
            <text:p>Previously unconfirmed &lt;CR&gt; must be delay-shown since EOL is indeed unconfirmed</text:p>
          </table:table-cell>
          <table:table-cell table:number-columns-repeated="58"/>
        </table:table-row>
        <table:table-row table:style-name="ro13">
          <table:table-cell table:number-columns-repeated="3"/>
          <table:table-cell office:value-type="string" calcext:value-type="string">
            <text:p>[Show EOL] in sending terminal</text:p>
          </table:table-cell>
          <table:table-cell office:value-type="string" calcext:value-type="string">
            <text:p><text:span text:style-name="T159">(&lt;&lt;)</text:span><text:span text:style-name="T160"> </text:span><text:span text:style-name="T178">&lt;CR&gt;</text:span><text:span text:style-name="T160"> </text:span><text:span text:style-name="T195">(1)</text:span></text:p>
            <text:p><text:span text:style-name="T159">(&gt;&gt;)</text:span><text:span text:style-name="T160"> </text:span><text:span text:style-name="T161">X</text:span><text:span text:style-name="T162">&lt;CR&gt;&lt;LF&gt;</text:span><text:span text:style-name="T167"> </text:span><text:span text:style-name="T138">(3)</text:span></text:p>
            <text:p><text:span text:style-name="T196">(&lt;&lt;)</text:span><text:span text:style-name="T140"> </text:span><text:span text:style-name="T174">B</text:span><text:span text:style-name="T199">&lt;CR&gt;&lt;LF&gt;</text:span><text:span text:style-name="T167"> </text:span><text:span text:style-name="T138">(3)</text:span></text:p>
          </table:table-cell>
          <table:table-cell office:value-type="string" calcext:value-type="string">
            <text:p>Unconfirmed &lt;CR&gt; becomes visible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Toggle 'Show Direction' and 'Show Length' on both terminals twice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File &gt; Workspace &gt; Close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Binary Terminal</text:p>
          </table:table-cell>
          <table:table-cell/>
          <table:table-cell office:value-type="string" calcext:value-type="string">
            <text:p><text:span text:style-name="T134">Create and start 2 'Binary' </text:span>AutoSockets which are interconnected to each other</text:p>
          </table:table-cell>
          <table:table-cell table:number-columns-repeated="60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Repeat the some of the steps further above to ensure that binary works as well</text:p>
          </table:table-cell>
          <table:table-cell table:number-columns-repeated="60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Also send &lt;CR&gt;</text:p>
          </table:table-cell>
          <table:table-cell table:number-columns-repeated="60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Switch radix</text:p>
          </table:table-cell>
          <table:table-cell office:value-type="string" calcext:value-type="string">
            <text:p>All radices work well</text:p>
          </table:table-cell>
          <table:table-cell office:value-type="string" calcext:value-type="string">
            <text:p>Ensure that 'String' and 'Char' also works for binary terminals</text:p>
          </table:table-cell>
          <table:table-cell table:number-columns-repeated="58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Enable [Terminal &gt; Settings... &gt; Advanced... &gt; ASCII &gt; Replace by ASCII]</text:p>
          </table:table-cell>
          <table:table-cell office:value-type="string" calcext:value-type="string">
            <text:p>&lt;CR&gt; become visible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Binary Line Breaks</text:p>
          </table:table-cell>
          <table:table-cell/>
          <table:table-cell office:value-type="string" calcext:value-type="string">
            <text:p><text:span text:style-name="T134">Keep the 2 'Binary' </text:span>AutoSockets which are interconnected to each other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Disable [Break lines on every chunk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Enable all kind of binary line breaks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some text back and forth</text:p>
          </table:table-cell>
          <table:table-cell office:value-type="string" calcext:value-type="string">
            <text:p>Line breaks work according to the settings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Vertical Auto-Scroll</text:p>
          </table:table-cell>
          <table:table-cell office:value-type="string" calcext:value-type="string">
            <text:p>Initial Scroll</text:p>
          </table:table-cell>
          <table:table-cell office:value-type="string" calcext:value-type="string">
            <text:p>Create and start a terminal which is connected to an MT-SICS device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Reduce buffer to 100 lines</text:p>
          </table:table-cell>
          <table:table-cell/>
          <table:table-cell office:value-type="string" calcext:value-type="string">
            <text:p>Required to reduce time to fill monitor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how buffer line numbers [Buffer Relative]</text:p>
          </table:table-cell>
          <table:table-cell table:number-columns-repeated="60"/>
        </table:table-row>
        <table:table-row table:style-name="ro3">
          <table:table-cell table:number-columns-repeated="3"/>
          <table:table-cell office:value-type="string" calcext:value-type="string">
            <text:p>Request continuous data stream (i.e. SIR)</text:p>
          </table:table-cell>
          <table:table-cell office:value-type="string" calcext:value-type="string">
            <text:p>Responses are received, monitor is being filled</text:p>
            <text:p>Monitor performs auto-scroll</text:p>
            <text:p>Monitor continues auto-scroll when monitor is full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Manual Scroll</text:p>
          </table:table-cell>
          <table:table-cell office:value-type="string" calcext:value-type="string">
            <text:p>Move scroll bar</text:p>
          </table:table-cell>
          <table:table-cell office:value-type="string" calcext:value-type="string">
            <text:p>Proper manual scroll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Auto Scroll</text:p>
          </table:table-cell>
          <table:table-cell office:value-type="string" calcext:value-type="string">
            <text:p>Move scroll bar to bottom</text:p>
          </table:table-cell>
          <table:table-cell office:value-type="string" calcext:value-type="string">
            <text:p>Auto-scroll is restored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Manual Scroll</text:p>
          </table:table-cell>
          <table:table-cell office:value-type="string" calcext:value-type="string">
            <text:p>Select items</text:p>
          </table:table-cell>
          <table:table-cell office:value-type="string" calcext:value-type="string">
            <text:p>Proper manual scroll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Auto Scroll</text:p>
          </table:table-cell>
          <table:table-cell office:value-type="string" calcext:value-type="string">
            <text:p>[Ctrl+End]</text:p>
          </table:table-cell>
          <table:table-cell office:value-type="string" calcext:value-type="string">
            <text:p>Auto-scroll is restored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[File &gt; Workspace &gt; Close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Find</text:p>
          </table:table-cell>
          <table:table-cell office:value-type="string" calcext:value-type="string">
            <text:p>Empty Lines</text:p>
          </table:table-cell>
          <table:table-cell office:value-type="string" calcext:value-type="string">
            <text:p>Create the 2 AutoSockets which are interconnected to each other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Ctrl+F]</text:p>
          </table:table-cell>
          <table:table-cell office:value-type="string" calcext:value-type="string">
            <text:p>Find field gets activa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lear find field if it is not empty</text:p>
          </table:table-cell>
          <table:table-cell office:value-type="string" calcext:value-type="string">
            <text:p>Find next/previous buttons are disable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table:style-name="ce42" office:value-type="string" calcext:value-type="string">
            <text:p>Find "empty" results in dark = "invalid"</text:p>
            <text:p>Find next/previous buttons stay disable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A</text:p>
          </table:table-cell>
          <table:table-cell office:value-type="string" calcext:value-type="string">
            <text:p>Find field gets yellow = "nothing found"</text:p>
            <text:p>Find next/previous buttons stay disable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Find field still yellow = "nothing found"</text:p>
            <text:p>Cursor stays at end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Filled Lines</text:p>
          </table:table-cell>
          <table:table-cell office:value-type="string" calcext:value-type="string">
            <text:p>Send the following text</text:p>
          </table:table-cell>
          <table:table-cell table:number-columns-repeated="60"/>
        </table:table-row>
        <table:table-row table:style-name="ro38">
          <table:table-cell table:number-columns-repeated="3"/>
          <table:table-cell office:value-type="string" calcext:value-type="string">
            <text:p>A</text:p>
            <text:p>AA</text:p>
            <text:p>AAA</text:p>
            <text:p>ABAA</text:p>
            <text:p>ABC AA</text:p>
            <text:p>ABC aa</text:p>
            <text:p>ABC AA</text:p>
            <text:p>X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Ctrl+F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A</text:p>
          </table:table-cell>
          <table:table-cell office:value-type="string" calcext:value-type="string">
            <text:p>FindOnEdit works as exp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AA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[Backspace] x 2</text:p>
          </table:table-cell>
          <table:table-cell office:value-type="string" calcext:value-type="string">
            <text:p>FindOnEdit works as expected</text:p>
            <text:p>Find next/previous buttons get disable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table:style-name="ce42" office:value-type="string" calcext:value-type="string">
            <text:p>Find "empty" results in dark = "invalid"</text:p>
            <text:p>Find next/previous buttons stay disabl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A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AA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Alt+Shift+P] <text:s text:c="2"/>(=&gt; Previous)</text:p>
          </table:table-cell>
          <table:table-cell office:value-type="string" calcext:value-type="string">
            <text:p>Shortcut works as exp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<text:span text:style-name="T134">[Alt+Shift+N</text:span>]   (=&gt; Next)</text:p>
          </table:table-cell>
          <table:table-cell office:value-type="string" calcext:value-type="string">
            <text:p>Shortcut works as exp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Ctrl+F]</text:p>
          </table:table-cell>
          <table:table-cell office:value-type="string" calcext:value-type="string">
            <text:p>Shortcut works as exp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Alt+F]</text:p>
          </table:table-cell>
          <table:table-cell office:value-type="string" calcext:value-type="string">
            <text:p>Shortcut works as exp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Alt+N]</text:p>
          </table:table-cell>
          <table:table-cell office:value-type="string" calcext:value-type="string">
            <text:p>Shortcut works as exp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Alt+P]</text:p>
          </table:table-cell>
          <table:table-cell office:value-type="string" calcext:value-type="string">
            <text:p>Shortcut works as exp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aa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Alt+C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AA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Alt+W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Enter] / [Alt+F] / [Alt+P]</text:p>
          </table:table-cell>
          <table:table-cell office:value-type="string" calcext:value-type="string">
            <text:p>Find works as expecte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B[^A</text:p>
          </table:table-cell>
          <table:table-cell office:value-type="string" calcext:value-type="string">
            <text:p>Find field gets yellow = "nothing found"</text:p>
            <text:p>Find next/previous buttons stay disable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Alt+E]</text:p>
          </table:table-cell>
          <table:table-cell table:style-name="ce42" office:value-type="string" calcext:value-type="string">
            <text:p>Find invalid results in dark = "invalid"</text:p>
            <text:p>Find next/previous buttons stay disable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B[^A]</text:p>
          </table:table-cell>
          <table:table-cell office:value-type="string" calcext:value-type="string">
            <text:p>Find field gets yellow = "nothing found"</text:p>
            <text:p>Find next/previous buttons stay disabl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Alt+W]</text:p>
          </table:table-cell>
          <table:table-cell office:value-type="string" calcext:value-type="string">
            <text:p>Find works as exp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Enter] / [Alt+F] / [Alt+P]</text:p>
          </table:table-cell>
          <table:table-cell office:value-type="string" calcext:value-type="string">
            <text:p>Find works as exp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Alt+C]</text:p>
          </table:table-cell>
          <table:table-cell office:value-type="string" calcext:value-type="string">
            <text:p>Find field gets blue = "nothing found anymore"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ABC</text:p>
          </table:table-cell>
          <table:table-cell office:value-type="string" calcext:value-type="string">
            <text:p>FindOnEdit works as exp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lose terminal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Reopen terminal</text:p>
          </table:table-cell>
          <table:table-cell office:value-type="string" calcext:value-type="string">
            <text:p>FindOnEdit still contains ABC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Find works as expected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ComboBox'es</text:p>
          </table:table-cell>
          <table:table-cell office:value-type="string" calcext:value-type="string">
            <text:p>Cursor Position</text:p>
          </table:table-cell>
          <table:table-cell office:value-type="string" calcext:value-type="string">
            <text:p>Create the 2 AutoSockets which are interconnected to each other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some text back and forth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1st terminal: Select some characters of the "Send Text"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2nd terminal: Place cursor somewhere in the "Send Text"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Focus in terminal</text:p>
          </table:table-cell>
          <table:table-cell office:value-type="string" calcext:value-type="string">
            <text:p>[Tab] to move focus out of "Send Text"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[Shift+Tab] to restore focus in "Send Text"</text:p>
          </table:table-cell>
          <table:table-cell office:value-type="string" calcext:value-type="string">
            <text:p>Cursor position restored</text:p>
            <text:p>Text still selected (if selected before)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Move cursor (and selection)</text:p>
          </table:table-cell>
          <table:table-cell/>
          <table:table-cell office:value-type="string" calcext:value-type="string">
            <text:p>Required to show issue below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Mouse click to move focus out of "Send Text"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Mouse click to restore focus in "Send Text"</text:p>
          </table:table-cell>
          <table:table-cell office:value-type="string" calcext:value-type="string">
            <text:p>Cursor position restored</text:p>
            <text:p>Text still selected (if selected before)</text:p>
          </table:table-cell>
          <table:table-cell office:value-type="string" calcext:value-type="string">
            <text:p>Bug #403 "Issues with ComboBoxEx"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Focus among terminals</text:p>
          </table:table-cell>
          <table:table-cell office:value-type="string" calcext:value-type="string">
            <text:p>[Ctrl+Tab] to switch to other terminal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[Ctrl+Tab] to switch back to first terminal</text:p>
          </table:table-cell>
          <table:table-cell office:value-type="string" calcext:value-type="string">
            <text:p>Cursor position restored</text:p>
            <text:p>Text still selected (if selected before)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Focus among applications</text:p>
          </table:table-cell>
          <table:table-cell office:value-type="string" calcext:value-type="string">
            <text:p>[Alt+Tab] to switch to other terminal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[Alt+Tab] to switch back to first terminal</text:p>
          </table:table-cell>
          <table:table-cell office:value-type="string" calcext:value-type="string">
            <text:p>Cursor position restored</text:p>
            <text:p>Text still selected (if selected before)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Focus with multi-line</text:p>
          </table:table-cell>
          <table:table-cell office:value-type="string" calcext:value-type="string">
            <text:p>[Tab] to move focus to [...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[Cancel]</text:p>
          </table:table-cell>
          <table:table-cell office:value-type="string" calcext:value-type="string">
            <text:p>Cursor position restored</text:p>
            <text:p>Text still selected (if selected before)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Tab] to move focus to [...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Change text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Ctrl+OK]</text:p>
          </table:table-cell>
          <table:table-cell office:value-type="string" calcext:value-type="string">
            <text:p>Whole text selected (default behavior)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Tab] to move focus to [...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Change text to multi-line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Ctrl+OK]</text:p>
          </table:table-cell>
          <table:table-cell office:value-type="string" calcext:value-type="string">
            <text:p>Whole text selected (default behavior)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Repeat sequence above with mouse at [...] instead of [Tab]</text:p>
          </table:table-cell>
          <table:table-cell office:value-type="string" calcext:value-type="string">
            <text:p>Same as above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Focus with standard dialog</text:p>
          </table:table-cell>
          <table:table-cell office:value-type="string" calcext:value-type="string">
            <text:p>Repeat sequence above with [Save As...] instead of [...]</text:p>
          </table:table-cell>
          <table:table-cell office:value-type="string" calcext:value-type="string">
            <text:p>Same as above</text:p>
          </table:table-cell>
          <table:table-cell office:value-type="string" calcext:value-type="string">
            <text:p>Multi-line dialog overrides default behavior, thus not covers standard dialog behavior</text:p>
          </table:table-cell>
          <table:table-cell table:number-columns-repeated="58"/>
        </table:table-row>
        <table:table-row table:style-name="ro1" table:number-rows-repeated="65446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YAT.View.Forms.Settings" table:style-name="ta1" table:print="false">
        <office:forms form:automatic-focus="false" form:apply-design-mode="false"/>
        <table:table-column table:style-name="co9" table:default-cell-style-name="ce39"/>
        <table:table-column table:style-name="co47" table:default-cell-style-name="ce39"/>
        <table:table-column table:style-name="co48" table:default-cell-style-name="ce39"/>
        <table:table-column table:style-name="co25" table:default-cell-style-name="ce39"/>
        <table:table-column table:style-name="co49" table:default-cell-style-name="ce39"/>
        <table:table-column table:style-name="co50" table:default-cell-style-name="ce39"/>
        <table:table-column table:style-name="co7" table:number-columns-repeated="58" table:default-cell-style-name="ce39"/>
        <table:table-row table:style-name="ro1" table:number-rows-repeated="3">
          <table:table-cell table:number-columns-repeated="6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Settings Dialogs</text:p>
          </table:table-cell>
          <table:table-cell office:value-type="string" calcext:value-type="string">
            <text:p>Terminal Settings</text:p>
          </table:table-cell>
          <table:table-cell office:value-type="string" calcext:value-type="string">
            <text:p>Create a 'Text' terminal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Open the terminal settings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Open the 'Text' settings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Close the 'Text' settings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Open the 'Advanced' settings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Close the 'Advanced' settings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lose the terminal settings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Open the terminal settings again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hange to 'Binary'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Open the 'Binary' settings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Close the 'Binary' settings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Open the 'Advanced' settings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58"/>
        </table:table-row>
        <table:table-row table:style-name="ro1">
          <table:table-cell table:number-columns-repeated="3"/>
          <table:table-cell table:style-name="ce109" office:value-type="string" calcext:value-type="string">
            <text:p>Modify the user name</text:p>
          </table:table-cell>
          <table:table-cell office:value-type="string" calcext:value-type="string">
            <text:p>All fine</text:p>
          </table:table-cell>
          <table:table-cell table:style-name="ce109" office:value-type="string" calcext:value-type="string">
            <text:p>Explicitly testing this as the user name is the only non-terminal-settings setting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Close the 'Advanced' settings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lose the dialog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4"/>
          <table:table-cell table:style-name="ce109" office:value-type="string" calcext:value-type="string">
            <text:p>User name is set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Predefined Settings</text:p>
          </table:table-cell>
          <table:table-cell office:value-type="string" calcext:value-type="string">
            <text:p>Open the 'Predefined' dialog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1: Fill-in some [Text]</text:p>
          </table:table-cell>
          <table:table-cell office:value-type="string" calcext:value-type="string">
            <text:p>[Description] becomes [Text]</text:p>
          </table:table-cell>
          <table:table-cell office:value-type="string" calcext:value-type="string">
            <text:p>ABC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2: Fill-in some [Text]</text:p>
          </table:table-cell>
          <table:table-cell office:value-type="string" calcext:value-type="string">
            <text:p>[Description] becomes [Text]</text:p>
          </table:table-cell>
          <table:table-cell office:value-type="string" calcext:value-type="string">
            <text:p>DEF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2: Modify [Text]</text:p>
          </table:table-cell>
          <table:table-cell office:value-type="string" calcext:value-type="string">
            <text:p>[Description] gets changed</text:p>
          </table:table-cell>
          <table:table-cell office:value-type="string" calcext:value-type="string">
            <text:p>DEFGH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2: Fill-in [Description]</text:p>
          </table:table-cell>
          <table:table-cell office:value-type="string" calcext:value-type="string">
            <text:p>[Description] gets set</text:p>
          </table:table-cell>
          <table:table-cell office:value-type="string" calcext:value-type="string">
            <text:p>#2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3: Fill-in some [Text]</text:p>
          </table:table-cell>
          <table:table-cell office:value-type="string" calcext:value-type="string">
            <text:p>[Description] becomes [Text]</text:p>
          </table:table-cell>
          <table:table-cell office:value-type="string" calcext:value-type="string">
            <text:p>IJK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3: Fill-in [Description]</text:p>
          </table:table-cell>
          <table:table-cell office:value-type="string" calcext:value-type="string">
            <text:p>[Description] gets changed</text:p>
          </table:table-cell>
          <table:table-cell office:value-type="string" calcext:value-type="string">
            <text:p>#3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3: Modify [Text]</text:p>
          </table:table-cell>
          <table:table-cell office:value-type="string" calcext:value-type="string">
            <text:p>[Description] is kept</text:p>
          </table:table-cell>
          <table:table-cell office:value-type="string" calcext:value-type="string">
            <text:p>IJKLM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3: Modify [Description]</text:p>
          </table:table-cell>
          <table:table-cell office:value-type="string" calcext:value-type="string">
            <text:p>[Description] gets changed</text:p>
          </table:table-cell>
          <table:table-cell office:value-type="string" calcext:value-type="string">
            <text:p>#3#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4: Fill-in [Description]</text:p>
          </table:table-cell>
          <table:table-cell office:value-type="string" calcext:value-type="string">
            <text:p>[Description] gets set</text:p>
          </table:table-cell>
          <table:table-cell office:value-type="string" calcext:value-type="string">
            <text:p>#4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4: Fill-in some [Text]</text:p>
          </table:table-cell>
          <table:table-cell office:value-type="string" calcext:value-type="string">
            <text:p>[Description] is kept</text:p>
          </table:table-cell>
          <table:table-cell office:value-type="string" calcext:value-type="string">
            <text:p>NOP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4: Modify [Text]</text:p>
          </table:table-cell>
          <table:table-cell office:value-type="string" calcext:value-type="string">
            <text:p>[Description] is kept</text:p>
          </table:table-cell>
          <table:table-cell office:value-type="string" calcext:value-type="string">
            <text:p>NOPQR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4: Modify [Description]</text:p>
          </table:table-cell>
          <table:table-cell office:value-type="string" calcext:value-type="string">
            <text:p>[Description] gets changed</text:p>
          </table:table-cell>
          <table:table-cell office:value-type="string" calcext:value-type="string">
            <text:p>#4#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5: Navigate into [Description] but leave unchanged</text:p>
          </table:table-cell>
          <table:table-cell office:value-type="string" calcext:value-type="string">
            <text:p>[Description] stays empty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5: Fill-in some [Text]</text:p>
          </table:table-cell>
          <table:table-cell office:value-type="string" calcext:value-type="string">
            <text:p>[Description] becomes [Text]</text:p>
          </table:table-cell>
          <table:table-cell office:value-type="string" calcext:value-type="string">
            <text:p>ST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5: Modify [Text]</text:p>
          </table:table-cell>
          <table:table-cell office:value-type="string" calcext:value-type="string">
            <text:p>[Description] gets changed</text:p>
          </table:table-cell>
          <table:table-cell office:value-type="string" calcext:value-type="string">
            <text:p>STUVW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5: Modify [Description]</text:p>
          </table:table-cell>
          <table:table-cell office:value-type="string" calcext:value-type="string">
            <text:p>[Description] gets changed</text:p>
          </table:table-cell>
          <table:table-cell office:value-type="string" calcext:value-type="string">
            <text:p>#5</text:p>
          </table:table-cell>
          <table:table-cell table:number-columns-repeated="58"/>
        </table:table-row>
        <table:table-row table:style-name="ro2">
          <table:table-cell table:number-columns-repeated="3"/>
          <table:table-cell office:value-type="string" calcext:value-type="string">
            <text:p>6: Fill-in [Description]</text:p>
          </table:table-cell>
          <table:table-cell office:value-type="string" calcext:value-type="string">
            <text:p>[Description] gets set</text:p>
            <text:p>[Text] stays empty</text:p>
          </table:table-cell>
          <table:table-cell office:value-type="string" calcext:value-type="string">
            <text:p>#6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Close the 'Predefined' dialog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Use the commands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Use the commands again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Open the 'Predefined' dialog again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Define a multi-line command</text:p>
          </table:table-cell>
          <table:table-cell office:value-type="string" calcext:value-type="string">
            <text:p>Description is set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Modify multi-line command by editing a line</text:p>
            <text:p>[OK]</text:p>
          </table:table-cell>
          <table:table-cell office:value-type="string" calcext:value-type="string">
            <text:p/>
            <text:p>Description is update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Modify multi-line command by adding a line</text:p>
            <text:p><text:span text:style-name="T134">[OK]</text:span></text:p>
          </table:table-cell>
          <table:table-cell office:value-type="string" calcext:value-type="string">
            <text:p/>
            <text:p>Description is update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Modify multi-line command by adding a line</text:p>
            <text:p><text:span text:style-name="T134">[OK]</text:span></text:p>
          </table:table-cell>
          <table:table-cell office:value-type="string" calcext:value-type="string">
            <text:p/>
            <text:p>Description is updated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Close the dialog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Log Settings</text:p>
          </table:table-cell>
          <table:table-cell office:value-type="string" calcext:value-type="string">
            <text:p>Open the settings dialog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Close the dialog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Format Settings</text:p>
          </table:table-cell>
          <table:table-cell office:value-type="string" calcext:value-type="string">
            <text:p>Open the settings dialog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Close the dialog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Preferences</text:p>
          </table:table-cell>
          <table:table-cell office:value-type="string" calcext:value-type="string">
            <text:p>Open the preferences dialog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Close the dialog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 table:number-rows-repeated="6547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YAT.Log" table:style-name="ta1" table:print="false">
        <office:forms form:automatic-focus="false" form:apply-design-mode="false"/>
        <table:table-column table:style-name="co9" table:default-cell-style-name="ce39"/>
        <table:table-column table:style-name="co51" table:default-cell-style-name="ce39"/>
        <table:table-column table:style-name="co52" table:default-cell-style-name="ce39"/>
        <table:table-column table:style-name="co39" table:default-cell-style-name="ce39"/>
        <table:table-column table:style-name="co53" table:default-cell-style-name="ce39"/>
        <table:table-column table:style-name="co54" table:default-cell-style-name="ce39"/>
        <table:table-column table:style-name="co7" table:number-columns-repeated="58" table:default-cell-style-name="ce39"/>
        <table:table-row table:style-name="ro1" table:number-rows-repeated="3">
          <table:table-cell table:number-columns-repeated="6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Log</text:p>
          </table:table-cell>
          <table:table-cell/>
          <table:table-cell office:value-type="string" calcext:value-type="string">
            <text:p>Create and start an AutoSocket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Create and start another AutoSocket interconnected to the other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Log &gt; Settings...] <text:s text:c="47"/>[Ctrl+Shift+L]</text:p>
          </table:table-cell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Initial = Neat text</text:p>
          </table:table-cell>
          <table:table-cell office:value-type="string" calcext:value-type="string">
            <text:p>[Defaults...]</text:p>
          </table:table-cell>
          <table:table-cell/>
          <table:table-cell office:value-type="string" calcext:value-type="string">
            <text:p>Required to reset the extensions to their defaults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[OK]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[Log &gt; Open Log Folder in File Browser...]</text:p>
          </table:table-cell>
          <table:table-cell office:value-type="string" calcext:value-type="string">
            <text:p>C:\Users\&lt;User&gt;\Documents\YAT</text:p>
            <text:p>                                                            \YAT-Log-&lt;TS&gt;.log has been created</text:p>
          </table:table-cell>
          <table:table-cell office:value-type="string" calcext:value-type="string">
            <text:p/>
            <text:p>Consequence of auto-on feature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Open file in text editor</text:p>
          </table:table-cell>
          <table:table-cell office:value-type="string" calcext:value-type="string">
            <text:p>File contains transmitted line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Log &gt; Off] <text:s text:c="58"/>[Ctrl+Shift+F]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Change to text editor</text:p>
          </table:table-cell>
          <table:table-cell office:value-type="string" calcext:value-type="string">
            <text:p>File gets refreshed</text:p>
            <text:p>File contains transmitted lines</text:p>
          </table:table-cell>
          <table:table-cell table:style-name="ce110" office:value-type="string" calcext:value-type="string">
            <text:p>Note that the operating system may delay flushing.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Close text editor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Neat RTF</text:p>
          </table:table-cell>
          <table:table-cell office:value-type="string" calcext:value-type="string">
            <text:p>[Log &gt; Settings...] <text:s text:c="47"/>[Ctrl+Shift+L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Change to .rtf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OK]</text:p>
          </table:table-cell>
          <table:table-cell office:value-type="string" calcext:value-type="string">
            <text:p>File is crea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Log &gt; Off] <text:s text:c="58"/>[Ctrl+Shift+F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Open file in Word</text:p>
          </table:table-cell>
          <table:table-cell office:value-type="string" calcext:value-type="string">
            <text:p>File contains transmitted lines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Changing settings</text:p>
          </table:table-cell>
          <table:table-cell office:value-type="string" calcext:value-type="string">
            <text:p>[Log &gt; On] <text:s text:c="58"/>[Ctrl+Shift+N]</text:p>
          </table:table-cell>
          <table:table-cell office:value-type="string" calcext:value-type="string">
            <text:p>New file is created</text:p>
          </table:table-cell>
          <table:table-cell office:value-type="string" calcext:value-type="string">
            <text:p>New time stamp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Neat XML</text:p>
          </table:table-cell>
          <table:table-cell office:value-type="string" calcext:value-type="string">
            <text:p>[Log &gt; Settings...] <text:s text:c="47"/>[Ctrl+Shift+L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Change to .xml</text:p>
          </table:table-cell>
          <table:table-cell office:value-type="string" calcext:value-type="string">
            <text:p>File is crea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OK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60"/>
        </table:table-row>
        <table:table-row table:style-name="ro17">
          <table:table-cell table:number-columns-repeated="3"/>
          <table:table-cell office:value-type="string" calcext:value-type="string">
            <text:p>Open file in text editor</text:p>
          </table:table-cell>
          <table:table-cell office:value-type="string" calcext:value-type="string">
            <text:p>File contains transmitted lines</text:p>
          </table:table-cell>
          <table:table-cell table:style-name="ce111" office:value-type="string" calcext:value-type="string">
            <text:p><text:span text:style-name="T252">Note that display elements are text-only and no longer contain the underlying typed</text:span></text:p>
            <text:p><text:span text:style-name="T252">information such as the time stamp of the origin. Since the XML schema is strongly-</text:span></text:p>
            <text:p><text:span text:style-name="T252">typed again, the items need to be reconstructed. Not optimal, but simply a trade-off</text:span></text:p>
            <text:p><text:span text:style-name="T252">Between display and log performance. After all, XML logging is probably rarely used.</text:span>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Change to text editor</text:p>
          </table:table-cell>
          <table:table-cell office:value-type="string" calcext:value-type="string">
            <text:p>File gets refreshed</text:p>
            <text:p>File contains transmitted lines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Raw text</text:p>
          </table:table-cell>
          <table:table-cell office:value-type="string" calcext:value-type="string">
            <text:p>[Log &gt; Settings...] <text:s text:c="47"/>[Ctrl+Shift+L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Disable neat log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Enable all raw logs</text:p>
          </table:table-cell>
          <table:table-cell office:value-type="string" calcext:value-type="string">
            <text:p>Dialog to resolve naming conflict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OK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Confirm with [Yes]</text:p>
          </table:table-cell>
          <table:table-cell office:value-type="string" calcext:value-type="string">
            <text:p>Files are created</text:p>
          </table:table-cell>
          <table:table-cell table:number-columns-repeated="59"/>
        </table:table-row>
        <table:table-row table:style-name="ro3">
          <table:table-cell table:number-columns-repeated="3"/>
          <table:table-cell office:value-type="string" calcext:value-type="string">
            <text:p>Change to text editor of former XML file</text:p>
          </table:table-cell>
          <table:table-cell office:value-type="string" calcext:value-type="string">
            <text:p>File gets refreshed</text:p>
            <text:p>File contains transmitted data</text:p>
            <text:p>XML is comple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Open files in hex editor in 'Shared Mode'</text:p>
          </table:table-cell>
          <table:table-cell office:value-type="string" calcext:value-type="string">
            <text:p>Files contain transmitted data</text:p>
            <text:p>Files contain no Unicode BOM</text:p>
          </table:table-cell>
          <table:table-cell office:value-type="string" calcext:value-type="string">
            <text:p>HHD Hex Editor Neo licensed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Raw XML</text:p>
          </table:table-cell>
          <table:table-cell office:value-type="string" calcext:value-type="string">
            <text:p>[Log &gt; Settings...] <text:s text:c="47"/>[Ctrl+Shift+L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Change to .xml</text:p>
          </table:table-cell>
          <table:table-cell office:value-type="string" calcext:value-type="string">
            <text:p>Files are crea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Open files in text editor</text:p>
          </table:table-cell>
          <table:table-cell office:value-type="string" calcext:value-type="string">
            <text:p>Files contain transmitted data</text:p>
          </table:table-cell>
          <table:table-cell table:style-name="ce111" office:value-type="string" calcext:value-type="string">
            <text:p>Note that raw XML does contain time stamp and origin.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[File &gt; Workspace &gt; Close]</text:p>
          </table:table-cell>
          <table:table-cell table:number-columns-repeated="60"/>
        </table:table-row>
        <table:table-row table:style-name="ro3">
          <table:table-cell table:number-columns-repeated="3"/>
          <table:table-cell office:value-type="string" calcext:value-type="string">
            <text:p>Change to text editor of former XML files</text:p>
          </table:table-cell>
          <table:table-cell office:value-type="string" calcext:value-type="string">
            <text:p>Files get refreshed</text:p>
            <text:p>Files contain transmitted data</text:p>
            <text:p>XML is comple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lose text editor</text:p>
          </table:table-cell>
          <table:table-cell table:number-columns-repeated="60"/>
        </table:table-row>
        <table:table-row table:style-name="ro1" table:number-rows-repeated="65491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YAT.Info" table:style-name="ta1" table:print="false">
        <office:forms form:automatic-focus="false" form:apply-design-mode="false"/>
        <table:table-column table:style-name="co9" table:default-cell-style-name="ce39"/>
        <table:table-column table:style-name="co51" table:default-cell-style-name="ce39"/>
        <table:table-column table:style-name="co55" table:default-cell-style-name="ce39"/>
        <table:table-column table:style-name="co56" table:default-cell-style-name="ce39"/>
        <table:table-column table:style-name="co57" table:default-cell-style-name="ce39"/>
        <table:table-column table:style-name="co58" table:default-cell-style-name="ce39"/>
        <table:table-column table:style-name="co7" table:number-columns-repeated="58" table:default-cell-style-name="ce39"/>
        <table:table-row table:style-name="ro1" table:number-rows-repeated="3">
          <table:table-cell table:number-columns-repeated="6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Start YAT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Release Notes</text:p>
          </table:table-cell>
          <table:table-cell office:value-type="string" calcext:value-type="string">
            <text:p>"Help &gt; Release Notes"</text:p>
          </table:table-cell>
          <table:table-cell office:value-type="string" calcext:value-type="string">
            <text:p>Check version and year/date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Donate</text:p>
          </table:table-cell>
          <table:table-cell office:value-type="string" calcext:value-type="string">
            <text:p>"Help &gt; Donate"</text:p>
          </table:table-cell>
          <table:table-cell office:value-type="string" calcext:value-type="string">
            <text:p>Link works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About</text:p>
          </table:table-cell>
          <table:table-cell office:value-type="string" calcext:value-type="string">
            <text:p>"Help &gt; About"</text:p>
          </table:table-cell>
          <table:table-cell office:value-type="string" calcext:value-type="string">
            <text:p>Check version and year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39">
          <table:table-cell table:number-columns-repeated="2"/>
          <table:table-cell office:value-type="string" calcext:value-type="string">
            <text:p>Unhandled Exceptions</text:p>
          </table:table-cell>
          <table:table-cell office:value-type="string" calcext:value-type="string">
            <text:p>"Help &gt; About" &gt; Click slightly above the right end of the 1<text:span text:style-name="T121">st</text:span> line</text:p>
          </table:table-cell>
          <table:table-cell office:value-type="string" calcext:value-type="string">
            <text:p>Dialog is show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Unhandled exception is thrown and handled</text:p>
          </table:table-cell>
          <table:table-cell table:number-columns-repeated="59"/>
        </table:table-row>
        <table:table-row table:style-name="ro3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<text:span text:style-name="T134">Exception details can be shown</text:span></text:p>
            <text:p>Exception contains inner exception (level1)</text:p>
            <text:p><text:span text:style-name="T134">Exception can be copied onto clipboard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Close]</text:p>
          </table:table-cell>
          <table:table-cell office:value-type="string" calcext:value-type="string">
            <text:p>No exception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No] = exit only</text:p>
          </table:table-cell>
          <table:table-cell office:value-type="string" calcext:value-type="string">
            <text:p>YAT exits, no exceptions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39">
          <table:table-cell table:number-columns-repeated="3"/>
          <table:table-cell office:value-type="string" calcext:value-type="string">
            <text:p>"Help &gt; About" &gt; Click 1<text:span text:style-name="T121">st</text:span> line again</text:p>
          </table:table-cell>
          <table:table-cell office:value-type="string" calcext:value-type="string">
            <text:p>Dialog is show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Unhandled exception is thrown and handled</text:p>
          </table:table-cell>
          <table:table-cell table:number-columns-repeated="59"/>
        </table:table-row>
        <table:table-row table:style-name="ro3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<text:span text:style-name="T134">Exception details can be shown</text:span></text:p>
            <text:p>Exception contains inner exception (level1)</text:p>
            <text:p><text:span text:style-name="T134">Exception can be copied onto clipboard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Close]</text:p>
          </table:table-cell>
          <table:table-cell office:value-type="string" calcext:value-type="string">
            <text:p>No exception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Yes] = restart</text:p>
          </table:table-cell>
          <table:table-cell office:value-type="string" calcext:value-type="string">
            <text:p>YAT exits and restarts, no exceptions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39">
          <table:table-cell table:number-columns-repeated="3"/>
          <table:table-cell office:value-type="string" calcext:value-type="string">
            <text:p>"Help &gt; About" &gt; Click 1<text:span text:style-name="T121">st</text:span> line again</text:p>
          </table:table-cell>
          <table:table-cell office:value-type="string" calcext:value-type="string">
            <text:p>Dialog is show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Unhandled exception is thrown and handled</text:p>
          </table:table-cell>
          <table:table-cell office:value-type="string" calcext:value-type="string">
            <text:p>Becomes async after restart (for whatever reason)</text:p>
          </table:table-cell>
          <table:table-cell table:number-columns-repeated="58"/>
        </table:table-row>
        <table:table-row table:style-name="ro3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<text:span text:style-name="T134">Exception details can be shown</text:span></text:p>
            <text:p>Exception contains inner exception (level1)</text:p>
            <text:p><text:span text:style-name="T134">Exception can be copied onto clipboard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Close]</text:p>
          </table:table-cell>
          <table:table-cell office:value-type="string" calcext:value-type="string">
            <text:p>No exceptions</text:p>
          </table:table-cell>
          <table:table-cell table:number-columns-repeated="59"/>
        </table:table-row>
        <table:table-row table:style-name="ro1">
          <table:table-cell table:number-columns-repeated="3"/>
          <table:table-cell table:style-name="ce112" office:value-type="string" calcext:value-type="string">
            <text:p>[Cancel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OK]</text:p>
          </table:table-cell>
          <table:table-cell office:value-type="string" calcext:value-type="string">
            <text:p>YAT exits and restarts, no exceptions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39">
          <table:table-cell table:number-columns-repeated="3"/>
          <table:table-cell office:value-type="string" calcext:value-type="string">
            <text:p>"Help &gt; About" &gt; Click 1<text:span text:style-name="T121">st</text:span> line again</text:p>
          </table:table-cell>
          <table:table-cell office:value-type="string" calcext:value-type="string">
            <text:p>Dialog is show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Unhandled exception is thrown and handled</text:p>
          </table:table-cell>
          <table:table-cell office:value-type="string" calcext:value-type="string">
            <text:p>Still async</text:p>
          </table:table-cell>
          <table:table-cell table:number-columns-repeated="58"/>
        </table:table-row>
        <table:table-row table:style-name="ro3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<text:span text:style-name="T134">Exception details can be shown</text:span></text:p>
            <text:p>Exception contains inner exception (level1)</text:p>
            <text:p><text:span text:style-name="T134">Exception can be copied onto clipboard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Close]</text:p>
          </table:table-cell>
          <table:table-cell office:value-type="string" calcext:value-type="string">
            <text:p>No exceptions</text:p>
          </table:table-cell>
          <table:table-cell table:number-columns-repeated="59"/>
        </table:table-row>
        <table:table-row table:style-name="ro2">
          <table:table-cell table:number-columns-repeated="3"/>
          <table:table-cell table:style-name="ce112" office:value-type="string" calcext:value-type="string">
            <text:p>[Retry]</text:p>
          </table:table-cell>
          <table:table-cell office:value-type="string" calcext:value-type="string">
            <text:p>Mouse cursor is reset to default</text:p>
            <text:p>Main status is reset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39">
          <table:table-cell table:number-columns-repeated="3"/>
          <table:table-cell office:value-type="string" calcext:value-type="string">
            <text:p>"Help &gt; About" &gt; Click 1<text:span text:style-name="T121">st</text:span> line again</text:p>
          </table:table-cell>
          <table:table-cell office:value-type="string" calcext:value-type="string">
            <text:p>Dialog is show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Unhandled exception is thrown and handled</text:p>
          </table:table-cell>
          <table:table-cell office:value-type="string" calcext:value-type="string">
            <text:p>Still async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[No]</text:p>
          </table:table-cell>
          <table:table-cell table:number-columns-repeated="60"/>
        </table:table-row>
        <table:table-row table:style-name="ro3">
          <table:table-cell table:number-columns-repeated="3"/>
          <table:table-cell table:style-name="ce112" office:value-type="string" calcext:value-type="string">
            <text:p>[Ignore]</text:p>
          </table:table-cell>
          <table:table-cell office:value-type="string" calcext:value-type="string">
            <text:p>No exceptions</text:p>
            <text:p>Mouse cursor is reset to default</text:p>
            <text:p>Main status is reset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39">
          <table:table-cell table:number-columns-repeated="3"/>
          <table:table-cell office:value-type="string" calcext:value-type="string">
            <text:p>"Help &gt; About" &gt; Click 1<text:span text:style-name="T121">st</text:span> line again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Exception is being ignored</text:p>
          </table:table-cell>
          <table:table-cell office:value-type="string" calcext:value-type="string">
            <text:p>Still async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[Close]</text:p>
          </table:table-cell>
          <table:table-cell office:value-type="string" calcext:value-type="string">
            <text:p>No exceptions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, no exceptions</text:p>
          </table:table-cell>
          <table:table-cell office:value-type="string" calcext:value-type="string">
            <text:p><text:span text:style-name="T134">Required to fully verify exception handling</text:span></text:p>
            <text:p>Also required to fully reset exception handling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9">
          <table:table-cell table:number-columns-repeated="3"/>
          <table:table-cell office:value-type="string" calcext:value-type="string">
            <text:p>"Help &gt; About" &gt; Click slightly above the right end of the 2<text:span text:style-name="T121">nd</text:span> line</text:p>
          </table:table-cell>
          <table:table-cell office:value-type="string" calcext:value-type="string">
            <text:p>Repeat steps above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2">
          <table:table-cell table:number-columns-repeated="3"/>
          <table:table-cell office:value-type="string" calcext:value-type="string">
            <text:p>"Help &gt; About" &gt; Click slightly above the right end of the 3<text:span text:style-name="T121">rd</text:span> line</text:p>
          </table:table-cell>
          <table:table-cell office:value-type="string" calcext:value-type="string">
            <text:p>Repeat steps above, except <text:span text:style-name="T253">[Cancel], [Retry] and [Ignore]</text:span></text:p>
          </table:table-cell>
          <table:table-cell office:value-type="string" calcext:value-type="string">
            <text:p>When YAT has been started from Visual Studio [F5]:</text:p>
            <text:p>Debugger will show the exception =&gt; [Continue]</text:p>
          </table:table-cell>
          <table:table-cell table:number-columns-repeated="58"/>
        </table:table-row>
        <table:table-row table:style-name="ro1" table:number-rows-repeated="6542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Installation" table:style-name="ta1" table:print="false">
        <office:forms form:automatic-focus="false" form:apply-design-mode="false"/>
        <table:table-column table:style-name="co9" table:default-cell-style-name="ce39"/>
        <table:table-column table:style-name="co60" table:default-cell-style-name="ce39"/>
        <table:table-column table:style-name="co61" table:default-cell-style-name="ce39"/>
        <table:table-column table:style-name="co62" table:default-cell-style-name="ce39"/>
        <table:table-column table:style-name="co63" table:default-cell-style-name="ce39"/>
        <table:table-column table:style-name="co64" table:default-cell-style-name="ce39"/>
        <table:table-column table:style-name="co7" table:number-columns-repeated="58" table:default-cell-style-name="ce39"/>
        <table:table-row table:style-name="ro1" table:number-rows-repeated="3">
          <table:table-cell table:number-columns-repeated="6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40">
          <table:table-cell/>
          <table:table-cell office:value-type="string" calcext:value-type="string">
            <text:p>File system</text:p>
          </table:table-cell>
          <table:table-cell office:value-type="string" calcext:value-type="string">
            <text:p>Files</text:p>
          </table:table-cell>
          <table:table-cell office:value-type="string" calcext:value-type="string">
            <text:p>Open "C:\Program Files\YAT"</text:p>
          </table:table-cell>
          <table:table-cell office:value-type="string" calcext:value-type="string">
            <text:p>3rd party infos:</text:p>
            <text:p> &gt; DejaVu</text:p>
            <text:p> &gt; RtfWriter</text:p>
            <text:p> &gt; OxyPlot</text:p>
            <text:p>YAT infos:</text:p>
            <text:p> &gt; Installer</text:p>
          </table:table-cell>
          <table:table-cell office:value-type="string" calcext:value-type="string">
            <text:p/>
            <text:p/>
            <text:p/>
            <text:p/>
            <text:p>In total:</text:p>
            <text:p> &gt; 4 folders</text:p>
          </table:table-cell>
          <table:table-cell table:number-columns-repeated="58"/>
        </table:table-row>
        <table:table-row table:style-name="ro28">
          <table:table-cell table:number-columns-repeated="4"/>
          <table:table-cell office:value-type="string" calcext:value-type="string">
            <text:p><text:span text:style-name="T134">Assemblies:</text:span></text:p>
            <text:p> &gt; ALAZ</text:p>
            <text:p> &gt; MKY</text:p>
            <text:p> &gt; OxyPlot</text:p>
            <text:p> &gt; RtfWriter</text:p>
            <text:p> &gt; YAT </text:p>
            <text:p>Release Notes</text:p>
            <text:p>YAT.exe / YATConsole.exe</text:p>
            <text:p><text:span text:style-name="T134">YAT.exe.config / YATConsole.exe.config</text:span></text:p>
          </table:table-cell>
          <table:table-cell office:value-type="string" calcext:value-type="string">
            <text:p/>
            <text:p/>
            <text:p/>
            <text:p/>
            <text:p/>
            <text:p/>
            <text:p/>
            <text:p>In total:</text:p>
            <text:p> &gt; 31 files</text:p>
          </table:table-cell>
          <table:table-cell table:number-columns-repeated="58"/>
        </table:table-row>
        <table:table-row table:style-name="ro2">
          <table:table-cell table:number-columns-repeated="4"/>
          <table:table-cell office:value-type="string" calcext:value-type="string">
            <text:p>No Nunit projects</text:p>
            <text:p>No .Test projects</text:p>
          </table:table-cell>
          <table:table-cell table:number-columns-repeated="59"/>
        </table:table-row>
        <table:table-row table:style-name="ro1">
          <table:table-cell table:number-columns-repeated="4"/>
          <table:table-cell office:value-type="string" calcext:value-type="string">
            <text:p>Timestamp of all binaries except OxyPlot must be build time</text:p>
          </table:table-cell>
          <table:table-cell table:number-columns-repeated="59"/>
        </table:table-row>
        <table:table-row table:style-name="ro1">
          <table:table-cell table:number-columns-repeated="4"/>
          <table:table-cell office:value-type="string" calcext:value-type="string">
            <text:p>No assemblies or other files from previous version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System</text:p>
          </table:table-cell>
          <table:table-cell office:value-type="string" calcext:value-type="string">
            <text:p>Installed Software</text:p>
          </table:table-cell>
          <table:table-cell office:value-type="string" calcext:value-type="string">
            <text:p>Open "System &gt; Apps"</text:p>
          </table:table-cell>
          <table:table-cell office:value-type="string" calcext:value-type="string">
            <text:p>YAT is shown once only</text:p>
          </table:table-cell>
          <table:table-cell office:value-type="string" calcext:value-type="string">
            <text:p>Old versions are replaced automatically</text:p>
          </table:table-cell>
          <table:table-cell table:number-columns-repeated="58"/>
        </table:table-row>
        <table:table-row table:style-name="ro1">
          <table:table-cell table:number-columns-repeated="4"/>
          <table:table-cell office:value-type="string" calcext:value-type="string">
            <text:p>YAT is shown with the correct icon</text:p>
          </table:table-cell>
          <table:table-cell table:number-columns-repeated="59"/>
        </table:table-row>
        <table:table-row table:style-name="ro1">
          <table:table-cell table:number-columns-repeated="4"/>
          <table:table-cell office:value-type="string" calcext:value-type="string">
            <text:p>YAT is shown with the correct version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2">
          <table:table-cell/>
          <table:table-cell office:value-type="string" calcext:value-type="string">
            <text:p>Local/Roaming User Settings</text:p>
          </table:table-cell>
          <table:table-cell office:value-type="string" calcext:value-type="string">
            <text:p>Prepare</text:p>
          </table:table-cell>
          <table:table-cell table:style-name="ce116" office:value-type="string" calcext:value-type="string">
            <text:p>Ensure that previous Local/Roaming User Settings are available</text:p>
            <text:p>This is given by 'Release &gt; Install Testing'</text:p>
          </table:table-cell>
          <table:table-cell table:style-name="ce116"/>
          <table:table-cell office:value-type="string" calcext:value-type="string">
            <text:p>This is a quick-fix to feature request #178 "Add test cases for local user settings"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System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Open "Start &gt; Programs"</text:p>
          </table:table-cell>
          <table:table-cell office:value-type="string" calcext:value-type="string">
            <text:p>YAT must be shown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2">
          <table:table-cell/>
          <table:table-cell office:value-type="string" calcext:value-type="string">
            <text:p>YAT</text:p>
          </table:table-cell>
          <table:table-cell office:value-type="string" calcext:value-type="string">
            <text:p>Initial start</text:p>
          </table:table-cell>
          <table:table-cell office:value-type="string" calcext:value-type="string">
            <text:p>Start "Start &gt; Programs &gt; YAT &gt; YAT"</text:p>
          </table:table-cell>
          <table:table-cell table:style-name="ce116" office:value-type="string" calcext:value-type="string">
            <text:p>YAT must start with last settings</text:p>
            <text:p>2 interconnected serial COM port terminals are opened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Terminals</text:p>
          </table:table-cell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must be sent back and forth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Define a few predefined command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Ensure that there are some command recent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files back and forth</text:p>
          </table:table-cell>
          <table:table-cell office:value-type="string" calcext:value-type="string">
            <text:p>Files must be sent back and forth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Ensure that there are some file recents</text:p>
          </table:table-cell>
          <table:table-cell office:value-type="string" calcext:value-type="string">
            <text:p>Files must be usable to send data back and forth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office:value-type="string" calcext:value-type="string">
            <text:p>[File &gt; Exit]</text:p>
          </table:table-cell>
          <table:table-cell office:value-type="string" calcext:value-type="string">
            <text:p>Workspace including terminals must be auto-saved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Subsequent start</text:p>
          </table:table-cell>
          <table:table-cell office:value-type="string" calcext:value-type="string">
            <text:p>Start "Start &gt; Programs &gt; YAT &gt; YAT"</text:p>
          </table:table-cell>
          <table:table-cell office:value-type="string" calcext:value-type="string">
            <text:p>Workspace including terminals must be restor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must be sent back and forth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Use previously predefined command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Use command recent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Use file recents</text:p>
          </table:table-cell>
          <table:table-cell office:value-type="string" calcext:value-type="string">
            <text:p>Files must be usable to send data back and forth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Workspace</text:p>
          </table:table-cell>
          <table:table-cell office:value-type="string" calcext:value-type="string">
            <text:p>[File &gt; Workspace &gt; Close]</text:p>
          </table:table-cell>
          <table:table-cell office:value-type="string" calcext:value-type="string">
            <text:p>Workspace must be closed without exceptions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.yat</text:p>
          </table:table-cell>
          <table:table-cell office:value-type="string" calcext:value-type="string">
            <text:p>Create 2 interconnected TCP/IP AutoSocket terminals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ave both terminals manually [File &gt; Save As...]</text:p>
          </table:table-cell>
          <table:table-cell office:value-type="string" calcext:value-type="string">
            <text:p>Files must get crea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File &gt; Workspace &gt; Close Workspace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File &gt; Open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Open 1st terminal again</text:p>
          </table:table-cell>
          <table:table-cell office:value-type="string" calcext:value-type="string">
            <text:p>1st terminal must be open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File &gt; Recent &gt; '&lt;2nd&gt;.yat']</text:p>
          </table:table-cell>
          <table:table-cell office:value-type="string" calcext:value-type="string">
            <text:p>2nd terminal must be opened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.yaw</text:p>
          </table:table-cell>
          <table:table-cell office:value-type="string" calcext:value-type="string">
            <text:p>Save workspace manually [File &gt; Workspace &gt; Save As...]</text:p>
          </table:table-cell>
          <table:table-cell office:value-type="string" calcext:value-type="string">
            <text:p>File must get crea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File &gt; Workspace &gt; Close]</text:p>
          </table:table-cell>
          <table:table-cell/>
          <table:table-cell office:value-type="string" calcext:value-type="string">
            <text:p>[File &gt; Exit] is not sufficient, since that would automatically restore the workspace on subsequent start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[File &gt; Exit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File icons</text:p>
          </table:table-cell>
          <table:table-cell office:value-type="string" calcext:value-type="string">
            <text:p>Open "C:\Users\&lt;User&gt;\Documents\YAT"</text:p>
          </table:table-cell>
          <table:table-cell office:value-type="string" calcext:value-type="string">
            <text:p>.yat files must show correct icon</text:p>
          </table:table-cell>
          <table:table-cell table:number-columns-repeated="59"/>
        </table:table-row>
        <table:table-row table:style-name="ro1">
          <table:table-cell table:number-columns-repeated="4"/>
          <table:table-cell office:value-type="string" calcext:value-type="string">
            <text:p>.yat file must show correct icon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.yaw cmd line</text:p>
          </table:table-cell>
          <table:table-cell office:value-type="string" calcext:value-type="string">
            <text:p>Double-click the workspace .yaw</text:p>
          </table:table-cell>
          <table:table-cell office:value-type="string" calcext:value-type="string">
            <text:p>YAT and terminals must be opened</text:p>
          </table:table-cell>
          <table:table-cell table:number-columns-repeated="59"/>
        </table:table-row>
        <table:table-row table:style-name="ro1">
          <table:table-cell table:number-columns-repeated="3"/>
          <table:table-cell table:formula="of:=[.D41]" office:value-type="string" office:string-value="[File &gt; Workspace &gt; Close]" calcext:value-type="string">
            <text:p>[File &gt; Workspace &gt; Close]</text:p>
          </table:table-cell>
          <table:table-cell/>
          <table:table-cell table:formula="of:=[.F41]" office:value-type="string" office:string-value="[File &gt; Exit] is not sufficient, since that would automatically restore the workspace on subsequent start" calcext:value-type="string">
            <text:p>[File &gt; Exit] is not sufficient, since that would automatically restore the workspace on subsequent start</text:p>
          </table:table-cell>
          <table:table-cell table:number-columns-repeated="58"/>
        </table:table-row>
        <table:table-row table:style-name="ro1">
          <table:table-cell table:number-columns-repeated="3"/>
          <table:table-cell table:formula="of:=[.D42]" office:value-type="string" office:string-value="[File &gt; Exit]" calcext:value-type="string">
            <text:p>[File &gt; Exit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.yat cmd line</text:p>
          </table:table-cell>
          <table:table-cell office:value-type="string" calcext:value-type="string">
            <text:p>Double-click one of the terminal .yat</text:p>
          </table:table-cell>
          <table:table-cell office:value-type="string" calcext:value-type="string">
            <text:p>YAT and terminal must be opened</text:p>
          </table:table-cell>
          <table:table-cell table:number-columns-repeated="59"/>
        </table:table-row>
        <table:table-row table:style-name="ro1">
          <table:table-cell table:number-columns-repeated="3"/>
          <table:table-cell table:formula="of:=[.D41]" office:value-type="string" office:string-value="[File &gt; Workspace &gt; Close]" calcext:value-type="string">
            <text:p>[File &gt; Workspace &gt; Close]</text:p>
          </table:table-cell>
          <table:table-cell/>
          <table:table-cell table:formula="of:=[.F41]" office:value-type="string" office:string-value="[File &gt; Exit] is not sufficient, since that would automatically restore the workspace on subsequent start" calcext:value-type="string">
            <text:p>[File &gt; Exit] is not sufficient, since that would automatically restore the workspace on subsequent start</text:p>
          </table:table-cell>
          <table:table-cell table:number-columns-repeated="58"/>
        </table:table-row>
        <table:table-row table:style-name="ro1">
          <table:table-cell table:number-columns-repeated="3"/>
          <table:table-cell table:formula="of:=[.D42]" office:value-type="string" office:string-value="[File &gt; Exit]" calcext:value-type="string">
            <text:p>[File &gt; Exit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<text:a xlink:href="file:///C:/Program%20Files/YAT" xlink:type="simple">C:\Program Files\YAT</text:a></text:p>
          </table:table-cell>
          <table:table-cell office:value-type="string" calcext:value-type="string">
            <text:p>Open PowerShell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.\YAT.exe</text:p>
          </table:table-cell>
          <table:table-cell office:value-type="string" calcext:value-type="string">
            <text:p>YAT starts, 'New Terminal' form is show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.\YAT.exe -help</text:p>
          </table:table-cell>
          <table:table-cell office:value-type="string" calcext:value-type="string">
            <text:p>Help form is shown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.\YAT.exe -blabla</text:p>
          </table:table-cell>
          <table:table-cell office:value-type="string" calcext:value-type="string">
            <text:p>Help form is shown</text:p>
            <text:p>Error is shown in MsgBox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.\YATConsole.exe</text:p>
          </table:table-cell>
          <table:table-cell office:value-type="string" calcext:value-type="string">
            <text:p>YATConsole starts, empty workspac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.\YATConsole.exe -help</text:p>
          </table:table-cell>
          <table:table-cell office:value-type="string" calcext:value-type="string">
            <text:p>Help is shown in console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.\YATConsole.exe -blabla</text:p>
          </table:table-cell>
          <table:table-cell office:value-type="string" calcext:value-type="string">
            <text:p>Error is shown in console</text:p>
            <text:p>Help is shown in console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Double-click YAT.exe</text:p>
          </table:table-cell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Main</text:p>
          </table:table-cell>
          <table:table-cell office:value-type="string" calcext:value-type="string">
            <text:p>Welcome</text:p>
          </table:table-cell>
          <table:table-cell office:value-type="string" calcext:value-type="string">
            <text:p>Check version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Release Notes</text:p>
          </table:table-cell>
          <table:table-cell office:value-type="string" calcext:value-type="string">
            <text:p>"Help &gt; Release Notes"</text:p>
          </table:table-cell>
          <table:table-cell office:value-type="string" calcext:value-type="string">
            <text:p>Check version and year/date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About</text:p>
          </table:table-cell>
          <table:table-cell office:value-type="string" calcext:value-type="string">
            <text:p>"Help &gt; About"</text:p>
          </table:table-cell>
          <table:table-cell office:value-type="string" calcext:value-type="string">
            <text:p>Check version and year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41">
          <table:table-cell/>
          <table:table-cell office:value-type="string" calcext:value-type="string">
            <text:p>Concurrent Instances in case of AutoSave</text:p>
          </table:table-cell>
          <table:table-cell office:value-type="string" calcext:value-type="string">
            <text:p>Precondition</text:p>
          </table:table-cell>
          <table:table-cell office:value-type="string" calcext:value-type="string">
            <text:p>[File &gt; Preferences... &gt; Defaults...]</text:p>
            <text:p>[OK]</text:p>
            <text:p>Resulting in:</text:p>
            <text:p>     LocalUserSettings.General.AutoOpenWorkspace = true</text:p>
            <text:p><text:span text:style-name="T134">     LocalUserSettings.General.AutoSaveWorkspace = true</text:span></text:p>
            <text:p><text:span text:style-name="T134">     LocalUserSettings.AutoWorkspace.FilePath = ""</text:span></text:p>
          </table:table-cell>
          <table:table-cell/>
          <table:table-cell office:value-type="string" calcext:value-type="string">
            <text:p>This test initially was implemented as YAT.Model.Test.FileHandlingTest.TestConcurrentInstancesInCaseOfAutoSave() and...</text:p>
            <text:p><text:span text:style-name="T134">...YAT.Model.Test.FileHandlingTest.TestSequenceOfUseCases_6_through_9_()::UC9 with a third main.</text:span></text:p>
            <text:p/>
            <text:p><text:span text:style-name="T134">However, these tests cannot be done automatically due to limitations of running really concurrent instances out of a single NUnit test script.</text:span>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Open the local user settings folder</text:p>
          </table:table-cell>
          <table:table-cell office:value-type="string" calcext:value-type="string">
            <text:p>Files observable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Step 1 :: Initial start and exit</text:p>
          </table:table-cell>
          <table:table-cell office:value-type="string" calcext:value-type="string">
            <text:p>Initial start via task bar icon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Create new terminal</text:p>
          </table:table-cell>
          <table:table-cell office:value-type="string" calcext:value-type="string">
            <text:p>Auto workspace with 1 auto terminal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Define a few predefined commands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File &gt; Exit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office:value-type="string" calcext:value-type="string">
            <text:p>Step 2 :: Subsequent and concurrent start with nested exit</text:p>
          </table:table-cell>
          <table:table-cell office:value-type="string" calcext:value-type="string">
            <text:p>Subsequent start (instance #1)</text:p>
          </table:table-cell>
          <table:table-cell office:value-type="string" calcext:value-type="string">
            <text:p>Instance #1:</text:p>
            <text:p>Workspace still contains 1 terminal</text:p>
            <text:p>Terminal still contains predefined commands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Concurrent start (instance #2)</text:p>
          </table:table-cell>
          <table:table-cell office:value-type="string" calcext:value-type="string">
            <text:p>Instance #2:</text:p>
            <text:p>New terminal can be crea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Exit instance #2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Exit instance #1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2">
          <table:table-cell table:number-columns-repeated="2"/>
          <table:table-cell office:value-type="string" calcext:value-type="string">
            <text:p>Step 3 :: Subsequent start and exit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Workspace still contains 1 terminal</text:p>
            <text:p>Terminal still contains predefined command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File &gt; Exit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office:value-type="string" calcext:value-type="string">
            <text:p>Step 4 :: Subsequent and concurrent start with sequential exit</text:p>
          </table:table-cell>
          <table:table-cell office:value-type="string" calcext:value-type="string">
            <text:p>Subsequent start (instance #1)</text:p>
          </table:table-cell>
          <table:table-cell office:value-type="string" calcext:value-type="string">
            <text:p>Instance #1:</text:p>
            <text:p>Workspace still contains 1 terminal</text:p>
            <text:p>Terminal still contains predefined commands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Concurrent start (instance #2)</text:p>
          </table:table-cell>
          <table:table-cell office:value-type="string" calcext:value-type="string">
            <text:p>Instance #2:</text:p>
            <text:p>New terminal can be crea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Exit instance #1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Exit instance #2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2">
          <table:table-cell table:number-columns-repeated="2"/>
          <table:table-cell office:value-type="string" calcext:value-type="string">
            <text:p>Step 5 :: Subsequent start and exit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Workspace still contains 1 terminal</text:p>
            <text:p>Terminal still contains predefined command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File &gt; Workspace &gt; Close Workspace]</text:p>
          </table:table-cell>
          <table:table-cell office:value-type="string" calcext:value-type="string">
            <text:p>Files get dele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File &gt; Exit]</text:p>
          </table:table-cell>
          <table:table-cell table:number-columns-repeated="60"/>
        </table:table-row>
        <table:table-row table:style-name="ro1" table:number-rows-repeated="65451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  <table:database-ranges>
        <table:database-range table:name="__Anonymous_Sheet_DB__3" table:target-range-address="'YAT.Domain.Terminal'.C106:'YAT.Domain.Terminal'.E107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onsolas" svg:font-family="Consolas"/>
    <style:font-face style:name="DejaVu Sans Mono" svg:font-family="'DejaVu Sans Mono'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shadow="none" fo:background-color="transparent" loext:scale-to-X="1" loext:scale-to-Y="10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9">00.00.0000</text:date>, <text:time style:data-style-name="N2" text:time-value="13:41:40.22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09-04-16T11:32:48.39</meta:creation-date>
    <meta:editing-duration>P43DT16H47M30S</meta:editing-duration>
    <meta:editing-cycles>689</meta:editing-cycles>
    <meta:generator>LibreOffice/6.4.3.2$Windows_X86_64 LibreOffice_project/747b5d0ebf89f41c860ec2a39efd7cb15b54f2d8</meta:generator>
    <dc:date>2021-01-29T13:42:00.136000000</dc:date>
    <meta:print-date>2013-02-02T14:44:49.07</meta:print-date>
    <meta:document-statistic meta:table-count="13" meta:cell-count="2664" meta:object-count="0"/>
    <meta:user-defined meta:name="Info 1"/>
    <meta:user-defined meta:name="Info 2"/>
    <meta:user-defined meta:name="Info 3"/>
    <meta:user-defined meta:name="Info 4"/>
  </office:meta>
</office:document-meta>
</file>